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Funcion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adi mt condensed light" svg:font-family="'Abadi mt condensed light'"/>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9346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083in" fo:break-before="auto" style:use-optimal-row-height="true"/>
    </style:style>
    <style:style style:name="ta4" style:family="table" style:master-page-name="PageStyle_5f_Datos">
      <style:table-properties table:display="true" style:writing-mode="lr-tb"/>
    </style:style>
    <style:style style:name="ta5" style:family="table" style:master-page-name="PageStyle_5f_Criticos">
      <style:table-properties table:display="true" style:writing-mode="lr-tb"/>
    </style:style>
    <style:style style:name="ta7" style:family="table" style:master-page-name="PageStyle_5f_MD_5f_Datos">
      <style:table-properties table:display="true" style:writing-mode="lr-tb"/>
    </style:style>
    <style:style style:name="ta6" style:family="table" style:master-page-name="PageStyle_5f_ManiobraEstatica">
      <style:table-properties table:display="true" style:writing-mode="lr-tb"/>
    </style:style>
    <style:style style:name="ta8" style:family="table" style:master-page-name="PageStyle_5f_ManiobraDinamica">
      <style:table-properties table:display="true" style:writing-mode="lr-tb"/>
    </style:style>
    <style:style style:name="ta9" style:family="table" style:master-page-name="PageStyle_5f_Combate">
      <style:table-properties table:display="true" style:writing-mode="lr-tb"/>
    </style:style>
    <style:style style:name="ta10" style:family="table" style:master-page-name="PageStyle_5f_CalcIntermedios">
      <style:table-properties table:display="true" style:writing-mode="lr-tb"/>
    </style:style>
    <number:number-style style:name="N1">
      <number:number number:decimal-places="0" loext:min-decimal-places="0" number:min-integer-digits="1"/>
    </number:number-style>
    <style:style style:name="ce1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d9ead3"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ackground-color="#d9ead3"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ackground-color="#d9ead3"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78"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d9d2e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ext-properties style:font-name="Liberation Sans" fo:font-size="10pt" style:font-size-asian="10pt" style:font-size-complex="10pt"/>
    </style:style>
    <style:style style:name="ce8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ackground-color="#e6e6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 style:family="table-cell" style:parent-style-name="Default">
      <style:table-cell-properties fo:background-color="#d9d2e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fo:background-color="#e6e6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e6e6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fo:background-color="#e6e6e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e6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4"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Default" style:data-style-name="N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d9ead3"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fo:background-color="#d9ead3"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able-cell-properties fo:background-color="#d9ead3" style:diagonal-bl-tr="none" style:diagonal-tl-br="none" style:text-align-source="fix" style:repeat-content="false" fo:wrap-option="no-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215"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216"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217"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badi mt condensed light" fo:font-size="10pt" fo:font-style="normal" fo:text-shadow="none" style:text-underline-style="none" fo:font-weight="normal" style:font-size-asian="10pt" style:font-style-asian="normal" style:font-weight-asian="normal" style:font-name-complex="Abadi mt condensed light" style:font-size-complex="10pt" style:font-style-complex="normal" style:font-weight-complex="normal"/>
    </style:style>
    <style:style style:name="ce218" style:family="table-cell" style:parent-style-name="Default">
      <style:table-cell-properties fo:background-color="#d9d2e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fo:background-color="#2a6099"/>
    </style:style>
    <style:style style:name="P1" style:family="paragraph">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utina&quot;;&quot;Muy fácil&quot;;&quot;Fácil&quot;;&quot;Normal&quot;;&quot;Difícil&quot;;&quot;Muy difícil&quot;;&quot;Extrema&quot;;&quot;Imposible&quot;;&quot;Absurda&quot;)" table:allow-empty-cell="true" table:display-list="unsorted" table:base-cell-address="ManiobraDinamica.D12"/>
        <table:content-validation table:name="val2" table:condition="of:cell-content-is-in-list([$Datos.$A$7:.$A$55])" table:allow-empty-cell="true" table:display-list="unsorted" table:base-cell-address="Combate.B3"/>
        <table:content-validation table:name="val3" table:condition="of:cell-content-is-in-list([$Criticos.$G$2:.$G$5])" table:allow-empty-cell="true" table:display-list="unsorted" table:base-cell-address="Combate.F11"/>
        <table:content-validation table:name="val4" table:condition="of:cell-content-is-in-list([$Criticos.$I$2:.$I$6])" table:allow-empty-cell="true" table:display-list="unsorted" table:base-cell-address="Combate.F12"/>
      </table:content-validations>
      <table:table table:name="ManiobraEstatica" table:style-name="ta6">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1d100" form:control-implementation="ooo:com.sun.star.form.component.CommandButton" xml:id="control1" form:id="control1" form:label="1d100+"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unciones.ManiobraEstatica?language=Basic&amp;location=document" xlink:type="simple"/>
              </office:event-listeners>
            </form:button>
          </form:form>
        </office:forms>
        <table:shapes>
          <draw:control draw:z-index="0" draw:name="1d100" draw:style-name="gr1" draw:text-style-name="P1" svg:width="0.8079in" svg:height="0.1996in" svg:x="1.589in" svg:y="3.0008in" draw:control="control1"/>
        </table:shapes>
        <table:table-column table:style-name="co1" table:number-columns-repeated="26" table:default-cell-style-name="ce79"/>
        <table:table-column table:style-name="co2" table:number-columns-repeated="998" table:default-cell-style-name="ce79"/>
        <table:table-row table:style-name="ro1">
          <table:table-cell table:style-name="ce18" office:value-type="string" calcext:value-type="string" table:number-columns-spanned="10" table:number-rows-spanned="1">
            <text:p>Maniobra estática</text:p>
          </table:table-cell>
          <table:covered-table-cell table:number-columns-repeated="9" table:style-name="ce80"/>
          <table:table-cell table:style-name="ce19" table:number-columns-repeated="14"/>
          <table:table-cell table:number-columns-repeated="1000"/>
        </table:table-row>
        <table:table-row table:style-name="ro1">
          <table:table-cell table:style-name="ce19" office:value-type="string" calcext:value-type="string">
            <text:p>Bonificación por habilidad</text:p>
          </table:table-cell>
          <table:table-cell table:style-name="ce19" table:number-columns-repeated="2"/>
          <table:table-cell table:style-name="ce81" office:value-type="string" calcext:value-type="string">
            <text:p>±variable</text:p>
          </table:table-cell>
          <table:table-cell table:style-name="ce19" table:number-columns-repeated="20"/>
          <table:table-cell table:number-columns-repeated="1000"/>
        </table:table-row>
        <table:table-row table:style-name="ro1">
          <table:table-cell table:style-name="ce19" office:value-type="string" calcext:value-type="string">
            <text:p>Heridas por más del 25% de PV</text:p>
          </table:table-cell>
          <table:table-cell table:style-name="ce19" table:number-columns-repeated="2"/>
          <table:table-cell table:style-name="ce81" office:value-type="float" office:value="-10" calcext:value-type="float">
            <text:p>-10</text:p>
          </table:table-cell>
          <table:table-cell table:style-name="ce19" table:number-columns-repeated="20"/>
          <table:table-cell table:number-columns-repeated="1000"/>
        </table:table-row>
        <table:table-row table:style-name="ro1">
          <table:table-cell table:style-name="ce19" office:value-type="string" calcext:value-type="string">
            <text:p>Id. por más del 50%</text:p>
          </table:table-cell>
          <table:table-cell table:style-name="ce19" table:number-columns-repeated="2"/>
          <table:table-cell table:style-name="ce81" office:value-type="float" office:value="-10" calcext:value-type="float">
            <text:p>-10</text:p>
          </table:table-cell>
          <table:table-cell table:style-name="ce19" table:number-columns-repeated="20"/>
          <table:table-cell table:number-columns-repeated="1000"/>
        </table:table-row>
        <table:table-row table:style-name="ro1">
          <table:table-cell table:style-name="ce19" office:value-type="string" calcext:value-type="string">
            <text:p>Id. por más del 75%</text:p>
          </table:table-cell>
          <table:table-cell table:style-name="ce19" table:number-columns-repeated="2"/>
          <table:table-cell table:style-name="ce81" office:value-type="float" office:value="-20" calcext:value-type="float">
            <text:p>-20</text:p>
          </table:table-cell>
          <table:table-cell table:style-name="ce19"/>
          <table:table-cell table:style-name="ce19" office:value-type="string" calcext:value-type="string">
            <text:p>1) Se declara la acción</text:p>
          </table:table-cell>
          <table:table-cell table:style-name="ce19" table:number-columns-repeated="20"/>
          <table:table-cell table:number-columns-repeated="998"/>
        </table:table-row>
        <table:table-row table:style-name="ro1">
          <table:table-cell table:style-name="ce19" office:value-type="string" calcext:value-type="string">
            <text:p>Bonificación por hechizos</text:p>
          </table:table-cell>
          <table:table-cell table:style-name="ce19" table:number-columns-repeated="2"/>
          <table:table-cell table:style-name="ce81" office:value-type="string" calcext:value-type="string">
            <text:p>±variable</text:p>
          </table:table-cell>
          <table:table-cell table:style-name="ce19"/>
          <table:table-cell table:style-name="ce19" office:value-type="string" calcext:value-type="string">
            <text:p>2) El DJ asigna una dificultad</text:p>
          </table:table-cell>
          <table:table-cell table:style-name="ce19" table:number-columns-repeated="20"/>
          <table:table-cell table:number-columns-repeated="998"/>
        </table:table-row>
        <table:table-row table:style-name="ro1">
          <table:table-cell table:style-name="ce19" office:value-type="string" calcext:value-type="string">
            <text:p>Por cada intento fallido</text:p>
          </table:table-cell>
          <table:table-cell table:style-name="ce19"/>
          <table:table-cell table:style-name="ce81"/>
          <table:table-cell table:style-name="ce81" office:value-type="float" office:value="-20" calcext:value-type="float">
            <text:p>-20</text:p>
          </table:table-cell>
          <table:table-cell table:style-name="ce19"/>
          <table:table-cell table:style-name="ce19" office:value-type="string" calcext:value-type="string">
            <text:p>3) El personaje decide si realizarla</text:p>
          </table:table-cell>
          <table:table-cell table:style-name="ce19" table:number-columns-repeated="20"/>
          <table:table-cell table:number-columns-repeated="998"/>
        </table:table-row>
        <table:table-row table:style-name="ro1">
          <table:table-cell table:style-name="ce19" office:value-type="string" calcext:value-type="string">
            <text:p>Dificultad</text:p>
          </table:table-cell>
          <table:table-cell table:style-name="ce19" office:value-type="string" calcext:value-type="string">
            <text:p>Rutina</text:p>
          </table:table-cell>
          <table:table-cell table:style-name="ce19"/>
          <table:table-cell table:style-name="ce81" office:value-type="float" office:value="70" calcext:value-type="float">
            <text:p>70</text:p>
          </table:table-cell>
          <table:table-cell table:style-name="ce19"/>
          <table:table-cell table:style-name="ce19" office:value-type="string" calcext:value-type="string">
            <text:p>4) Se realiza una tirada abierta</text:p>
          </table:table-cell>
          <table:table-cell table:style-name="ce19" table:number-columns-repeated="20"/>
          <table:table-cell table:number-columns-repeated="998"/>
        </table:table-row>
        <table:table-row table:style-name="ro1">
          <table:table-cell table:style-name="ce19"/>
          <table:table-cell table:style-name="ce19" office:value-type="string" calcext:value-type="string">
            <text:p>Muy fácil</text:p>
          </table:table-cell>
          <table:table-cell table:style-name="ce19"/>
          <table:table-cell table:style-name="ce81" office:value-type="float" office:value="60" calcext:value-type="float">
            <text:p>60</text:p>
          </table:table-cell>
          <table:table-cell table:style-name="ce19"/>
          <table:table-cell table:style-name="ce19" office:value-type="string" calcext:value-type="string">
            <text:p>5) El DJ evalúa el grado de éxito</text:p>
          </table:table-cell>
          <table:table-cell table:style-name="ce19" table:number-columns-repeated="20"/>
          <table:table-cell table:number-columns-repeated="998"/>
        </table:table-row>
        <table:table-row table:style-name="ro1">
          <table:table-cell table:style-name="ce19"/>
          <table:table-cell table:style-name="ce19" office:value-type="string" calcext:value-type="string">
            <text:p>Fácil</text:p>
          </table:table-cell>
          <table:table-cell table:style-name="ce19"/>
          <table:table-cell table:style-name="ce81" office:value-type="float" office:value="50" calcext:value-type="float">
            <text:p>50</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Normal</text:p>
          </table:table-cell>
          <table:table-cell table:style-name="ce19"/>
          <table:table-cell table:style-name="ce81" office:value-type="float" office:value="0" calcext:value-type="float">
            <text:p>0</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Difícil</text:p>
          </table:table-cell>
          <table:table-cell table:style-name="ce19"/>
          <table:table-cell table:style-name="ce81" office:value-type="float" office:value="-10" calcext:value-type="float">
            <text:p>-10</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Muy difícil</text:p>
          </table:table-cell>
          <table:table-cell table:style-name="ce19"/>
          <table:table-cell table:style-name="ce81" office:value-type="float" office:value="-50" calcext:value-type="float">
            <text:p>-50</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Extremadamente difícil</text:p>
          </table:table-cell>
          <table:table-cell table:style-name="ce19"/>
          <table:table-cell table:style-name="ce81" office:value-type="float" office:value="-85" calcext:value-type="float">
            <text:p>-85</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Prácticamente imposible</text:p>
          </table:table-cell>
          <table:table-cell table:style-name="ce19"/>
          <table:table-cell table:style-name="ce81" office:value-type="float" office:value="-100" calcext:value-type="float">
            <text:p>-100</text:p>
          </table:table-cell>
          <table:table-cell table:style-name="ce19" table:number-columns-repeated="22"/>
          <table:table-cell table:number-columns-repeated="998"/>
        </table:table-row>
        <table:table-row table:style-name="ro1">
          <table:table-cell table:style-name="ce19"/>
          <table:table-cell table:style-name="ce19" office:value-type="string" calcext:value-type="string">
            <text:p>Absurda</text:p>
          </table:table-cell>
          <table:table-cell table:style-name="ce19"/>
          <table:table-cell table:style-name="ce81" office:value-type="float" office:value="-150" calcext:value-type="float">
            <text:p>-150</text:p>
          </table:table-cell>
          <table:table-cell table:style-name="ce19" table:number-columns-repeated="22"/>
          <table:table-cell table:number-columns-repeated="998"/>
        </table:table-row>
        <table:table-row table:style-name="ro1">
          <table:table-cell table:style-name="ce31" office:value-type="string" calcext:value-type="string">
            <text:p>Bonificación total (entrada manual):</text:p>
          </table:table-cell>
          <table:table-cell table:style-name="ce19" table:number-columns-repeated="2"/>
          <table:table-cell table:style-name="ce82" table:formula="of:=50-13" office:value-type="float" office:value="37" calcext:value-type="float">
            <text:p>37</text:p>
          </table:table-cell>
          <table:table-cell table:style-name="ce84" office:value-type="string" calcext:value-type="string">
            <text:p>Resultado</text:p>
          </table:table-cell>
          <table:table-cell table:style-name="ce19" table:number-columns-repeated="21"/>
          <table:table-cell table:number-columns-repeated="998"/>
        </table:table-row>
        <table:table-row table:style-name="ro1">
          <table:table-cell table:style-name="ce19" table:number-columns-repeated="2"/>
          <table:table-cell/>
          <table:table-cell table:style-name="ce83" office:value-type="float" office:value="73" calcext:value-type="float">
            <text:p>73</text:p>
          </table:table-cell>
          <table:table-cell table:style-name="ce85" table:formula="of:=[.D17]+[.D18]" office:value-type="float" office:value="110" calcext:value-type="float">
            <text:p>110</text:p>
          </table:table-cell>
          <table:table-cell table:style-name="ce19" table:number-columns-repeated="21"/>
          <table:table-cell table:number-columns-repeated="998"/>
        </table:table-row>
        <table:table-row table:style-name="ro1" table:number-rows-repeated="962">
          <table:table-cell table:number-columns-repeated="1024"/>
        </table:table-row>
        <table:table-row table:style-name="ro2" table:number-rows-repeated="1047595">
          <table:table-cell table:number-columns-repeated="1024"/>
        </table:table-row>
        <table:table-row table:style-name="ro2">
          <table:table-cell table:number-columns-repeated="1024"/>
        </table:table-row>
      </table:table>
      <table:table table:name="ManiobraDinamica" table:style-name="ta8">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2" form:control-implementation="ooo:com.sun.star.form.component.CommandButton" xml:id="control2" form:id="control2" form:label="1d100+"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unciones.ManiobraDinamica?language=Basic&amp;location=document" xlink:type="simple"/>
              </office:event-listeners>
            </form:button>
          </form:form>
        </office:forms>
        <table:shapes>
          <draw:control draw:z-index="0" draw:name="1d100_0" draw:style-name="gr1" draw:text-style-name="P1" svg:width="0.9346in" svg:height="0.211in" svg:x="1.8488in" svg:y="2.6988in" draw:control="control2"/>
        </table:shapes>
        <table:table-column table:style-name="co2" table:number-columns-repeated="64" table:default-cell-style-name="Default"/>
        <table:table-row table:style-name="ro3">
          <table:table-cell table:style-name="ce1" office:value-type="string" calcext:value-type="string" table:number-columns-spanned="10" table:number-rows-spanned="1">
            <text:p>Maniobra dinámica</text:p>
          </table:table-cell>
          <table:covered-table-cell table:number-columns-repeated="9" table:style-name="ce4"/>
          <table:table-cell table:number-columns-repeated="54"/>
        </table:table-row>
        <table:table-row table:style-name="ro3">
          <table:table-cell table:style-name="ce11" office:value-type="string" calcext:value-type="string">
            <text:p>Bonificación por habilidad</text:p>
          </table:table-cell>
          <table:table-cell table:style-name="ce10" table:number-columns-repeated="2"/>
          <table:table-cell table:style-name="ce12" office:value-type="string" calcext:value-type="string">
            <text:p>±variable</text:p>
          </table:table-cell>
          <table:table-cell table:style-name="ce10" table:number-columns-repeated="2"/>
          <table:table-cell table:style-name="ce143" table:number-columns-repeated="4"/>
          <table:table-cell table:number-columns-repeated="54"/>
        </table:table-row>
        <table:table-row table:style-name="ro3">
          <table:table-cell table:style-name="ce11" office:value-type="string" calcext:value-type="string">
            <text:p>Heridas por más del 25% de PV</text:p>
          </table:table-cell>
          <table:table-cell table:style-name="ce10" table:number-columns-repeated="2"/>
          <table:table-cell table:style-name="ce12" office:value-type="float" office:value="-10" calcext:value-type="float">
            <text:p>-10</text:p>
          </table:table-cell>
          <table:table-cell table:style-name="ce10"/>
          <table:table-cell table:style-name="ce10" office:value-type="string" calcext:value-type="string">
            <text:p>1) Se declara al acción</text:p>
          </table:table-cell>
          <table:table-cell table:style-name="ce143" table:number-columns-repeated="4"/>
          <table:table-cell table:number-columns-repeated="54"/>
        </table:table-row>
        <table:table-row table:style-name="ro3">
          <table:table-cell table:style-name="ce11" office:value-type="string" calcext:value-type="string">
            <text:p>Id. por más del 50%</text:p>
          </table:table-cell>
          <table:table-cell table:style-name="ce10" table:number-columns-repeated="2"/>
          <table:table-cell table:style-name="ce12" office:value-type="float" office:value="-10" calcext:value-type="float">
            <text:p>-10</text:p>
          </table:table-cell>
          <table:table-cell table:style-name="ce10"/>
          <table:table-cell table:style-name="ce10" office:value-type="string" calcext:value-type="string">
            <text:p>2) El DJ asigna una dificultad</text:p>
          </table:table-cell>
          <table:table-cell table:style-name="ce143" table:number-columns-repeated="4"/>
          <table:table-cell table:number-columns-repeated="54"/>
        </table:table-row>
        <table:table-row table:style-name="ro3">
          <table:table-cell table:style-name="ce11" office:value-type="string" calcext:value-type="string">
            <text:p>Id. por más del 75%</text:p>
          </table:table-cell>
          <table:table-cell table:style-name="ce10" table:number-columns-repeated="2"/>
          <table:table-cell table:style-name="ce12" office:value-type="float" office:value="-20" calcext:value-type="float">
            <text:p>-20</text:p>
          </table:table-cell>
          <table:table-cell table:style-name="ce10"/>
          <table:table-cell table:style-name="ce10" office:value-type="string" calcext:value-type="string">
            <text:p>3) El personaje decide si realizarla</text:p>
          </table:table-cell>
          <table:table-cell table:style-name="ce143" table:number-columns-repeated="4"/>
          <table:table-cell table:number-columns-repeated="54"/>
        </table:table-row>
        <table:table-row table:style-name="ro3">
          <table:table-cell table:style-name="ce11" office:value-type="string" calcext:value-type="string">
            <text:p>Armadura</text:p>
          </table:table-cell>
          <table:table-cell table:style-name="ce10" table:number-columns-repeated="2"/>
          <table:table-cell table:style-name="ce12" office:value-type="string" calcext:value-type="string">
            <text:p>±variable</text:p>
          </table:table-cell>
          <table:table-cell table:style-name="ce10"/>
          <table:table-cell table:style-name="ce10" office:value-type="string" calcext:value-type="string">
            <text:p>4) Se realiza una tirada abierta</text:p>
          </table:table-cell>
          <table:table-cell table:style-name="ce143" table:number-columns-repeated="4"/>
          <table:table-cell table:number-columns-repeated="54"/>
        </table:table-row>
        <table:table-row table:style-name="ro3">
          <table:table-cell table:style-name="ce11" office:value-type="string" calcext:value-type="string">
            <text:p>Carga Arma y cinto</text:p>
          </table:table-cell>
          <table:table-cell table:style-name="ce10" table:number-columns-repeated="2"/>
          <table:table-cell table:style-name="ce12" office:value-type="float" office:value="0" calcext:value-type="float">
            <text:p>0</text:p>
          </table:table-cell>
          <table:table-cell table:style-name="ce10"/>
          <table:table-cell table:style-name="ce10" office:value-type="string" calcext:value-type="string">
            <text:p>5) El DJ evalúa el grado de éxito</text:p>
          </table:table-cell>
          <table:table-cell table:style-name="ce143" table:number-columns-repeated="4"/>
          <table:table-cell table:number-columns-repeated="54"/>
        </table:table-row>
        <table:table-row table:style-name="ro3">
          <table:table-cell table:style-name="ce11" office:value-type="string" calcext:value-type="string">
            <text:p>Carga Mochila</text:p>
          </table:table-cell>
          <table:table-cell table:style-name="ce10" table:number-columns-repeated="2"/>
          <table:table-cell table:style-name="ce12" office:value-type="float" office:value="-10" calcext:value-type="float">
            <text:p>-10</text:p>
          </table:table-cell>
          <table:table-cell table:style-name="ce10" table:number-columns-repeated="2"/>
          <table:table-cell table:style-name="ce143" table:number-columns-repeated="4"/>
          <table:table-cell table:number-columns-repeated="54"/>
        </table:table-row>
        <table:table-row table:style-name="ro3">
          <table:table-cell table:style-name="ce11" office:value-type="string" calcext:value-type="string">
            <text:p>Carga +25-50 kg</text:p>
          </table:table-cell>
          <table:table-cell table:style-name="ce10" table:number-columns-repeated="2"/>
          <table:table-cell table:style-name="ce12" office:value-type="float" office:value="-10" calcext:value-type="float">
            <text:p>-10</text:p>
          </table:table-cell>
          <table:table-cell table:style-name="ce10"/>
          <table:table-cell table:style-name="ce150" office:value-type="string" calcext:value-type="string" table:number-columns-spanned="5" table:number-rows-spanned="1">
            <text:p>Resultado*</text:p>
          </table:table-cell>
          <table:covered-table-cell table:number-columns-repeated="4"/>
          <table:table-cell table:number-columns-repeated="54"/>
        </table:table-row>
        <table:table-row table:style-name="ro3">
          <table:table-cell table:style-name="ce11" office:value-type="string" calcext:value-type="string">
            <text:p>Carga +50 kg</text:p>
          </table:table-cell>
          <table:table-cell table:style-name="ce10" table:number-columns-repeated="2"/>
          <table:table-cell table:style-name="ce12" office:value-type="float" office:value="-30" calcext:value-type="float">
            <text:p>-30</text:p>
          </table:table-cell>
          <table:table-cell table:style-name="ce10"/>
          <table:table-cell table:style-name="ce14" table:formula="of:=DGET([$MD_Datos.A1:.K25];[.D12];[$CalcIntermedios.G15:.I16])" office:value-type="string" office:string-value="40" calcext:value-type="string" table:number-columns-spanned="5" table:number-rows-spanned="4">
            <text:p>40</text:p>
          </table:table-cell>
          <table:covered-table-cell table:number-columns-repeated="4" table:style-name="ce4"/>
          <table:table-cell table:number-columns-repeated="54"/>
        </table:table-row>
        <table:table-row table:style-name="ro3">
          <table:table-cell table:style-name="ce11" office:value-type="string" calcext:value-type="string">
            <text:p>Bonificación por hechizos</text:p>
          </table:table-cell>
          <table:table-cell table:style-name="ce10" table:number-columns-repeated="2"/>
          <table:table-cell table:style-name="ce12" office:value-type="string" calcext:value-type="string">
            <text:p>±variable</text:p>
          </table:table-cell>
          <table:table-cell table:style-name="ce10"/>
          <table:covered-table-cell table:style-name="ce4"/>
          <table:covered-table-cell table:number-columns-repeated="3"/>
          <table:covered-table-cell table:style-name="ce4"/>
          <table:table-cell table:number-columns-repeated="54"/>
        </table:table-row>
        <table:table-row table:style-name="ro3">
          <table:table-cell table:style-name="ce143" office:value-type="string" calcext:value-type="string">
            <text:p>Dificultad</text:p>
          </table:table-cell>
          <table:table-cell table:style-name="ce143" table:number-columns-repeated="2"/>
          <table:table-cell table:style-name="ce143" table:content-validation-name="val1" office:value-type="string" calcext:value-type="string">
            <text:p>Difícil</text:p>
          </table:table-cell>
          <table:table-cell table:style-name="ce143" office:value-type="string" calcext:value-type="string">
            <text:p><text:s/></text:p>
          </table:table-cell>
          <table:covered-table-cell table:style-name="ce4"/>
          <table:covered-table-cell table:number-columns-repeated="3"/>
          <table:covered-table-cell table:style-name="ce4"/>
          <table:table-cell table:number-columns-repeated="54"/>
        </table:table-row>
        <table:table-row table:style-name="ro3">
          <table:table-cell table:style-name="ce144" office:value-type="string" calcext:value-type="string">
            <text:p>Bonificación total (entrada manual):</text:p>
          </table:table-cell>
          <table:table-cell table:style-name="ce143" table:number-columns-repeated="2"/>
          <table:table-cell table:style-name="ce6" office:value-type="float" office:value="0" calcext:value-type="float">
            <text:p>0</text:p>
          </table:table-cell>
          <table:table-cell table:style-name="ce143"/>
          <table:covered-table-cell table:number-columns-repeated="5" table:style-name="ce4"/>
          <table:table-cell table:number-columns-repeated="54"/>
        </table:table-row>
        <table:table-row table:style-name="ro3">
          <table:table-cell table:style-name="ce143" table:number-columns-repeated="3"/>
          <table:table-cell table:style-name="ce7" office:value-type="float" office:value="90" calcext:value-type="float">
            <text:p>90</text:p>
          </table:table-cell>
          <table:table-cell table:style-name="ce143" table:number-columns-repeated="6"/>
          <table:table-cell table:number-columns-repeated="54"/>
        </table:table-row>
        <table:table-row table:style-name="ro3">
          <table:table-cell table:style-name="ce143" table:number-columns-repeated="10"/>
          <table:table-cell table:number-columns-repeated="54"/>
        </table:table-row>
        <table:table-row table:style-name="ro3">
          <table:table-cell table:style-name="ce143" office:value-type="string" calcext:value-type="string">
            <text:p>*: Acciones todo o nada: Se realiza una segunda tirada. Si el resultado es mayor o igual que el campo Resultado, la acción tiene éxito</text:p>
          </table:table-cell>
          <table:table-cell table:style-name="ce143" table:number-columns-repeated="9"/>
          <table:table-cell table:number-columns-repeated="54"/>
        </table:table-row>
        <table:table-row table:style-name="ro3">
          <table:table-cell table:style-name="ce143" office:value-type="string" calcext:value-type="string">
            <text:p>*: Acciones con posible éxito parcial: 100-Resultado es el porcentaje que se ha conseguido de la acción</text:p>
          </table:table-cell>
          <table:table-cell table:style-name="ce143" table:number-columns-repeated="9"/>
          <table:table-cell table:number-columns-repeated="54"/>
        </table:table-row>
        <table:table-row table:style-name="ro2" table:number-rows-repeated="1048558">
          <table:table-cell table:number-columns-repeated="64"/>
        </table:table-row>
        <table:table-row table:style-name="ro2">
          <table:table-cell table:number-columns-repeated="64"/>
        </table:table-row>
      </table:table>
      <table:table table:name="Combate" table:style-name="ta9">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2" form:control-implementation="ooo:com.sun.star.form.component.CommandButton" xml:id="control3" form:id="control3" form:label="Ataq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unciones.Combate_1?language=Basic&amp;location=document" xlink:type="simple"/>
              </office:event-listeners>
            </form:button>
            <form:button form:name="Button2" form:control-implementation="ooo:com.sun.star.form.component.CommandButton" xml:id="control4" form:id="control4" form:label="Crítico"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unciones.Combate_2?language=Basic&amp;location=document" xlink:type="simple"/>
              </office:event-listeners>
            </form:button>
          </form:form>
        </office:forms>
        <table:shapes>
          <draw:control draw:z-index="0" draw:name="1d100_1" draw:style-name="gr1" draw:text-style-name="P1" svg:width="0.8051in" svg:height="0.1898in" svg:x="3.2091in" svg:y="0.698in" draw:control="control3"/>
          <draw:control draw:z-index="1" draw:name="1d100_2" draw:style-name="gr1" draw:text-style-name="P1" svg:width="0.8051in" svg:height="0.1898in" svg:x="4.0114in" svg:y="1.0547in" draw:control="control4"/>
        </table:shapes>
        <table:table-column table:style-name="co1" table:number-columns-repeated="29" table:default-cell-style-name="Default"/>
        <table:table-column table:style-name="co2" table:number-columns-repeated="35" table:default-cell-style-name="Default"/>
        <table:table-row table:style-name="ro1">
          <table:table-cell table:style-name="ce15" office:value-type="string" calcext:value-type="string" table:number-columns-spanned="10" table:number-rows-spanned="1">
            <text:p>Combate</text:p>
          </table:table-cell>
          <table:covered-table-cell table:number-columns-repeated="9" table:style-name="ce4"/>
          <table:table-cell table:style-name="ce143" table:number-columns-repeated="18"/>
          <table:table-cell table:number-columns-repeated="36"/>
        </table:table-row>
        <table:table-row table:style-name="ro1">
          <table:table-cell table:style-name="ce143" table:number-columns-repeated="28"/>
          <table:table-cell table:number-columns-repeated="36"/>
        </table:table-row>
        <table:table-row table:style-name="ro1">
          <table:table-cell table:style-name="ce16" office:value-type="string" calcext:value-type="string">
            <text:p>Arma</text:p>
          </table:table-cell>
          <table:table-cell table:style-name="ce17" table:content-validation-name="val2" office:value-type="string" calcext:value-type="string" table:number-columns-spanned="2" table:number-rows-spanned="1">
            <text:p>Rompecabezas</text:p>
          </table:table-cell>
          <table:covered-table-cell/>
          <table:table-cell table:style-name="ce143"/>
          <table:table-cell table:style-name="ce16" office:value-type="string" calcext:value-type="string">
            <text:p>BO</text:p>
          </table:table-cell>
          <table:table-cell table:style-name="ce6" office:value-type="float" office:value="10" calcext:value-type="float">
            <text:p>10</text:p>
          </table:table-cell>
          <table:table-cell table:style-name="ce143" table:number-columns-repeated="22"/>
          <table:table-cell table:number-columns-repeated="36"/>
        </table:table-row>
        <table:table-row table:style-name="ro1">
          <table:table-cell table:style-name="ce16" office:value-type="string" calcext:value-type="string">
            <text:p>Rango</text:p>
          </table:table-cell>
          <table:table-cell table:style-name="ce6" office:value-type="float" office:value="5" calcext:value-type="float">
            <text:p>5</text:p>
          </table:table-cell>
          <table:table-cell table:style-name="ce143" table:number-columns-repeated="2"/>
          <table:table-cell table:style-name="ce16" office:value-type="string" calcext:value-type="string">
            <text:p>BD</text:p>
          </table:table-cell>
          <table:table-cell table:style-name="ce6" office:value-type="float" office:value="5" calcext:value-type="float">
            <text:p>5</text:p>
          </table:table-cell>
          <table:table-cell table:style-name="ce16" office:value-type="string" calcext:value-type="string">
            <text:p>TA</text:p>
          </table:table-cell>
          <table:table-cell table:style-name="ce6" office:value-type="float" office:value="16" calcext:value-type="float">
            <text:p>16</text:p>
          </table:table-cell>
          <table:table-cell table:style-name="ce143" table:number-columns-repeated="20"/>
          <table:table-cell table:number-columns-repeated="36"/>
        </table:table-row>
        <table:table-row table:style-name="ro1">
          <table:table-cell table:style-name="ce16" office:value-type="string" calcext:value-type="string">
            <text:p>Pifia</text:p>
          </table:table-cell>
          <table:table-cell table:style-name="ce9" table:formula="of:=VLOOKUP([.B3];[$Datos.A7:.B55];2;0)" office:value-type="float" office:value="8" calcext:value-type="float">
            <text:p>8</text:p>
          </table:table-cell>
          <table:table-cell table:style-name="ce143" table:number-columns-repeated="2"/>
          <table:table-cell table:style-name="ce16" office:value-type="string" calcext:value-type="string">
            <text:p>Tirada</text:p>
          </table:table-cell>
          <table:table-cell table:style-name="ce7" office:value-type="float" office:value="265" calcext:value-type="float">
            <text:p>265</text:p>
          </table:table-cell>
          <table:table-cell table:style-name="ce143" office:value-type="string" calcext:value-type="string">
            <text:p>&lt;- Ataque + crítico</text:p>
          </table:table-cell>
          <table:table-cell table:style-name="ce143" table:number-columns-repeated="21"/>
          <table:table-cell table:number-columns-repeated="36"/>
        </table:table-row>
        <table:table-row table:style-name="ro1">
          <table:table-cell table:style-name="ce143"/>
          <table:table-cell table:style-name="ce144" office:value-type="string" calcext:value-type="string">
            <text:p>Resultado del ataque</text:p>
          </table:table-cell>
          <table:table-cell table:style-name="ce143" table:number-columns-repeated="2"/>
          <table:table-cell table:style-name="ce16" office:value-type="string" calcext:value-type="string">
            <text:p>Total</text:p>
          </table:table-cell>
          <table:table-cell table:style-name="ce35" table:formula="of:=IF(AND([.B4]=1;[.F3]+[.F5]-[.F4]&gt;103);103;IF(AND([.B4]=2;[.F3]+[.F5]-[.F4]&gt;120);120;IF(AND([.B4]=3;[.F3]+[.F5]-[.F4]&gt;135);135;[.F3]+[.F5]-[.F4])))" office:value-type="float" office:value="270" calcext:value-type="float">
            <text:p>270</text:p>
          </table:table-cell>
          <table:table-cell table:style-name="ce143" table:number-columns-repeated="22"/>
          <table:table-cell table:number-columns-repeated="36"/>
        </table:table-row>
        <table:table-row table:style-name="ro1">
          <table:table-cell table:style-name="ce143"/>
          <table:table-cell table:style-name="ce16" office:value-type="string" calcext:value-type="string">
            <text:p>Daño</text:p>
          </table:table-cell>
          <table:table-cell table:style-name="ce9" table:formula="of:=[$CalcIntermedios.B12]" office:value-type="float" office:value="47" calcext:value-type="float">
            <text:p>47</text:p>
          </table:table-cell>
          <table:table-cell table:style-name="ce16" office:value-type="string" calcext:value-type="string">
            <text:p>Crítico</text:p>
          </table:table-cell>
          <table:table-cell table:style-name="ce9" table:formula="of:=[$CalcIntermedios.B11]" office:value-type="string" office:string-value="E" calcext:value-type="string">
            <text:p>E</text:p>
          </table:table-cell>
          <table:table-cell table:style-name="ce143"/>
          <table:table-cell table:style-name="ce7" office:value-type="float" office:value="65" calcext:value-type="float">
            <text:p>65</text:p>
          </table:table-cell>
          <table:table-cell table:style-name="ce143" office:value-type="string" calcext:value-type="string">
            <text:p>&lt;- Tirada de crítico (acierto o fallo)</text:p>
          </table:table-cell>
          <table:table-cell table:style-name="ce143" table:number-columns-repeated="20"/>
          <table:table-cell table:number-columns-repeated="36"/>
        </table:table-row>
        <table:table-row table:style-name="ro1">
          <table:table-cell table:style-name="ce143" table:number-columns-repeated="3"/>
          <table:table-cell table:style-name="ce16" office:value-type="string" calcext:value-type="string">
            <text:p>Tipo</text:p>
          </table:table-cell>
          <table:table-cell table:style-name="ce9" table:number-matrix-columns-spanned="1" table:number-matrix-rows-spanned="1" table:formula="of:=IF([.E7]=&quot;NADA&quot;;&quot;NADA&quot;;INDEX([$Datos.C7:.D55];MATCH([.B3];[$Datos.A7:.A55];0);RANDBETWEEN(1;2)))" office:value-type="string" office:string-value="P" calcext:value-type="string">
            <text:p>P</text:p>
          </table:table-cell>
          <table:table-cell table:style-name="ce143" table:number-columns-repeated="23"/>
          <table:table-cell table:number-columns-repeated="36"/>
        </table:table-row>
        <table:table-row table:style-name="ro1">
          <table:table-cell table:style-name="ce143" table:number-columns-repeated="28"/>
          <table:table-cell table:number-columns-repeated="36"/>
        </table:table-row>
        <table:table-row table:style-name="ro1">
          <table:table-cell table:style-name="ce143"/>
          <table:table-cell table:style-name="ce156" office:value-type="string" calcext:value-type="string" table:number-columns-spanned="4" table:number-rows-spanned="1">
            <text:p>Acierto crítico</text:p>
          </table:table-cell>
          <table:covered-table-cell table:number-columns-repeated="3" table:style-name="ce4"/>
          <table:table-cell table:style-name="ce156" office:value-type="string" calcext:value-type="string" table:number-columns-spanned="4" table:number-rows-spanned="1">
            <text:p>Tirada de acierto crítico especial</text:p>
          </table:table-cell>
          <table:covered-table-cell table:number-columns-repeated="3" table:style-name="ce4"/>
          <table:table-cell table:style-name="ce143" table:number-columns-repeated="19"/>
          <table:table-cell table:number-columns-repeated="36"/>
        </table:table-row>
        <table:table-row table:style-name="ro1">
          <table:table-cell table:style-name="ce143"/>
          <table:table-cell table:style-name="ce157" table:formula="of:=DGET([$Criticos.A1:.E1513];&quot;TEXTO&quot;;[$CalcIntermedios.A15:.E16])" office:value-type="string" office:string-value="Herida en el antebrazo. E! adversa- rio pierde 3 puntos de vida por asal- toy lucha con un -15. +5 puntos de daño. Está aturdido durante 2 asal- tos. " calcext:value-type="string" table:number-columns-spanned="4" table:number-rows-spanned="6">
            <text:p>Herida en el antebrazo. E! adversa- rio pierde 3 puntos de vida por asal- toy lucha con un -15. +5 puntos de daño. Está aturdido durante 2 asal- tos. </text:p>
          </table:table-cell>
          <table:covered-table-cell table:number-columns-repeated="2" table:style-name="ce163"/>
          <table:covered-table-cell table:style-name="ce168"/>
          <table:table-cell table:style-name="ce36" table:content-validation-name="val3" office:value-type="string" calcext:value-type="string" table:number-columns-spanned="4" table:number-rows-spanned="1">
            <text:p>Criaturas grandes</text:p>
          </table:table-cell>
          <table:covered-table-cell table:number-columns-repeated="2" table:style-name="ce163"/>
          <table:covered-table-cell table:style-name="ce168"/>
          <table:table-cell table:style-name="ce143" table:number-columns-repeated="19"/>
          <table:table-cell table:number-columns-repeated="36"/>
        </table:table-row>
        <table:table-row table:style-name="ro1">
          <table:table-cell table:style-name="ce143"/>
          <table:covered-table-cell table:style-name="ce20"/>
          <table:covered-table-cell table:number-columns-repeated="2"/>
          <table:covered-table-cell table:style-name="ce169"/>
          <table:table-cell table:style-name="ce37" table:content-validation-name="val4" office:value-type="string" calcext:value-type="string" table:number-columns-spanned="4" table:number-rows-spanned="1">
            <text:p>NORMAL</text:p>
          </table:table-cell>
          <table:covered-table-cell table:number-columns-repeated="2"/>
          <table:covered-table-cell table:style-name="ce169"/>
          <table:table-cell table:style-name="ce143" table:number-columns-repeated="19"/>
          <table:table-cell table:number-columns-repeated="36"/>
        </table:table-row>
        <table:table-row table:style-name="ro1">
          <table:table-cell table:style-name="ce143"/>
          <table:covered-table-cell table:style-name="ce20"/>
          <table:covered-table-cell table:number-columns-repeated="2"/>
          <table:covered-table-cell table:style-name="ce169"/>
          <table:table-cell table:style-name="ce157" table:formula="of:=DGET([$Criticos.A1:.E1513];&quot;TEXTO&quot;;[$CalcIntermedios.A19:.E20])" office:value-type="string" office:string-value="+20 puntos de daño. " calcext:value-type="string" table:number-columns-spanned="4" table:number-rows-spanned="4">
            <text:p>+20 puntos de daño. </text:p>
          </table:table-cell>
          <table:covered-table-cell table:number-columns-repeated="2" table:style-name="ce163"/>
          <table:covered-table-cell table:style-name="ce168"/>
          <table:table-cell table:style-name="ce143" table:number-columns-repeated="19"/>
          <table:table-cell table:number-columns-repeated="36"/>
        </table:table-row>
        <table:table-row table:style-name="ro1">
          <table:table-cell table:style-name="ce143"/>
          <table:covered-table-cell table:style-name="ce20"/>
          <table:covered-table-cell table:number-columns-repeated="2"/>
          <table:covered-table-cell table:style-name="ce169"/>
          <table:covered-table-cell table:style-name="ce20"/>
          <table:covered-table-cell table:number-columns-repeated="2"/>
          <table:covered-table-cell table:style-name="ce169"/>
          <table:table-cell table:style-name="ce143" table:number-columns-repeated="19"/>
          <table:table-cell table:number-columns-repeated="36"/>
        </table:table-row>
        <table:table-row table:style-name="ro1">
          <table:table-cell table:style-name="ce143"/>
          <table:covered-table-cell table:style-name="ce20"/>
          <table:covered-table-cell table:number-columns-repeated="2"/>
          <table:covered-table-cell table:style-name="ce169"/>
          <table:covered-table-cell table:style-name="ce20"/>
          <table:covered-table-cell table:number-columns-repeated="2"/>
          <table:covered-table-cell table:style-name="ce169"/>
          <table:table-cell table:style-name="ce143" table:number-columns-repeated="19"/>
          <table:table-cell table:number-columns-repeated="36"/>
        </table:table-row>
        <table:table-row table:style-name="ro1">
          <table:table-cell table:style-name="ce143"/>
          <table:covered-table-cell table:style-name="ce159"/>
          <table:covered-table-cell table:number-columns-repeated="2" table:style-name="ce164"/>
          <table:covered-table-cell table:style-name="ce170"/>
          <table:covered-table-cell table:style-name="ce159"/>
          <table:covered-table-cell table:number-columns-repeated="2" table:style-name="ce164"/>
          <table:covered-table-cell table:style-name="ce170"/>
          <table:table-cell table:style-name="ce143" table:number-columns-repeated="19"/>
          <table:table-cell table:number-columns-repeated="36"/>
        </table:table-row>
        <table:table-row table:style-name="ro1">
          <table:table-cell table:style-name="ce143"/>
          <table:table-cell table:style-name="ce156" office:value-type="string" calcext:value-type="string" table:number-columns-spanned="8" table:number-rows-spanned="1">
            <text:p>Fallo crítico</text:p>
          </table:table-cell>
          <table:covered-table-cell table:number-columns-repeated="7" table:style-name="ce4"/>
          <table:table-cell table:style-name="ce143" table:number-columns-repeated="19"/>
          <table:table-cell table:number-columns-repeated="36"/>
        </table:table-row>
        <table:table-row table:style-name="ro1">
          <table:table-cell table:style-name="ce143"/>
          <table:table-cell table:style-name="ce157" table:formula="of:=DGET([$Criticos.A1:.E1513];&quot;TEXTO&quot;;[$CalcIntermedios.A23:.E24])" office:value-type="string" office:string-value="No tienes el anna bien agarrada y pierdes 2 asaltos intentando asir- la bien. No puedes pa- rar. " calcext:value-type="string" table:number-columns-spanned="8" table:number-rows-spanned="3">
            <text:p>No tienes el anna bien agarrada y pierdes 2 asaltos intentando asir- la bien. No puedes pa- rar. </text:p>
          </table:table-cell>
          <table:covered-table-cell table:number-columns-repeated="6" table:style-name="ce163"/>
          <table:covered-table-cell table:style-name="ce168"/>
          <table:table-cell table:style-name="ce143" table:number-columns-repeated="19"/>
          <table:table-cell table:number-columns-repeated="36"/>
        </table:table-row>
        <table:table-row table:style-name="ro1">
          <table:table-cell table:style-name="ce143"/>
          <table:covered-table-cell table:style-name="ce20"/>
          <table:covered-table-cell table:number-columns-repeated="6"/>
          <table:covered-table-cell table:style-name="ce169"/>
          <table:table-cell table:style-name="ce143" table:number-columns-repeated="19"/>
          <table:table-cell table:number-columns-repeated="36"/>
        </table:table-row>
        <table:table-row table:style-name="ro1">
          <table:table-cell table:style-name="ce143"/>
          <table:covered-table-cell table:style-name="ce159"/>
          <table:covered-table-cell table:number-columns-repeated="6" table:style-name="ce164"/>
          <table:covered-table-cell table:style-name="ce170"/>
          <table:table-cell table:style-name="ce143" table:number-columns-repeated="19"/>
          <table:table-cell table:number-columns-repeated="36"/>
        </table:table-row>
        <table:table-row table:style-name="ro1">
          <table:table-cell table:style-name="ce143" table:number-columns-repeated="29"/>
          <table:table-cell table:number-columns-repeated="35"/>
        </table:table-row>
        <table:table-row table:style-name="ro1">
          <table:table-cell table:style-name="ce143"/>
          <table:table-cell table:style-name="ce22" office:value-type="string" calcext:value-type="string" table:number-columns-spanned="4" table:number-rows-spanned="1">
            <text:p>Bonificación ofensiva (acumulativas salvo '**')</text:p>
          </table:table-cell>
          <table:covered-table-cell table:number-columns-repeated="2" table:style-name="ce163"/>
          <table:covered-table-cell table:style-name="ce168"/>
          <table:table-cell table:style-name="ce22" office:value-type="string" calcext:value-type="string" table:number-columns-spanned="4" table:number-rows-spanned="1">
            <text:p>Bonificación defensiva (acumulativas salvo '*')</text:p>
          </table:table-cell>
          <table:covered-table-cell table:number-columns-repeated="2" table:style-name="ce163"/>
          <table:covered-table-cell table:style-name="ce168"/>
          <table:table-cell table:style-name="ce143" table:number-columns-repeated="20"/>
          <table:table-cell table:number-columns-repeated="35"/>
        </table:table-row>
        <table:table-row table:style-name="ro1">
          <table:table-cell table:style-name="ce143"/>
          <table:table-cell table:style-name="ce11" office:value-type="string" calcext:value-type="string">
            <text:p>Bonificación por habilidad</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Bonificación por habilidad</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Calidad del arma</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Calidad de armadura</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Bonificación por hechizos</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Defensa adrenal</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Objetos especiales</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Penalización por armadura</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Penalización por parada</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Bonificación por hechizos</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Mano siniestra</text:p>
          </table:table-cell>
          <table:table-cell table:style-name="ce10"/>
          <table:table-cell table:style-name="ce143"/>
          <table:table-cell table:style-name="ce33" office:value-type="float" office:value="-20" calcext:value-type="float">
            <text:p>-20</text:p>
          </table:table-cell>
          <table:table-cell table:style-name="ce11" office:value-type="string" calcext:value-type="string">
            <text:p>Objetos personales</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Modificadores alcance</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Bonificación por escudo</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Penalización recarga*</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Bonificación por parada</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Penalización armadura*</text:p>
          </table:table-cell>
          <table:table-cell table:style-name="ce10"/>
          <table:table-cell table:style-name="ce143"/>
          <table:table-cell table:style-name="ce33" office:value-type="string" calcext:value-type="string">
            <text:p>±variable</text:p>
          </table:table-cell>
          <table:table-cell table:style-name="ce11" office:value-type="string" calcext:value-type="string">
            <text:p>Cobertura media blanda*</text:p>
          </table:table-cell>
          <table:table-cell table:style-name="ce10"/>
          <table:table-cell table:style-name="ce143"/>
          <table:table-cell table:style-name="ce33" office:value-type="float" office:value="20" calcext:value-type="float">
            <text:p>20</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Ataque por el flanco</text:p>
          </table:table-cell>
          <table:table-cell table:style-name="ce10"/>
          <table:table-cell table:style-name="ce143"/>
          <table:table-cell table:style-name="ce33" office:value-type="float" office:value="15" calcext:value-type="float">
            <text:p>15</text:p>
          </table:table-cell>
          <table:table-cell table:style-name="ce11" office:value-type="string" calcext:value-type="string">
            <text:p>Cobertura total blanda*</text:p>
          </table:table-cell>
          <table:table-cell table:style-name="ce10"/>
          <table:table-cell table:style-name="ce143"/>
          <table:table-cell table:style-name="ce33" office:value-type="float" office:value="40" calcext:value-type="float">
            <text:p>40</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Ataque por la espalda</text:p>
          </table:table-cell>
          <table:table-cell table:style-name="ce10"/>
          <table:table-cell table:style-name="ce143"/>
          <table:table-cell table:style-name="ce33" office:value-type="float" office:value="20" calcext:value-type="float">
            <text:p>20</text:p>
          </table:table-cell>
          <table:table-cell table:style-name="ce11" office:value-type="string" calcext:value-type="string">
            <text:p>Cobertura media rígida*</text:p>
          </table:table-cell>
          <table:table-cell table:style-name="ce10"/>
          <table:table-cell table:style-name="ce143"/>
          <table:table-cell table:style-name="ce33" office:value-type="float" office:value="50" calcext:value-type="float">
            <text:p>50</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Sorpresa</text:p>
          </table:table-cell>
          <table:table-cell table:style-name="ce10"/>
          <table:table-cell table:style-name="ce143"/>
          <table:table-cell table:style-name="ce33" office:value-type="float" office:value="20" calcext:value-type="float">
            <text:p>20</text:p>
          </table:table-cell>
          <table:table-cell table:style-name="ce11" office:value-type="string" calcext:value-type="string">
            <text:p>Cobertura total rígida*</text:p>
          </table:table-cell>
          <table:table-cell table:style-name="ce10"/>
          <table:table-cell table:style-name="ce143"/>
          <table:table-cell table:style-name="ce33" office:value-type="float" office:value="100" calcext:value-type="float">
            <text:p>100</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Aturdido**</text:p>
          </table:table-cell>
          <table:table-cell table:style-name="ce10"/>
          <table:table-cell table:style-name="ce143"/>
          <table:table-cell table:style-name="ce33" office:value-type="float" office:value="20" calcext:value-type="float">
            <text:p>20</text:p>
          </table:table-cell>
          <table:table-cell table:style-name="ce11" office:value-type="string" calcext:value-type="string">
            <text:p>Otras bonificaciones (DJ)</text:p>
          </table:table-cell>
          <table:table-cell table:style-name="ce10"/>
          <table:table-cell table:style-name="ce143"/>
          <table:table-cell table:style-name="ce33" office:value-type="string" calcext:value-type="string">
            <text:p>±variable</text:p>
          </table:table-cell>
          <table:table-cell table:style-name="ce143" table:number-columns-repeated="20"/>
          <table:table-cell table:number-columns-repeated="35"/>
        </table:table-row>
        <table:table-row table:style-name="ro1">
          <table:table-cell table:style-name="ce143"/>
          <table:table-cell table:style-name="ce11" office:value-type="string" calcext:value-type="string">
            <text:p>Derribado**</text:p>
          </table:table-cell>
          <table:table-cell table:style-name="ce10"/>
          <table:table-cell table:style-name="ce143"/>
          <table:table-cell table:style-name="ce33" office:value-type="float" office:value="30" calcext:value-type="float">
            <text:p>3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Postrado**</text:p>
          </table:table-cell>
          <table:table-cell table:style-name="ce10"/>
          <table:table-cell table:style-name="ce143"/>
          <table:table-cell table:style-name="ce33" office:value-type="float" office:value="50" calcext:value-type="float">
            <text:p>5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Heridas &gt;25% PV</text:p>
          </table:table-cell>
          <table:table-cell table:style-name="ce10"/>
          <table:table-cell table:style-name="ce143"/>
          <table:table-cell table:style-name="ce33" office:value-type="float" office:value="-10" calcext:value-type="float">
            <text:p>-1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Heridas &gt;50% PV</text:p>
          </table:table-cell>
          <table:table-cell table:style-name="ce10"/>
          <table:table-cell table:style-name="ce143"/>
          <table:table-cell table:style-name="ce33" office:value-type="float" office:value="-10" calcext:value-type="float">
            <text:p>-1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Heridas &gt;75% PV</text:p>
          </table:table-cell>
          <table:table-cell table:style-name="ce10"/>
          <table:table-cell table:style-name="ce143"/>
          <table:table-cell table:style-name="ce33" office:value-type="float" office:value="-10" calcext:value-type="float">
            <text:p>-1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Desenvainar arma</text:p>
          </table:table-cell>
          <table:table-cell table:style-name="ce10"/>
          <table:table-cell table:style-name="ce143"/>
          <table:table-cell table:style-name="ce33" office:value-type="float" office:value="-20" calcext:value-type="float">
            <text:p>-2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Cambiar de arma</text:p>
          </table:table-cell>
          <table:table-cell table:style-name="ce10"/>
          <table:table-cell table:style-name="ce143"/>
          <table:table-cell table:style-name="ce33" office:value-type="float" office:value="-50" calcext:value-type="float">
            <text:p>-50</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11" office:value-type="string" calcext:value-type="string">
            <text:p>Moverse</text:p>
          </table:table-cell>
          <table:table-cell table:style-name="ce10"/>
          <table:table-cell table:style-name="ce143"/>
          <table:table-cell table:style-name="ce33" office:value-type="string" calcext:value-type="string">
            <text:p>±variable</text:p>
          </table:table-cell>
          <table:table-cell table:style-name="ce38"/>
          <table:table-cell table:style-name="ce143" table:number-columns-repeated="2"/>
          <table:table-cell table:style-name="ce40"/>
          <table:table-cell table:style-name="ce143" table:number-columns-repeated="20"/>
          <table:table-cell table:number-columns-repeated="35"/>
        </table:table-row>
        <table:table-row table:style-name="ro1">
          <table:table-cell table:style-name="ce143"/>
          <table:table-cell table:style-name="ce23" office:value-type="string" calcext:value-type="string">
            <text:p>Otras bonificaciones (DJ)</text:p>
          </table:table-cell>
          <table:table-cell table:style-name="ce27"/>
          <table:table-cell table:style-name="ce29"/>
          <table:table-cell table:style-name="ce34" office:value-type="string" calcext:value-type="string">
            <text:p>±variable</text:p>
          </table:table-cell>
          <table:table-cell table:style-name="ce39"/>
          <table:table-cell table:style-name="ce29" table:number-columns-repeated="2"/>
          <table:table-cell table:style-name="ce41"/>
          <table:table-cell table:style-name="ce143" table:number-columns-repeated="20"/>
          <table:table-cell table:number-columns-repeated="35"/>
        </table:table-row>
        <table:table-row table:style-name="ro1">
          <table:table-cell table:style-name="ce143"/>
          <table:table-cell table:style-name="ce24" office:value-type="string" calcext:value-type="string" table:number-columns-spanned="8" table:number-rows-spanned="1">
            <text:p>*: Sólo para proyectiles</text:p>
          </table:table-cell>
          <table:covered-table-cell table:number-columns-repeated="6" table:style-name="ce28"/>
          <table:covered-table-cell table:style-name="ce42"/>
          <table:table-cell table:style-name="ce143" table:number-columns-repeated="20"/>
          <table:table-cell table:number-columns-repeated="35"/>
        </table:table-row>
        <table:table-row table:style-name="ro1" table:number-rows-repeated="955">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Datos" table:style-name="ta4">
        <office:forms form:automatic-focus="false" form:apply-design-mode="false"/>
        <table:table-column table:style-name="co1" table:number-columns-repeated="38" table:default-cell-style-name="Default"/>
        <table:table-column table:style-name="co2" table:number-columns-repeated="26" table:default-cell-style-name="Default"/>
        <table:table-row table:style-name="ro1">
          <table:table-cell table:style-name="ce181" office:value-type="string" calcext:value-type="string" table:number-columns-spanned="10" table:number-rows-spanned="2">
            <text:p>Sistema de combate condensado</text:p>
          </table:table-cell>
          <table:covered-table-cell table:number-columns-repeated="8" table:style-name="ce163"/>
          <table:covered-table-cell table:style-name="ce168"/>
          <table:table-cell table:number-columns-repeated="54"/>
        </table:table-row>
        <table:table-row table:style-name="ro1">
          <table:covered-table-cell table:style-name="ce159"/>
          <table:covered-table-cell table:number-columns-repeated="8" table:style-name="ce164"/>
          <table:covered-table-cell table:style-name="ce170"/>
          <table:table-cell table:number-columns-repeated="54"/>
        </table:table-row>
        <table:table-row table:style-name="ro1">
          <table:table-cell table:style-name="ce144" office:value-type="string" calcext:value-type="string">
            <text:p>Área de estadísticas de ataque</text:p>
          </table:table-cell>
          <table:table-cell table:style-name="ce143" table:number-columns-repeated="37"/>
          <table:table-cell table:number-columns-repeated="26"/>
        </table:table-row>
        <table:table-row table:style-name="ro1">
          <table:table-cell table:style-name="ce143" table:number-columns-repeated="38"/>
          <table:table-cell table:number-columns-repeated="26"/>
        </table:table-row>
        <table:table-row table:style-name="ro1">
          <table:table-cell table:style-name="ce182" office:value-type="string" calcext:value-type="string">
            <text:p>Man Combate</text:p>
          </table:table-cell>
          <table:table-cell table:style-name="ce143" table:number-columns-repeated="4"/>
          <table:table-cell table:style-name="ce150" office:value-type="string" calcext:value-type="string" table:number-columns-spanned="10" table:number-rows-spanned="1">
            <text:p>Mod. BO por arma y factores básicos de PV.</text:p>
          </table:table-cell>
          <table:covered-table-cell table:number-columns-repeated="9"/>
          <table:table-cell table:style-name="ce143"/>
          <table:table-cell table:style-name="ce150" office:value-type="string" calcext:value-type="string" table:number-columns-spanned="2" table:number-rows-spanned="1">
            <text:p>Otros nombres</text:p>
          </table:table-cell>
          <table:covered-table-cell/>
          <table:table-cell table:style-name="ce143" table:number-columns-repeated="20"/>
          <table:table-cell table:number-columns-repeated="26"/>
        </table:table-row>
        <table:table-row table:style-name="ro1">
          <table:table-cell table:style-name="ce183" office:value-type="string" calcext:value-type="string">
            <text:p>Tipo arma</text:p>
          </table:table-cell>
          <table:table-cell table:style-name="ce182" office:value-type="string" calcext:value-type="string">
            <text:p>Rango fallo</text:p>
          </table:table-cell>
          <table:table-cell table:style-name="ce182" office:value-type="string" calcext:value-type="string">
            <text:p>Crítico 1</text:p>
          </table:table-cell>
          <table:table-cell table:style-name="ce182" office:value-type="string" calcext:value-type="string">
            <text:p>Crítico 2</text:p>
          </table:table-cell>
          <table:table-cell table:style-name="ce182" office:value-type="string" calcext:value-type="string">
            <text:p>Tipo tabla</text:p>
          </table:table-cell>
          <table:table-cell table:style-name="ce150" office:value-type="string" calcext:value-type="string" table:number-columns-spanned="2" table:number-rows-spanned="1">
            <text:p>Piel (1-4)</text:p>
          </table:table-cell>
          <table:covered-table-cell/>
          <table:table-cell table:style-name="ce150" office:value-type="string" calcext:value-type="string" table:number-columns-spanned="2" table:number-rows-spanned="1">
            <text:p>Cuero (5-8)</text:p>
          </table:table-cell>
          <table:covered-table-cell/>
          <table:table-cell table:style-name="ce150" office:value-type="string" calcext:value-type="string" table:number-columns-spanned="2" table:number-rows-spanned="1">
            <text:p>Cuero duro (9-12)</text:p>
          </table:table-cell>
          <table:covered-table-cell/>
          <table:table-cell table:style-name="ce150" office:value-type="string" calcext:value-type="string" table:number-columns-spanned="2" table:number-rows-spanned="1">
            <text:p>Cota de mallas (13-16)</text:p>
          </table:table-cell>
          <table:covered-table-cell/>
          <table:table-cell table:style-name="ce150" office:value-type="string" calcext:value-type="string" table:number-columns-spanned="2" table:number-rows-spanned="1">
            <text:p>Coraza (17-20)</text:p>
          </table:table-cell>
          <table:covered-table-cell/>
          <table:table-cell table:style-name="ce182" office:value-type="string" calcext:value-type="string">
            <text:p>Fallo crítico</text:p>
          </table:table-cell>
          <table:table-cell table:style-name="ce182" office:value-type="string" calcext:value-type="string">
            <text:p>Companion</text:p>
          </table:table-cell>
          <table:table-cell table:style-name="ce182" office:value-type="string" calcext:value-type="string">
            <text:p>English</text:p>
          </table:table-cell>
          <table:table-cell table:style-name="ce182" table:number-columns-repeated="20"/>
          <table:table-cell table:number-columns-repeated="26"/>
        </table:table-row>
        <table:table-row table:style-name="ro1">
          <table:table-cell table:style-name="ce143" office:value-type="string" calcext:value-type="string">
            <text:p>Aguijones</text:p>
          </table:table-cell>
          <table:table-cell table:style-name="ce143" office:value-type="float" office:value="2" calcext:value-type="float">
            <text:p>2</text:p>
          </table:table-cell>
          <table:table-cell table:number-columns-repeated="2" table:style-name="ce143" office:value-type="string" calcext:value-type="string">
            <text:p>T</text:p>
          </table:table-cell>
          <table:table-cell table:style-name="ce143" office:value-type="string" calcext:value-type="string">
            <text:p>CL</text:p>
          </table:table-cell>
          <table:table-cell table:style-name="ce143" office:value-type="float" office:value="21" calcext:value-type="float">
            <text:p>21</text:p>
          </table:table-cell>
          <table:table-cell table:style-name="ce195" office:value-type="float" office:value="9.3" calcext:value-type="float">
            <text:p>9.3</text:p>
          </table:table-cell>
          <table:table-cell table:style-name="ce143" office:value-type="float" office:value="-5" calcext:value-type="float">
            <text:p>-5</text:p>
          </table:table-cell>
          <table:table-cell table:style-name="ce195" office:value-type="float" office:value="10.4" calcext:value-type="float">
            <text:p>10.4</text:p>
          </table:table-cell>
          <table:table-cell table:style-name="ce143" office:value-type="float" office:value="-2" calcext:value-type="float">
            <text:p>-2</text:p>
          </table:table-cell>
          <table:table-cell table:style-name="ce195" office:value-type="float" office:value="9.7" calcext:value-type="float">
            <text:p>9.7</text:p>
          </table:table-cell>
          <table:table-cell table:style-name="ce143" office:value-type="float" office:value="11" calcext:value-type="float">
            <text:p>11</text:p>
          </table:table-cell>
          <table:table-cell table:style-name="ce195" office:value-type="float" office:value="10.8" calcext:value-type="float">
            <text:p>10.8</text:p>
          </table:table-cell>
          <table:table-cell table:style-name="ce143" office:value-type="float" office:value="21" calcext:value-type="float">
            <text:p>21</text:p>
          </table:table-cell>
          <table:table-cell table:style-name="ce195" office:value-type="float" office:value="11.5" calcext:value-type="float">
            <text:p>11.5</text:p>
          </table:table-cell>
          <table:table-cell table:style-name="ce189" office:value-type="string" calcext:value-type="string">
            <text:p>N/A</text:p>
          </table:table-cell>
          <table:table-cell table:style-name="ce189" office:value-type="string" calcext:value-type="string">
            <text:p>Aguijones</text:p>
          </table:table-cell>
          <table:table-cell table:style-name="ce189" office:value-type="string" calcext:value-type="string">
            <text:p>Stinger</text:p>
          </table:table-cell>
          <table:table-cell table:style-name="ce143" table:number-columns-repeated="20"/>
          <table:table-cell table:number-columns-repeated="26"/>
        </table:table-row>
        <table:table-row table:style-name="ro1">
          <table:table-cell table:style-name="ce143" office:value-type="string" calcext:value-type="string">
            <text:p>Alabarda</text:p>
          </table:table-cell>
          <table:table-cell table:style-name="ce143" office:value-type="float" office:value="7" calcext:value-type="float">
            <text:p>7</text:p>
          </table:table-cell>
          <table:table-cell table:style-name="ce143" office:value-type="string" calcext:value-type="string">
            <text:p>P</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2" calcext:value-type="float">
            <text:p>-2</text:p>
          </table:table-cell>
          <table:table-cell table:style-name="ce195" office:value-type="float" office:value="1.8" calcext:value-type="float">
            <text:p>1.8</text:p>
          </table:table-cell>
          <table:table-cell table:style-name="ce143" office:value-type="float" office:value="-2" calcext:value-type="float">
            <text:p>-2</text:p>
          </table:table-cell>
          <table:table-cell table:style-name="ce195" office:value-type="float" office:value="2.5" calcext:value-type="float">
            <text:p>2.5</text:p>
          </table:table-cell>
          <table:table-cell table:style-name="ce143" office:value-type="float" office:value="-1" calcext:value-type="float">
            <text:p>-1</text:p>
          </table:table-cell>
          <table:table-cell table:style-name="ce195" office:value-type="float" office:value="2.5" calcext:value-type="float">
            <text:p>2.5</text:p>
          </table:table-cell>
          <table:table-cell table:style-name="ce143" office:value-type="float" office:value="0" calcext:value-type="float">
            <text:p>0</text:p>
          </table:table-cell>
          <table:table-cell table:style-name="ce195" office:value-type="float" office:value="3.3" calcext:value-type="float">
            <text:p>3.3</text:p>
          </table:table-cell>
          <table:table-cell table:style-name="ce143" office:value-type="float" office:value="0" calcext:value-type="float">
            <text:p>0</text:p>
          </table:table-cell>
          <table:table-cell table:style-name="ce195" office:value-type="float" office:value="5.2" calcext:value-type="float">
            <text:p>5.2</text:p>
          </table:table-cell>
          <table:table-cell table:style-name="ce189" office:value-type="string" calcext:value-type="string">
            <text:p>LYA</text:p>
          </table:table-cell>
          <table:table-cell table:style-name="ce189" office:value-type="string" calcext:value-type="string">
            <text:p>Armas de asta</text:p>
          </table:table-cell>
          <table:table-cell table:style-name="ce189" office:value-type="string" calcext:value-type="string">
            <text:p>Pole Arm</text:p>
          </table:table-cell>
          <table:table-cell table:style-name="ce143" table:number-columns-repeated="20"/>
          <table:table-cell table:number-columns-repeated="26"/>
        </table:table-row>
        <table:table-row table:style-name="ro1">
          <table:table-cell table:style-name="ce143" office:value-type="string" calcext:value-type="string">
            <text:p>Alfanje</text:p>
          </table:table-cell>
          <table:table-cell table:style-name="ce143" office:value-type="float" office:value="5" calcext:value-type="float">
            <text:p>5</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0" calcext:value-type="float">
            <text:p>0</text:p>
          </table:table-cell>
          <table:table-cell table:style-name="ce143" office:value-type="float" office:value="2.3" calcext:value-type="float">
            <text:p>2.3</text:p>
          </table:table-cell>
          <table:table-cell table:style-name="ce143" office:value-type="float" office:value="-2" calcext:value-type="float">
            <text:p>-2</text:p>
          </table:table-cell>
          <table:table-cell table:style-name="ce143" office:value-type="float" office:value="3.3" calcext:value-type="float">
            <text:p>3.3</text:p>
          </table:table-cell>
          <table:table-cell table:style-name="ce143" office:value-type="float" office:value="4" calcext:value-type="float">
            <text:p>4</text:p>
          </table:table-cell>
          <table:table-cell table:style-name="ce143" office:value-type="float" office:value="3.3" calcext:value-type="float">
            <text:p>3.3</text:p>
          </table:table-cell>
          <table:table-cell table:style-name="ce143" office:value-type="float" office:value="4" calcext:value-type="float">
            <text:p>4</text:p>
          </table:table-cell>
          <table:table-cell table:style-name="ce143" office:value-type="float" office:value="4.4" calcext:value-type="float">
            <text:p>4.4</text:p>
          </table:table-cell>
          <table:table-cell table:style-name="ce143" office:value-type="float" office:value="4" calcext:value-type="float">
            <text:p>4</text:p>
          </table:table-cell>
          <table:table-cell table:style-name="ce143" office:value-type="float" office:value="6.4" calcext:value-type="float">
            <text:p>6.4</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AM Barridos y lanzamientos</text:p>
          </table:table-cell>
          <table:table-cell table:style-name="ce143" office:value-type="float" office:value="2" calcext:value-type="float">
            <text:p>2</text:p>
          </table:table-cell>
          <table:table-cell table:number-columns-repeated="2" table:style-name="ce143" office:value-type="string" calcext:value-type="string">
            <text:p>MABA</text:p>
          </table:table-cell>
          <table:table-cell table:style-name="ce143" office:value-type="string" calcext:value-type="string">
            <text:p>RCL</text:p>
          </table:table-cell>
          <table:table-cell table:style-name="ce143" office:value-type="float" office:value="-10" calcext:value-type="float">
            <text:p>-10</text:p>
          </table:table-cell>
          <table:table-cell table:style-name="ce195" office:value-type="float" office:value="5.7" calcext:value-type="float">
            <text:p>5.7</text:p>
          </table:table-cell>
          <table:table-cell table:style-name="ce143" office:value-type="float" office:value="1" calcext:value-type="float">
            <text:p>1</text:p>
          </table:table-cell>
          <table:table-cell table:style-name="ce195" office:value-type="float" office:value="7.6" calcext:value-type="float">
            <text:p>7.6</text:p>
          </table:table-cell>
          <table:table-cell table:style-name="ce143" office:value-type="float" office:value="13" calcext:value-type="float">
            <text:p>13</text:p>
          </table:table-cell>
          <table:table-cell table:style-name="ce195" office:value-type="float" office:value="11.3" calcext:value-type="float">
            <text:p>11.3</text:p>
          </table:table-cell>
          <table:table-cell table:style-name="ce143" office:value-type="float" office:value="34" calcext:value-type="float">
            <text:p>34</text:p>
          </table:table-cell>
          <table:table-cell table:style-name="ce195" office:value-type="float" office:value="10.3" calcext:value-type="float">
            <text:p>10.3</text:p>
          </table:table-cell>
          <table:table-cell table:style-name="ce143" office:value-type="float" office:value="55" calcext:value-type="float">
            <text:p>55</text:p>
          </table:table-cell>
          <table:table-cell table:style-name="ce195" office:value-type="float" office:value="15.8" calcext:value-type="float">
            <text:p>15.8</text:p>
          </table:table-cell>
          <table:table-cell table:style-name="ce189" office:value-type="string" calcext:value-type="string">
            <text:p>N/A</text:p>
          </table:table-cell>
          <table:table-cell table:style-name="ce189" office:value-type="string" calcext:value-type="string">
            <text:p>Barridos AM</text:p>
          </table:table-cell>
          <table:table-cell table:style-name="ce189" office:value-type="string" calcext:value-type="string">
            <text:p>MA Throw</text:p>
          </table:table-cell>
          <table:table-cell table:style-name="ce143" table:number-columns-repeated="20"/>
          <table:table-cell table:number-columns-repeated="26"/>
        </table:table-row>
        <table:table-row table:style-name="ro1">
          <table:table-cell table:style-name="ce143" office:value-type="string" calcext:value-type="string">
            <text:p>AM Golpes</text:p>
          </table:table-cell>
          <table:table-cell table:style-name="ce143" office:value-type="float" office:value="2" calcext:value-type="float">
            <text:p>2</text:p>
          </table:table-cell>
          <table:table-cell table:number-columns-repeated="2" table:style-name="ce143" office:value-type="string" calcext:value-type="string">
            <text:p>MABA</text:p>
          </table:table-cell>
          <table:table-cell table:style-name="ce143" office:value-type="string" calcext:value-type="string">
            <text:p>CL</text:p>
          </table:table-cell>
          <table:table-cell table:style-name="ce143" office:value-type="float" office:value="24" calcext:value-type="float">
            <text:p>24</text:p>
          </table:table-cell>
          <table:table-cell table:style-name="ce195" office:value-type="float" office:value="4.7" calcext:value-type="float">
            <text:p>4.7</text:p>
          </table:table-cell>
          <table:table-cell table:style-name="ce143" office:value-type="float" office:value="17" calcext:value-type="float">
            <text:p>17</text:p>
          </table:table-cell>
          <table:table-cell table:style-name="ce195" office:value-type="float" office:value="5.1" calcext:value-type="float">
            <text:p>5.1</text:p>
          </table:table-cell>
          <table:table-cell table:style-name="ce143" office:value-type="float" office:value="2" calcext:value-type="float">
            <text:p>2</text:p>
          </table:table-cell>
          <table:table-cell table:style-name="ce195" office:value-type="float" office:value="5.8" calcext:value-type="float">
            <text:p>5.8</text:p>
          </table:table-cell>
          <table:table-cell table:style-name="ce143" office:value-type="float" office:value="24" calcext:value-type="float">
            <text:p>24</text:p>
          </table:table-cell>
          <table:table-cell table:style-name="ce195" office:value-type="float" office:value="5.4" calcext:value-type="float">
            <text:p>5.4</text:p>
          </table:table-cell>
          <table:table-cell table:style-name="ce143" office:value-type="float" office:value="22" calcext:value-type="float">
            <text:p>22</text:p>
          </table:table-cell>
          <table:table-cell table:style-name="ce195" office:value-type="float" office:value="6.3" calcext:value-type="float">
            <text:p>6.3</text:p>
          </table:table-cell>
          <table:table-cell table:style-name="ce189" office:value-type="string" calcext:value-type="string">
            <text:p>N/A</text:p>
          </table:table-cell>
          <table:table-cell table:style-name="ce189" office:value-type="string" calcext:value-type="string">
            <text:p>Golpes AM</text:p>
          </table:table-cell>
          <table:table-cell table:style-name="ce189" office:value-type="string" calcext:value-type="string">
            <text:p>MA Strike</text:p>
          </table:table-cell>
          <table:table-cell table:style-name="ce143" table:number-columns-repeated="20"/>
          <table:table-cell table:number-columns-repeated="26"/>
        </table:table-row>
        <table:table-row table:style-name="ro1">
          <table:table-cell table:style-name="ce143" office:value-type="string" calcext:value-type="string">
            <text:p>Animales muy pequeños</text:p>
          </table:table-cell>
          <table:table-cell table:style-name="ce143" office:value-type="float" office:value="2" calcext:value-type="float">
            <text:p>2</text:p>
          </table:table-cell>
          <table:table-cell table:number-columns-repeated="2" table:style-name="ce143" office:value-type="string" calcext:value-type="string">
            <text:p>T</text:p>
          </table:table-cell>
          <table:table-cell table:style-name="ce143" office:value-type="string" calcext:value-type="string">
            <text:p>CL</text:p>
          </table:table-cell>
          <table:table-cell table:style-name="ce143" office:value-type="float" office:value="26" calcext:value-type="float">
            <text:p>26</text:p>
          </table:table-cell>
          <table:table-cell table:style-name="ce195" office:value-type="float" office:value="8.3" calcext:value-type="float">
            <text:p>8.3</text:p>
          </table:table-cell>
          <table:table-cell table:style-name="ce143" office:value-type="float" office:value="4" calcext:value-type="float">
            <text:p>4</text:p>
          </table:table-cell>
          <table:table-cell table:style-name="ce195" office:value-type="float" office:value="9.6" calcext:value-type="float">
            <text:p>9.6</text:p>
          </table:table-cell>
          <table:table-cell table:style-name="ce143" office:value-type="float" office:value="0" calcext:value-type="float">
            <text:p>0</text:p>
          </table:table-cell>
          <table:table-cell table:style-name="ce195" office:value-type="float" office:value="10.4" calcext:value-type="float">
            <text:p>10.4</text:p>
          </table:table-cell>
          <table:table-cell table:style-name="ce143" office:value-type="float" office:value="14" calcext:value-type="float">
            <text:p>14</text:p>
          </table:table-cell>
          <table:table-cell table:style-name="ce195" office:value-type="float" office:value="10.9" calcext:value-type="float">
            <text:p>10.9</text:p>
          </table:table-cell>
          <table:table-cell table:style-name="ce143" office:value-type="float" office:value="25" calcext:value-type="float">
            <text:p>25</text:p>
          </table:table-cell>
          <table:table-cell table:style-name="ce195" office:value-type="float" office:value="10.3" calcext:value-type="float">
            <text:p>10.3</text:p>
          </table:table-cell>
          <table:table-cell table:style-name="ce189" office:value-type="string" calcext:value-type="string">
            <text:p>N/A</text:p>
          </table:table-cell>
          <table:table-cell table:style-name="ce189" office:value-type="string" calcext:value-type="string">
            <text:p>Animales diminutos</text:p>
          </table:table-cell>
          <table:table-cell table:style-name="ce189" office:value-type="string" calcext:value-type="string">
            <text:p>Tiny Animal</text:p>
          </table:table-cell>
          <table:table-cell table:style-name="ce143" table:number-columns-repeated="20"/>
          <table:table-cell table:number-columns-repeated="26"/>
        </table:table-row>
        <table:table-row table:style-name="ro1">
          <table:table-cell table:style-name="ce143" office:value-type="string" calcext:value-type="string">
            <text:p>Arco compuesto</text:p>
          </table:table-cell>
          <table:table-cell table:style-name="ce143" office:value-type="float" office:value="4" calcext:value-type="float">
            <text:p>4</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9" calcext:value-type="float">
            <text:p>-9</text:p>
          </table:table-cell>
          <table:table-cell table:style-name="ce195" office:value-type="float" office:value="2.9" calcext:value-type="float">
            <text:p>2.9</text:p>
          </table:table-cell>
          <table:table-cell table:style-name="ce143" office:value-type="float" office:value="1" calcext:value-type="float">
            <text:p>1</text:p>
          </table:table-cell>
          <table:table-cell table:style-name="ce195" office:value-type="float" office:value="3.4" calcext:value-type="float">
            <text:p>3.4</text:p>
          </table:table-cell>
          <table:table-cell table:style-name="ce143" office:value-type="float" office:value="-2" calcext:value-type="float">
            <text:p>-2</text:p>
          </table:table-cell>
          <table:table-cell table:style-name="ce195" office:value-type="float" office:value="3" calcext:value-type="float">
            <text:p>3.0</text:p>
          </table:table-cell>
          <table:table-cell table:style-name="ce143" office:value-type="float" office:value="10" calcext:value-type="float">
            <text:p>10</text:p>
          </table:table-cell>
          <table:table-cell table:style-name="ce195" office:value-type="float" office:value="3.5" calcext:value-type="float">
            <text:p>3.5</text:p>
          </table:table-cell>
          <table:table-cell table:style-name="ce143" office:value-type="float" office:value="5" calcext:value-type="float">
            <text:p>5</text:p>
          </table:table-cell>
          <table:table-cell table:style-name="ce195" office:value-type="float" office:value="6.4" calcext:value-type="float">
            <text:p>6.4</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Arco corto</text:p>
          </table:table-cell>
          <table:table-cell table:style-name="ce143" office:value-type="float" office:value="4" calcext:value-type="float">
            <text:p>4</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12" calcext:value-type="float">
            <text:p>-12</text:p>
          </table:table-cell>
          <table:table-cell table:style-name="ce195" office:value-type="float" office:value="3.1" calcext:value-type="float">
            <text:p>3.1</text:p>
          </table:table-cell>
          <table:table-cell table:style-name="ce143" office:value-type="float" office:value="-4" calcext:value-type="float">
            <text:p>-4</text:p>
          </table:table-cell>
          <table:table-cell table:style-name="ce195" office:value-type="float" office:value="4.3" calcext:value-type="float">
            <text:p>4.3</text:p>
          </table:table-cell>
          <table:table-cell table:style-name="ce143" office:value-type="float" office:value="-11" calcext:value-type="float">
            <text:p>-11</text:p>
          </table:table-cell>
          <table:table-cell table:style-name="ce195" office:value-type="float" office:value="3.6" calcext:value-type="float">
            <text:p>3.6</text:p>
          </table:table-cell>
          <table:table-cell table:style-name="ce143" office:value-type="float" office:value="0" calcext:value-type="float">
            <text:p>0</text:p>
          </table:table-cell>
          <table:table-cell table:style-name="ce195" office:value-type="float" office:value="4" calcext:value-type="float">
            <text:p>4.0</text:p>
          </table:table-cell>
          <table:table-cell table:style-name="ce143" office:value-type="float" office:value="0" calcext:value-type="float">
            <text:p>0</text:p>
          </table:table-cell>
          <table:table-cell table:style-name="ce195" office:value-type="float" office:value="9.9" calcext:value-type="float">
            <text:p>9.9</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Arco largo</text:p>
          </table:table-cell>
          <table:table-cell table:style-name="ce143" office:value-type="float" office:value="5" calcext:value-type="float">
            <text:p>5</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3" calcext:value-type="float">
            <text:p>-3</text:p>
          </table:table-cell>
          <table:table-cell table:style-name="ce195" office:value-type="float" office:value="2.6" calcext:value-type="float">
            <text:p>2.6</text:p>
          </table:table-cell>
          <table:table-cell table:style-name="ce143" office:value-type="float" office:value="3" calcext:value-type="float">
            <text:p>3</text:p>
          </table:table-cell>
          <table:table-cell table:style-name="ce195" office:value-type="float" office:value="3.2" calcext:value-type="float">
            <text:p>3.2</text:p>
          </table:table-cell>
          <table:table-cell table:style-name="ce143" office:value-type="float" office:value="1" calcext:value-type="float">
            <text:p>1</text:p>
          </table:table-cell>
          <table:table-cell table:style-name="ce195" office:value-type="float" office:value="2.9" calcext:value-type="float">
            <text:p>2.9</text:p>
          </table:table-cell>
          <table:table-cell table:style-name="ce143" office:value-type="float" office:value="13" calcext:value-type="float">
            <text:p>13</text:p>
          </table:table-cell>
          <table:table-cell table:style-name="ce195" office:value-type="float" office:value="3.3" calcext:value-type="float">
            <text:p>3.3</text:p>
          </table:table-cell>
          <table:table-cell table:style-name="ce143" office:value-type="float" office:value="8" calcext:value-type="float">
            <text:p>8</text:p>
          </table:table-cell>
          <table:table-cell table:style-name="ce195" office:value-type="float" office:value="5.8" calcext:value-type="float">
            <text:p>5.8</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Ballesta ligera</text:p>
          </table:table-cell>
          <table:table-cell table:style-name="ce143" office:value-type="float" office:value="5" calcext:value-type="float">
            <text:p>5</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7" calcext:value-type="float">
            <text:p>-7</text:p>
          </table:table-cell>
          <table:table-cell table:style-name="ce195" office:value-type="float" office:value="2.8" calcext:value-type="float">
            <text:p>2.8</text:p>
          </table:table-cell>
          <table:table-cell table:style-name="ce143" office:value-type="float" office:value="-3" calcext:value-type="float">
            <text:p>-3</text:p>
          </table:table-cell>
          <table:table-cell table:style-name="ce195" office:value-type="float" office:value="3.4" calcext:value-type="float">
            <text:p>3.4</text:p>
          </table:table-cell>
          <table:table-cell table:style-name="ce143" office:value-type="float" office:value="-2" calcext:value-type="float">
            <text:p>-2</text:p>
          </table:table-cell>
          <table:table-cell table:style-name="ce195" office:value-type="float" office:value="3.1" calcext:value-type="float">
            <text:p>3.1</text:p>
          </table:table-cell>
          <table:table-cell table:style-name="ce143" office:value-type="float" office:value="3" calcext:value-type="float">
            <text:p>3</text:p>
          </table:table-cell>
          <table:table-cell table:style-name="ce195" office:value-type="float" office:value="3.7" calcext:value-type="float">
            <text:p>3.7</text:p>
          </table:table-cell>
          <table:table-cell table:style-name="ce143" office:value-type="float" office:value="0" calcext:value-type="float">
            <text:p>0</text:p>
          </table:table-cell>
          <table:table-cell table:style-name="ce195" office:value-type="float" office:value="7.1" calcext:value-type="float">
            <text:p>7.1</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Ballesta pesada</text:p>
          </table:table-cell>
          <table:table-cell table:style-name="ce143" office:value-type="float" office:value="5" calcext:value-type="float">
            <text:p>5</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2" calcext:value-type="float">
            <text:p>-2</text:p>
          </table:table-cell>
          <table:table-cell table:style-name="ce195" office:value-type="float" office:value="2.3" calcext:value-type="float">
            <text:p>2.3</text:p>
          </table:table-cell>
          <table:table-cell table:style-name="ce143" office:value-type="float" office:value="6" calcext:value-type="float">
            <text:p>6</text:p>
          </table:table-cell>
          <table:table-cell table:style-name="ce195" office:value-type="float" office:value="3.1" calcext:value-type="float">
            <text:p>3.1</text:p>
          </table:table-cell>
          <table:table-cell table:style-name="ce143" office:value-type="float" office:value="4" calcext:value-type="float">
            <text:p>4</text:p>
          </table:table-cell>
          <table:table-cell table:style-name="ce195" office:value-type="float" office:value="2.6" calcext:value-type="float">
            <text:p>2.6</text:p>
          </table:table-cell>
          <table:table-cell table:style-name="ce143" office:value-type="float" office:value="15" calcext:value-type="float">
            <text:p>15</text:p>
          </table:table-cell>
          <table:table-cell table:style-name="ce195" office:value-type="float" office:value="3.5" calcext:value-type="float">
            <text:p>3.5</text:p>
          </table:table-cell>
          <table:table-cell table:style-name="ce143" office:value-type="float" office:value="10" calcext:value-type="float">
            <text:p>10</text:p>
          </table:table-cell>
          <table:table-cell table:style-name="ce195" office:value-type="float" office:value="5.8" calcext:value-type="float">
            <text:p>5.8</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Bastón</text:p>
          </table:table-cell>
          <table:table-cell table:style-name="ce143" office:value-type="float" office:value="3" calcext:value-type="float">
            <text:p>3</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15" calcext:value-type="float">
            <text:p>-15</text:p>
          </table:table-cell>
          <table:table-cell table:style-name="ce195" office:value-type="float" office:value="2.8" calcext:value-type="float">
            <text:p>2.8</text:p>
          </table:table-cell>
          <table:table-cell table:style-name="ce143" office:value-type="float" office:value="-12" calcext:value-type="float">
            <text:p>-12</text:p>
          </table:table-cell>
          <table:table-cell table:style-name="ce195" office:value-type="float" office:value="3.7" calcext:value-type="float">
            <text:p>3.7</text:p>
          </table:table-cell>
          <table:table-cell table:style-name="ce143" office:value-type="float" office:value="-12" calcext:value-type="float">
            <text:p>-12</text:p>
          </table:table-cell>
          <table:table-cell table:style-name="ce195" office:value-type="float" office:value="4.5" calcext:value-type="float">
            <text:p>4.5</text:p>
          </table:table-cell>
          <table:table-cell table:style-name="ce143" office:value-type="float" office:value="-12" calcext:value-type="float">
            <text:p>-12</text:p>
          </table:table-cell>
          <table:table-cell table:style-name="ce195" office:value-type="float" office:value="6.1" calcext:value-type="float">
            <text:p>6.1</text:p>
          </table:table-cell>
          <table:table-cell table:style-name="ce143" office:value-type="float" office:value="-15" calcext:value-type="float">
            <text:p>-15</text:p>
          </table:table-cell>
          <table:table-cell table:style-name="ce195" office:value-type="float" office:value="9.2" calcext:value-type="float">
            <text:p>9.2</text:p>
          </table:table-cell>
          <table:table-cell table:style-name="ce189" office:value-type="string" calcext:value-type="string">
            <text:p>A2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Bola de frío</text:p>
          </table:table-cell>
          <table:table-cell table:style-name="ce143" office:value-type="float" office:value="4" calcext:value-type="float">
            <text:p>4</text:p>
          </table:table-cell>
          <table:table-cell table:number-columns-repeated="2" table:style-name="ce143" office:value-type="string" calcext:value-type="string">
            <text:p>FRIO</text:p>
          </table:table-cell>
          <table:table-cell table:style-name="ce143" office:value-type="string" calcext:value-type="string">
            <text:p>SL</text:p>
          </table:table-cell>
          <table:table-cell table:style-name="ce143" office:value-type="float" office:value="62" calcext:value-type="float">
            <text:p>62</text:p>
          </table:table-cell>
          <table:table-cell table:style-name="ce195" office:value-type="float" office:value="7" calcext:value-type="float">
            <text:p>7.0</text:p>
          </table:table-cell>
          <table:table-cell table:style-name="ce143" office:value-type="float" office:value="39" calcext:value-type="float">
            <text:p>39</text:p>
          </table:table-cell>
          <table:table-cell table:style-name="ce195" office:value-type="float" office:value="8.4" calcext:value-type="float">
            <text:p>8.4</text:p>
          </table:table-cell>
          <table:table-cell table:style-name="ce143" office:value-type="float" office:value="48" calcext:value-type="float">
            <text:p>48</text:p>
          </table:table-cell>
          <table:table-cell table:style-name="ce195" office:value-type="float" office:value="9.8" calcext:value-type="float">
            <text:p>9.8</text:p>
          </table:table-cell>
          <table:table-cell table:style-name="ce143" office:value-type="float" office:value="64" calcext:value-type="float">
            <text:p>64</text:p>
          </table:table-cell>
          <table:table-cell table:style-name="ce195" office:value-type="float" office:value="9.1" calcext:value-type="float">
            <text:p>9.1</text:p>
          </table:table-cell>
          <table:table-cell table:style-name="ce143" office:value-type="float" office:value="76" calcext:value-type="float">
            <text:p>76</text:p>
          </table:table-cell>
          <table:table-cell table:style-name="ce195" office:value-type="float" office:value="10.9" calcext:value-type="float">
            <text:p>10.9</text:p>
          </table:table-cell>
          <table:table-cell table:style-name="ce189" office:value-type="string" calcext:value-type="string">
            <text:p>HOF</text:p>
          </table:table-cell>
          <table:table-cell table:style-name="ce189" office:value-type="string" calcext:value-type="string">
            <text:p>Bola de frío</text:p>
          </table:table-cell>
          <table:table-cell table:style-name="ce189" office:value-type="string" calcext:value-type="string">
            <text:p>Cold Ball</text:p>
          </table:table-cell>
          <table:table-cell table:style-name="ce143" table:number-columns-repeated="20"/>
          <table:table-cell table:number-columns-repeated="26"/>
        </table:table-row>
        <table:table-row table:style-name="ro1">
          <table:table-cell table:style-name="ce143" office:value-type="string" calcext:value-type="string">
            <text:p>Bola de fuego</text:p>
          </table:table-cell>
          <table:table-cell table:style-name="ce143" office:value-type="float" office:value="4" calcext:value-type="float">
            <text:p>4</text:p>
          </table:table-cell>
          <table:table-cell table:number-columns-repeated="2" table:style-name="ce143" office:value-type="string" calcext:value-type="string">
            <text:p>CALOR</text:p>
          </table:table-cell>
          <table:table-cell table:style-name="ce143" office:value-type="string" calcext:value-type="string">
            <text:p>SL</text:p>
          </table:table-cell>
          <table:table-cell table:style-name="ce143" office:value-type="float" office:value="68" calcext:value-type="float">
            <text:p>68</text:p>
          </table:table-cell>
          <table:table-cell table:style-name="ce195" office:value-type="float" office:value="5.6" calcext:value-type="float">
            <text:p>5.6</text:p>
          </table:table-cell>
          <table:table-cell table:style-name="ce143" office:value-type="float" office:value="53" calcext:value-type="float">
            <text:p>53</text:p>
          </table:table-cell>
          <table:table-cell table:style-name="ce195" office:value-type="float" office:value="6" calcext:value-type="float">
            <text:p>6.0</text:p>
          </table:table-cell>
          <table:table-cell table:style-name="ce143" office:value-type="float" office:value="61" calcext:value-type="float">
            <text:p>61</text:p>
          </table:table-cell>
          <table:table-cell table:style-name="ce195" office:value-type="float" office:value="7.4" calcext:value-type="float">
            <text:p>7.4</text:p>
          </table:table-cell>
          <table:table-cell table:style-name="ce143" office:value-type="float" office:value="72" calcext:value-type="float">
            <text:p>72</text:p>
          </table:table-cell>
          <table:table-cell table:style-name="ce195" office:value-type="float" office:value="8.2" calcext:value-type="float">
            <text:p>8.2</text:p>
          </table:table-cell>
          <table:table-cell table:style-name="ce143" office:value-type="float" office:value="84" calcext:value-type="float">
            <text:p>84</text:p>
          </table:table-cell>
          <table:table-cell table:style-name="ce195" office:value-type="float" office:value="9.5" calcext:value-type="float">
            <text:p>9.5</text:p>
          </table:table-cell>
          <table:table-cell table:style-name="ce189" office:value-type="string" calcext:value-type="string">
            <text:p>HOF</text:p>
          </table:table-cell>
          <table:table-cell table:style-name="ce189" office:value-type="string" calcext:value-type="string">
            <text:p>Bola de fuego</text:p>
          </table:table-cell>
          <table:table-cell table:style-name="ce189" office:value-type="string" calcext:value-type="string">
            <text:p>Fire Ball</text:p>
          </table:table-cell>
          <table:table-cell table:style-name="ce143" table:number-columns-repeated="20"/>
          <table:table-cell table:number-columns-repeated="26"/>
        </table:table-row>
        <table:table-row table:style-name="ro1">
          <table:table-cell table:style-name="ce143" office:value-type="string" calcext:value-type="string">
            <text:p>Bolas</text:p>
          </table:table-cell>
          <table:table-cell table:style-name="ce143" office:value-type="float" office:value="7" calcext:value-type="float">
            <text:p>7</text:p>
          </table:table-cell>
          <table:table-cell table:style-name="ce143" office:value-type="string" calcext:value-type="string">
            <text:p>E</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10" calcext:value-type="float">
            <text:p>-10</text:p>
          </table:table-cell>
          <table:table-cell table:style-name="ce195" office:value-type="float" office:value="5.1" calcext:value-type="float">
            <text:p>5.1</text:p>
          </table:table-cell>
          <table:table-cell table:style-name="ce143" office:value-type="float" office:value="-10" calcext:value-type="float">
            <text:p>-10</text:p>
          </table:table-cell>
          <table:table-cell table:style-name="ce195" office:value-type="float" office:value="8" calcext:value-type="float">
            <text:p>8.0</text:p>
          </table:table-cell>
          <table:table-cell table:style-name="ce143" office:value-type="float" office:value="-10" calcext:value-type="float">
            <text:p>-10</text:p>
          </table:table-cell>
          <table:table-cell table:style-name="ce195" office:value-type="float" office:value="4.1" calcext:value-type="float">
            <text:p>4.1</text:p>
          </table:table-cell>
          <table:table-cell table:style-name="ce143" office:value-type="float" office:value="-10" calcext:value-type="float">
            <text:p>-10</text:p>
          </table:table-cell>
          <table:table-cell table:style-name="ce195" office:value-type="float" office:value="5.7" calcext:value-type="float">
            <text:p>5.7</text:p>
          </table:table-cell>
          <table:table-cell table:style-name="ce143" office:value-type="float" office:value="-6" calcext:value-type="float">
            <text:p>-6</text:p>
          </table:table-cell>
          <table:table-cell table:style-name="ce195" office:value-type="float" office:value="10.1" calcext:value-type="float">
            <text:p>10.1</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Caída/Aplastamiento</text:p>
          </table:table-cell>
          <table:table-cell table:style-name="ce143" office:value-type="float" office:value="2" calcext:value-type="float">
            <text:p>2</text:p>
          </table:table-cell>
          <table:table-cell table:number-columns-repeated="2" table:style-name="ce143" office:value-type="string" calcext:value-type="string">
            <text:p>K</text:p>
          </table:table-cell>
          <table:table-cell table:style-name="ce143" office:value-type="string" calcext:value-type="string">
            <text:p>CL</text:p>
          </table:table-cell>
          <table:table-cell table:style-name="ce143" office:value-type="float" office:value="45" calcext:value-type="float">
            <text:p>45</text:p>
          </table:table-cell>
          <table:table-cell table:style-name="ce195" office:value-type="float" office:value="2.4" calcext:value-type="float">
            <text:p>2.4</text:p>
          </table:table-cell>
          <table:table-cell table:style-name="ce143" office:value-type="float" office:value="35" calcext:value-type="float">
            <text:p>35</text:p>
          </table:table-cell>
          <table:table-cell table:style-name="ce195" office:value-type="float" office:value="2.8" calcext:value-type="float">
            <text:p>2.8</text:p>
          </table:table-cell>
          <table:table-cell table:style-name="ce143" office:value-type="float" office:value="23" calcext:value-type="float">
            <text:p>23</text:p>
          </table:table-cell>
          <table:table-cell table:style-name="ce195" office:value-type="float" office:value="3.1" calcext:value-type="float">
            <text:p>3.1</text:p>
          </table:table-cell>
          <table:table-cell table:style-name="ce143" office:value-type="float" office:value="45" calcext:value-type="float">
            <text:p>45</text:p>
          </table:table-cell>
          <table:table-cell table:style-name="ce195" office:value-type="float" office:value="3" calcext:value-type="float">
            <text:p>3.0</text:p>
          </table:table-cell>
          <table:table-cell table:style-name="ce143" office:value-type="float" office:value="43" calcext:value-type="float">
            <text:p>43</text:p>
          </table:table-cell>
          <table:table-cell table:style-name="ce195" office:value-type="float" office:value="3.6" calcext:value-type="float">
            <text:p>3.6</text:p>
          </table:table-cell>
          <table:table-cell table:style-name="ce189" office:value-type="string" calcext:value-type="string">
            <text:p>N/A</text:p>
          </table:table-cell>
          <table:table-cell table:style-name="ce189" office:value-type="string" calcext:value-type="string">
            <text:p>Caída/Aplastamiento</text:p>
          </table:table-cell>
          <table:table-cell table:style-name="ce189" office:value-type="string" calcext:value-type="string">
            <text:p>Fall</text:p>
          </table:table-cell>
          <table:table-cell table:style-name="ce143" table:number-columns-repeated="20"/>
          <table:table-cell table:number-columns-repeated="26"/>
        </table:table-row>
        <table:table-row table:style-name="ro1">
          <table:table-cell table:style-name="ce143" office:value-type="string" calcext:value-type="string">
            <text:p>Cimitarra</text:p>
          </table:table-cell>
          <table:table-cell table:style-name="ce143" office:value-type="float" office:value="4" calcext:value-type="float">
            <text:p>4</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5" calcext:value-type="float">
            <text:p>-5</text:p>
          </table:table-cell>
          <table:table-cell table:style-name="ce143" office:value-type="float" office:value="2.5" calcext:value-type="float">
            <text:p>2.5</text:p>
          </table:table-cell>
          <table:table-cell table:style-name="ce143" office:value-type="float" office:value="-5" calcext:value-type="float">
            <text:p>-5</text:p>
          </table:table-cell>
          <table:table-cell table:style-name="ce143" office:value-type="float" office:value="3.7" calcext:value-type="float">
            <text:p>3.7</text:p>
          </table:table-cell>
          <table:table-cell table:style-name="ce143" office:value-type="float" office:value="-5" calcext:value-type="float">
            <text:p>-5</text:p>
          </table:table-cell>
          <table:table-cell table:style-name="ce143" office:value-type="float" office:value="3.9" calcext:value-type="float">
            <text:p>3.9</text:p>
          </table:table-cell>
          <table:table-cell table:style-name="ce143" office:value-type="float" office:value="-5" calcext:value-type="float">
            <text:p>-5</text:p>
          </table:table-cell>
          <table:table-cell table:style-name="ce143" office:value-type="float" office:value="7.7" calcext:value-type="float">
            <text:p>7.7</text:p>
          </table:table-cell>
          <table:table-cell table:style-name="ce143" office:value-type="float" office:value="0" calcext:value-type="float">
            <text:p>0</text:p>
          </table:table-cell>
          <table:table-cell table:style-name="ce143" office:value-type="float" office:value="13.2" calcext:value-type="float">
            <text:p>13.2</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Cuernos o colmillos</text:p>
          </table:table-cell>
          <table:table-cell table:style-name="ce143" office:value-type="float" office:value="2" calcext:value-type="float">
            <text:p>2</text:p>
          </table:table-cell>
          <table:table-cell table:style-name="ce143" office:value-type="string" calcext:value-type="string">
            <text:p>P</text:p>
          </table:table-cell>
          <table:table-cell table:style-name="ce143" office:value-type="string" calcext:value-type="string">
            <text:p>U</text:p>
          </table:table-cell>
          <table:table-cell table:style-name="ce143" office:value-type="string" calcext:value-type="string">
            <text:p>CL</text:p>
          </table:table-cell>
          <table:table-cell table:style-name="ce143" office:value-type="float" office:value="19" calcext:value-type="float">
            <text:p>19</text:p>
          </table:table-cell>
          <table:table-cell table:style-name="ce195" office:value-type="float" office:value="2.9" calcext:value-type="float">
            <text:p>2.9</text:p>
          </table:table-cell>
          <table:table-cell table:style-name="ce143" office:value-type="float" office:value="2" calcext:value-type="float">
            <text:p>2</text:p>
          </table:table-cell>
          <table:table-cell table:style-name="ce195" office:value-type="float" office:value="3.1" calcext:value-type="float">
            <text:p>3.1</text:p>
          </table:table-cell>
          <table:table-cell table:style-name="ce143" office:value-type="float" office:value="3" calcext:value-type="float">
            <text:p>3</text:p>
          </table:table-cell>
          <table:table-cell table:style-name="ce195" office:value-type="float" office:value="3.2" calcext:value-type="float">
            <text:p>3.2</text:p>
          </table:table-cell>
          <table:table-cell table:style-name="ce143" office:value-type="float" office:value="13" calcext:value-type="float">
            <text:p>13</text:p>
          </table:table-cell>
          <table:table-cell table:style-name="ce195" office:value-type="float" office:value="3.4" calcext:value-type="float">
            <text:p>3.4</text:p>
          </table:table-cell>
          <table:table-cell table:style-name="ce143" office:value-type="float" office:value="22" calcext:value-type="float">
            <text:p>22</text:p>
          </table:table-cell>
          <table:table-cell table:style-name="ce195" office:value-type="float" office:value="3.5" calcext:value-type="float">
            <text:p>3.5</text:p>
          </table:table-cell>
          <table:table-cell table:style-name="ce189" office:value-type="string" calcext:value-type="string">
            <text:p>N/A</text:p>
          </table:table-cell>
          <table:table-cell table:style-name="ce189" office:value-type="string" calcext:value-type="string">
            <text:p>Cuernos o colmillos</text:p>
          </table:table-cell>
          <table:table-cell table:style-name="ce189" office:value-type="string" calcext:value-type="string">
            <text:p>Horn</text:p>
          </table:table-cell>
          <table:table-cell table:style-name="ce143" table:number-columns-repeated="20"/>
          <table:table-cell table:number-columns-repeated="26"/>
        </table:table-row>
        <table:table-row table:style-name="ro1">
          <table:table-cell table:style-name="ce143" office:value-type="string" calcext:value-type="string">
            <text:p>Daga</text:p>
          </table:table-cell>
          <table:table-cell table:style-name="ce143" office:value-type="float" office:value="2" calcext:value-type="float">
            <text:p>2</text:p>
          </table:table-cell>
          <table:table-cell table:style-name="ce143" office:value-type="string" calcext:value-type="string">
            <text:p>P</text:p>
          </table:table-cell>
          <table:table-cell table:style-name="ce143" office:value-type="string" calcext:value-type="string">
            <text:p>S</text:p>
          </table:table-cell>
          <table:table-cell table:style-name="ce143" office:value-type="string" calcext:value-type="string">
            <text:p>AL</text:p>
          </table:table-cell>
          <table:table-cell table:style-name="ce143" office:value-type="float" office:value="-10" calcext:value-type="float">
            <text:p>-10</text:p>
          </table:table-cell>
          <table:table-cell table:style-name="ce143" office:value-type="float" office:value="4.7" calcext:value-type="float">
            <text:p>4.7</text:p>
          </table:table-cell>
          <table:table-cell table:style-name="ce143" office:value-type="float" office:value="-12" calcext:value-type="float">
            <text:p>-12</text:p>
          </table:table-cell>
          <table:table-cell table:style-name="ce143" office:value-type="float" office:value="8.2" calcext:value-type="float">
            <text:p>8.2</text:p>
          </table:table-cell>
          <table:table-cell table:style-name="ce143" office:value-type="float" office:value="-20" calcext:value-type="float">
            <text:p>-20</text:p>
          </table:table-cell>
          <table:table-cell table:style-name="ce143" office:value-type="float" office:value="8.5" calcext:value-type="float">
            <text:p>8.5</text:p>
          </table:table-cell>
          <table:table-cell table:style-name="ce143" office:value-type="float" office:value="-20" calcext:value-type="float">
            <text:p>-20</text:p>
          </table:table-cell>
          <table:table-cell table:style-name="ce143" office:value-type="float" office:value="10.7" calcext:value-type="float">
            <text:p>10.7</text:p>
          </table:table-cell>
          <table:table-cell table:style-name="ce143" office:value-type="float" office:value="-20" calcext:value-type="float">
            <text:p>-20</text:p>
          </table:table-cell>
          <table:table-cell table:style-name="ce143" office:value-type="float" office:value="22.9" calcext:value-type="float">
            <text:p>22.9</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Espada ancha</text:p>
          </table:table-cell>
          <table:table-cell table:style-name="ce143" office:value-type="float" office:value="3" calcext:value-type="float">
            <text:p>3</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0" calcext:value-type="float">
            <text:p>0</text:p>
          </table:table-cell>
          <table:table-cell table:style-name="ce143" office:value-type="float" office:value="2.8" calcext:value-type="float">
            <text:p>2.8</text:p>
          </table:table-cell>
          <table:table-cell table:style-name="ce143" office:value-type="float" office:value="0" calcext:value-type="float">
            <text:p>0</text:p>
          </table:table-cell>
          <table:table-cell table:style-name="ce143" office:value-type="float" office:value="4.1" calcext:value-type="float">
            <text:p>4.1</text:p>
          </table:table-cell>
          <table:table-cell table:style-name="ce143" office:value-type="float" office:value="0" calcext:value-type="float">
            <text:p>0</text:p>
          </table:table-cell>
          <table:table-cell table:style-name="ce143" office:value-type="float" office:value="4.4" calcext:value-type="float">
            <text:p>4.4</text:p>
          </table:table-cell>
          <table:table-cell table:style-name="ce143" office:value-type="float" office:value="0" calcext:value-type="float">
            <text:p>0</text:p>
          </table:table-cell>
          <table:table-cell table:style-name="ce143" office:value-type="float" office:value="6" calcext:value-type="float">
            <text:p>6</text:p>
          </table:table-cell>
          <table:table-cell table:style-name="ce143" office:value-type="float" office:value="0" calcext:value-type="float">
            <text:p>0</text:p>
          </table:table-cell>
          <table:table-cell table:style-name="ce143" office:value-type="float" office:value="10.3" calcext:value-type="float">
            <text:p>10.3</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Espada corta</text:p>
          </table:table-cell>
          <table:table-cell table:style-name="ce143" office:value-type="float" office:value="2" calcext:value-type="float">
            <text:p>2</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5" calcext:value-type="float">
            <text:p>5</text:p>
          </table:table-cell>
          <table:table-cell table:style-name="ce143" office:value-type="float" office:value="3.8" calcext:value-type="float">
            <text:p>3.8</text:p>
          </table:table-cell>
          <table:table-cell table:style-name="ce143" office:value-type="float" office:value="0" calcext:value-type="float">
            <text:p>0</text:p>
          </table:table-cell>
          <table:table-cell table:style-name="ce143" office:value-type="float" office:value="5.4" calcext:value-type="float">
            <text:p>5.4</text:p>
          </table:table-cell>
          <table:table-cell table:style-name="ce143" office:value-type="float" office:value="-5" calcext:value-type="float">
            <text:p>-5</text:p>
          </table:table-cell>
          <table:table-cell table:style-name="ce143" office:value-type="float" office:value="6.4" calcext:value-type="float">
            <text:p>6.4</text:p>
          </table:table-cell>
          <table:table-cell table:style-name="ce143" office:value-type="float" office:value="-10" calcext:value-type="float">
            <text:p>-10</text:p>
          </table:table-cell>
          <table:table-cell table:style-name="ce143" office:value-type="float" office:value="8.7" calcext:value-type="float">
            <text:p>8.7</text:p>
          </table:table-cell>
          <table:table-cell table:style-name="ce143" office:value-type="float" office:value="-10" calcext:value-type="float">
            <text:p>-10</text:p>
          </table:table-cell>
          <table:table-cell table:style-name="ce143" office:value-type="float" office:value="14.9" calcext:value-type="float">
            <text:p>14.9</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Estoque</text:p>
          </table:table-cell>
          <table:table-cell table:style-name="ce143" office:value-type="float" office:value="4" calcext:value-type="float">
            <text:p>4</text:p>
          </table:table-cell>
          <table:table-cell table:style-name="ce143" office:value-type="string" calcext:value-type="string">
            <text:p>P</text:p>
          </table:table-cell>
          <table:table-cell table:style-name="ce143" office:value-type="string" calcext:value-type="string">
            <text:p>S</text:p>
          </table:table-cell>
          <table:table-cell table:style-name="ce143" office:value-type="string" calcext:value-type="string">
            <text:p>AL</text:p>
          </table:table-cell>
          <table:table-cell table:style-name="ce143" office:value-type="float" office:value="10" calcext:value-type="float">
            <text:p>10</text:p>
          </table:table-cell>
          <table:table-cell table:style-name="ce143" office:value-type="float" office:value="5.3" calcext:value-type="float">
            <text:p>5.3</text:p>
          </table:table-cell>
          <table:table-cell table:style-name="ce143" office:value-type="float" office:value="5" calcext:value-type="float">
            <text:p>5</text:p>
          </table:table-cell>
          <table:table-cell table:style-name="ce143" office:value-type="float" office:value="7.5" calcext:value-type="float">
            <text:p>7.5</text:p>
          </table:table-cell>
          <table:table-cell table:style-name="ce143" office:value-type="float" office:value="-4" calcext:value-type="float">
            <text:p>-4</text:p>
          </table:table-cell>
          <table:table-cell table:style-name="ce143" office:value-type="float" office:value="9.1" calcext:value-type="float">
            <text:p>9.1</text:p>
          </table:table-cell>
          <table:table-cell table:style-name="ce143" office:value-type="float" office:value="0" calcext:value-type="float">
            <text:p>0</text:p>
          </table:table-cell>
          <table:table-cell table:style-name="ce143" office:value-type="float" office:value="10.4" calcext:value-type="float">
            <text:p>10.4</text:p>
          </table:table-cell>
          <table:table-cell table:style-name="ce143" office:value-type="float" office:value="-18" calcext:value-type="float">
            <text:p>-18</text:p>
          </table:table-cell>
          <table:table-cell table:style-name="ce143" office:value-type="float" office:value="23.7" calcext:value-type="float">
            <text:p>23.7</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Garras o uñas</text:p>
          </table:table-cell>
          <table:table-cell table:style-name="ce143" office:value-type="float" office:value="2" calcext:value-type="float">
            <text:p>2</text:p>
          </table:table-cell>
          <table:table-cell table:style-name="ce143" office:value-type="string" calcext:value-type="string">
            <text:p>S</text:p>
          </table:table-cell>
          <table:table-cell table:style-name="ce143" office:value-type="string" calcext:value-type="string">
            <text:p>P</text:p>
          </table:table-cell>
          <table:table-cell table:style-name="ce143" office:value-type="string" calcext:value-type="string">
            <text:p>CL</text:p>
          </table:table-cell>
          <table:table-cell table:style-name="ce143" office:value-type="float" office:value="20" calcext:value-type="float">
            <text:p>20</text:p>
          </table:table-cell>
          <table:table-cell table:style-name="ce195" office:value-type="float" office:value="4.7" calcext:value-type="float">
            <text:p>4.7</text:p>
          </table:table-cell>
          <table:table-cell table:style-name="ce143" office:value-type="float" office:value="1" calcext:value-type="float">
            <text:p>1</text:p>
          </table:table-cell>
          <table:table-cell table:style-name="ce195" office:value-type="float" office:value="5" calcext:value-type="float">
            <text:p>5.0</text:p>
          </table:table-cell>
          <table:table-cell table:style-name="ce143" office:value-type="float" office:value="-3" calcext:value-type="float">
            <text:p>-3</text:p>
          </table:table-cell>
          <table:table-cell table:style-name="ce195" office:value-type="float" office:value="5.3" calcext:value-type="float">
            <text:p>5.3</text:p>
          </table:table-cell>
          <table:table-cell table:style-name="ce143" office:value-type="float" office:value="11" calcext:value-type="float">
            <text:p>11</text:p>
          </table:table-cell>
          <table:table-cell table:style-name="ce195" office:value-type="float" office:value="5.4" calcext:value-type="float">
            <text:p>5.4</text:p>
          </table:table-cell>
          <table:table-cell table:style-name="ce143" office:value-type="float" office:value="22" calcext:value-type="float">
            <text:p>22</text:p>
          </table:table-cell>
          <table:table-cell table:style-name="ce195" office:value-type="float" office:value="5.9" calcext:value-type="float">
            <text:p>5.9</text:p>
          </table:table-cell>
          <table:table-cell table:style-name="ce189" office:value-type="string" calcext:value-type="string">
            <text:p>N/A</text:p>
          </table:table-cell>
          <table:table-cell table:style-name="ce189" office:value-type="string" calcext:value-type="string">
            <text:p>Garras o zarpas</text:p>
          </table:table-cell>
          <table:table-cell table:style-name="ce189" office:value-type="string" calcext:value-type="string">
            <text:p>Claw</text:p>
          </table:table-cell>
          <table:table-cell table:style-name="ce143" table:number-columns-repeated="20"/>
          <table:table-cell table:number-columns-repeated="26"/>
        </table:table-row>
        <table:table-row table:style-name="ro1">
          <table:table-cell table:style-name="ce143" office:value-type="string" calcext:value-type="string">
            <text:p>Garrote</text:p>
          </table:table-cell>
          <table:table-cell table:style-name="ce143" office:value-type="float" office:value="4" calcext:value-type="float">
            <text:p>4</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15" calcext:value-type="float">
            <text:p>-15</text:p>
          </table:table-cell>
          <table:table-cell table:style-name="ce195" office:value-type="float" office:value="3.9" calcext:value-type="float">
            <text:p>3.9</text:p>
          </table:table-cell>
          <table:table-cell table:style-name="ce143" office:value-type="float" office:value="-15" calcext:value-type="float">
            <text:p>-15</text:p>
          </table:table-cell>
          <table:table-cell table:style-name="ce195" office:value-type="float" office:value="5.7" calcext:value-type="float">
            <text:p>5.7</text:p>
          </table:table-cell>
          <table:table-cell table:style-name="ce143" office:value-type="float" office:value="-10" calcext:value-type="float">
            <text:p>-10</text:p>
          </table:table-cell>
          <table:table-cell table:style-name="ce195" office:value-type="float" office:value="4.9" calcext:value-type="float">
            <text:p>4.9</text:p>
          </table:table-cell>
          <table:table-cell table:style-name="ce143" office:value-type="float" office:value="-10" calcext:value-type="float">
            <text:p>-10</text:p>
          </table:table-cell>
          <table:table-cell table:style-name="ce195" office:value-type="float" office:value="5.7" calcext:value-type="float">
            <text:p>5.7</text:p>
          </table:table-cell>
          <table:table-cell table:style-name="ce143" office:value-type="float" office:value="-5" calcext:value-type="float">
            <text:p>-5</text:p>
          </table:table-cell>
          <table:table-cell table:style-name="ce195" office:value-type="float" office:value="10.3" calcext:value-type="float">
            <text:p>10.3</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Gope/Embestida/Derribo/Carga</text:p>
          </table:table-cell>
          <table:table-cell table:style-name="ce143" office:value-type="float" office:value="2" calcext:value-type="float">
            <text:p>2</text:p>
          </table:table-cell>
          <table:table-cell table:style-name="ce143" office:value-type="string" calcext:value-type="string">
            <text:p>U</text:p>
          </table:table-cell>
          <table:table-cell table:style-name="ce143" office:value-type="string" calcext:value-type="string">
            <text:p>K</text:p>
          </table:table-cell>
          <table:table-cell table:style-name="ce143" office:value-type="string" calcext:value-type="string">
            <text:p>RCL</text:p>
          </table:table-cell>
          <table:table-cell table:style-name="ce143" office:value-type="float" office:value="-4" calcext:value-type="float">
            <text:p>-4</text:p>
          </table:table-cell>
          <table:table-cell table:style-name="ce195" office:value-type="float" office:value="5.7" calcext:value-type="float">
            <text:p>5.7</text:p>
          </table:table-cell>
          <table:table-cell table:style-name="ce143" office:value-type="float" office:value="-8" calcext:value-type="float">
            <text:p>-8</text:p>
          </table:table-cell>
          <table:table-cell table:style-name="ce195" office:value-type="float" office:value="5.8" calcext:value-type="float">
            <text:p>5.8</text:p>
          </table:table-cell>
          <table:table-cell table:style-name="ce143" office:value-type="float" office:value="7" calcext:value-type="float">
            <text:p>7</text:p>
          </table:table-cell>
          <table:table-cell table:style-name="ce195" office:value-type="float" office:value="6.3" calcext:value-type="float">
            <text:p>6.3</text:p>
          </table:table-cell>
          <table:table-cell table:style-name="ce143" office:value-type="float" office:value="25" calcext:value-type="float">
            <text:p>25</text:p>
          </table:table-cell>
          <table:table-cell table:style-name="ce195" office:value-type="float" office:value="5.9" calcext:value-type="float">
            <text:p>5.9</text:p>
          </table:table-cell>
          <table:table-cell table:style-name="ce143" office:value-type="float" office:value="43" calcext:value-type="float">
            <text:p>43</text:p>
          </table:table-cell>
          <table:table-cell table:style-name="ce195" office:value-type="float" office:value="6.8" calcext:value-type="float">
            <text:p>6.8</text:p>
          </table:table-cell>
          <table:table-cell table:style-name="ce189" office:value-type="string" calcext:value-type="string">
            <text:p>N/A</text:p>
          </table:table-cell>
          <table:table-cell table:style-name="ce189" office:value-type="string" calcext:value-type="string">
            <text:p>Golpe/Emb/Top/Porr</text:p>
          </table:table-cell>
          <table:table-cell table:style-name="ce189" office:value-type="string" calcext:value-type="string">
            <text:p>Butt</text:p>
          </table:table-cell>
          <table:table-cell table:style-name="ce143" table:number-columns-repeated="20"/>
          <table:table-cell table:number-columns-repeated="26"/>
        </table:table-row>
        <table:table-row table:style-name="ro1">
          <table:table-cell table:style-name="ce143" office:value-type="string" calcext:value-type="string">
            <text:p>Guantelete</text:p>
          </table:table-cell>
          <table:table-cell table:style-name="ce143" office:value-type="float" office:value="1" calcext:value-type="float">
            <text:p>1</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25" calcext:value-type="float">
            <text:p>-25</text:p>
          </table:table-cell>
          <table:table-cell table:style-name="ce143" office:value-type="float" office:value="11.4" calcext:value-type="float">
            <text:p>11.4</text:p>
          </table:table-cell>
          <table:table-cell table:style-name="ce143" office:value-type="float" office:value="-35" calcext:value-type="float">
            <text:p>-35</text:p>
          </table:table-cell>
          <table:table-cell table:style-name="ce143" office:value-type="float" office:value="15.9" calcext:value-type="float">
            <text:p>15.9</text:p>
          </table:table-cell>
          <table:table-cell table:style-name="ce143" office:value-type="float" office:value="-35" calcext:value-type="float">
            <text:p>-35</text:p>
          </table:table-cell>
          <table:table-cell table:style-name="ce143" office:value-type="float" office:value="25" calcext:value-type="float">
            <text:p>25</text:p>
          </table:table-cell>
          <table:table-cell table:style-name="ce143" office:value-type="float" office:value="-35" calcext:value-type="float">
            <text:p>-35</text:p>
          </table:table-cell>
          <table:table-cell table:style-name="ce143" office:value-type="float" office:value="29" calcext:value-type="float">
            <text:p>29</text:p>
          </table:table-cell>
          <table:table-cell table:style-name="ce143" office:value-type="float" office:value="-31" calcext:value-type="float">
            <text:p>-31</text:p>
          </table:table-cell>
          <table:table-cell table:style-name="ce143" office:value-type="float" office:value="31.5" calcext:value-type="float">
            <text:p>31.5</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Hacha de combate</text:p>
          </table:table-cell>
          <table:table-cell table:style-name="ce143" office:value-type="float" office:value="5" calcext:value-type="float">
            <text:p>5</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0" calcext:value-type="float">
            <text:p>0</text:p>
          </table:table-cell>
          <table:table-cell table:style-name="ce195" office:value-type="float" office:value="1.5" calcext:value-type="float">
            <text:p>1.5</text:p>
          </table:table-cell>
          <table:table-cell table:style-name="ce143" office:value-type="float" office:value="3" calcext:value-type="float">
            <text:p>3</text:p>
          </table:table-cell>
          <table:table-cell table:style-name="ce195" office:value-type="float" office:value="2.3" calcext:value-type="float">
            <text:p>2.3</text:p>
          </table:table-cell>
          <table:table-cell table:style-name="ce143" office:value-type="float" office:value="6" calcext:value-type="float">
            <text:p>6</text:p>
          </table:table-cell>
          <table:table-cell table:style-name="ce195" office:value-type="float" office:value="2" calcext:value-type="float">
            <text:p>2.0</text:p>
          </table:table-cell>
          <table:table-cell table:style-name="ce143" office:value-type="float" office:value="13" calcext:value-type="float">
            <text:p>13</text:p>
          </table:table-cell>
          <table:table-cell table:style-name="ce195" office:value-type="float" office:value="2.6" calcext:value-type="float">
            <text:p>2.6</text:p>
          </table:table-cell>
          <table:table-cell table:style-name="ce143" office:value-type="float" office:value="13" calcext:value-type="float">
            <text:p>13</text:p>
          </table:table-cell>
          <table:table-cell table:style-name="ce195" office:value-type="float" office:value="4.6" calcext:value-type="float">
            <text:p>4.6</text:p>
          </table:table-cell>
          <table:table-cell table:style-name="ce189" office:value-type="string" calcext:value-type="string">
            <text:p>A2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Hacha de mano</text:p>
          </table:table-cell>
          <table:table-cell table:style-name="ce143" office:value-type="float" office:value="4" calcext:value-type="float">
            <text:p>4</text:p>
          </table:table-cell>
          <table:table-cell table:style-name="ce143" office:value-type="string" calcext:value-type="string">
            <text:p>K</text:p>
          </table:table-cell>
          <table:table-cell table:style-name="ce143" office:value-type="string" calcext:value-type="string">
            <text:p>S</text:p>
          </table:table-cell>
          <table:table-cell table:style-name="ce143" office:value-type="string" calcext:value-type="string">
            <text:p>AL</text:p>
          </table:table-cell>
          <table:table-cell table:style-name="ce143" office:value-type="float" office:value="-5" calcext:value-type="float">
            <text:p>-5</text:p>
          </table:table-cell>
          <table:table-cell table:style-name="ce195" office:value-type="float" office:value="3.1" calcext:value-type="float">
            <text:p>3.1</text:p>
          </table:table-cell>
          <table:table-cell table:style-name="ce143" office:value-type="float" office:value="-5" calcext:value-type="float">
            <text:p>-5</text:p>
          </table:table-cell>
          <table:table-cell table:style-name="ce195" office:value-type="float" office:value="4.5" calcext:value-type="float">
            <text:p>4.5</text:p>
          </table:table-cell>
          <table:table-cell table:style-name="ce143" office:value-type="float" office:value="3" calcext:value-type="float">
            <text:p>3</text:p>
          </table:table-cell>
          <table:table-cell table:style-name="ce195" office:value-type="float" office:value="4.2" calcext:value-type="float">
            <text:p>4.2</text:p>
          </table:table-cell>
          <table:table-cell table:style-name="ce143" office:value-type="float" office:value="5" calcext:value-type="float">
            <text:p>5</text:p>
          </table:table-cell>
          <table:table-cell table:style-name="ce195" office:value-type="float" office:value="5.5" calcext:value-type="float">
            <text:p>5.5</text:p>
          </table:table-cell>
          <table:table-cell table:style-name="ce143" office:value-type="float" office:value="5" calcext:value-type="float">
            <text:p>5</text:p>
          </table:table-cell>
          <table:table-cell table:style-name="ce195" office:value-type="float" office:value="8.5" calcext:value-type="float">
            <text:p>8.5</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Honda</text:p>
          </table:table-cell>
          <table:table-cell table:style-name="ce143" office:value-type="float" office:value="6" calcext:value-type="float">
            <text:p>6</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12" calcext:value-type="float">
            <text:p>-12</text:p>
          </table:table-cell>
          <table:table-cell table:style-name="ce195" office:value-type="float" office:value="2.5" calcext:value-type="float">
            <text:p>2.5</text:p>
          </table:table-cell>
          <table:table-cell table:style-name="ce143" office:value-type="float" office:value="-15" calcext:value-type="float">
            <text:p>-15</text:p>
          </table:table-cell>
          <table:table-cell table:style-name="ce195" office:value-type="float" office:value="3.9" calcext:value-type="float">
            <text:p>3.9</text:p>
          </table:table-cell>
          <table:table-cell table:style-name="ce143" office:value-type="float" office:value="-6" calcext:value-type="float">
            <text:p>-6</text:p>
          </table:table-cell>
          <table:table-cell table:style-name="ce195" office:value-type="float" office:value="3.4" calcext:value-type="float">
            <text:p>3.4</text:p>
          </table:table-cell>
          <table:table-cell table:style-name="ce143" office:value-type="float" office:value="-5" calcext:value-type="float">
            <text:p>-5</text:p>
          </table:table-cell>
          <table:table-cell table:style-name="ce195" office:value-type="float" office:value="4.3" calcext:value-type="float">
            <text:p>4.3</text:p>
          </table:table-cell>
          <table:table-cell table:style-name="ce143" office:value-type="float" office:value="0" calcext:value-type="float">
            <text:p>0</text:p>
          </table:table-cell>
          <table:table-cell table:style-name="ce195" office:value-type="float" office:value="6.7" calcext:value-type="float">
            <text:p>6.7</text:p>
          </table:table-cell>
          <table:table-cell table:style-name="ce189" office:value-type="string" calcext:value-type="string">
            <text:p>PRY</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Jabalina</text:p>
          </table:table-cell>
          <table:table-cell table:style-name="ce143" office:value-type="float" office:value="4" calcext:value-type="float">
            <text:p>4</text:p>
          </table:table-cell>
          <table:table-cell table:number-columns-repeated="2" table:style-name="ce143" office:value-type="string" calcext:value-type="string">
            <text:p>P</text:p>
          </table:table-cell>
          <table:table-cell table:style-name="ce143" office:value-type="string" calcext:value-type="string">
            <text:p>AL</text:p>
          </table:table-cell>
          <table:table-cell table:style-name="ce143" office:value-type="float" office:value="-6" calcext:value-type="float">
            <text:p>-6</text:p>
          </table:table-cell>
          <table:table-cell table:style-name="ce195" office:value-type="float" office:value="3.3" calcext:value-type="float">
            <text:p>3.3</text:p>
          </table:table-cell>
          <table:table-cell table:style-name="ce143" office:value-type="float" office:value="-6" calcext:value-type="float">
            <text:p>-6</text:p>
          </table:table-cell>
          <table:table-cell table:style-name="ce195" office:value-type="float" office:value="4.3" calcext:value-type="float">
            <text:p>4.3</text:p>
          </table:table-cell>
          <table:table-cell table:style-name="ce143" office:value-type="float" office:value="-6" calcext:value-type="float">
            <text:p>-6</text:p>
          </table:table-cell>
          <table:table-cell table:style-name="ce195" office:value-type="float" office:value="3.7" calcext:value-type="float">
            <text:p>3.7</text:p>
          </table:table-cell>
          <table:table-cell table:style-name="ce143" office:value-type="float" office:value="-7" calcext:value-type="float">
            <text:p>-7</text:p>
          </table:table-cell>
          <table:table-cell table:style-name="ce195" office:value-type="float" office:value="5.2" calcext:value-type="float">
            <text:p>5.2</text:p>
          </table:table-cell>
          <table:table-cell table:style-name="ce143" office:value-type="float" office:value="-10" calcext:value-type="float">
            <text:p>-10</text:p>
          </table:table-cell>
          <table:table-cell table:style-name="ce195" office:value-type="float" office:value="11.4" calcext:value-type="float">
            <text:p>11.4</text:p>
          </table:table-cell>
          <table:table-cell table:style-name="ce189" office:value-type="string" calcext:value-type="string">
            <text:p>LYA</text:p>
          </table:table-cell>
          <table:table-cell table:style-name="ce189" office:value-type="string" calcext:value-type="string">
            <text:p>Jabalina</text:p>
          </table:table-cell>
          <table:table-cell table:style-name="ce189" office:value-type="string" calcext:value-type="string">
            <text:p>Javelin</text:p>
          </table:table-cell>
          <table:table-cell table:style-name="ce143" table:number-columns-repeated="20"/>
          <table:table-cell table:number-columns-repeated="26"/>
        </table:table-row>
        <table:table-row table:style-name="ro1">
          <table:table-cell table:style-name="ce143" office:value-type="string" calcext:value-type="string">
            <text:p>Lanza corta</text:p>
          </table:table-cell>
          <table:table-cell table:style-name="ce143" office:value-type="float" office:value="5" calcext:value-type="float">
            <text:p>5</text:p>
          </table:table-cell>
          <table:table-cell table:style-name="ce143" office:value-type="string" calcext:value-type="string">
            <text:p>P</text:p>
          </table:table-cell>
          <table:table-cell table:style-name="ce143" office:value-type="string" calcext:value-type="string">
            <text:p>S</text:p>
          </table:table-cell>
          <table:table-cell table:style-name="ce143" office:value-type="string" calcext:value-type="string">
            <text:p>AL</text:p>
          </table:table-cell>
          <table:table-cell table:style-name="ce143" office:value-type="float" office:value="-4" calcext:value-type="float">
            <text:p>-4</text:p>
          </table:table-cell>
          <table:table-cell table:style-name="ce195" office:value-type="float" office:value="2.8" calcext:value-type="float">
            <text:p>2.8</text:p>
          </table:table-cell>
          <table:table-cell table:style-name="ce143" office:value-type="float" office:value="-5" calcext:value-type="float">
            <text:p>-5</text:p>
          </table:table-cell>
          <table:table-cell table:style-name="ce195" office:value-type="float" office:value="4" calcext:value-type="float">
            <text:p>4.0</text:p>
          </table:table-cell>
          <table:table-cell table:style-name="ce143" office:value-type="float" office:value="0" calcext:value-type="float">
            <text:p>0</text:p>
          </table:table-cell>
          <table:table-cell table:style-name="ce195" office:value-type="float" office:value="3.6" calcext:value-type="float">
            <text:p>3.6</text:p>
          </table:table-cell>
          <table:table-cell table:style-name="ce143" office:value-type="float" office:value="3" calcext:value-type="float">
            <text:p>3</text:p>
          </table:table-cell>
          <table:table-cell table:style-name="ce195" office:value-type="float" office:value="4.7" calcext:value-type="float">
            <text:p>4.7</text:p>
          </table:table-cell>
          <table:table-cell table:style-name="ce143" office:value-type="float" office:value="-4" calcext:value-type="float">
            <text:p>-4</text:p>
          </table:table-cell>
          <table:table-cell table:style-name="ce195" office:value-type="float" office:value="10.5" calcext:value-type="float">
            <text:p>10.5</text:p>
          </table:table-cell>
          <table:table-cell table:style-name="ce189" office:value-type="string" calcext:value-type="string">
            <text:p>LYA</text:p>
          </table:table-cell>
          <table:table-cell table:style-name="ce189" office:value-type="string" calcext:value-type="string">
            <text:p>Lanza</text:p>
          </table:table-cell>
          <table:table-cell table:style-name="ce189" office:value-type="string" calcext:value-type="string">
            <text:p>Spear</text:p>
          </table:table-cell>
          <table:table-cell table:style-name="ce143" table:number-columns-repeated="20"/>
          <table:table-cell table:number-columns-repeated="26"/>
        </table:table-row>
        <table:table-row table:style-name="ro1">
          <table:table-cell table:style-name="ce143" office:value-type="string" calcext:value-type="string">
            <text:p>Lanza de caballería</text:p>
          </table:table-cell>
          <table:table-cell table:style-name="ce143" office:value-type="float" office:value="7" calcext:value-type="float">
            <text:p>7</text:p>
          </table:table-cell>
          <table:table-cell table:style-name="ce143" office:value-type="string" calcext:value-type="string">
            <text:p>P</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0" calcext:value-type="float">
            <text:p>0</text:p>
          </table:table-cell>
          <table:table-cell table:style-name="ce195" office:value-type="float" office:value="1.4" calcext:value-type="float">
            <text:p>1.4</text:p>
          </table:table-cell>
          <table:table-cell table:style-name="ce143" office:value-type="float" office:value="4" calcext:value-type="float">
            <text:p>4</text:p>
          </table:table-cell>
          <table:table-cell table:style-name="ce195" office:value-type="float" office:value="1.9" calcext:value-type="float">
            <text:p>1.9</text:p>
          </table:table-cell>
          <table:table-cell table:style-name="ce143" office:value-type="float" office:value="5" calcext:value-type="float">
            <text:p>5</text:p>
          </table:table-cell>
          <table:table-cell table:style-name="ce195" office:value-type="float" office:value="1.8" calcext:value-type="float">
            <text:p>1.8</text:p>
          </table:table-cell>
          <table:table-cell table:style-name="ce143" office:value-type="float" office:value="17" calcext:value-type="float">
            <text:p>17</text:p>
          </table:table-cell>
          <table:table-cell table:style-name="ce195" office:value-type="float" office:value="2.1" calcext:value-type="float">
            <text:p>2.1</text:p>
          </table:table-cell>
          <table:table-cell table:style-name="ce143" office:value-type="float" office:value="20" calcext:value-type="float">
            <text:p>20</text:p>
          </table:table-cell>
          <table:table-cell table:style-name="ce195" office:value-type="float" office:value="2.8" calcext:value-type="float">
            <text:p>2.8</text:p>
          </table:table-cell>
          <table:table-cell table:style-name="ce189" office:value-type="string" calcext:value-type="string">
            <text:p>LYA</text:p>
          </table:table-cell>
          <table:table-cell table:style-name="ce189" office:value-type="string" calcext:value-type="string">
            <text:p>Lanza de caballería</text:p>
          </table:table-cell>
          <table:table-cell table:style-name="ce189" office:value-type="string" calcext:value-type="string">
            <text:p>Lance</text:p>
          </table:table-cell>
          <table:table-cell table:style-name="ce143" table:number-columns-repeated="20"/>
          <table:table-cell table:number-columns-repeated="26"/>
        </table:table-row>
        <table:table-row table:style-name="ro1">
          <table:table-cell table:style-name="ce143" office:value-type="string" calcext:value-type="string">
            <text:p>Látigo</text:p>
          </table:table-cell>
          <table:table-cell table:style-name="ce143" office:value-type="float" office:value="6" calcext:value-type="float">
            <text:p>6</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9" calcext:value-type="float">
            <text:p>-9</text:p>
          </table:table-cell>
          <table:table-cell table:style-name="ce195" office:value-type="float" office:value="3.9" calcext:value-type="float">
            <text:p>3.9</text:p>
          </table:table-cell>
          <table:table-cell table:style-name="ce143" office:value-type="float" office:value="-10" calcext:value-type="float">
            <text:p>-10</text:p>
          </table:table-cell>
          <table:table-cell table:style-name="ce195" office:value-type="float" office:value="8.8" calcext:value-type="float">
            <text:p>8.8</text:p>
          </table:table-cell>
          <table:table-cell table:style-name="ce143" office:value-type="float" office:value="-15" calcext:value-type="float">
            <text:p>-15</text:p>
          </table:table-cell>
          <table:table-cell table:style-name="ce195" office:value-type="float" office:value="10.1" calcext:value-type="float">
            <text:p>10.1</text:p>
          </table:table-cell>
          <table:table-cell table:style-name="ce143" office:value-type="float" office:value="-25" calcext:value-type="float">
            <text:p>-25</text:p>
          </table:table-cell>
          <table:table-cell table:style-name="ce195" office:value-type="float" office:value="12.2" calcext:value-type="float">
            <text:p>12.2</text:p>
          </table:table-cell>
          <table:table-cell table:style-name="ce143" office:value-type="float" office:value="-25" calcext:value-type="float">
            <text:p>-25</text:p>
          </table:table-cell>
          <table:table-cell table:style-name="ce195" office:value-type="float" office:value="32" calcext:value-type="float">
            <text:p>32.0</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Látigo de armas</text:p>
          </table:table-cell>
          <table:table-cell table:style-name="ce143" office:value-type="float" office:value="8" calcext:value-type="float">
            <text:p>8</text:p>
          </table:table-cell>
          <table:table-cell table:style-name="ce143" office:value-type="string" calcext:value-type="string">
            <text:p>K</text:p>
          </table:table-cell>
          <table:table-cell table:style-name="ce143" office:value-type="string" calcext:value-type="string">
            <text:p>P</text:p>
          </table:table-cell>
          <table:table-cell table:style-name="ce143" office:value-type="string" calcext:value-type="string">
            <text:p>AL</text:p>
          </table:table-cell>
          <table:table-cell table:style-name="ce143" office:value-type="float" office:value="4" calcext:value-type="float">
            <text:p>4</text:p>
          </table:table-cell>
          <table:table-cell table:style-name="ce195" office:value-type="float" office:value="1.8" calcext:value-type="float">
            <text:p>1.8</text:p>
          </table:table-cell>
          <table:table-cell table:style-name="ce143" office:value-type="float" office:value="6" calcext:value-type="float">
            <text:p>6</text:p>
          </table:table-cell>
          <table:table-cell table:style-name="ce195" office:value-type="float" office:value="2.4" calcext:value-type="float">
            <text:p>2.4</text:p>
          </table:table-cell>
          <table:table-cell table:style-name="ce143" office:value-type="float" office:value="10" calcext:value-type="float">
            <text:p>10</text:p>
          </table:table-cell>
          <table:table-cell table:style-name="ce195" office:value-type="float" office:value="2.6" calcext:value-type="float">
            <text:p>2.6</text:p>
          </table:table-cell>
          <table:table-cell table:style-name="ce143" office:value-type="float" office:value="13" calcext:value-type="float">
            <text:p>13</text:p>
          </table:table-cell>
          <table:table-cell table:style-name="ce195" office:value-type="float" office:value="3.3" calcext:value-type="float">
            <text:p>3.3</text:p>
          </table:table-cell>
          <table:table-cell table:style-name="ce143" office:value-type="float" office:value="13" calcext:value-type="float">
            <text:p>13</text:p>
          </table:table-cell>
          <table:table-cell table:style-name="ce195" office:value-type="float" office:value="4.5" calcext:value-type="float">
            <text:p>4.5</text:p>
          </table:table-cell>
          <table:table-cell table:style-name="ce189" office:value-type="string" calcext:value-type="string">
            <text:p>A2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ain gauche</text:p>
          </table:table-cell>
          <table:table-cell table:style-name="ce143" office:value-type="float" office:value="2" calcext:value-type="float">
            <text:p>2</text:p>
          </table:table-cell>
          <table:table-cell table:style-name="ce143" office:value-type="string" calcext:value-type="string">
            <text:p>P</text:p>
          </table:table-cell>
          <table:table-cell table:style-name="ce143" office:value-type="string" calcext:value-type="string">
            <text:p>S</text:p>
          </table:table-cell>
          <table:table-cell table:style-name="ce143" office:value-type="string" calcext:value-type="string">
            <text:p>AL</text:p>
          </table:table-cell>
          <table:table-cell table:style-name="ce143" office:value-type="float" office:value="-8" calcext:value-type="float">
            <text:p>-8</text:p>
          </table:table-cell>
          <table:table-cell table:style-name="ce195" office:value-type="float" office:value="4.4" calcext:value-type="float">
            <text:p>4.4</text:p>
          </table:table-cell>
          <table:table-cell table:style-name="ce143" office:value-type="float" office:value="-10" calcext:value-type="float">
            <text:p>-10</text:p>
          </table:table-cell>
          <table:table-cell table:style-name="ce195" office:value-type="float" office:value="7.1" calcext:value-type="float">
            <text:p>7.1</text:p>
          </table:table-cell>
          <table:table-cell table:style-name="ce143" office:value-type="float" office:value="-15" calcext:value-type="float">
            <text:p>-15</text:p>
          </table:table-cell>
          <table:table-cell table:style-name="ce195" office:value-type="float" office:value="7.3" calcext:value-type="float">
            <text:p>7.3</text:p>
          </table:table-cell>
          <table:table-cell table:style-name="ce143" office:value-type="float" office:value="-15" calcext:value-type="float">
            <text:p>-15</text:p>
          </table:table-cell>
          <table:table-cell table:style-name="ce195" office:value-type="float" office:value="9.1" calcext:value-type="float">
            <text:p>9.1</text:p>
          </table:table-cell>
          <table:table-cell table:style-name="ce143" office:value-type="float" office:value="-15" calcext:value-type="float">
            <text:p>-15</text:p>
          </table:table-cell>
          <table:table-cell table:style-name="ce195" office:value-type="float" office:value="16.7" calcext:value-type="float">
            <text:p>16.7</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andoble</text:p>
          </table:table-cell>
          <table:table-cell table:style-name="ce143" office:value-type="float" office:value="5" calcext:value-type="float">
            <text:p>5</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AL</text:p>
          </table:table-cell>
          <table:table-cell table:style-name="ce143" office:value-type="float" office:value="5" calcext:value-type="float">
            <text:p>5</text:p>
          </table:table-cell>
          <table:table-cell table:style-name="ce195" office:value-type="float" office:value="1.6" calcext:value-type="float">
            <text:p>1.6</text:p>
          </table:table-cell>
          <table:table-cell table:style-name="ce143" office:value-type="float" office:value="6" calcext:value-type="float">
            <text:p>6</text:p>
          </table:table-cell>
          <table:table-cell table:style-name="ce195" office:value-type="float" office:value="2.1" calcext:value-type="float">
            <text:p>2.1</text:p>
          </table:table-cell>
          <table:table-cell table:style-name="ce143" office:value-type="float" office:value="8" calcext:value-type="float">
            <text:p>8</text:p>
          </table:table-cell>
          <table:table-cell table:style-name="ce195" office:value-type="float" office:value="2" calcext:value-type="float">
            <text:p>2.0</text:p>
          </table:table-cell>
          <table:table-cell table:style-name="ce143" office:value-type="float" office:value="10" calcext:value-type="float">
            <text:p>10</text:p>
          </table:table-cell>
          <table:table-cell table:style-name="ce195" office:value-type="float" office:value="2.8" calcext:value-type="float">
            <text:p>2.8</text:p>
          </table:table-cell>
          <table:table-cell table:style-name="ce143" office:value-type="float" office:value="10" calcext:value-type="float">
            <text:p>10</text:p>
          </table:table-cell>
          <table:table-cell table:style-name="ce195" office:value-type="float" office:value="4.7" calcext:value-type="float">
            <text:p>4.7</text:p>
          </table:table-cell>
          <table:table-cell table:style-name="ce189" office:value-type="string" calcext:value-type="string">
            <text:p>A2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artillo de Guerra</text:p>
          </table:table-cell>
          <table:table-cell table:style-name="ce143" office:value-type="float" office:value="4" calcext:value-type="float">
            <text:p>4</text:p>
          </table:table-cell>
          <table:table-cell table:style-name="ce143" office:value-type="string" calcext:value-type="string">
            <text:p>K</text:p>
          </table:table-cell>
          <table:table-cell table:style-name="ce143" office:value-type="string" calcext:value-type="string">
            <text:p>P</text:p>
          </table:table-cell>
          <table:table-cell table:style-name="ce143" office:value-type="string" calcext:value-type="string">
            <text:p>AL</text:p>
          </table:table-cell>
          <table:table-cell table:style-name="ce143" office:value-type="float" office:value="-5" calcext:value-type="float">
            <text:p>-5</text:p>
          </table:table-cell>
          <table:table-cell table:style-name="ce195" office:value-type="float" office:value="3.2" calcext:value-type="float">
            <text:p>3.2</text:p>
          </table:table-cell>
          <table:table-cell table:style-name="ce143" office:value-type="float" office:value="0" calcext:value-type="float">
            <text:p>0</text:p>
          </table:table-cell>
          <table:table-cell table:style-name="ce195" office:value-type="float" office:value="4.7" calcext:value-type="float">
            <text:p>4.7</text:p>
          </table:table-cell>
          <table:table-cell table:style-name="ce143" office:value-type="float" office:value="0" calcext:value-type="float">
            <text:p>0</text:p>
          </table:table-cell>
          <table:table-cell table:style-name="ce195" office:value-type="float" office:value="4.2" calcext:value-type="float">
            <text:p>4.2</text:p>
          </table:table-cell>
          <table:table-cell table:style-name="ce143" office:value-type="float" office:value="10" calcext:value-type="float">
            <text:p>10</text:p>
          </table:table-cell>
          <table:table-cell table:style-name="ce195" office:value-type="float" office:value="5" calcext:value-type="float">
            <text:p>5.0</text:p>
          </table:table-cell>
          <table:table-cell table:style-name="ce143" office:value-type="float" office:value="10" calcext:value-type="float">
            <text:p>10</text:p>
          </table:table-cell>
          <table:table-cell table:style-name="ce195" office:value-type="float" office:value="7.7" calcext:value-type="float">
            <text:p>7.7</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aza</text:p>
          </table:table-cell>
          <table:table-cell table:style-name="ce143" office:value-type="float" office:value="2" calcext:value-type="float">
            <text:p>2</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5" calcext:value-type="float">
            <text:p>-5</text:p>
          </table:table-cell>
          <table:table-cell table:style-name="ce195" office:value-type="float" office:value="3.5" calcext:value-type="float">
            <text:p>3.5</text:p>
          </table:table-cell>
          <table:table-cell table:style-name="ce143" office:value-type="float" office:value="-5" calcext:value-type="float">
            <text:p>-5</text:p>
          </table:table-cell>
          <table:table-cell table:style-name="ce195" office:value-type="float" office:value="5" calcext:value-type="float">
            <text:p>5.0</text:p>
          </table:table-cell>
          <table:table-cell table:style-name="ce143" office:value-type="float" office:value="0" calcext:value-type="float">
            <text:p>0</text:p>
          </table:table-cell>
          <table:table-cell table:style-name="ce195" office:value-type="float" office:value="4.9" calcext:value-type="float">
            <text:p>4.9</text:p>
          </table:table-cell>
          <table:table-cell table:style-name="ce143" office:value-type="float" office:value="5" calcext:value-type="float">
            <text:p>5</text:p>
          </table:table-cell>
          <table:table-cell table:style-name="ce195" office:value-type="float" office:value="5.3" calcext:value-type="float">
            <text:p>5.3</text:p>
          </table:table-cell>
          <table:table-cell table:style-name="ce143" office:value-type="float" office:value="5" calcext:value-type="float">
            <text:p>5</text:p>
          </table:table-cell>
          <table:table-cell table:style-name="ce195" office:value-type="float" office:value="8" calcext:value-type="float">
            <text:p>8.0</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azo de guerra</text:p>
          </table:table-cell>
          <table:table-cell table:style-name="ce143" office:value-type="float" office:value="6" calcext:value-type="float">
            <text:p>6</text:p>
          </table:table-cell>
          <table:table-cell table:number-columns-repeated="2" table:style-name="ce143" office:value-type="string" calcext:value-type="string">
            <text:p>K</text:p>
          </table:table-cell>
          <table:table-cell table:style-name="ce143" office:value-type="string" calcext:value-type="string">
            <text:p>AL</text:p>
          </table:table-cell>
          <table:table-cell table:style-name="ce143" office:value-type="float" office:value="0" calcext:value-type="float">
            <text:p>0</text:p>
          </table:table-cell>
          <table:table-cell table:style-name="ce195" office:value-type="float" office:value="1.7" calcext:value-type="float">
            <text:p>1.7</text:p>
          </table:table-cell>
          <table:table-cell table:style-name="ce143" office:value-type="float" office:value="3" calcext:value-type="float">
            <text:p>3</text:p>
          </table:table-cell>
          <table:table-cell table:style-name="ce195" office:value-type="float" office:value="2.2" calcext:value-type="float">
            <text:p>2.2</text:p>
          </table:table-cell>
          <table:table-cell table:style-name="ce143" office:value-type="float" office:value="6" calcext:value-type="float">
            <text:p>6</text:p>
          </table:table-cell>
          <table:table-cell table:style-name="ce195" office:value-type="float" office:value="2.2" calcext:value-type="float">
            <text:p>2.2</text:p>
          </table:table-cell>
          <table:table-cell table:style-name="ce143" office:value-type="float" office:value="15" calcext:value-type="float">
            <text:p>15</text:p>
          </table:table-cell>
          <table:table-cell table:style-name="ce195" office:value-type="float" office:value="2.7" calcext:value-type="float">
            <text:p>2.7</text:p>
          </table:table-cell>
          <table:table-cell table:style-name="ce143" office:value-type="float" office:value="18" calcext:value-type="float">
            <text:p>18</text:p>
          </table:table-cell>
          <table:table-cell table:style-name="ce195" office:value-type="float" office:value="3.6" calcext:value-type="float">
            <text:p>3.6</text:p>
          </table:table-cell>
          <table:table-cell table:style-name="ce189" office:value-type="string" calcext:value-type="string">
            <text:p>A2M</text:p>
          </table:table-cell>
          <table:table-cell table:style-name="ce189" table:number-columns-repeated="2"/>
          <table:table-cell table:style-name="ce143" table:number-columns-repeated="20"/>
          <table:table-cell table:number-columns-repeated="26"/>
        </table:table-row>
        <table:table-row table:style-name="ro1">
          <table:table-cell table:style-name="ce143" office:value-type="string" calcext:value-type="string">
            <text:p>Mordedura</text:p>
          </table:table-cell>
          <table:table-cell table:style-name="ce143" office:value-type="float" office:value="2" calcext:value-type="float">
            <text:p>2</text:p>
          </table:table-cell>
          <table:table-cell table:style-name="ce143" office:value-type="string" calcext:value-type="string">
            <text:p>S</text:p>
          </table:table-cell>
          <table:table-cell table:style-name="ce143" office:value-type="string" calcext:value-type="string">
            <text:p>P</text:p>
          </table:table-cell>
          <table:table-cell table:style-name="ce143" office:value-type="string" calcext:value-type="string">
            <text:p>CL</text:p>
          </table:table-cell>
          <table:table-cell table:style-name="ce143" office:value-type="float" office:value="17" calcext:value-type="float">
            <text:p>17</text:p>
          </table:table-cell>
          <table:table-cell table:style-name="ce195" office:value-type="float" office:value="2.5" calcext:value-type="float">
            <text:p>2.5</text:p>
          </table:table-cell>
          <table:table-cell table:style-name="ce143" office:value-type="float" office:value="5" calcext:value-type="float">
            <text:p>5</text:p>
          </table:table-cell>
          <table:table-cell table:style-name="ce195" office:value-type="float" office:value="2.6" calcext:value-type="float">
            <text:p>2.6</text:p>
          </table:table-cell>
          <table:table-cell table:style-name="ce143" office:value-type="float" office:value="0" calcext:value-type="float">
            <text:p>0</text:p>
          </table:table-cell>
          <table:table-cell table:style-name="ce195" office:value-type="float" office:value="2.7" calcext:value-type="float">
            <text:p>2.7</text:p>
          </table:table-cell>
          <table:table-cell table:style-name="ce143" office:value-type="float" office:value="15" calcext:value-type="float">
            <text:p>15</text:p>
          </table:table-cell>
          <table:table-cell table:style-name="ce195" office:value-type="float" office:value="3" calcext:value-type="float">
            <text:p>3.0</text:p>
          </table:table-cell>
          <table:table-cell table:style-name="ce143" office:value-type="float" office:value="23" calcext:value-type="float">
            <text:p>23</text:p>
          </table:table-cell>
          <table:table-cell table:style-name="ce195" office:value-type="float" office:value="3.2" calcext:value-type="float">
            <text:p>3.2</text:p>
          </table:table-cell>
          <table:table-cell table:style-name="ce189" office:value-type="string" calcext:value-type="string">
            <text:p>N/A</text:p>
          </table:table-cell>
          <table:table-cell table:style-name="ce189" office:value-type="string" calcext:value-type="string">
            <text:p>Mordisco</text:p>
          </table:table-cell>
          <table:table-cell table:style-name="ce189" office:value-type="string" calcext:value-type="string">
            <text:p>Bite</text:p>
          </table:table-cell>
          <table:table-cell table:style-name="ce143" table:number-columns-repeated="20"/>
          <table:table-cell table:number-columns-repeated="26"/>
        </table:table-row>
        <table:table-row table:style-name="ro1">
          <table:table-cell table:style-name="ce143" office:value-type="string" calcext:value-type="string">
            <text:p>Picos/Pinzas</text:p>
          </table:table-cell>
          <table:table-cell table:style-name="ce143" office:value-type="float" office:value="2" calcext:value-type="float">
            <text:p>2</text:p>
          </table:table-cell>
          <table:table-cell table:style-name="ce143" office:value-type="string" calcext:value-type="string">
            <text:p>S</text:p>
          </table:table-cell>
          <table:table-cell table:style-name="ce143" office:value-type="string" calcext:value-type="string">
            <text:p>K</text:p>
          </table:table-cell>
          <table:table-cell table:style-name="ce143" office:value-type="string" calcext:value-type="string">
            <text:p>CL</text:p>
          </table:table-cell>
          <table:table-cell table:style-name="ce143" office:value-type="float" office:value="3" calcext:value-type="float">
            <text:p>3</text:p>
          </table:table-cell>
          <table:table-cell table:style-name="ce195" office:value-type="float" office:value="3.4" calcext:value-type="float">
            <text:p>3.4</text:p>
          </table:table-cell>
          <table:table-cell table:style-name="ce143" office:value-type="float" office:value="5" calcext:value-type="float">
            <text:p>5</text:p>
          </table:table-cell>
          <table:table-cell table:style-name="ce195" office:value-type="float" office:value="3.3" calcext:value-type="float">
            <text:p>3.3</text:p>
          </table:table-cell>
          <table:table-cell table:style-name="ce143" office:value-type="float" office:value="-7" calcext:value-type="float">
            <text:p>-7</text:p>
          </table:table-cell>
          <table:table-cell table:style-name="ce195" office:value-type="float" office:value="4.3" calcext:value-type="float">
            <text:p>4.3</text:p>
          </table:table-cell>
          <table:table-cell table:style-name="ce143" office:value-type="float" office:value="9" calcext:value-type="float">
            <text:p>9</text:p>
          </table:table-cell>
          <table:table-cell table:style-name="ce195" office:value-type="float" office:value="4.5" calcext:value-type="float">
            <text:p>4.5</text:p>
          </table:table-cell>
          <table:table-cell table:style-name="ce143" office:value-type="float" office:value="30" calcext:value-type="float">
            <text:p>30</text:p>
          </table:table-cell>
          <table:table-cell table:style-name="ce195" office:value-type="float" office:value="4.6" calcext:value-type="float">
            <text:p>4.6</text:p>
          </table:table-cell>
          <table:table-cell table:style-name="ce189" office:value-type="string" calcext:value-type="string">
            <text:p>N/A</text:p>
          </table:table-cell>
          <table:table-cell table:style-name="ce189" office:value-type="string" calcext:value-type="string">
            <text:p>Picos/Pinzas</text:p>
          </table:table-cell>
          <table:table-cell table:style-name="ce189" office:value-type="string" calcext:value-type="string">
            <text:p>Beak</text:p>
          </table:table-cell>
          <table:table-cell table:style-name="ce143" table:number-columns-repeated="20"/>
          <table:table-cell table:number-columns-repeated="26"/>
        </table:table-row>
        <table:table-row table:style-name="ro1">
          <table:table-cell table:style-name="ce143" office:value-type="string" calcext:value-type="string">
            <text:p>Pisoteo</text:p>
          </table:table-cell>
          <table:table-cell table:style-name="ce143" office:value-type="float" office:value="2" calcext:value-type="float">
            <text:p>2</text:p>
          </table:table-cell>
          <table:table-cell table:number-columns-repeated="2" table:style-name="ce143" office:value-type="string" calcext:value-type="string">
            <text:p>K</text:p>
          </table:table-cell>
          <table:table-cell table:style-name="ce143" office:value-type="string" calcext:value-type="string">
            <text:p>CL</text:p>
          </table:table-cell>
          <table:table-cell table:style-name="ce143" office:value-type="float" office:value="37" calcext:value-type="float">
            <text:p>37</text:p>
          </table:table-cell>
          <table:table-cell table:style-name="ce195" office:value-type="float" office:value="3.1" calcext:value-type="float">
            <text:p>3.1</text:p>
          </table:table-cell>
          <table:table-cell table:style-name="ce143" office:value-type="float" office:value="18" calcext:value-type="float">
            <text:p>18</text:p>
          </table:table-cell>
          <table:table-cell table:style-name="ce195" office:value-type="float" office:value="3" calcext:value-type="float">
            <text:p>3.0</text:p>
          </table:table-cell>
          <table:table-cell table:style-name="ce143" office:value-type="float" office:value="9" calcext:value-type="float">
            <text:p>9</text:p>
          </table:table-cell>
          <table:table-cell table:style-name="ce195" office:value-type="float" office:value="4.2" calcext:value-type="float">
            <text:p>4.2</text:p>
          </table:table-cell>
          <table:table-cell table:style-name="ce143" office:value-type="float" office:value="28" calcext:value-type="float">
            <text:p>28</text:p>
          </table:table-cell>
          <table:table-cell table:style-name="ce195" office:value-type="float" office:value="4.7" calcext:value-type="float">
            <text:p>4.7</text:p>
          </table:table-cell>
          <table:table-cell table:style-name="ce143" office:value-type="float" office:value="34" calcext:value-type="float">
            <text:p>34</text:p>
          </table:table-cell>
          <table:table-cell table:style-name="ce195" office:value-type="float" office:value="4.6" calcext:value-type="float">
            <text:p>4.6</text:p>
          </table:table-cell>
          <table:table-cell table:style-name="ce189" office:value-type="string" calcext:value-type="string">
            <text:p>N/A</text:p>
          </table:table-cell>
          <table:table-cell table:style-name="ce189" office:value-type="string" calcext:value-type="string">
            <text:p>Pisada/Apisonar</text:p>
          </table:table-cell>
          <table:table-cell table:style-name="ce189" office:value-type="string" calcext:value-type="string">
            <text:p>Stomp</text:p>
          </table:table-cell>
          <table:table-cell table:style-name="ce143" table:number-columns-repeated="20"/>
          <table:table-cell table:number-columns-repeated="26"/>
        </table:table-row>
        <table:table-row table:style-name="ro1">
          <table:table-cell table:style-name="ce143" office:value-type="string" calcext:value-type="string">
            <text:p>Presa/Compresión/Envolvimiento/Deglución</text:p>
          </table:table-cell>
          <table:table-cell table:style-name="ce143" office:value-type="float" office:value="2" calcext:value-type="float">
            <text:p>2</text:p>
          </table:table-cell>
          <table:table-cell table:number-columns-repeated="2" table:style-name="ce143" office:value-type="string" calcext:value-type="string">
            <text:p>G</text:p>
          </table:table-cell>
          <table:table-cell table:style-name="ce143" office:value-type="string" calcext:value-type="string">
            <text:p>RCL</text:p>
          </table:table-cell>
          <table:table-cell table:style-name="ce143" office:value-type="float" office:value="-6" calcext:value-type="float">
            <text:p>-6</text:p>
          </table:table-cell>
          <table:table-cell table:style-name="ce195" office:value-type="float" office:value="5" calcext:value-type="float">
            <text:p>5.0</text:p>
          </table:table-cell>
          <table:table-cell table:style-name="ce143" office:value-type="float" office:value="-5" calcext:value-type="float">
            <text:p>-5</text:p>
          </table:table-cell>
          <table:table-cell table:style-name="ce195" office:value-type="float" office:value="6.4" calcext:value-type="float">
            <text:p>6.4</text:p>
          </table:table-cell>
          <table:table-cell table:style-name="ce143" office:value-type="float" office:value="11" calcext:value-type="float">
            <text:p>11</text:p>
          </table:table-cell>
          <table:table-cell table:style-name="ce195" office:value-type="float" office:value="9.2" calcext:value-type="float">
            <text:p>9.2</text:p>
          </table:table-cell>
          <table:table-cell table:style-name="ce143" office:value-type="float" office:value="30" calcext:value-type="float">
            <text:p>30</text:p>
          </table:table-cell>
          <table:table-cell table:style-name="ce195" office:value-type="float" office:value="8" calcext:value-type="float">
            <text:p>8.0</text:p>
          </table:table-cell>
          <table:table-cell table:style-name="ce143" office:value-type="float" office:value="45" calcext:value-type="float">
            <text:p>45</text:p>
          </table:table-cell>
          <table:table-cell table:style-name="ce195" office:value-type="float" office:value="12.4" calcext:value-type="float">
            <text:p>12.4</text:p>
          </table:table-cell>
          <table:table-cell table:style-name="ce189" office:value-type="string" calcext:value-type="string">
            <text:p>N/A</text:p>
          </table:table-cell>
          <table:table-cell table:style-name="ce189" office:value-type="string" calcext:value-type="string">
            <text:p>Apr/Agarr/Fag/Trag</text:p>
          </table:table-cell>
          <table:table-cell table:style-name="ce189" office:value-type="string" calcext:value-type="string">
            <text:p>Swallow</text:p>
          </table:table-cell>
          <table:table-cell table:style-name="ce143" table:number-columns-repeated="20"/>
          <table:table-cell table:number-columns-repeated="26"/>
        </table:table-row>
        <table:table-row table:style-name="ro1">
          <table:table-cell table:style-name="ce143" office:value-type="string" calcext:value-type="string">
            <text:p>Proyectil de agua</text:p>
          </table:table-cell>
          <table:table-cell table:style-name="ce143" office:value-type="float" office:value="2" calcext:value-type="float">
            <text:p>2</text:p>
          </table:table-cell>
          <table:table-cell table:number-columns-repeated="2" table:style-name="ce143" office:value-type="string" calcext:value-type="string">
            <text:p>CALOR</text:p>
          </table:table-cell>
          <table:table-cell table:style-name="ce143" office:value-type="string" calcext:value-type="string">
            <text:p>SL</text:p>
          </table:table-cell>
          <table:table-cell table:style-name="ce143" office:value-type="float" office:value="6" calcext:value-type="float">
            <text:p>6</text:p>
          </table:table-cell>
          <table:table-cell table:style-name="ce195" office:value-type="float" office:value="3.7" calcext:value-type="float">
            <text:p>3.7</text:p>
          </table:table-cell>
          <table:table-cell table:style-name="ce143" office:value-type="float" office:value="-5" calcext:value-type="float">
            <text:p>-5</text:p>
          </table:table-cell>
          <table:table-cell table:style-name="ce195" office:value-type="float" office:value="4.9" calcext:value-type="float">
            <text:p>4.9</text:p>
          </table:table-cell>
          <table:table-cell table:style-name="ce143" office:value-type="float" office:value="-3" calcext:value-type="float">
            <text:p>-3</text:p>
          </table:table-cell>
          <table:table-cell table:style-name="ce195" office:value-type="float" office:value="7.6" calcext:value-type="float">
            <text:p>7.6</text:p>
          </table:table-cell>
          <table:table-cell table:style-name="ce143" office:value-type="float" office:value="16" calcext:value-type="float">
            <text:p>16</text:p>
          </table:table-cell>
          <table:table-cell table:style-name="ce195" office:value-type="float" office:value="7.6" calcext:value-type="float">
            <text:p>7.6</text:p>
          </table:table-cell>
          <table:table-cell table:style-name="ce143" office:value-type="float" office:value="28" calcext:value-type="float">
            <text:p>28</text:p>
          </table:table-cell>
          <table:table-cell table:style-name="ce195" office:value-type="float" office:value="10.5" calcext:value-type="float">
            <text:p>10.5</text:p>
          </table:table-cell>
          <table:table-cell table:style-name="ce189" office:value-type="string" calcext:value-type="string">
            <text:p>HOF</text:p>
          </table:table-cell>
          <table:table-cell table:style-name="ce189" office:value-type="string" calcext:value-type="string">
            <text:p>Rayo de agua</text:p>
          </table:table-cell>
          <table:table-cell table:style-name="ce189" office:value-type="string" calcext:value-type="string">
            <text:p>Water Bolt</text:p>
          </table:table-cell>
          <table:table-cell table:style-name="ce143" table:number-columns-repeated="20"/>
          <table:table-cell table:number-columns-repeated="26"/>
        </table:table-row>
        <table:table-row table:style-name="ro1">
          <table:table-cell table:style-name="ce143" office:value-type="string" calcext:value-type="string">
            <text:p>Proyectil de fuego</text:p>
          </table:table-cell>
          <table:table-cell table:style-name="ce143" office:value-type="float" office:value="2" calcext:value-type="float">
            <text:p>2</text:p>
          </table:table-cell>
          <table:table-cell table:number-columns-repeated="2" table:style-name="ce143" office:value-type="string" calcext:value-type="string">
            <text:p>CALOR</text:p>
          </table:table-cell>
          <table:table-cell table:style-name="ce143" office:value-type="string" calcext:value-type="string">
            <text:p>SL</text:p>
          </table:table-cell>
          <table:table-cell table:style-name="ce143" office:value-type="float" office:value="38" calcext:value-type="float">
            <text:p>38</text:p>
          </table:table-cell>
          <table:table-cell table:style-name="ce195" office:value-type="float" office:value="3.3" calcext:value-type="float">
            <text:p>3.3</text:p>
          </table:table-cell>
          <table:table-cell table:style-name="ce143" office:value-type="float" office:value="10" calcext:value-type="float">
            <text:p>10</text:p>
          </table:table-cell>
          <table:table-cell table:style-name="ce195" office:value-type="float" office:value="4.2" calcext:value-type="float">
            <text:p>4.2</text:p>
          </table:table-cell>
          <table:table-cell table:style-name="ce143" office:value-type="float" office:value="15" calcext:value-type="float">
            <text:p>15</text:p>
          </table:table-cell>
          <table:table-cell table:style-name="ce195" office:value-type="float" office:value="6.2" calcext:value-type="float">
            <text:p>6.2</text:p>
          </table:table-cell>
          <table:table-cell table:style-name="ce143" office:value-type="float" office:value="36" calcext:value-type="float">
            <text:p>36</text:p>
          </table:table-cell>
          <table:table-cell table:style-name="ce195" office:value-type="float" office:value="5.8" calcext:value-type="float">
            <text:p>5.8</text:p>
          </table:table-cell>
          <table:table-cell table:style-name="ce143" office:value-type="float" office:value="51" calcext:value-type="float">
            <text:p>51</text:p>
          </table:table-cell>
          <table:table-cell table:style-name="ce195" office:value-type="float" office:value="7.7" calcext:value-type="float">
            <text:p>7.7</text:p>
          </table:table-cell>
          <table:table-cell table:style-name="ce189" office:value-type="string" calcext:value-type="string">
            <text:p>HOF</text:p>
          </table:table-cell>
          <table:table-cell table:style-name="ce189" office:value-type="string" calcext:value-type="string">
            <text:p>Rayo de fuego</text:p>
          </table:table-cell>
          <table:table-cell table:style-name="ce189" office:value-type="string" calcext:value-type="string">
            <text:p>Fire Bolt</text:p>
          </table:table-cell>
          <table:table-cell table:style-name="ce143" table:number-columns-repeated="20"/>
          <table:table-cell table:number-columns-repeated="26"/>
        </table:table-row>
        <table:table-row table:style-name="ro1">
          <table:table-cell table:style-name="ce143" office:value-type="string" calcext:value-type="string">
            <text:p>Proyectil de hielo</text:p>
          </table:table-cell>
          <table:table-cell table:style-name="ce143" office:value-type="float" office:value="2" calcext:value-type="float">
            <text:p>2</text:p>
          </table:table-cell>
          <table:table-cell table:style-name="ce143" office:value-type="string" calcext:value-type="string">
            <text:p>FRIO</text:p>
          </table:table-cell>
          <table:table-cell table:style-name="ce143" office:value-type="string" calcext:value-type="string">
            <text:p>IMPACTO</text:p>
          </table:table-cell>
          <table:table-cell table:style-name="ce143" office:value-type="string" calcext:value-type="string">
            <text:p>RSL</text:p>
          </table:table-cell>
          <table:table-cell table:style-name="ce143" office:value-type="float" office:value="21" calcext:value-type="float">
            <text:p>21</text:p>
          </table:table-cell>
          <table:table-cell table:style-name="ce195" office:value-type="float" office:value="2.6" calcext:value-type="float">
            <text:p>2.6</text:p>
          </table:table-cell>
          <table:table-cell table:style-name="ce143" office:value-type="float" office:value="15" calcext:value-type="float">
            <text:p>15</text:p>
          </table:table-cell>
          <table:table-cell table:style-name="ce195" office:value-type="float" office:value="3.5" calcext:value-type="float">
            <text:p>3.5</text:p>
          </table:table-cell>
          <table:table-cell table:style-name="ce143" office:value-type="float" office:value="18" calcext:value-type="float">
            <text:p>18</text:p>
          </table:table-cell>
          <table:table-cell table:style-name="ce195" office:value-type="float" office:value="6" calcext:value-type="float">
            <text:p>6.0</text:p>
          </table:table-cell>
          <table:table-cell table:style-name="ce143" office:value-type="float" office:value="34" calcext:value-type="float">
            <text:p>34</text:p>
          </table:table-cell>
          <table:table-cell table:style-name="ce195" office:value-type="float" office:value="6.1" calcext:value-type="float">
            <text:p>6.1</text:p>
          </table:table-cell>
          <table:table-cell table:style-name="ce143" office:value-type="float" office:value="53" calcext:value-type="float">
            <text:p>53</text:p>
          </table:table-cell>
          <table:table-cell table:style-name="ce195" office:value-type="float" office:value="8.5" calcext:value-type="float">
            <text:p>8.5</text:p>
          </table:table-cell>
          <table:table-cell table:style-name="ce189" office:value-type="string" calcext:value-type="string">
            <text:p>HOF</text:p>
          </table:table-cell>
          <table:table-cell table:style-name="ce189" office:value-type="string" calcext:value-type="string">
            <text:p>Rayo de hielo</text:p>
          </table:table-cell>
          <table:table-cell table:style-name="ce189" office:value-type="string" calcext:value-type="string">
            <text:p>Ice Bolt</text:p>
          </table:table-cell>
          <table:table-cell table:style-name="ce143" table:number-columns-repeated="20"/>
          <table:table-cell table:number-columns-repeated="26"/>
        </table:table-row>
        <table:table-row table:style-name="ro1">
          <table:table-cell table:style-name="ce143" office:value-type="string" calcext:value-type="string">
            <text:p>Proyectil de luz</text:p>
          </table:table-cell>
          <table:table-cell table:style-name="ce143" office:value-type="float" office:value="2" calcext:value-type="float">
            <text:p>2</text:p>
          </table:table-cell>
          <table:table-cell table:style-name="ce143" office:value-type="string" calcext:value-type="string">
            <text:p>ELECTRICIDAD</text:p>
          </table:table-cell>
          <table:table-cell table:style-name="ce143" office:value-type="string" calcext:value-type="string">
            <text:p>IMPACTO</text:p>
          </table:table-cell>
          <table:table-cell table:style-name="ce143" office:value-type="string" calcext:value-type="string">
            <text:p>RSL</text:p>
          </table:table-cell>
          <table:table-cell table:style-name="ce143" office:value-type="float" office:value="9" calcext:value-type="float">
            <text:p>9</text:p>
          </table:table-cell>
          <table:table-cell table:style-name="ce195" office:value-type="float" office:value="7" calcext:value-type="float">
            <text:p>7.0</text:p>
          </table:table-cell>
          <table:table-cell table:style-name="ce143" office:value-type="float" office:value="-11" calcext:value-type="float">
            <text:p>-11</text:p>
          </table:table-cell>
          <table:table-cell table:style-name="ce195" office:value-type="float" office:value="8.6" calcext:value-type="float">
            <text:p>8.6</text:p>
          </table:table-cell>
          <table:table-cell table:style-name="ce143" office:value-type="float" office:value="-1" calcext:value-type="float">
            <text:p>-1</text:p>
          </table:table-cell>
          <table:table-cell table:style-name="ce195" office:value-type="float" office:value="10.2" calcext:value-type="float">
            <text:p>10.2</text:p>
          </table:table-cell>
          <table:table-cell table:style-name="ce143" office:value-type="float" office:value="28" calcext:value-type="float">
            <text:p>28</text:p>
          </table:table-cell>
          <table:table-cell table:style-name="ce195" office:value-type="float" office:value="8.6" calcext:value-type="float">
            <text:p>8.6</text:p>
          </table:table-cell>
          <table:table-cell table:style-name="ce143" office:value-type="float" office:value="46" calcext:value-type="float">
            <text:p>46</text:p>
          </table:table-cell>
          <table:table-cell table:style-name="ce195" office:value-type="float" office:value="10.2" calcext:value-type="float">
            <text:p>10.2</text:p>
          </table:table-cell>
          <table:table-cell table:style-name="ce189" office:value-type="string" calcext:value-type="string">
            <text:p>HOF</text:p>
          </table:table-cell>
          <table:table-cell table:style-name="ce189" office:value-type="string" calcext:value-type="string">
            <text:p>Rayo de descarga</text:p>
          </table:table-cell>
          <table:table-cell table:style-name="ce189" office:value-type="string" calcext:value-type="string">
            <text:p>Shock Bolt</text:p>
          </table:table-cell>
          <table:table-cell table:style-name="ce143" table:number-columns-repeated="20"/>
          <table:table-cell table:number-columns-repeated="26"/>
        </table:table-row>
        <table:table-row table:style-name="ro1">
          <table:table-cell table:style-name="ce143" office:value-type="string" calcext:value-type="string">
            <text:p>Proyectil eléctrico</text:p>
          </table:table-cell>
          <table:table-cell table:style-name="ce143" office:value-type="float" office:value="2" calcext:value-type="float">
            <text:p>2</text:p>
          </table:table-cell>
          <table:table-cell table:number-columns-repeated="2" table:style-name="ce143" office:value-type="string" calcext:value-type="string">
            <text:p>ELECTRICIDAD</text:p>
          </table:table-cell>
          <table:table-cell table:style-name="ce143" office:value-type="string" calcext:value-type="string">
            <text:p>RSL</text:p>
          </table:table-cell>
          <table:table-cell table:style-name="ce143" office:value-type="float" office:value="30" calcext:value-type="float">
            <text:p>30</text:p>
          </table:table-cell>
          <table:table-cell table:style-name="ce195" office:value-type="float" office:value="3" calcext:value-type="float">
            <text:p>3.0</text:p>
          </table:table-cell>
          <table:table-cell table:style-name="ce143" office:value-type="float" office:value="21" calcext:value-type="float">
            <text:p>21</text:p>
          </table:table-cell>
          <table:table-cell table:style-name="ce195" office:value-type="float" office:value="4" calcext:value-type="float">
            <text:p>4.0</text:p>
          </table:table-cell>
          <table:table-cell table:style-name="ce143" office:value-type="float" office:value="18" calcext:value-type="float">
            <text:p>18</text:p>
          </table:table-cell>
          <table:table-cell table:style-name="ce195" office:value-type="float" office:value="5.2" calcext:value-type="float">
            <text:p>5.2</text:p>
          </table:table-cell>
          <table:table-cell table:style-name="ce143" office:value-type="float" office:value="50" calcext:value-type="float">
            <text:p>50</text:p>
          </table:table-cell>
          <table:table-cell table:style-name="ce195" office:value-type="float" office:value="4.8" calcext:value-type="float">
            <text:p>4.8</text:p>
          </table:table-cell>
          <table:table-cell table:style-name="ce143" office:value-type="float" office:value="66" calcext:value-type="float">
            <text:p>66</text:p>
          </table:table-cell>
          <table:table-cell table:style-name="ce195" office:value-type="float" office:value="5.6" calcext:value-type="float">
            <text:p>5.6</text:p>
          </table:table-cell>
          <table:table-cell table:style-name="ce189" office:value-type="string" calcext:value-type="string">
            <text:p>HOF</text:p>
          </table:table-cell>
          <table:table-cell table:style-name="ce189" office:value-type="string" calcext:value-type="string">
            <text:p>Relámpago</text:p>
          </table:table-cell>
          <table:table-cell table:style-name="ce189" office:value-type="string" calcext:value-type="string">
            <text:p>Lightining Bolt</text:p>
          </table:table-cell>
          <table:table-cell table:style-name="ce143" table:number-columns-repeated="20"/>
          <table:table-cell table:number-columns-repeated="26"/>
        </table:table-row>
        <table:table-row table:style-name="ro1">
          <table:table-cell table:style-name="ce143" office:value-type="string" calcext:value-type="string">
            <text:p>Rompecabezas</text:p>
          </table:table-cell>
          <table:table-cell table:style-name="ce143" office:value-type="float" office:value="8" calcext:value-type="float">
            <text:p>8</text:p>
          </table:table-cell>
          <table:table-cell table:style-name="ce143" office:value-type="string" calcext:value-type="string">
            <text:p>K</text:p>
          </table:table-cell>
          <table:table-cell table:style-name="ce143" office:value-type="string" calcext:value-type="string">
            <text:p>P</text:p>
          </table:table-cell>
          <table:table-cell table:style-name="ce143" office:value-type="string" calcext:value-type="string">
            <text:p>AL</text:p>
          </table:table-cell>
          <table:table-cell table:style-name="ce143" office:value-type="float" office:value="0" calcext:value-type="float">
            <text:p>0</text:p>
          </table:table-cell>
          <table:table-cell table:style-name="ce195" office:value-type="float" office:value="2.5" calcext:value-type="float">
            <text:p>2.5</text:p>
          </table:table-cell>
          <table:table-cell table:style-name="ce143" office:value-type="float" office:value="0" calcext:value-type="float">
            <text:p>0</text:p>
          </table:table-cell>
          <table:table-cell table:style-name="ce195" office:value-type="float" office:value="3.5" calcext:value-type="float">
            <text:p>3.5</text:p>
          </table:table-cell>
          <table:table-cell table:style-name="ce143" office:value-type="float" office:value="5" calcext:value-type="float">
            <text:p>5</text:p>
          </table:table-cell>
          <table:table-cell table:style-name="ce195" office:value-type="float" office:value="3.9" calcext:value-type="float">
            <text:p>3.9</text:p>
          </table:table-cell>
          <table:table-cell table:style-name="ce143" office:value-type="float" office:value="10" calcext:value-type="float">
            <text:p>10</text:p>
          </table:table-cell>
          <table:table-cell table:style-name="ce195" office:value-type="float" office:value="4.6" calcext:value-type="float">
            <text:p>4.6</text:p>
          </table:table-cell>
          <table:table-cell table:style-name="ce143" office:value-type="float" office:value="10" calcext:value-type="float">
            <text:p>10</text:p>
          </table:table-cell>
          <table:table-cell table:style-name="ce195" office:value-type="float" office:value="6.6" calcext:value-type="float">
            <text:p>6.6</text:p>
          </table:table-cell>
          <table:table-cell table:style-name="ce189" office:value-type="string" calcext:value-type="string">
            <text:p>A1M</text:p>
          </table:table-cell>
          <table:table-cell table:style-name="ce189" table:number-columns-repeated="2"/>
          <table:table-cell table:style-name="ce143" table:number-columns-repeated="20"/>
          <table:table-cell table:number-columns-repeated="26"/>
        </table:table-row>
        <table:table-row table:style-name="ro1" table:number-rows-repeated="2">
          <table:table-cell table:style-name="ce143" table:number-columns-repeated="38"/>
          <table:table-cell table:number-columns-repeated="26"/>
        </table:table-row>
        <table:table-row table:style-name="ro1">
          <table:table-cell table:style-name="ce184" office:value-type="string" calcext:value-type="string">
            <text:p>Área de MODS. BD por armadura</text:p>
          </table:table-cell>
          <table:table-cell table:style-name="ce187" table:number-columns-repeated="4"/>
          <table:table-cell table:style-name="ce191"/>
          <table:table-cell table:style-name="ce196" office:value-type="string" calcext:value-type="string">
            <text:p>Área de umbral</text:p>
          </table:table-cell>
          <table:table-cell table:style-name="ce201" table:number-columns-repeated="4"/>
          <table:table-cell table:style-name="ce204"/>
          <table:table-cell table:style-name="ce143" table:number-columns-repeated="26"/>
          <table:table-cell table:number-columns-repeated="26"/>
        </table:table-row>
        <table:table-row table:style-name="ro1">
          <table:table-cell table:style-name="ce185" office:value-type="string" calcext:value-type="string">
            <text:p>TA</text:p>
          </table:table-cell>
          <table:table-cell table:style-name="ce188" office:value-type="string" calcext:value-type="string">
            <text:p>AL</text:p>
          </table:table-cell>
          <table:table-cell table:style-name="ce188" office:value-type="string" calcext:value-type="string">
            <text:p>SL</text:p>
          </table:table-cell>
          <table:table-cell table:style-name="ce188" office:value-type="string" calcext:value-type="string">
            <text:p>CL</text:p>
          </table:table-cell>
          <table:table-cell table:style-name="ce188" office:value-type="string" calcext:value-type="string">
            <text:p>RSL</text:p>
          </table:table-cell>
          <table:table-cell table:style-name="ce192" office:value-type="string" calcext:value-type="string">
            <text:p>RCL</text:p>
          </table:table-cell>
          <table:table-cell table:style-name="ce197"/>
          <table:table-cell table:style-name="ce202" office:value-type="string" calcext:value-type="string">
            <text:p>Piel</text:p>
          </table:table-cell>
          <table:table-cell table:style-name="ce203" office:value-type="string" calcext:value-type="string">
            <text:p>Cuero</text:p>
          </table:table-cell>
          <table:table-cell table:style-name="ce203" office:value-type="string" calcext:value-type="string">
            <text:p>Cuero duro</text:p>
          </table:table-cell>
          <table:table-cell table:style-name="ce203" office:value-type="string" calcext:value-type="string">
            <text:p>Cota mallas</text:p>
          </table:table-cell>
          <table:table-cell table:style-name="ce205" office:value-type="string" calcext:value-type="string">
            <text:p>Completa</text:p>
          </table:table-cell>
          <table:table-cell table:style-name="ce143" table:number-columns-repeated="26"/>
          <table:table-cell table:number-columns-repeated="26"/>
        </table:table-row>
        <table:table-row table:style-name="ro1">
          <table:table-cell table:style-name="ce185" office:value-type="float" office:value="1" calcext:value-type="float">
            <text:p>1</text:p>
          </table:table-cell>
          <table:table-cell table:style-name="ce189" office:value-type="float" office:value="15" calcext:value-type="float">
            <text:p>15</text:p>
          </table:table-cell>
          <table:table-cell table:style-name="ce189" office:value-type="float" office:value="2" calcext:value-type="float">
            <text:p>2</text:p>
          </table:table-cell>
          <table:table-cell table:style-name="ce189" office:value-type="float" office:value="0" calcext:value-type="float">
            <text:p>0</text:p>
          </table:table-cell>
          <table:table-cell table:style-name="ce189" office:value-type="float" office:value="13" calcext:value-type="float">
            <text:p>13</text:p>
          </table:table-cell>
          <table:table-cell table:style-name="ce193" office:value-type="float" office:value="38" calcext:value-type="float">
            <text:p>38</text:p>
          </table:table-cell>
          <table:table-cell table:style-name="ce198"/>
          <table:table-cell table:style-name="ce202" office:value-type="string" calcext:value-type="string">
            <text:p>(1-4)</text:p>
          </table:table-cell>
          <table:table-cell table:style-name="ce203" office:value-type="string" calcext:value-type="string">
            <text:p>(5-8)</text:p>
          </table:table-cell>
          <table:table-cell table:style-name="ce203" office:value-type="string" calcext:value-type="string">
            <text:p>(9-12)</text:p>
          </table:table-cell>
          <table:table-cell table:style-name="ce203" office:value-type="string" calcext:value-type="string">
            <text:p>(13-16)</text:p>
          </table:table-cell>
          <table:table-cell table:style-name="ce205" office:value-type="string" calcext:value-type="string">
            <text:p>(17-20)</text:p>
          </table:table-cell>
          <table:table-cell table:style-name="ce143" table:number-columns-repeated="26"/>
          <table:table-cell table:number-columns-repeated="26"/>
        </table:table-row>
        <table:table-row table:style-name="ro1">
          <table:table-cell table:style-name="ce185" table:formula="of:=[.A60]+1" office:value-type="float" office:value="2" calcext:value-type="float">
            <text:p>2</text:p>
          </table:table-cell>
          <table:table-cell table:style-name="ce189" office:value-type="float" office:value="5" calcext:value-type="float">
            <text:p>5</text:p>
          </table:table-cell>
          <table:table-cell table:style-name="ce189" office:value-type="float" office:value="0" calcext:value-type="float">
            <text:p>0</text:p>
          </table:table-cell>
          <table:table-cell table:style-name="ce189" office:value-type="float" office:value="4" calcext:value-type="float">
            <text:p>4</text:p>
          </table:table-cell>
          <table:table-cell table:style-name="ce189" office:value-type="float" office:value="3" calcext:value-type="float">
            <text:p>3</text:p>
          </table:table-cell>
          <table:table-cell table:style-name="ce193" office:value-type="float" office:value="25" calcext:value-type="float">
            <text:p>25</text:p>
          </table:table-cell>
          <table:table-cell table:style-name="ce199" office:value-type="string" calcext:value-type="string">
            <text:p>UPG</text:p>
          </table:table-cell>
          <table:table-cell table:style-name="ce189" office:value-type="float" office:value="61" calcext:value-type="float">
            <text:p>61</text:p>
          </table:table-cell>
          <table:table-cell table:number-columns-repeated="2" table:style-name="ce189" office:value-type="float" office:value="52" calcext:value-type="float">
            <text:p>52</text:p>
          </table:table-cell>
          <table:table-cell table:style-name="ce189" office:value-type="float" office:value="26" calcext:value-type="float">
            <text:p>26</text:p>
          </table:table-cell>
          <table:table-cell table:style-name="ce193" office:value-type="float" office:value="5" calcext:value-type="float">
            <text:p>5</text:p>
          </table:table-cell>
          <table:table-cell table:style-name="ce143" table:number-columns-repeated="26"/>
          <table:table-cell table:number-columns-repeated="26"/>
        </table:table-row>
        <table:table-row table:style-name="ro1">
          <table:table-cell table:style-name="ce185" table:formula="of:=[.A61]+1" office:value-type="float" office:value="3" calcext:value-type="float">
            <text:p>3</text:p>
          </table:table-cell>
          <table:table-cell table:style-name="ce189" office:value-type="float" office:value="19" calcext:value-type="float">
            <text:p>19</text:p>
          </table:table-cell>
          <table:table-cell table:style-name="ce189" office:value-type="float" office:value="12" calcext:value-type="float">
            <text:p>12</text:p>
          </table:table-cell>
          <table:table-cell table:style-name="ce189" office:value-type="float" office:value="16" calcext:value-type="float">
            <text:p>16</text:p>
          </table:table-cell>
          <table:table-cell table:style-name="ce189" office:value-type="float" office:value="18" calcext:value-type="float">
            <text:p>18</text:p>
          </table:table-cell>
          <table:table-cell table:style-name="ce193" office:value-type="float" office:value="33" calcext:value-type="float">
            <text:p>33</text:p>
          </table:table-cell>
          <table:table-cell table:style-name="ce199" office:value-type="string" calcext:value-type="string">
            <text:p>A</text:p>
          </table:table-cell>
          <table:table-cell table:style-name="ce189" office:value-type="float" office:value="71" calcext:value-type="float">
            <text:p>71</text:p>
          </table:table-cell>
          <table:table-cell table:number-columns-repeated="2" table:style-name="ce189" office:value-type="float" office:value="72" calcext:value-type="float">
            <text:p>72</text:p>
          </table:table-cell>
          <table:table-cell table:style-name="ce189" office:value-type="float" office:value="75" calcext:value-type="float">
            <text:p>75</text:p>
          </table:table-cell>
          <table:table-cell table:style-name="ce193" office:value-type="float" office:value="75" calcext:value-type="float">
            <text:p>75</text:p>
          </table:table-cell>
          <table:table-cell table:style-name="ce143" table:number-columns-repeated="26"/>
          <table:table-cell table:number-columns-repeated="26"/>
        </table:table-row>
        <table:table-row table:style-name="ro1">
          <table:table-cell table:style-name="ce185" table:formula="of:=[.A62]+1" office:value-type="float" office:value="4" calcext:value-type="float">
            <text:p>4</text:p>
          </table:table-cell>
          <table:table-cell table:style-name="ce189" office:value-type="float" office:value="23" calcext:value-type="float">
            <text:p>23</text:p>
          </table:table-cell>
          <table:table-cell table:style-name="ce189" office:value-type="float" office:value="16" calcext:value-type="float">
            <text:p>16</text:p>
          </table:table-cell>
          <table:table-cell table:number-columns-repeated="2" table:style-name="ce189" office:value-type="float" office:value="25" calcext:value-type="float">
            <text:p>25</text:p>
          </table:table-cell>
          <table:table-cell table:style-name="ce193" office:value-type="float" office:value="29" calcext:value-type="float">
            <text:p>29</text:p>
          </table:table-cell>
          <table:table-cell table:style-name="ce199" office:value-type="string" calcext:value-type="string">
            <text:p>B</text:p>
          </table:table-cell>
          <table:table-cell table:style-name="ce189" office:value-type="float" office:value="76" calcext:value-type="float">
            <text:p>76</text:p>
          </table:table-cell>
          <table:table-cell table:style-name="ce189" office:value-type="float" office:value="84" calcext:value-type="float">
            <text:p>84</text:p>
          </table:table-cell>
          <table:table-cell table:style-name="ce189" office:value-type="float" office:value="83" calcext:value-type="float">
            <text:p>83</text:p>
          </table:table-cell>
          <table:table-cell table:style-name="ce189" office:value-type="float" office:value="89" calcext:value-type="float">
            <text:p>89</text:p>
          </table:table-cell>
          <table:table-cell table:style-name="ce193" office:value-type="float" office:value="89" calcext:value-type="float">
            <text:p>89</text:p>
          </table:table-cell>
          <table:table-cell table:style-name="ce143" table:number-columns-repeated="26"/>
          <table:table-cell table:number-columns-repeated="26"/>
        </table:table-row>
        <table:table-row table:style-name="ro1">
          <table:table-cell table:style-name="ce185" table:formula="of:=[.A63]+1" office:value-type="float" office:value="5" calcext:value-type="float">
            <text:p>5</text:p>
          </table:table-cell>
          <table:table-cell table:style-name="ce189" office:value-type="float" office:value="0" calcext:value-type="float">
            <text:p>0</text:p>
          </table:table-cell>
          <table:table-cell table:number-columns-repeated="2" table:style-name="ce189" office:value-type="float" office:value="11" calcext:value-type="float">
            <text:p>11</text:p>
          </table:table-cell>
          <table:table-cell table:style-name="ce189" office:value-type="float" office:value="18" calcext:value-type="float">
            <text:p>18</text:p>
          </table:table-cell>
          <table:table-cell table:style-name="ce193" office:value-type="float" office:value="29" calcext:value-type="float">
            <text:p>29</text:p>
          </table:table-cell>
          <table:table-cell table:style-name="ce199" office:value-type="string" calcext:value-type="string">
            <text:p>C</text:p>
          </table:table-cell>
          <table:table-cell table:style-name="ce189" office:value-type="float" office:value="82" calcext:value-type="float">
            <text:p>82</text:p>
          </table:table-cell>
          <table:table-cell table:style-name="ce189" office:value-type="float" office:value="99" calcext:value-type="float">
            <text:p>99</text:p>
          </table:table-cell>
          <table:table-cell table:style-name="ce189" office:value-type="float" office:value="98" calcext:value-type="float">
            <text:p>98</text:p>
          </table:table-cell>
          <table:table-cell table:style-name="ce189" office:value-type="float" office:value="100" calcext:value-type="float">
            <text:p>100</text:p>
          </table:table-cell>
          <table:table-cell table:style-name="ce193" office:value-type="float" office:value="97" calcext:value-type="float">
            <text:p>97</text:p>
          </table:table-cell>
          <table:table-cell table:style-name="ce143" table:number-columns-repeated="26"/>
          <table:table-cell table:number-columns-repeated="26"/>
        </table:table-row>
        <table:table-row table:style-name="ro1">
          <table:table-cell table:style-name="ce185" table:formula="of:=[.A64]+1" office:value-type="float" office:value="6" calcext:value-type="float">
            <text:p>6</text:p>
          </table:table-cell>
          <table:table-cell table:style-name="ce189" office:value-type="float" office:value="3" calcext:value-type="float">
            <text:p>3</text:p>
          </table:table-cell>
          <table:table-cell table:style-name="ce189" office:value-type="float" office:value="16" calcext:value-type="float">
            <text:p>16</text:p>
          </table:table-cell>
          <table:table-cell table:style-name="ce189" office:value-type="float" office:value="15" calcext:value-type="float">
            <text:p>15</text:p>
          </table:table-cell>
          <table:table-cell table:style-name="ce189" office:value-type="float" office:value="17" calcext:value-type="float">
            <text:p>17</text:p>
          </table:table-cell>
          <table:table-cell table:style-name="ce193" office:value-type="float" office:value="23" calcext:value-type="float">
            <text:p>23</text:p>
          </table:table-cell>
          <table:table-cell table:style-name="ce199" office:value-type="string" calcext:value-type="string">
            <text:p>D</text:p>
          </table:table-cell>
          <table:table-cell table:style-name="ce189" office:value-type="float" office:value="93" calcext:value-type="float">
            <text:p>93</text:p>
          </table:table-cell>
          <table:table-cell table:style-name="ce189" office:value-type="float" office:value="112" calcext:value-type="float">
            <text:p>112</text:p>
          </table:table-cell>
          <table:table-cell table:style-name="ce189" office:value-type="float" office:value="114" calcext:value-type="float">
            <text:p>114</text:p>
          </table:table-cell>
          <table:table-cell table:style-name="ce189" office:value-type="float" office:value="110" calcext:value-type="float">
            <text:p>110</text:p>
          </table:table-cell>
          <table:table-cell table:style-name="ce193" office:value-type="float" office:value="104" calcext:value-type="float">
            <text:p>104</text:p>
          </table:table-cell>
          <table:table-cell table:style-name="ce143" table:number-columns-repeated="26"/>
          <table:table-cell table:number-columns-repeated="26"/>
        </table:table-row>
        <table:table-row table:style-name="ro1">
          <table:table-cell table:style-name="ce185" table:formula="of:=[.A65]+1" office:value-type="float" office:value="7" calcext:value-type="float">
            <text:p>7</text:p>
          </table:table-cell>
          <table:table-cell table:style-name="ce189" office:value-type="float" office:value="7" calcext:value-type="float">
            <text:p>7</text:p>
          </table:table-cell>
          <table:table-cell table:style-name="ce189" office:value-type="float" office:value="21" calcext:value-type="float">
            <text:p>21</text:p>
          </table:table-cell>
          <table:table-cell table:style-name="ce189" office:value-type="float" office:value="22" calcext:value-type="float">
            <text:p>22</text:p>
          </table:table-cell>
          <table:table-cell table:style-name="ce189" office:value-type="float" office:value="17" calcext:value-type="float">
            <text:p>17</text:p>
          </table:table-cell>
          <table:table-cell table:style-name="ce193" office:value-type="float" office:value="15" calcext:value-type="float">
            <text:p>15</text:p>
          </table:table-cell>
          <table:table-cell table:style-name="ce199" office:value-type="string" calcext:value-type="string">
            <text:p>E</text:p>
          </table:table-cell>
          <table:table-cell table:style-name="ce189" office:value-type="float" office:value="111" calcext:value-type="float">
            <text:p>111</text:p>
          </table:table-cell>
          <table:table-cell table:style-name="ce189" office:value-type="float" office:value="131" calcext:value-type="float">
            <text:p>131</text:p>
          </table:table-cell>
          <table:table-cell table:style-name="ce189" office:value-type="float" office:value="126" calcext:value-type="float">
            <text:p>126</text:p>
          </table:table-cell>
          <table:table-cell table:style-name="ce189" office:value-type="float" office:value="119" calcext:value-type="float">
            <text:p>119</text:p>
          </table:table-cell>
          <table:table-cell table:style-name="ce193" office:value-type="float" office:value="109" calcext:value-type="float">
            <text:p>109</text:p>
          </table:table-cell>
          <table:table-cell table:style-name="ce143" table:number-columns-repeated="26"/>
          <table:table-cell table:number-columns-repeated="26"/>
        </table:table-row>
        <table:table-row table:style-name="ro1">
          <table:table-cell table:style-name="ce185" table:formula="of:=[.A66]+1" office:value-type="float" office:value="8" calcext:value-type="float">
            <text:p>8</text:p>
          </table:table-cell>
          <table:table-cell table:style-name="ce189" office:value-type="float" office:value="12" calcext:value-type="float">
            <text:p>12</text:p>
          </table:table-cell>
          <table:table-cell table:style-name="ce189" office:value-type="float" office:value="19" calcext:value-type="float">
            <text:p>19</text:p>
          </table:table-cell>
          <table:table-cell table:style-name="ce189" office:value-type="float" office:value="24" calcext:value-type="float">
            <text:p>24</text:p>
          </table:table-cell>
          <table:table-cell table:style-name="ce189" office:value-type="float" office:value="15" calcext:value-type="float">
            <text:p>15</text:p>
          </table:table-cell>
          <table:table-cell table:style-name="ce193" office:value-type="float" office:value="10" calcext:value-type="float">
            <text:p>10</text:p>
          </table:table-cell>
          <table:table-cell table:style-name="ce200" office:value-type="string" calcext:value-type="string">
            <text:p>F</text:p>
          </table:table-cell>
          <table:table-cell table:number-columns-repeated="4" table:style-name="ce190" office:value-type="float" office:value="999999" calcext:value-type="float">
            <text:p>999999</text:p>
          </table:table-cell>
          <table:table-cell table:style-name="ce194" office:value-type="float" office:value="999999" calcext:value-type="float">
            <text:p>999999</text:p>
          </table:table-cell>
          <table:table-cell table:style-name="ce143" table:number-columns-repeated="26"/>
          <table:table-cell table:number-columns-repeated="26"/>
        </table:table-row>
        <table:table-row table:style-name="ro1">
          <table:table-cell table:style-name="ce185" table:formula="of:=[.A67]+1" office:value-type="float" office:value="9" calcext:value-type="float">
            <text:p>9</text:p>
          </table:table-cell>
          <table:table-cell table:style-name="ce189" office:value-type="float" office:value="5" calcext:value-type="float">
            <text:p>5</text:p>
          </table:table-cell>
          <table:table-cell table:style-name="ce189" office:value-type="float" office:value="12" calcext:value-type="float">
            <text:p>12</text:p>
          </table:table-cell>
          <table:table-cell table:number-columns-repeated="2" table:style-name="ce189" office:value-type="float" office:value="22" calcext:value-type="float">
            <text:p>22</text:p>
          </table:table-cell>
          <table:table-cell table:style-name="ce193" office:value-type="float" office:value="21" calcext:value-type="float">
            <text:p>21</text:p>
          </table:table-cell>
          <table:table-cell table:style-name="ce143" table:number-columns-repeated="32"/>
          <table:table-cell table:number-columns-repeated="26"/>
        </table:table-row>
        <table:table-row table:style-name="ro1">
          <table:table-cell table:style-name="ce185" table:formula="of:=[.A68]+1" office:value-type="float" office:value="10" calcext:value-type="float">
            <text:p>10</text:p>
          </table:table-cell>
          <table:table-cell table:style-name="ce189" office:value-type="float" office:value="13" calcext:value-type="float">
            <text:p>13</text:p>
          </table:table-cell>
          <table:table-cell table:style-name="ce189" office:value-type="float" office:value="19" calcext:value-type="float">
            <text:p>19</text:p>
          </table:table-cell>
          <table:table-cell table:style-name="ce189" office:value-type="float" office:value="30" calcext:value-type="float">
            <text:p>30</text:p>
          </table:table-cell>
          <table:table-cell table:style-name="ce189" office:value-type="float" office:value="27" calcext:value-type="float">
            <text:p>27</text:p>
          </table:table-cell>
          <table:table-cell table:style-name="ce193" office:value-type="float" office:value="18" calcext:value-type="float">
            <text:p>18</text:p>
          </table:table-cell>
          <table:table-cell table:style-name="ce143" table:number-columns-repeated="32"/>
          <table:table-cell table:number-columns-repeated="26"/>
        </table:table-row>
        <table:table-row table:style-name="ro1">
          <table:table-cell table:style-name="ce185" table:formula="of:=[.A69]+1" office:value-type="float" office:value="11" calcext:value-type="float">
            <text:p>11</text:p>
          </table:table-cell>
          <table:table-cell table:style-name="ce189" office:value-type="float" office:value="18" calcext:value-type="float">
            <text:p>18</text:p>
          </table:table-cell>
          <table:table-cell table:style-name="ce189" office:value-type="float" office:value="24" calcext:value-type="float">
            <text:p>24</text:p>
          </table:table-cell>
          <table:table-cell table:style-name="ce189" office:value-type="float" office:value="37" calcext:value-type="float">
            <text:p>37</text:p>
          </table:table-cell>
          <table:table-cell table:style-name="ce189" office:value-type="float" office:value="28" calcext:value-type="float">
            <text:p>28</text:p>
          </table:table-cell>
          <table:table-cell table:style-name="ce193" office:value-type="float" office:value="12" calcext:value-type="float">
            <text:p>12</text:p>
          </table:table-cell>
          <table:table-cell table:style-name="ce143" table:number-columns-repeated="32"/>
          <table:table-cell table:number-columns-repeated="26"/>
        </table:table-row>
        <table:table-row table:style-name="ro1">
          <table:table-cell table:style-name="ce185" table:formula="of:=[.A70]+1" office:value-type="float" office:value="12" calcext:value-type="float">
            <text:p>12</text:p>
          </table:table-cell>
          <table:table-cell table:style-name="ce189" office:value-type="float" office:value="22" calcext:value-type="float">
            <text:p>22</text:p>
          </table:table-cell>
          <table:table-cell table:style-name="ce189" office:value-type="float" office:value="29" calcext:value-type="float">
            <text:p>29</text:p>
          </table:table-cell>
          <table:table-cell table:style-name="ce189" office:value-type="float" office:value="44" calcext:value-type="float">
            <text:p>44</text:p>
          </table:table-cell>
          <table:table-cell table:style-name="ce189" office:value-type="float" office:value="25" calcext:value-type="float">
            <text:p>25</text:p>
          </table:table-cell>
          <table:table-cell table:style-name="ce193" office:value-type="float" office:value="8" calcext:value-type="float">
            <text:p>8</text:p>
          </table:table-cell>
          <table:table-cell table:style-name="ce143" table:number-columns-repeated="32"/>
          <table:table-cell table:number-columns-repeated="26"/>
        </table:table-row>
        <table:table-row table:style-name="ro1">
          <table:table-cell table:style-name="ce185" table:formula="of:=[.A71]+1" office:value-type="float" office:value="13" calcext:value-type="float">
            <text:p>13</text:p>
          </table:table-cell>
          <table:table-cell table:style-name="ce189" office:value-type="float" office:value="15" calcext:value-type="float">
            <text:p>15</text:p>
          </table:table-cell>
          <table:table-cell table:style-name="ce189" office:value-type="float" office:value="13" calcext:value-type="float">
            <text:p>13</text:p>
          </table:table-cell>
          <table:table-cell table:style-name="ce189" office:value-type="float" office:value="23" calcext:value-type="float">
            <text:p>23</text:p>
          </table:table-cell>
          <table:table-cell table:style-name="ce189" office:value-type="float" office:value="20" calcext:value-type="float">
            <text:p>20</text:p>
          </table:table-cell>
          <table:table-cell table:style-name="ce193" office:value-type="float" office:value="17" calcext:value-type="float">
            <text:p>17</text:p>
          </table:table-cell>
          <table:table-cell table:style-name="ce143" table:number-columns-repeated="32"/>
          <table:table-cell table:number-columns-repeated="26"/>
        </table:table-row>
        <table:table-row table:style-name="ro1">
          <table:table-cell table:style-name="ce185" table:formula="of:=[.A72]+1" office:value-type="float" office:value="14" calcext:value-type="float">
            <text:p>14</text:p>
          </table:table-cell>
          <table:table-cell table:style-name="ce189" office:value-type="float" office:value="25" calcext:value-type="float">
            <text:p>25</text:p>
          </table:table-cell>
          <table:table-cell table:style-name="ce189" office:value-type="float" office:value="16" calcext:value-type="float">
            <text:p>16</text:p>
          </table:table-cell>
          <table:table-cell table:style-name="ce189" office:value-type="float" office:value="31" calcext:value-type="float">
            <text:p>31</text:p>
          </table:table-cell>
          <table:table-cell table:style-name="ce189" office:value-type="float" office:value="15" calcext:value-type="float">
            <text:p>15</text:p>
          </table:table-cell>
          <table:table-cell table:style-name="ce193" office:value-type="float" office:value="14" calcext:value-type="float">
            <text:p>14</text:p>
          </table:table-cell>
          <table:table-cell table:style-name="ce143" table:number-columns-repeated="32"/>
          <table:table-cell table:number-columns-repeated="26"/>
        </table:table-row>
        <table:table-row table:style-name="ro1">
          <table:table-cell table:style-name="ce185" table:formula="of:=[.A73]+1" office:value-type="float" office:value="15" calcext:value-type="float">
            <text:p>15</text:p>
          </table:table-cell>
          <table:table-cell table:style-name="ce189" office:value-type="float" office:value="30" calcext:value-type="float">
            <text:p>30</text:p>
          </table:table-cell>
          <table:table-cell table:style-name="ce189" office:value-type="float" office:value="23" calcext:value-type="float">
            <text:p>23</text:p>
          </table:table-cell>
          <table:table-cell table:style-name="ce189" office:value-type="float" office:value="37" calcext:value-type="float">
            <text:p>37</text:p>
          </table:table-cell>
          <table:table-cell table:style-name="ce189" office:value-type="float" office:value="10" calcext:value-type="float">
            <text:p>10</text:p>
          </table:table-cell>
          <table:table-cell table:style-name="ce193" office:value-type="float" office:value="7" calcext:value-type="float">
            <text:p>7</text:p>
          </table:table-cell>
          <table:table-cell table:style-name="ce143" table:number-columns-repeated="32"/>
          <table:table-cell table:number-columns-repeated="26"/>
        </table:table-row>
        <table:table-row table:style-name="ro1">
          <table:table-cell table:style-name="ce185" table:formula="of:=[.A74]+1" office:value-type="float" office:value="16" calcext:value-type="float">
            <text:p>16</text:p>
          </table:table-cell>
          <table:table-cell table:style-name="ce189" office:value-type="float" office:value="35" calcext:value-type="float">
            <text:p>35</text:p>
          </table:table-cell>
          <table:table-cell table:style-name="ce189" office:value-type="float" office:value="24" calcext:value-type="float">
            <text:p>24</text:p>
          </table:table-cell>
          <table:table-cell table:style-name="ce189" office:value-type="float" office:value="38" calcext:value-type="float">
            <text:p>38</text:p>
          </table:table-cell>
          <table:table-cell table:style-name="ce189" office:value-type="float" office:value="7" calcext:value-type="float">
            <text:p>7</text:p>
          </table:table-cell>
          <table:table-cell table:style-name="ce193" office:value-type="float" office:value="4" calcext:value-type="float">
            <text:p>4</text:p>
          </table:table-cell>
          <table:table-cell table:style-name="ce143" table:number-columns-repeated="32"/>
          <table:table-cell table:number-columns-repeated="26"/>
        </table:table-row>
        <table:table-row table:style-name="ro1">
          <table:table-cell table:style-name="ce185" table:formula="of:=[.A75]+1" office:value-type="float" office:value="17" calcext:value-type="float">
            <text:p>17</text:p>
          </table:table-cell>
          <table:table-cell table:style-name="ce189" office:value-type="float" office:value="26" calcext:value-type="float">
            <text:p>26</text:p>
          </table:table-cell>
          <table:table-cell table:style-name="ce189" office:value-type="float" office:value="12" calcext:value-type="float">
            <text:p>12</text:p>
          </table:table-cell>
          <table:table-cell table:style-name="ce189" office:value-type="float" office:value="29" calcext:value-type="float">
            <text:p>29</text:p>
          </table:table-cell>
          <table:table-cell table:style-name="ce189" office:value-type="float" office:value="17" calcext:value-type="float">
            <text:p>17</text:p>
          </table:table-cell>
          <table:table-cell table:style-name="ce193" office:value-type="float" office:value="11" calcext:value-type="float">
            <text:p>11</text:p>
          </table:table-cell>
          <table:table-cell table:style-name="ce143" table:number-columns-repeated="32"/>
          <table:table-cell table:number-columns-repeated="26"/>
        </table:table-row>
        <table:table-row table:style-name="ro1">
          <table:table-cell table:style-name="ce185" table:formula="of:=[.A76]+1" office:value-type="float" office:value="18" calcext:value-type="float">
            <text:p>18</text:p>
          </table:table-cell>
          <table:table-cell table:style-name="ce189" office:value-type="float" office:value="35" calcext:value-type="float">
            <text:p>35</text:p>
          </table:table-cell>
          <table:table-cell table:style-name="ce189" office:value-type="float" office:value="15" calcext:value-type="float">
            <text:p>15</text:p>
          </table:table-cell>
          <table:table-cell table:style-name="ce189" office:value-type="float" office:value="36" calcext:value-type="float">
            <text:p>36</text:p>
          </table:table-cell>
          <table:table-cell table:style-name="ce189" office:value-type="float" office:value="12" calcext:value-type="float">
            <text:p>12</text:p>
          </table:table-cell>
          <table:table-cell table:style-name="ce193" office:value-type="float" office:value="8" calcext:value-type="float">
            <text:p>8</text:p>
          </table:table-cell>
          <table:table-cell table:style-name="ce143" table:number-columns-repeated="32"/>
          <table:table-cell table:number-columns-repeated="26"/>
        </table:table-row>
        <table:table-row table:style-name="ro1">
          <table:table-cell table:style-name="ce185" table:formula="of:=[.A77]+1" office:value-type="float" office:value="19" calcext:value-type="float">
            <text:p>19</text:p>
          </table:table-cell>
          <table:table-cell table:style-name="ce189" office:value-type="float" office:value="45" calcext:value-type="float">
            <text:p>45</text:p>
          </table:table-cell>
          <table:table-cell table:style-name="ce189" office:value-type="float" office:value="23" calcext:value-type="float">
            <text:p>23</text:p>
          </table:table-cell>
          <table:table-cell table:style-name="ce189" office:value-type="float" office:value="41" calcext:value-type="float">
            <text:p>41</text:p>
          </table:table-cell>
          <table:table-cell table:style-name="ce189" office:value-type="float" office:value="5" calcext:value-type="float">
            <text:p>5</text:p>
          </table:table-cell>
          <table:table-cell table:style-name="ce193" office:value-type="float" office:value="4" calcext:value-type="float">
            <text:p>4</text:p>
          </table:table-cell>
          <table:table-cell table:style-name="ce143" table:number-columns-repeated="32"/>
          <table:table-cell table:number-columns-repeated="26"/>
        </table:table-row>
        <table:table-row table:style-name="ro1">
          <table:table-cell table:style-name="ce186" table:formula="of:=[.A78]+1" office:value-type="float" office:value="20" calcext:value-type="float">
            <text:p>20</text:p>
          </table:table-cell>
          <table:table-cell table:style-name="ce190" office:value-type="float" office:value="50" calcext:value-type="float">
            <text:p>50</text:p>
          </table:table-cell>
          <table:table-cell table:style-name="ce190" office:value-type="float" office:value="28" calcext:value-type="float">
            <text:p>28</text:p>
          </table:table-cell>
          <table:table-cell table:style-name="ce190" office:value-type="float" office:value="48" calcext:value-type="float">
            <text:p>48</text:p>
          </table:table-cell>
          <table:table-cell table:style-name="ce190" office:value-type="float" office:value="0" calcext:value-type="float">
            <text:p>0</text:p>
          </table:table-cell>
          <table:table-cell table:style-name="ce194" office:value-type="float" office:value="0" calcext:value-type="float">
            <text:p>0</text:p>
          </table:table-cell>
          <table:table-cell table:style-name="ce143" table:number-columns-repeated="32"/>
          <table:table-cell table:number-columns-repeated="26"/>
        </table:table-row>
        <table:table-row table:style-name="ro1" table:number-rows-repeated="921">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Criticos" table:style-name="ta5">
        <office:forms form:automatic-focus="false" form:apply-design-mode="false"/>
        <table:table-column table:style-name="co1" table:number-columns-repeated="29" table:default-cell-style-name="Default"/>
        <table:table-column table:style-name="co2" table:number-columns-repeated="35" table:default-cell-style-name="Default"/>
        <table:table-row table:style-name="ro1">
          <table:table-cell table:style-name="ce206" office:value-type="string" calcext:value-type="string">
            <text:p>CRITICO_TIPO</text:p>
          </table:table-cell>
          <table:table-cell table:style-name="ce206" office:value-type="string" calcext:value-type="string">
            <text:p>CRITICO</text:p>
          </table:table-cell>
          <table:table-cell table:style-name="ce206" office:value-type="string" calcext:value-type="string">
            <text:p>INF</text:p>
          </table:table-cell>
          <table:table-cell table:style-name="ce206" office:value-type="string" calcext:value-type="string">
            <text:p>SUP</text:p>
          </table:table-cell>
          <table:table-cell table:style-name="ce206" office:value-type="string" calcext:value-type="string">
            <text:p>TEXTO</text:p>
          </table:table-cell>
          <table:table-cell table:style-name="ce143"/>
          <table:table-cell table:style-name="ce150" office:value-type="string" calcext:value-type="string" table:number-columns-spanned="2" table:number-rows-spanned="1">
            <text:p>Leyenda críticos</text:p>
          </table:table-cell>
          <table:covered-table-cell/>
          <table:table-cell table:style-name="ce182" office:value-type="string" calcext:value-type="string">
            <text:p>Tipo</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07" office:value-type="string" calcext:value-type="string">
            <text:p>El aire se calienta. +0 puntos de daño.</text:p>
          </table:table-cell>
          <table:table-cell table:style-name="ce143"/>
          <table:table-cell table:style-name="ce143" office:value-type="string" calcext:value-type="string">
            <text:p>Criaturas grandes</text:p>
          </table:table-cell>
          <table:table-cell table:style-name="ce143" office:value-type="string" calcext:value-type="string">
            <text:p>GX</text:p>
          </table:table-cell>
          <table:table-cell table:style-name="ce143" office:value-type="string" calcext:value-type="string">
            <text:p>NORMAL</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07" office:value-type="string" calcext:value-type="string">
            <text:p>+1 punto de daño.</text:p>
          </table:table-cell>
          <table:table-cell table:style-name="ce143"/>
          <table:table-cell table:style-name="ce143" office:value-type="string" calcext:value-type="string">
            <text:p>Criaturas supergrandes</text:p>
          </table:table-cell>
          <table:table-cell table:style-name="ce143" office:value-type="string" calcext:value-type="string">
            <text:p>SGX</text:p>
          </table:table-cell>
          <table:table-cell table:style-name="ce143" office:value-type="string" calcext:value-type="string">
            <text:p>MAGICA</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07" office:value-type="string" calcext:value-type="string">
            <text:p>El adversario pierde la iniciativa para el siguiente asalto. Chorro de aÍJe duro y ¡ caliente +2 puntos de daño. </text:p>
          </table:table-cell>
          <table:table-cell table:style-name="ce143"/>
          <table:table-cell table:style-name="ce143" office:value-type="string" calcext:value-type="string">
            <text:p>Hechizo dirigido contra criaturas grandes</text:p>
          </table:table-cell>
          <table:table-cell table:style-name="ce143" office:value-type="string" calcext:value-type="string">
            <text:p>MGGX</text:p>
          </table:table-cell>
          <table:table-cell table:style-name="ce143" office:value-type="string" calcext:value-type="string">
            <text:p>MITHRIL</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07" office:value-type="string" calcext:value-type="string">
            <text:p>El adversario pierde la iniciativa para el siguiente asalto. El fuego a su alrededor hace que pierda 3 puntos de vida. </text:p>
          </table:table-cell>
          <table:table-cell table:style-name="ce143"/>
          <table:table-cell table:style-name="ce143" office:value-type="string" calcext:value-type="string">
            <text:p>Hechizo dirigido contra criaturas supergrandes</text:p>
          </table:table-cell>
          <table:table-cell table:style-name="ce143" office:value-type="string" calcext:value-type="string">
            <text:p>MGSGX</text:p>
          </table:table-cell>
          <table:table-cell table:style-name="ce143" office:value-type="string" calcext:value-type="string">
            <text:p>ARMA SAGRADA</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07" office:value-type="string" calcext:value-type="string">
            <text:p>El golpe hace que el adversario pierda el equilibrio. Pierde la iniciativa durante 2 asaltos. +4 puntos de daño. </text:p>
          </table:table-cell>
          <table:table-cell table:style-name="ce143" table:number-columns-repeated="3"/>
          <table:table-cell table:style-name="ce143" office:value-type="string" calcext:value-type="string">
            <text:p>ESPECIAL</text:p>
          </table:table-cell>
          <table:table-cell table:style-name="ce143" table:number-columns-repeated="20"/>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adversario debe parar durante el siguiente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Quemaduras leves. El adversario debe parar durante el siguiente asalto +7 puntos de daño y pierde además 1 punto de vida por asalto.</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hace que el advenario pierda el equilibrio. +8 puntos de daño. El adversario debe parar durante 2 asaltos y pierde 1 punto de vida por asalto.</text:p>
          </table:table-cell>
          <table:table-cell table:style-name="ce143" table:number-columns-repeated="24"/>
          <table:table-cell table:number-columns-repeated="35"/>
        </table:table-row>
        <table:table-row table:style-name="ro1">
          <table:table-cell table:style-name="ce208" office:value-type="string" calcext:value-type="string">
            <text:p>CALOR</text:p>
          </table:table-cell>
          <table:table-cell table:style-name="ce208" office:value-type="string" calcext:value-type="string">
            <text:p>A</text:p>
          </table:table-cell>
          <table:table-cell table:style-name="ce210" office:value-type="float" office:value="56" calcext:value-type="float">
            <text:p>56</text:p>
          </table:table-cell>
          <table:table-cell table:style-name="ce210" office:value-type="float" office:value="60" calcext:value-type="float">
            <text:p>60</text:p>
          </table:table-cell>
          <table:table-cell table:style-name="ce212" office:value-type="string" calcext:value-type="string">
            <text:p>El adversario está aturdido durante 1 asalto. +9 puntos de daño. El adversario pierde la iniciativa para los 2 asaltos siguientes y pierde 2 puntos de vida por asalto.</text:p>
          </table:table-cell>
          <table:table-cell table:style-name="ce21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nario está aturdido durante 2 asaltos. Si lleva anDadura en las piernas. +7 puntos de daño y pierde además 1 punto de daño por asalto. De lo contra- rio. +10 puntos de daño y perderá ade- más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l golpe hace que el advenario deje ca- er al suelo todo lo que tuviese en sus ma- nos. Estt aturdido y sin poder parar du- rante 2 asaltos y además luchará cun un -15 (por tener quemaduras en el pech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t aturdido durante 2 asaltos. Pierde 2 pun- tos de vida por asalto y luchará con un -5. +8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Un humo caliente no deja ver nada al adversario. Estt aturdido Y sin poder pa- rar durante 1 asalto + 12 puntos de da- 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golpe aturde al adversario durante 2 asaltos Y no puede parar durante l. + 1 O puntos de daño. Herida en el costado que le hace perder además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El adversario está aturdido durante 2 asaltos y lucha con un -20. Las quemaduras le hacen perder 2 puntos de vida por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derriba al advenario. El fuego destruye todas las protecciunes orgáni- cas del pie y de la pantorrilla del adver- sario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fuego abrasa la región de la cadera del advenario Está aturdido y sin po- der parar durante 2 asaltos. Lucha con un -30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la zona del cuello del adver- sario. Si lleva anDadura en el cuello. es- tá aturdido y sin poder parar durante 3 asaltos. De lo contrario. el adversario es derribado y pierde 8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errible golpe contra la cabeza del ad- versario. Si lleva yelmo. cae al suelo in- consciente y pierde 7 puntos de vida por asalto. De lo contrario. el advenario es- tá en coma durante 1 mes y pierde el 50 % de su Presencia.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Brisa de aire caliente. +0 puntos de da. 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para el sigoiente asalto. +2 puntos de daño. Calor intenso, pero con pocas conse- cuencia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golpe hace que el adversario pierda el equilibrio. Pierde la iniciativa duran- te 2 asalto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 adversario pierde la iniciativa duran- \e 2 asaltos. Humo muy moles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Quemaduras leves. El adversario debe parar durante el siguiente asalto. +7 pun- tos de daño y el adversario perderá ade- más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Quemaduras leves. El adversario debe parar durante 2 asaltos. +8 puntos de da- ño y además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aturde al adversario durante 1 asalto. +8 puntos de daño y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está aturdido durante 2 asaltos. Si el adversario lleva armadura de metal y ésta le ~gc las piernas, +8 puntos de daño. De lo contrario, +9 pun- tos de daño Y además perderá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 adversario está aturdido y sin poder parar durante 1 asalto. +9 puntos de da- ño y además pierde 2 puntos de vida por asalto El adversario luchará con un -5 (debido a las quemaduras que tiene en las pierna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El adversario está aturdido durante 2 asaltos. Si lleva una armadura orgánica, a partir de ahora ya no sirve para nada. + 10 puntos de daño. El adversario pier- de 4 puntos de vida por asalto a causa de las quemaduras en el pech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á aturdido durante 2 asaltos y sin poder parar durante l. Pierde 2 puntos de vi- da por asalto y luchará con un -10. +7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pecho. El adversario está aturdido durante 2 asaltos y sin poder parar durante l. Luchará con un -15. Suma + lOa bI siguiente ataque. +9 pun- 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las quemaduras atur- den al adversario durante 2 asaltos y le hacen perder 2 puntos de vida por asal- to Todas las prendas de tela que lleva- se en ese brazo son destruidas y el ad- versario deja caer al suelo todo.1o que esblviese cogi</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que derriba al ad- versario. Está aturdido durante 1 asalto y pierde 2 puntos de vida por asalto. Toda la materia orgánica de la espalda del adversario queda destrui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pierna. Todas las protec- ciones orgánicas de la pierna se inlla- man y causarán la pérdida de 6 puntos de vida por asalto hasta que las llamas sean extinguidas (lo que ocurrirá dentro de 1 asalto). El adversario está ablrdido durante 3 asalto</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beza. El adversario no ve nada y lucha con un -95 durante 6 asal- tos. Si no lleva yeboo, pierde 8 pontos de vida por asalto y además el 50 % de su cabellera ha desaparecido. Si lleva un yelmo fabricado con material orgánico, éste es destrui</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uello que destruye la gar- ganta del adversario. +20 puntos de da- ño E! adversario pierde 12 puntos de vi- da por asalto y no puede hacer nada durante 9 asaltos, transcurridos los cua- les muere. Suma 10 a tu siguiente tira- 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el cuello del adversario, que fusiona las vértehras y pega la piel alas ropas. El adversario está paralizado de forma pennanente.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fI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para el siguiente asalto, mientras intenta rocu- perar el equilibri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la iniciativa duran- te 2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Quemaduras leves. El adversario debe parar durante el siguiente asalto, per- diendo además 1 punto de vida por asal- 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Quemaduras leves obligan al adversario a parar durante 2 asaltos. +8 puntos de daño y además perderá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fuego arurde al adversario durante 1 asalto +9 puntos de daño y pierde 2 puntos de vida por asalto. Quemaduras leve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aturde al adversario durante 2 asaltos. Si el adversario lleva armadura en las piernas, pierde 1 punto de vida por asalto; de no tenerla, perderá 3 pun- 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golpe aturde al adversario durante 2 asaltos. +10 puntos de daño. El adver- sario pierde 2 puntos de vida por asalto y todas las piezas de tela que cubran la espalda del adversario quedan destrui- da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está aturdido y sin poder parar durante 1 asalto. + 1 O puntos de da- ño y además pierde 3 puntos de vida por asalto, luchando con un -10. Quemaduras en la parte superior de las pierna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Golpe contra el pecho que derriha al ad- versario. Si lleva armadura en el hrazo, pierde 2 puntos de vida por asalto. De lo contrario. el brazo del arma ha que- dado inutilizado y pierde además 4 pun- tos de vida por asalto. + 12 uuntos de da- 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á aturdido durante 2 asaltos y sin poder parar durante l. Pierde 2 puntos de vi- da por asalto y además luchará con un- 15.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pecho. El adversario está aturdido durante 3 asaltos. Si lleva pues- ta una armadura de algún material or- gánico, ésta es destruida. Si carece de armadura en el pecho, el adversariopier- de 6 puntos de vida por asalto y lucha con un -25.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con el que el adver- sario aguanta el escudo. Si lleva un es- cudo, lo deja caer al suelo. De no llevar escudo. el adversario está aTUrdido du- rante 6 asaltos, pierde el uso del brazo y lucha con un -50. Si el escudo es de material orgá</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pierna. Si el adversario Ile- va armadura en la pierna, pierde +2 pun- tos de vida por asalto y lucha con un - 20. De no llevar armadura, hay daños tisul~s generalizados; la pierna queda inutilizada y el adversario lucha con un -80.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Quemaduras en la parte inferior de la pierna. El adversario pierde el pie, pero la berida queda cauterizada. Está atur- dido y sin poder parar durante 6 asaltos, perdiendo +3 puntos de vida por asalto; lucha con un -85.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Quemaduras en la mitad superior de la pierna. El adversario pierde el uso de la pierna a causa de la pérdida de tejidos. Está atordido y sin poder parar durante 6 asaltos, pierde +4 puntos de vida por asalto y lucha con un -90. +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pecho. Si el adversario lle- va armadura en el pecho. ésta es des- truida y el adversario muere a causa de las quemaduras después de 9 asaltos. De lo contrario, la cavidad torácica del ad- versario se convierte en un espacio hue- co lleno de c</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La cabeza del adversario se convierte en un muñún ennegrecido, con lo que mue- reen el acto. Suma+IOatu siguiente ti- ra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ftn.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f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Bario pierde la iniciativa para el siguiente asalto. +4 puntos de daf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el equilibrio y no puede parar durante el siguiente asalto. +6 puntos de daf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Quemaduras leves El adveBario debe parar durante 2 asaltos, perdiendo ade- más 1 punto de vida por asalto. +8 pun- 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aturde al adversario durante 1 asalto. +9 puntos de daño. El adversario pierde 2 puntos de vida por asalto a cau- sa del dolor causado por las heridas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fuego aturde al adveBario durante 1 asalto. + 1 O puntos de daño y pierde 3 puntos de vida por asalto. Si el adversa- rio lleva puesto un cubrecabezas no me- tálico, éste queda destruid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atorde al adversario durante 2 asaltos. Si el adversario lleva yelmo, pierde 8 puntos de vida y otros 2 por asalto. De no llevar yelmo, perderá 11 puntos de vida y otros 4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Las ropas del adveBario se incendian. Es~ atordido y sin poder parar durante 1 asalto, perdiendo +9 puntos de vida por cada asalto en el que sus ropas se es- tén quemando (se csrda 2 asaltos en apa- gar el fuego). +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es14 aturdido durante 2 asaltos y sin poder parar durante l. Si tiene armadura en las piernas, + 10 pun- tos de daño y además pierde 4 puntos de vida por asalto De lo contrario, +13 puntos de daño y pierde además 6 pun- tos de vida por asalt</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contra el cuello. Si el adveBario lleva armadura en el cuello, pierde 3 puntos de vida por asalto y luchará con un -10. De no tenerla, el adveBario es- ~ inconsciente y pierde 10 puntos de vi- da por as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que derriba al ad- veBario. +15 puntos de daño. El adver- sario es~ inconsciente durante 1 asalto y pierde 3 puntos de vida por asalto. El material orgánico de su espalda ha sido destruid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brazo con el que adversario aguanta el escudo Si lleva un escudo, lo deja caer al suelo Si se trata de un es- cudo fabricado con algún material or- gánico, éste queda destruido. De no lle- var escudo, el adveBario es~ aturdido durante 6 asalto</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dveBario pierde la mano con la que asfa el arma. Quemaduras imponantes Es posible que todos los objetos que es- tuviese aguantando en esa mano hayan sido destruidos El adversario es~ atur- dido y sin poder parar durante 3 asaltos, perdiendo además 5 p</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golpe quema los dos brazos y la par- te superior del pecho del adversario, que pierde el uso de ambos brazos y está aturdido durante 9 asaltos.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el abdomen. Si el adversario lleva una armadura que le proteja el ab- domen, queda destruida; el adversario cae al suelo inconsciente y pierde 2 pun- tos de vida por asalto. De lo contrario, el adversario muere después de 12 asal- tos de no hacer</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beza. Si el adveBario lle- va puesto un yelmo completo, sus ojos son destruidos y es~ en coma durante 2 dlas. De lo contrario, el adveBario mue- re después de 6 asaltos por choque ge- neralizado y daños cerebrales graves. +20 puntos de dafto</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Un costado del adversario está en lla- mas. Muere después de ó asaltos por múltiples fracturas compuestas, pérdida de órganos y tejidos y sangre hirviendo.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calor convierte en vapor la parte cen- tral del usuario, destruyendo sus ropas, su armadura y todo lo que lleve encima. El adversario se parte en dos y muere. Suma+15 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adversario pierde la iniciativa para el siguiente aaalto. +4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siente el calor; pierde la iniciativa p~ el sigoiente aaalto (o pa- i ra 2 ..altos, si no tiene anDadura) +S I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Chorro de aire caliente que desequilibra. El adversario debe parar durante el si- guiente aaalto. +7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Quemaduras leves. El adversario debe parar durante 2 ..altos, perdiendo además 2 puntos de vida por aaalto. +9 pun- 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aturde al adversario durante 1 aaalto + 10 puntos de daño. El adversa- rio pierde 3 puntos de vida por aaalto; si lleva puesta una capa, ésta queda des- b11i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fuego aturde al adversario durante 2 asaltoa +12 pontos de daJlo y pierde 3 puntos de vida por ..alto Si el adversa- rio está usando un anna de madera, és- ta queda deSb11i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aario retrocede 1 melro. Está aturdido y sin poder parar durante 1 aaal- to. El calor le hace perder 3 puntos de vida por ...lto. + 13 puntoa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fuego aturde al adversario durante 2 aaaltoa; +lS puntos de daJlo. No puede parar durante 1 ..alto. Luchará con un -10 Y 1.. quemaduras hacen que pierda 3 puntos de vida por aa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Intenso golpe que quema las piern.. del adversario. Eatá aturdido Y sin poder pa- rar durante 2 aaaltos. Pierde 4 puntos de vidaporaaaltoyluchamcon un -10. +IS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Golpe contra la cabeza. Si el adversario lleva yelmo, cae al suelo inconsciente y pierde S puntos de vida por asalto. De no llevar yelmo, el adversario muere en el acto porque su cabeza se ha vapori- zado por comple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brazo del adversario que aguanta el escudo. Si el adversario lIe- va anDadura en el brazo, pierde 4 pun- toa de vida por aaalto y luchará con un -ISo De no lIevarannadura, el adversa- rio pierde S puntos de vida por aaalto y pierde el uso de e</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pecho. Si el adversario lIe- va una anDadura que le protege el pe- cho, ésta es desb11ida. Pierde + 12 pun- tos de vida y está aturdido durante 3 ..altos. De no llevar anDadura, el ad- versario es derribado, pierde 6 puntos de vida por aaalt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hrazo con el que el adver- sario aguanta el escudo Si lleva un es- cudo, éste es deSb11ido y el adversario pierde esa mano, estando además atur- dido durante 6 aaaltos. De no llevar es- cudo, el adversario pierde ese brazo y cae al suelo incon</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ad,versario inhala llamas, con lo que su 8irganta y sus pulmones se abrasan; muere después de 12 aaaltos. +20 pun- toa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La mitad inferior del cuerpo del adver- sario está envuelta en llamas. Muere después de 9 aaaltos a resultaa de la pér- dida m..iva de 6rganoa y tejidos. +20 puntos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pecho. Todo el material or- gánico colocado sobre el cuerpo del ad- versario es desb11ido y él muere después de 6 aaaltoa por efectos del shock yde loa daJlos causados a sus nervios. +2S puntoa de daJlo.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dversario se deshidrata de inmedia- to y se convierte en polvo. Suma + lO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CALOR</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odo lo que queda del adversario son trozos de dientes y huesoa achicharra- dos. Suma +20 a tu siguiente tirada.</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Mucha electricidad estática. +O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nario pierde la iniciativa para el siguiente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nario gira sobre si mismo y pier- de la iniciativa para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golpe hace que el adversario pierda el equilibtio. Pierde la iniciativa duran- te 2 asaltos. +4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La luz distrae al advenario, que debed parar durante 1 asalto. + S puntos de da- 110.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Quemaduras leves. El advenario debe parar durante 1 asalto Y pierde 1 punto de vida por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dtbil que aturde al advenario du- rante 1 asalto. ~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nario pierde el equilibtio y está obligado a parar durante 3 asal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pecho. Si el advenario lle- va afinadura de metal, está aturdido du- rante 2 asaltos. De no llevar afinadura, estar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stallido de luz y humo que deja atur- didos durante 1 asalto a todos los que se encuentren a menos de 1.5 m del ad- venario El advenario cae al suelo y es- 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atio está aturdido y sin poder parar durante 1 asal- 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aturde al advenario durante 3 asaltos; luchará con un -S durante 6 asal- tos +8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la mitad supetior del pecho del adversario, que le aturde durante 2 asal- tos. No puede parar durante 1 asalt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El adversario está aturdido y sin poder parar durante 2 asaI- tos~+1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derriha al adversario. Si lleva afinadura de metal en la pierna, pierde el uso de la pierna a causa de los daños causados a sus nervios De no ser así, + IS puntos de daño y el advenario es- 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dera Si el advenario lleva puesta una armadura que le proteja la cadera, está aturdido durante 6 asaltos; +10 puntos de daño. De no ser así, el adversario está aturdido durante 3 asaltos Y lleva un -50 a todas sus acciones a causa del shock.</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uello y los hombros. Si el adve"ario lleva pueSIa una afinadura que le proteja el cuello, está aturdido y sin poder parar durante 6 asaltos. De no ser así, cae al suelo inconsciente y pier- de el habla.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cabeza. El cerebro del ad- venario sufre un shock generalizado y daños graves en la corteza cerebrallil advenario cae al suelo inconsciente y muere después de 6 asalto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El cabello del adversario se pone tieso +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el siguiente asalto; el metal que lleva en- cima comienza a zumbar. +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Una explosión de luz hace que el ad- venario pierda la iniciativa pano el si- 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Fuerte golpe que hace que el adversario pierda la iniciativa durante 2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Quemaduras leves. El adversario debe- rá paror durante 1 asalto y pierde 1 pun- to de vida por asalto. +2 puntos de da- 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golpe obliga al adversario a paror du- rante 2 asaltos. +6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gim snbre si mismo y es- tt aturdido durante 1 asalto Una que- madura leve en la pierna le hace perder 2 puntos de vida por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estt aturdido durante 2 asaltos. Si lleva anDadura de metal. no podrá paror durante 1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la mitad superior de la pierna. El adversario estt aturdido y sin poder paror durante 1 asalto +9 puntos de da- 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Golpe en el pecho. El advenario estt aturdido y sin poder paror durante 3 asal- tos. perdiendo además 3 puntos de vida por asalto. Lucha con un -20. + 15 pun- tns de dañn.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nario estt aturdido durante 2 asaltos y sin poder paror durante un asalto.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brazo del adversario que aguanta el escudo. Si el adversario lle- va un escudo. está aturdido durante 4 asaltos. De no ser así. el brazo del usua- rio estt inutilizado y él estt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El advenario cae al suelo y pierde 2 puntos de vida por asal- to por efecto de la pérdida de sangre + 11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pecho. El advenario estt aturdido y ,in poder paror durante 3 asal- tos. Los músculos son seccionados y el adversario lucha con un -10. +13 pun- 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piema. Si el adversario lle- va anDadura en la pierna, estt aturdidO y sin poder parar durante 6 asaltos. De no ser así. la pierna del sJversario estt rota. con varios de sus nervios dañados y el adversario estt aturdido durante 6 asaltos. Luc</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beza. El adversario pier- de la nariz. está temporalmente ciego durante 2 semanas y aturdido durante 9 asaltos Mienlras esté ciego. el advena- rin lucha con un -95. Si no lleva yelmo. cae al sue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la cabeza, que desbUza el crá- neo y provoca un shock generalizado además de lesiones graves en el cerebro. El adversario cae al suelo y muere des- pués de 9 asaltos.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golpe atraviesa el cuello del advena- rio y le decapita, matándole en el acto. Suma +10 a tu siguiente tirada de ata- que con hechiz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para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Una nube de humo hace que el adver- sario pierda la iniciativa durante 2 asal- tos. +3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fuerte pero desviado que obliga al adversario a parar durante el siguien- te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adve"ario siente el calor y debe pa- rar durante 2 asaltos. +7 puntos de da- 110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Si el adversario lleva una afinadura de metal, queda aturdido durante 2 asaltos De no ser así, está aturdido durante 1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en la pierna del adversario. Si el adversario lleva armadura en la pierna, está aturdido durante 1 asalto. De no ser así, el adve"ario está aturdido y sin po- der parar durante l asalto, perdiendo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golpe aturde al adversario durante 2 asaltos No puede parar durante un asal- to, por haber recihido el golpe en la pier- na +9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ario está aturdido y sin poder parar durante 2 asaltos.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Golpe en el pec"". Si el adversario lle- va puesta una armadura de metal que le protege los brazos y el pecho, sus pie- zas se fusionan entre si y no puede usar sus brazos. De no ser así, el adve"ario está inconsciente durante 6 horas y pier- de +9 puntos</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ersario está arurdido y sin poder parar durante 2 asal- tos Las quemaduras obligan al adver- sarioalucharcon un -10. +11 puntos de daII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brazo del adve"ario que aguanta el escudo. Si lleva un escudo de metal, está aturdido durante 6 asaltos Y pierde +12 puntos de vida. De no ser así, el adve"ario cae al suelo, el brazo que- da inlltil y + 13 puntos de daII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Si el adversario lle- va una afinadura que le proteja el pecho, está aturdido durante 6 asaltos, pierde 2 puntos de vida por asalto y lucha con un -5. De no ser así, el adversario está in- consciente durante 3 días como conse- cuenciade</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muslo El adve"ario pierde 2 pontos de vida por asalto. Los huesos se rompen y los cartfiagos se desgarran; el adversario está aturdido durante 4 asaltos Y lucha con un -40.</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fragmenta la rodill. del adver- sario y destruye una serie de nervios El adversario lucha con un -60 y está atur- 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que alraviesa la paÍte baja del ab- domen, causando un shock generali- zado y una it¡1portante pérdida de san- gre Si el abdomen está protegido por una armadura, el adve"ario lucha con un -75 y pierde 5 puntos de vida por asalto De no ser así, el ad</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pe en el pecho que destruye el cora- zón y los pulmones del adve"ario Si lleva puesta una armadura que le prote- ja el pecho, todos sus componentes se fusionan entre si y el adversario muere después de 6 asaltos. De no ser así, el adversario muere en e</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La cabeza del adve"ario deja de fun- cionar y de su cuerpo sin vida sale hu- mo y olor a ozono. Suma 10 a las tira- das de tus compañeros que hayan sido testigos del hecho durante los 3 si- guientes asal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parB el si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el equilibrio, pero el golpe es débil. Deberá parar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Quemaduras leves. El adversario debe- d parar durante 2 asaltos Y pierde 1 pun- to de vida por asalto. +5 puntos de da- 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aturde al adversario durante 1 asalto. Lucbacon un -10 durante 2 asal- 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Una explosión de luz y de fuego aturde al adversario durante 2 asaltos. Lucha con un -10 durante 2 asal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aturde al adversario durante 2 asaltos y no puede parar durante l.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en el brazo que aguanta el escu- do del adversario. Si lleva anDadura de metal pero no escudo, el adversario es- tá inconsciente durante 1 dia. + 15 pun- 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Si el adversario lleva puesta una anoa- dura que le proteja el abdomen, pierde 2 pun!!&gt;s de vida por asalto y está atur- dido dorante 2 asaltos a causa de las que- maduras leves De no llevar anDadura, las quemaduras le aturden durante 6 asaltos Y le bacon</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en el cuello que le deja incons- ciente. El adversario no puede bablar du- rante 2 meses y pierde +4 puntos de vi- da por asalto.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cae al suelo y está inconsciente durante 1 asalto Shock leve. El adversariolucba con un -20. +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brazo del adversario que aguanta el anDa. El brazo queda intltil y el adversario está aturdido durante 3 asaltos. +13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01 pecho Si el adversario lle- va una anDadura de metal que le prote- ge el pecho, cae al suelo inconsciente y pierde +25 puntos de vida De no ser así, el adversario está aturdido y sin poder parar dorante 6 asaltos, perdiendo ade- má. +15 puntos</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on la parte baja de la espalda, que causa daños nerviosos y shock. El ad- versario está aturdido durante 30 asal- tos y pierde 3 puntos de vida por asalto.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el abdomen Si el adversario lleva puesta una anDadura que le prote- ja el abdomen, está aturdido durante 9 asaltos y pierde 6 puntos de vida por asalto De no ser así, el adversario mue- re después de 12 asaltos por shock y pérdida de sangre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enelcostado,quedestrozaelsis- . tema nervioso del adversario Entra en coma y en estado de shock generali- zado El adversario se convierte en un vegetal viviente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pecho, que hace retroceder al adversario 3 m. Daños nerviosos ge- neralizados. El adversario mijere de shock después de 3 asaltos +20 pun- tos de daño. -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sistema nervioso del adversario hace tIe superconductor. La muerte instantá- nea del adversario ilumina la escena. Surna+15 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II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advenano pierde la iniciativa para el siguieate asalto. +4 poo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Si el advenano lleva puesta uoa ama- dura de metal, pierde la ioiciativa du- raote 2 asaltos; de no ser así, el adver- sario esm aturdido duraote 1 asalto. +5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de refl1ón, que aturde al adversa- rio duraote 1 asalto. ~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tsario se quema un pocn y esm aturdido duraote 2 asaltos. +12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La luz y el humo aturden al advenano duraote ~tos. Lucha con un -IOdu- raote 2 áSa1tos. + 12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Si el advenano lleva una amadura de metal, esm aturdido y sin poder parar du- raote 2 asaltos. De no ser así, el adver- sario estaIá aturdido duraote 2 asaltos +13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humo caliente y la luz aturdeo al ad- venano duraote 4 asaltos Pierde la ini- ciativa duraote 6 asaltos. + 13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ea el brazo con el que el adver- sario aguanta el anna. El advenano de- ja caer al suelo todo lo que tenga en la mano del ama Eam aturdido duraote 2 asaltos y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la pierna. El advenano es de- nihado y esm aturdido duraote 2 asal- tos, no pudiendo parar duraote l asalto. +14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Golpe ea la cal&gt;eza. Si el adversario lle- va puesto un yelmo de cuero, ~ste es destruido y el advenano esm en coma duraote 2 meses. De no ser así, el cere- bro del advenano se deshace y ~l mue- reenelacto. Suma+lOa tu siguieateti- rada.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nano esm aturdido y sin poder parar duraote 4 asal- tos. Shock leve. El adversario lucha con un -25. +15 puntos de dailn.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hombro del brazo coo el ar- ma, que fragmeata el hueso y causa da- ños a mllsculns y cartflagos. El brazo queda inlltil, el advenano esm aturdido duraote 6 asaltos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n; el advenano cae al suelo inconsciente como consecuencia del shock. La pérdida de sangre y los dailns causados a sus nervios provocan la pérdida de 3 puntos de vida por asal- to. +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adversario se convierte en un con- ductor el- y el golpe reorganiza to- do su sistema nervinso. El advenano cae al sueln y esmea estadn de shock duraote 12 asaltos, transcurridos los cua- les muere.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aplasta la pelvis y destruye la parte baja de la columoa vertebral del advenano; su espina dorsal se quema y se divide en multitud de fragmeatos pe- queños El adversario cae al suelo in- conscieate y muere despu~s de 12 asal- tos.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costado, que funde 10 parte baja del esqueleto del adversario y des- truye toda uoa serie de órganos internos. El advenano muere despu~s de no po- derhacer nada duraote 9 asaltos. +25 puntos de dailo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pecho, que destruye los dos puhnones del adversario y parte a ~ste en dos. Los efectos del ataque se n&lt;Oan hasta a 3 m por de~ del advenano (si llega a acertar en un segundo blanco, restar 20). </text:p>
          </table:table-cell>
          <table:table-cell table:style-name="ce143" table:number-columns-repeated="24"/>
          <table:table-cell table:number-columns-repeated="35"/>
        </table:table-row>
        <table:table-row table:style-name="ro1">
          <table:table-cell table:style-name="ce207" office:value-type="string" calcext:value-type="string">
            <text:p>ELECTRICIDAD</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adversario se conviene ea polvo. Suma +20 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nna bien agarrada, y pierdes la oportunidad de asestar un golpe directo a tu adversari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Se te cae el anna al sue- lo. Tardarás 1 asalto en coger otra, o 2 en recu- perar la que se te ha ca- íd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Resbalas y pierdes la oportunidad de hacer un ataque letal.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Mala maniobra. Pierdes tu ataque y te causas a ti mismo + 1 punto de da- ñ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Resbalas y pierdes las acciones d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No tienes el anna bien agarrada y pierdes 2 asaltos intentando asir- la bien. No puedes pa- 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No tienes el anna bien agarrada y pierdes 2 asaltos intentando asir- la bien. No puedes pa- 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ierdes el resuello y te das cuenta de que debe- rías descansar y no ata- c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La buena esquiva del adversario te deja atur- 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Das un traspiés, con lo que estás aturdido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e pones nervioso y te muerdes la lengua. Estás aturdido y sin po- der parar durante 3 asal- 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1M</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Intentas lisiarte a ti mis- mo. Haz una tirada en la columna "D" de la tabla de aciertos críticos de corte.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nna bien agarrada. Pierdes la oportunidad de asestar un golpe direc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Se te cae el anna al sue- lo. Tardarás 2 asaltos en coger otra, o 4 en recu- perar la que se te ha ca- íd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Pierdes la concentra- ción. Tardas un asalto en ordenar tus pensa- mien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Das un traspiés. Pierdes las acciones ofensivas de 2 asaltos, pero aún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Mala maniobra. Pierdes ¡ los ataques de 2 asaltos, perO aún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No tienes el anna bien agarrada y pieroes 2 asaltos intentando asir- la bien. Aún puedes pa- 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Pésima maniobra. Estás aturdido y sin poder pa- 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No tienes el anna bien agarrada y pierdes 3 asaltos intentando asir- la bien. Aún puedes pa- 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Movimiento increible- mente malo. Estás atur- 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Das un traspiés y casi te caes al suelo. Estás atur- dido durante 4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ropiezas y te caes al suelo. Tardas 4 asaltos en recuperarte. No pue- des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2M</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peor movimiento ja- más visto. Probabilidad del 50 % de que no pue- das hacer nada durante 2 días por calambre en la ingle, y probabilidad del 50 % de que el ad- versario no pueda hacer nada durante 3 asaltos por la ris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nna bien 1 agarrada, por lo que decides no atac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Palias tu ataque y aún tienes el anna en la ma- no. Tienes un -10 a tu ~jguiente ataque.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Resbalas y tardas 2 asal- tos en recuperarte por completo. Aún tienes el anna en la mano y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No tienes el anna bien agarrada y fallas tu ata- que. Estás aturdido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Pésimo lanzamiento. El arma llega a 6 metros de distancia a la izquierda del blanco, sin causarle ningún dañ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Lanzamiento muy ma- lo, que envía el arma de- masiado a la derecha. Si alguien está en medio de la nueva trayectoria del arma, vuelve a hacer una tirada de ataque.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Resbalas y tardas 3 asal- tos en recuperarte por completo. Aún tienes el anna en la mano, pero no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Se te cae el anna. Tar- darás 2 asaltos en coger otra, o 4 en recuperar la que se te ha caíd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ailas tu ataque, pero aún tienes el arma en la mano. Estás aturdido y sin poder parar durante 6 asaltos. <text:s/></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Dejas ir el arma dema- siado pronto y la envías a 9 metros detrás tuy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e caes. Tu anna se pierde en el aire. Estás aturdido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ARR</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e das un golpe cuando lanzas el arma. Haz una tirada en la columna D de la tabla de críticos de aplastamien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 calcext:value-type="float">
            <text:p>1</text:p>
          </table:table-cell>
          <table:table-cell table:style-name="ce209" office:value-type="float" office:value="20" calcext:value-type="float">
            <text:p>20</text:p>
          </table:table-cell>
          <table:table-cell table:style-name="ce211" office:value-type="string" calcext:value-type="string">
            <text:p>Un fallo momentineo de la concen- tración hace que la utilización del hechizo se retrase 1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Dudas subconscientes hacen que el usuario pierda el hechizo (pero no los puntos de pode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El esfuerzo hace que el usuario pier- da el hechizo (pero no los pumos de pode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41" calcext:value-type="float">
            <text:p>41</text:p>
          </table:table-cell>
          <table:table-cell table:style-name="ce209" office:value-type="float" office:value="60" calcext:value-type="float">
            <text:p>60</text:p>
          </table:table-cell>
          <table:table-cell table:style-name="ce211" office:value-type="string" calcext:value-type="string">
            <text:p>Un lapsus mental moderado hace que el usuario lance un hechizo no efectivo (aunque no pierde los pun- tos de pode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61" calcext:value-type="float">
            <text:p>61</text:p>
          </table:table-cell>
          <table:table-cell table:style-name="ce209" office:value-type="float" office:value="80" calcext:value-type="float">
            <text:p>80</text:p>
          </table:table-cell>
          <table:table-cell table:style-name="ce211" office:value-type="string" calcext:value-type="string">
            <text:p>Una distracción hace que el usuario lance un hechizo inútil (aunque no pierde los puntos de poder). Está aturdido dutante 1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81" calcext:value-type="float">
            <text:p>81</text:p>
          </table:table-cell>
          <table:table-cell table:style-name="ce209" office:value-type="float" office:value="95" calcext:value-type="float">
            <text:p>95</text:p>
          </table:table-cell>
          <table:table-cell table:style-name="ce211" office:value-type="string" calcext:value-type="string">
            <text:p>El serio esfuerzo hace que el usua- rio lance el hechizo de forma total- mente incorrecta, aunque no pierde los puntos de poder. Está aturdido dut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96" calcext:value-type="float">
            <text:p>96</text:p>
          </table:table-cell>
          <table:table-cell table:style-name="ce209" office:value-type="float" office:value="100" calcext:value-type="float">
            <text:p>100</text:p>
          </table:table-cell>
          <table:table-cell table:style-name="ce211" office:value-type="string" calcext:value-type="string">
            <text:p>El usuario intemaliza el hechizo y pierde 10 puntos de vida Estáatur- dido dutante 1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01" calcext:value-type="float">
            <text:p>101</text:p>
          </table:table-cell>
          <table:table-cell table:style-name="ce209" office:value-type="float" office:value="125" calcext:value-type="float">
            <text:p>125</text:p>
          </table:table-cell>
          <table:table-cell table:style-name="ce211" office:value-type="string" calcext:value-type="string">
            <text:p>El hechizo se desvía y viaja hasta un punto desconocido. No surte ningu- na clase de efecto. El usuario está aturdido dut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26" calcext:value-type="float">
            <text:p>126</text:p>
          </table:table-cell>
          <table:table-cell table:style-name="ce209" office:value-type="float" office:value="150" calcext:value-type="float">
            <text:p>150</text:p>
          </table:table-cell>
          <table:table-cell table:style-name="ce211" office:value-type="string" calcext:value-type="string">
            <text:p>E! hechizo no surte ninguna clase de efecto. El usuario está confundido y aturdido dutante 4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importante esfuerzo ac~ con- secuencias serias al usuario. El he- chizo es realizado de forma total- mente incorrecta; el usuario pierde 5 puntos de vida y está aturdido du- tante Ó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76" calcext:value-type="float">
            <text:p>176</text:p>
          </table:table-cell>
          <table:table-cell table:style-name="ce209" office:value-type="float" office:value="185" calcext:value-type="float">
            <text:p>185</text:p>
          </table:table-cell>
          <table:table-cell table:style-name="ce211" office:value-type="string" calcext:value-type="string">
            <text:p>El usuario intemaliza el hechizo y pierde 8 puntos de vida, cae al sue- lo y no puede hacer nada durante 1 hor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86" calcext:value-type="float">
            <text:p>186</text:p>
          </table:table-cell>
          <table:table-cell table:style-name="ce209" office:value-type="float" office:value="191" calcext:value-type="float">
            <text:p>191</text:p>
          </table:table-cell>
          <table:table-cell table:style-name="ce211" office:value-type="string" calcext:value-type="string">
            <text:p>El usuario intemaliza el hechizo y pierde 10 puntos de vida, cae al sue- lo y no puede hacer nada dutante 6 hor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92" calcext:value-type="float">
            <text:p>192</text:p>
          </table:table-cell>
          <table:table-cell table:style-name="ce209" office:value-type="float" office:value="195" calcext:value-type="float">
            <text:p>195</text:p>
          </table:table-cell>
          <table:table-cell table:style-name="ce211" office:value-type="string" calcext:value-type="string">
            <text:p>El sistema nervioso del usuario se al~ pierde 25 puntos de vida y es- tá inconsciente durante 12 horas. El usuario pierde todas sus capacida- des de utilización de hechizos du- tante 4 seman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196" calcext:value-type="float">
            <text:p>196</text:p>
          </table:table-cell>
          <table:table-cell table:style-name="ce209" office:value-type="float" office:value="200" calcext:value-type="float">
            <text:p>200</text:p>
          </table:table-cell>
          <table:table-cell table:style-name="ce211" office:value-type="string" calcext:value-type="string">
            <text:p>El usuario sufre un araque leve de apoplejfa. Pierde todas las capaci- dades de utilización de hechizos du- tante 2 semanas, pierde 20 puntos de vida y durante 3 dfas sólo puede realizarel50%de su actividadnor- mal.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usuario intemaliza el hechizo, pierde todas las capacidades de uti- lización de hechizos dutante 3 se- manas, pierde 20 puntos de vida y está inconsciente durante 9 hor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251" calcext:value-type="float">
            <text:p>251</text:p>
          </table:table-cell>
          <table:table-cell table:style-name="ce209" office:value-type="float" office:value="300" calcext:value-type="float">
            <text:p>300</text:p>
          </table:table-cell>
          <table:table-cell table:style-name="ce211" office:value-type="string" calcext:value-type="string">
            <text:p>Alteración del sistema nervioso del usuario. Está aturdido durante 12 asaltos y pierde toda la capacidad de utilización de ese hechizo (que lo podrá volver a aprender una vez ha- ya transcurrido 1 añ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NO</text:p>
          </table:table-cell>
          <table:table-cell table:style-name="ce209" office:value-type="float" office:value="301" calcext:value-type="float">
            <text:p>301</text:p>
          </table:table-cell>
          <table:table-cell table:style-name="ce209" office:value-type="float" office:value="999" calcext:value-type="float">
            <text:p>999</text:p>
          </table:table-cell>
          <table:table-cell table:style-name="ce211" office:value-type="string" calcext:value-type="string">
            <text:p>El usuario sufre un araque grave de apoplejía y está en coma durante 3 mese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 calcext:value-type="float">
            <text:p>1</text:p>
          </table:table-cell>
          <table:table-cell table:style-name="ce209" office:value-type="float" office:value="20" calcext:value-type="float">
            <text:p>20</text:p>
          </table:table-cell>
          <table:table-cell table:style-name="ce211" office:value-type="string" calcext:value-type="string">
            <text:p>El esfuerzo hace que el usuario pier- da la concentración. El hechizo se pierde (pero no as! los puntos de po- de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Un b~ve lapsus mental hace que el usuario pierda el hechizo (pero no los puntos de poder). El usuario ten- drá un -50 a todas las acciones du- rante I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El esfuerzo (moderado, pero impor- tante) hace que el usuario pierda el hechizo (pero no los puntos de po- der). Está aturdido durante 1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41" calcext:value-type="float">
            <text:p>41</text:p>
          </table:table-cell>
          <table:table-cell table:style-name="ce209" office:value-type="float" office:value="60" calcext:value-type="float">
            <text:p>60</text:p>
          </table:table-cell>
          <table:table-cell table:style-name="ce211" office:value-type="string" calcext:value-type="string">
            <text:p>Un lapsus mental importante hace que el usuario lance un hechizo no efectivo. Está aturdido durante I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61" calcext:value-type="float">
            <text:p>61</text:p>
          </table:table-cell>
          <table:table-cell table:style-name="ce209" office:value-type="float" office:value="80" calcext:value-type="float">
            <text:p>80</text:p>
          </table:table-cell>
          <table:table-cell table:style-name="ce211" office:value-type="string" calcext:value-type="string">
            <text:p>Un miedo subconsciente hace que el usuario lance un hechizo no efecti- vo. Está aturdido durante I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81" calcext:value-type="float">
            <text:p>81</text:p>
          </table:table-cell>
          <table:table-cell table:style-name="ce209" office:value-type="float" office:value="95" calcext:value-type="float">
            <text:p>95</text:p>
          </table:table-cell>
          <table:table-cell table:style-name="ce211" office:value-type="string" calcext:value-type="string">
            <text:p>El importante esfuerzo hace que el usuario lance el hechizo de forma totalmente incorrecta. El usuario pierde 5 puntos de vida y está atur- dido durante 3 asa!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96" calcext:value-type="float">
            <text:p>96</text:p>
          </table:table-cell>
          <table:table-cell table:style-name="ce209" office:value-type="float" office:value="100" calcext:value-type="float">
            <text:p>100</text:p>
          </table:table-cell>
          <table:table-cell table:style-name="ce211" office:value-type="string" calcext:value-type="string">
            <text:p>Una tensión mental extrema hace que el usuario lance el hechizo de forma totalmente incorrecta y luego caiga a! suelo El usuario pierde 10 puntos de vida y está aturdido du- rante 6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01" calcext:value-type="float">
            <text:p>101</text:p>
          </table:table-cell>
          <table:table-cell table:style-name="ce209" office:value-type="float" office:value="125" calcext:value-type="float">
            <text:p>125</text:p>
          </table:table-cell>
          <table:table-cell table:style-name="ce211" office:value-type="string" calcext:value-type="string">
            <text:p>El usuario interoa!iza el hechizo, perdiendo 20 puntos de vida. Inconsciente durante 12 hor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26" calcext:value-type="float">
            <text:p>126</text:p>
          </table:table-cell>
          <table:table-cell table:style-name="ce209" office:value-type="float" office:value="150" calcext:value-type="float">
            <text:p>150</text:p>
          </table:table-cell>
          <table:table-cell table:style-name="ce211" office:value-type="string" calcext:value-type="string">
            <text:p>El hechizo se desvía y acaba por acertar en un punto situado a 6 me- oos a la detecha del blanco original. Determínense los efectos del hechi- zo en la tabla que corresponda. El ,usuario está aturdido durante 1 asal- to y pierde 10 puntos de vid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hechizo se desvía y acaba por acertar en un punto situado a 6 me- tros a la izquierda del blanco origi- nal DetermÚlense los efectos del he- chizo en la tabla que corresponda. El usuario está aturdido durante 2 asaltos Y pierde 5 puntos de vid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76" calcext:value-type="float">
            <text:p>176</text:p>
          </table:table-cell>
          <table:table-cell table:style-name="ce209" office:value-type="float" office:value="185" calcext:value-type="float">
            <text:p>185</text:p>
          </table:table-cell>
          <table:table-cell table:style-name="ce211" office:value-type="string" calcext:value-type="string">
            <text:p>El hechizo se desvía y es enviado en di~cción contraria a la deseada. El usuario suf~ un colapso mental, pierde 25 puntos de vida y no pue- de hacer nada durante 6 hor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86" calcext:value-type="float">
            <text:p>186</text:p>
          </table:table-cell>
          <table:table-cell table:style-name="ce209" office:value-type="float" office:value="191" calcext:value-type="float">
            <text:p>191</text:p>
          </table:table-cell>
          <table:table-cell table:style-name="ce211" office:value-type="string" calcext:value-type="string">
            <text:p>El usuario interoaliza el hechizo, perdiendo 30 puntos de vida y su- friendo lesiones nerviosas impur- tantes en el cerebro. Pierde todas las capacidades de utilización de he- chizos durante l semana y sólo pue- de realizar el 50 % de su actividad norm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92" calcext:value-type="float">
            <text:p>192</text:p>
          </table:table-cell>
          <table:table-cell table:style-name="ce209" office:value-type="float" office:value="195" calcext:value-type="float">
            <text:p>195</text:p>
          </table:table-cell>
          <table:table-cell table:style-name="ce211" office:value-type="string" calcext:value-type="string">
            <text:p>El usuario intemaliza el hechizo, perdiendo 35 puntos de vidu y todas las capacidades de utilización de los hechizos durante 2 semanas; ade- más, estará en coma durante 1 se- man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196" calcext:value-type="float">
            <text:p>196</text:p>
          </table:table-cell>
          <table:table-cell table:style-name="ce209" office:value-type="float" office:value="200" calcext:value-type="float">
            <text:p>200</text:p>
          </table:table-cell>
          <table:table-cell table:style-name="ce211" office:value-type="string" calcext:value-type="string">
            <text:p>El usuario suf~ un ataque masivo de apoplejía, pierde 50 puntos de vi- da y está en coma durante un mes, transcurrido el cua! el usuario recu- pera la consciencia pero mue~ tres horas despu6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usuario suf~ un ataque grave de apoplejía y queda paralizado de ein- tura para abaj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251" calcext:value-type="float">
            <text:p>251</text:p>
          </table:table-cell>
          <table:table-cell table:style-name="ce209" office:value-type="float" office:value="300" calcext:value-type="float">
            <text:p>300</text:p>
          </table:table-cell>
          <table:table-cell table:style-name="ce211" office:value-type="string" calcext:value-type="string">
            <text:p>El usuario intemaliza el hechizo, pierde todas las capacidades de uti- lización de hechizos durante 3 se- manas (además de 40 puntos de vi- da) y está en coma durante 3 semana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HOF</text:p>
          </table:table-cell>
          <table:table-cell table:style-name="ce209" office:value-type="float" office:value="301" calcext:value-type="float">
            <text:p>301</text:p>
          </table:table-cell>
          <table:table-cell table:style-name="ce209" office:value-type="float" office:value="999" calcext:value-type="float">
            <text:p>999</text:p>
          </table:table-cell>
          <table:table-cell table:style-name="ce211" office:value-type="string" calcext:value-type="string">
            <text:p>Una alteración grave del sistema nervioso hace que el usuario lance el hechizo de forma totalmente in- correcta; pierde todas las capacida- des de utilización de hechizos du- rante 3 mese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rma bien agarrada. Pierdes la oportunidad de asestar un golpe direc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Fallas tu ataque. No puedes atacar, pero aún!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Resbalas y estás aturdi- do durante 1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No tienes el 8fI11a bien agarrada e intentas asir- la bien durante 2 asal- tos. Aún puedes parar. Tu siguiente ataque es- tará modificado con un -10.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Resbalas y casi te caes. Estás aturdido y sin po- der parar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No tienes el 8fI11a bien agarrada y pierdes 3 asalos intentando asir1a bien. Tu siguiente ata- que estará modificado con un -10.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Fallas tu ataque. Pierdes las acciones de 3 asaltos y estás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Mal movimiento. Estás aturdido y sin poder pa- 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Se te cae el8fl11a al sue- lo. Tardarás 2 asaltos en coger otra, o 6 en recu- perar la que se te ha caíd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Das un traspiés y te ca- es al suelo. Tardarás 4 asaltos en recuperarte. No puedes parar duran- 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e haces daño en el hombro. Estás aturdido y sin poder parar duran- te 3 asaltos y luchas con un -25.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LY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8fI11a se parte en dos. Estás aturdido y sin po- der parar durante 6 asal- tos. ,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nDa bien agarrada. Pierdes la oportunidad de asestar un golpe direc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FaIlas tu ataque. Pierdes 2 asaltos, pero aún pue- 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Resbalas y pasas a estar mal colocado sobre la silla de montar. Pierdes 2 asaltos, pero aún puedes par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Tu montura retrocede y estás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No tienes el anDa bien agarrada y fallas tu ata- que. Estás aturdido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Tu IIIontura da un tras- piés, y tú estás aturdido y sin poder parar duran- 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Se te rompe el arma y tardas 2 asaltos en coger otr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Se te cae el anDa. Tar- das 2 asaltos en coger otr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Tu anDa se parte en dos, y tardas 2 asaltos en co- ger otra. Pierdes +10 puntos de vid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stás mal sentado sobre la silla de montar. Estás aturdido y sin poder pa- 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u cuerpo recibe el im- pacto de tu propia anDa. Pierdes 20 puntos de vi- da. Aturdido y sin poder pa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MON</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e caes de tu montura. Haz una tirada en la co- lumna D de la tabla de críticos de aplastamien- 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1" calcext:value-type="float">
            <text:p>1</text:p>
          </table:table-cell>
          <table:table-cell table:style-name="ce209" office:value-type="float" office:value="25" calcext:value-type="float">
            <text:p>25</text:p>
          </table:table-cell>
          <table:table-cell table:style-name="ce211" office:value-type="string" calcext:value-type="string">
            <text:p>No tienes el anna bien agarrada, por lo que de- cides no atac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26" calcext:value-type="float">
            <text:p>26</text:p>
          </table:table-cell>
          <table:table-cell table:style-name="ce209" office:value-type="float" office:value="30" calcext:value-type="float">
            <text:p>30</text:p>
          </table:table-cell>
          <table:table-cell table:style-name="ce211" office:value-type="string" calcext:value-type="string">
            <text:p>Uno de tus dedos no co- ordina bien con los de- más. Pierdes el ataque de este asalto.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Se te caen varias fle- chas. Tardas 2 asaltos en recuperarte.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Rompes la flecha y te pones nervioso. Pierdes las acciones de 2 asal- 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51" calcext:value-type="float">
            <text:p>51</text:p>
          </table:table-cell>
          <table:table-cell table:style-name="ce209" office:value-type="float" office:value="60" calcext:value-type="float">
            <text:p>60</text:p>
          </table:table-cell>
          <table:table-cell table:style-name="ce211" office:value-type="string" calcext:value-type="string">
            <text:p>Se te cae la flecha. Pierdes 2 asaltos in- tentando recargar el ar- m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61" calcext:value-type="float">
            <text:p>61</text:p>
          </table:table-cell>
          <table:table-cell table:style-name="ce209" office:value-type="float" office:value="70" calcext:value-type="float">
            <text:p>70</text:p>
          </table:table-cell>
          <table:table-cell table:style-name="ce211" office:value-type="string" calcext:value-type="string">
            <text:p>Se te cae el anna al sue- lo. Pierdes 2 asaltos en recuperarla y en volver- la a cargar.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La cuerda del arco se rompe. Tardas 6 asaltos en colocar una cuerda nueva, o 2 en coger otra anna.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Fallas con tu anna. Estás aturdido y sin po- der parar durante los 3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Disparas tu flecha de- masiado pronto, que acaba a 6 metros del blanco. Estás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Resbalas y te caes al suelo. Estás aturdido durante 6 asaltos y no puedes parar durante 2 asaltos. Tu disparo se pierde en el aire.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u anna se rompe. Estás aturdido y sin po- der parar durante 4 asaltos. </text:p>
          </table:table-cell>
          <table:table-cell table:style-name="ce143" table:number-columns-repeated="24"/>
          <table:table-cell table:number-columns-repeated="35"/>
        </table:table-row>
        <table:table-row table:style-name="ro1">
          <table:table-cell table:style-name="ce207" office:value-type="string" calcext:value-type="string">
            <text:p>FALLO</text:p>
          </table:table-cell>
          <table:table-cell table:style-name="ce207" office:value-type="string" calcext:value-type="string">
            <text:p>PRY</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Mala puntería. Dejas ir la flecha y pierdes una oreja. +5 puntos de da- ño. Pierdes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Brisa de aire frío. +O puntos de dail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nario pierde la iniciativa pk el siguiente asalto. Viento frí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la iniciativa para el siguiente asalto Brisa muy fria. +3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leve El advenario pierde la ini- ciativa durante 2 asaltos +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muy frío. El advenario debe parar durante I asalto. +S puntos de dail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moderado. El adversario debe pa- rar durante 2 asaltos. +6 puntos de da- 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de desequilibrio. El adversario es- tá aturdido durante l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fuerte pero difuso El advenario está aturdido durante 2 asaltos. +8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nario está atuIdido y sin poder parar durante l asalto. +9 puntos de da- 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l golpe hace que el adversario deje ca- er al suelo todo lo que blviese en sus ma- nos. +10 puntos de daño. Está aturdido y sin poder parar durante 3 asaltos. El 80lpe le ha dado en el pech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nario está aturdido y sin poder parar durante I asaI- bl. Congelación El adversario lucha con un -S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de desequilibrio. El advenario es- tá aturdido durante 2 asaltos. El dolor y el shock hacen que el advenario luche con un -10. +11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El adversario está aturdido durante 2 asaltos y no puede parar durante l +12 puntos de dail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El advenario está aturdido y sin poder parar durante 2 asal- tos. + 13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s piernas. El adversario cae al suelo. Si lleva armadura eIÍ las pier- nas, está aturdido durante 2 asaltos. De no Ilevarla, el advenario pierde el uso del pie izquierdo y lucha con un -70 (por congelació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beza que derriha al ad- venario. Si lleva yelmo, está ablrdido durante 3 asaItos. De no llevar yelmo, está aturdido durante ó asaltos. lucha con un -SO y pierde las dos oreja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uello. Si el advenario lle- va armadura en el cuello, está aturdido durante 9 asaltos. De no Ilevarla, el ad- venario pierde los labios, no puede ha- blar durante 2 semanas y cae al suelo in- consciente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advenario entra en coma durante l mes y pierde la nariz como consecuen- cia del shock y congelación grave +21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Brisa de aire frio. 0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I..DO pierde la iniciativa du~- te 1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la iniciativa du~- te 2 asaltos. Viento muy fri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acompañado de escarcha que obliga al adversario a perder la iniciati- va durante 2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muy frio El adversario debe pa- rar du~te 1 asalto Y pierde la iniciati- va du~te 3. +6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Congelación leve. Pierde 2 puntos de vida pm asalto. El adVeI..DO debe pa- rar durante 2 asaltos. +7 puntos de da- 110.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fuerte pero desviado que aturde al adversario du~te 1 asalto. Pierde 3 puntos de vida pOr asalto debido a las congelaciones sufridas en la mulleca que aguanta el escud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está aturdido du~te 2 asaltos y toda la madera en la espalda del adVeI..DO que estuviese expuesta al exterior se vuelve inútil y quebradiza. Pierde 2 puntos de vida por asalt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la pierna. CongellM:ión. El ad- versario est4 aturdido y sin poder parar du~te 1 asalto, lucha con un -5 y pier- de 3 puntos de vida por asalto. + 1 O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El adversario est4 aturdido y sin poder parar durante 4 asaltos. Si no lleva ar- madura ni capa que le proteja, pierde 5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Congelación El adVeI..DO est4 aturdido du~te 2 asal- tos y no puede parar du~te l. Lucha con un -10. +11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costado del escudo del ad- VeI..Do. El dolor y el shock hacen que pierda 3 puntos de vida por asalto. El ad- versario est4 aturdido y sin poder parar du~te 2 asaltos +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El adversario pierde 3 puntos de vida por asalto, lucha con un -15 y est4 aturdido du~te 4 asaltos. +13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El adversario est4 aturdido y sin poder parar durante 3 asal- tos y pierde 4 puntos de vida por asalto +1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s piernas El adversario cae al suelo Si lleva armadura en las pier- nas, est4 aturdido du~te 3 asaltos De no llevarl.. el adversario pierde el uso de uno de sus pies y lucha conun -85 (por congelació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dera del adversario, que se rompe en pedazos. El adversario es- tá aturdido y sin poder parar du~te 3 asaltos y lucha con un -75. +17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uello y la garganta. Si el adversario lleva armadura en el cuello, cae al suelo inconsciente. De no llevar- la, el cuello del adversario se congela y se rompe en pedazos y fl muere despufs de no hacer nada durante 9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golpe congela y reseca la cabeza del adversario, que muere deSpués de 1 asal- to Su cerebro y su cráneo son ahora quebradizos y están muertos. Suma 5 a tu siguiete tirada.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 punlO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l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Bario pieltie ligeramente el equi- librio y pierde la iniciativa para el si- 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la iniciativa duran- te 2 asaltos. +S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moderado El adveBario debe pa- rar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Las ampollas hacen que el adversario pierda I punto de vida por asalto Debe parar durante 2 asaltos +7 pumos de da- fÍ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golpe aturde al adveBario durante I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fuerte pero dirigido contra la par- te inferior del cuerpo. El adversario es- tá aturdido durante 2 asaltos. Si no lle- va armadura en las piernas, pierde S puntos de vida por asalto por sbock y dolnr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de congelación conlra la espalda que seca toda clase de materia orgánica que el adveBario tuviese en su espalda expuesto al exterior. Eatá aturdido y sin poder parar durante I asalt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la pierna. Congelación. Si ei adveBario lleva botas o grebas de cue- ro, éstas son destruidas. Está aturdido durante 4 asaltos + 11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El adveBario cae al suelo y está aturdi- do durante ó asaltos. Si lleva armadura en las muñecas, pierde 3 puntos de vida por asalto. De no tenerla, lucha con un -25 y pierde ó puntos de vida por asal- t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Bario está aturdido durante 2 asaltos y no puede parar durante 1 Lucha con 1m -IS, Congelación.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un costado del adversario que causa shock y congelación. El adver- sario lucha con un -20, pierde 3 puntos de vida por asalto y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El advenario pieltie 4 puntos de vida por asalto. Si lleva ar- madura en el pecho, está aturdido du- rante 3 asaltos. De no llevarla, cae al suelo y lucha con un -2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muslo, que le rompe el hue- so y causa congelación. El advenario lucha con un -40, pie* S puntos de vi- da por asalto Y está aturdido durante 6 asaltos. <text:s/></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dirigido contra la parte inferior de las piernas, que destruye las protec- ciones de los pies, congela los dos pies del adversario y le aturde durante 9 asa!- tos. Pierde 6 puntos de vida por asalto y lucha con un -80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abdomen. Si el adveBario lleva armadura en el abdomen, cae al suelo inconsciente y + 17 puntos de da- ño. De no llevarl.. el adversario muere después de 9 asaltos por lesiones causa- das a los órganos intern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un costado, que congela y rompe en pedazos la pelvis del adversa- rio. Muere después de 6 asaltos por sbock y lesiones nerviosas +18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cabeza que destruye los ojos del advenario. Queda en coma durante 2 semanas y está paralizado del cuello paraahajo de forma permanente.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flojo. El adversario pierde la ini- ciativa pam el siguiente asalto. +5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que hace perder el equilibrio al adversario. Debem parar durante 1 asal- 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helado que causa al adversario una quemadura por congelación. Debe parar durante 1 asalto y con un -20 y pierde 1 punto de vida por asalto. +7 puntos de daño .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aturde al adveraario durante 1 asalto. Pierde 2 puntos de vida por asal- to y además lucha coo un -5 por culpa de un shock facial +8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Congelación leve El adversario lucha coo un -10. Pierde 2 puntos de vida por asalto, Está aturdido durante 1 aSalt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un costado que hace que el adversario retroceda 1.5 metros. Las ampollas creadas le hacen perder 3 pun- tos de vida por asalto y estar aturdido durante 2 asaltos + 1 O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brazo del adversario que aguanta el escudo, Congelación El ad- versario está atUrdido y sin poder parar durante 1 asalto, pierde 3 puntos de vi- da por asalto y lucha con un -15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brazo del adveraario que aguanta el escudo, Si lleva un escudo, +20 puntos de daño, Si no lleva escudo, el brazo queda inutilizado por culpa de los daños causados a los músculos y ner- vios y el adveraario está aturdido durante 5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en el cuello. Si el adversario lle- va armadura en el cuello, pierde 4 pun- tos de vida por asalto y está aturdido du- rante 6 asaltos De no tenerla,lucha con un -50, pierde 5 puntos de vida por asal- to y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á aturdido durante 3 asaltos y no puede parar durante i Luchs con un -20 Congelación. +13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congela el hombro del brazo coo el que el adversario ~uanta el es- cudo, El brazo queda inutilizado y el ad- versario está aturdido durante 2 asaltos. +14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la congelación cau- sad. hace que el adversario luche con un -25 Está aturdido y sin poder parar durante 3 asaltos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golpe congela ambas manos y el ad- versario pierde el uso de sus dos brazos. Está aturdido durante 9 asahos y pierde 6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dirigido contra la parte superior del pecho, que derriba al adversario. Si lleva armadura en el pecho, está in- consciente. De no lievarla, se muere des- putsde 12 asaltos por enfriamiento del corazó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La sangre del adversario se coogela por completo. Muere desputs de no hacer nada durante 9 asaltos. +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corazón y los puhnones del adversa- rio se congelan de repente. Muere por shock y asfixia desputs de no hacer nada durante 6 asaltos, + 19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demoledor que rompe en peda- zos el pecho del adversario y coogela sus fluidos corporales Muere desputs de 2 asalto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adversario pierde la iniciativa para el siguiente asalto +4 puntos de dañ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frío. Si el advenario lleva pues- to una am1adura o una ropa que le pro- teja, pierde la iniciativa para el siguien- te asalto. De no ser así, +6 puntos de daño y pierde la iniciativa durante 2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moderado. EllKivenario debe pa- rar durante 1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muy flio. El advenario pierde el equilibrio y debe parar durante 2 asal- tos con un -15. +8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fuerte dirigido contra la parte in- ferior del cuerpo del advenario, que le aturde durante 1 asalto y destruye las protecciones de sus pies. Si los pies es- taban desnudos, el adve"ario lucha con un -20 (por congelació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forma de torbellino que hace que el adversario dé vueltas sohre si mis- mo. + 1 O puntos de daño y está atordido durante l asalto. Su am1a cae al suel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Fuerte golpe lateral. El advenario está aturdido y sin poder parar durante 1 asal- to y el dolor entumecedor le hace per- der 4 puntos de vida por asalto + 11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broro del advenario que aguanta el arma. El advenario está atur- dido y sin poder parar durante 1 asalto, pierde 4 puntos de vida por asalto y lu- chacon un -20.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brazo del adve"ario que aguanta el am1a. Deja caer al suelo lo que tuviese en esa mano. El advenario está aturdido durante 3 asaltos y lucha con un -30. +13 puntos de daño. Congelación.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Golpe en el hombro, que queda inutili- zado por culpa de los daños causados a los nervios y cartOagos Si el advenario no lleva yelmo, está inconsciente du- rante 1 día y pierde 6 puntos de vida por asalto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brazo del adversario que aguanta el escudo Si lleva escudo, ellKi- venario cae al suelo y pierde 2 puntos de vida por asalto De no tenerlo, hay una congelación masiva del broro, que queda inutilizado y está aturdido duran- te6 asaltos.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ipe en el brazo deladve"ario que aguanta el am1a. La congelación y el en- tumecimiento hacen que el brazo quede inutilizado, aturdiendo al advenario du- rante 3 asaltos.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pecho. El adve"ario cae al suelo y deja caer todo lo que tenga en las manos. Está aturdido durante 12 asaltos por shock y daños nerviosos. Lucha con un -30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golpe congela la garganta y los pul- mones del advenario, que cae al suelo y muere después de 12 asaltos +17 pun- 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espalda que congela la co- lumna vertebral y la rompe en mil pe- dazos. El adve"ario cae al suelo y mue- re después de no hacer nada durante 9 asaltos Su cuello se rompe y sufre un shock generalizad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La mitad inferior del cuerpo del adver- sario se congela por completo. Muere después de no hacer nada durante 6 asal- tos. + 19 pu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dvenario se convierte en una esta- tua inmóvil y sin vida. Suma +10 a tu siguiente tirada- +20 ~ntos de daño. </text:p>
          </table:table-cell>
          <table:table-cell table:style-name="ce143" table:number-columns-repeated="24"/>
          <table:table-cell table:number-columns-repeated="35"/>
        </table:table-row>
        <table:table-row table:style-name="ro1">
          <table:table-cell table:style-name="ce207" office:value-type="string" calcext:value-type="string">
            <text:p>FRIO</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cuerpo del adve"ario se congela por completo y luego se rompe en mil pe- dazos después de caerse al suelo 6 me- tros detrás del lugar en donde recibió el impacto delatoque.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Ataque de refilón. No causas daños adicionales pero ganas la iniciativa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se libera, pero ganas la iniciativa en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en la cadera. Ganas la inicia- tiva en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arte baja de la espalda. El adversario deberá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asual en la cadera. El adver- sario deberá parar con un -20 duran- te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en el pecho que desequilibra ligeramente al adversario; éste de- berá parar durante el siguiente asal- to. Ganas la iniciativa en los 2 si- guientes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de refilón en la espalda. El adversario deberá parar con un -25 durante el siguiente asalto. Ganas la iniciativa en los 2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hombro. El adversario está aturdido durante 1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Presa en el brazo del arma, que de- sarma al adversario. +2 puntos de da- ño. El adversario está aturdido du- rante 2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pecho. El adversario es- quiva la presa, pero deberá parar con un -20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taque consigue una presa inesta. ble en la cintura del adversario. Lucha con un -50 durante 2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resa inestable en la cintura del adversario. Durante los siguientes 3 asaltos el adversario lucha con un - 50 Y tú ganas la iniciativa.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resa en la pierna. El adversario se libera, pero está aturdido durante 2 asaltos. +3 puntos de daño. Ganas la iniciativa en los 6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Ataque en el brazo del escudo. Si el adversario lleva escudo, deberá pa- rar durante el siguiente asalto. De no "evarlo, está inmovilizado y lucha con un -5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Presa en la pierna. El adversario cae al suelo. Aturdido y sin poder parar durante 2 asaltos. +3 puntos de da- 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Consigues atar al adversario. Está totalmente inmovilizado durante 12 asaltos y lucha con un -60 durante los 3 siguiente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Inmovilizas las dos piernas del ad- versario. Cae al suelo y pierde la consciencia. +9 puntos de dañ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casual. Ganas la iniciativa en el siguiente asalto. +2 puntos de da- 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esquiva todos los ata- ques. pero le obligas a parar durante el siguiente asalto. +2 puntos de da- 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Ataque bien colocado. El adversario deberá parar con un -20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Adversario desequilibrado. +4 pun- tos de daño y deberá parar durante el siguiente asalto. Ganas la iniciativa en los 2 a..altos siguiente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el pecho que aturde al adversario durante I asalto. +5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en la espalda que aturde al ad- versario durante I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que le hace perder el equili- brio. El ad~rsario se libera, pero es- tá attlrdido durante I asalto, en el que está obligado a parar.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Momentánea presa en la cintura del adversario, que le aturde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Presa en el brazo del arma, que de- sarma al adversario y le tuerce la mu- ñeca. Está attlrdido durante 2 asaltos Y lucha con un -25.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Presa en una pierna. +4 puntos d~ daño. El adversario está aturdido y sin poder parar durante I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taque consigue una presa inesta- ble en la parte haja del pecho del ad- versario. Lucha con un -50 durante 3 asaltos. +4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resa en el brazo del escudo. Si el adversario lleva escudo, lucha con un -30 hasta que lo deje caer al sue- lo. Si no lleva, lucha con un-4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resa inestable en la cintura. Durante los 6 asaltos siguientes el adversario lucha con un -50 y tú ganas la ini- ciativa.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resa en la pierna. El adversario cae al suelo y está aturdido y sin poder parar durante 2 asaltos. Una con- tractura muscular hace que luche con un-l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Presa en ambas piernas. El adversa- rio lucha con unc25, se cae al suelo, está desarmado y además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taque ata e inmoviliza por com- pleto al adversario. Una pierna rota le hace luchar con un -40. Está pos- trado pero no inconsciente.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Consigues hacer presa en el cuello del adversario. Cae al suelo incons- ciente. El cuello torcido hace que lu- che con un -9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en un costado. Ganas la ini- ciativa en el siguiente asalto. i4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se recupera, pero está obligado a parar durante 1 asalto. i4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Ataque de refilón. El adversario es- tá aturdido durante 1 asalto. +2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Aloque inmovilizador. El adversario está aturdido durante 1 asalto, en el que además está obligado a parar.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Tu ataque te permite atrapar la cin- tura del adversario. Lucha con un - 25 durante 3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loque te permite agarrar durante un instante la piema del adversario; éste está aturdido y sin poder parar durante 1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se libera de la presa en la cintura, pero está aturdido y sin poder parar durante 1 asalto. +3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Presa en el pecho del adversario. Lucha con un -50 durante 3 asaltos.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Presa en las dos piernas del adversa- rio. Este se libera de la presa, pero cae al suelo y está postrado durante 1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Presa en el brazo del escudo. Si el adversario lleva escudo, lucha con un -50 hasta que deje caer el escudo al suelo. De no tener escudo, lucha con un -5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loque consigue una presa débil en la cintura del adversario. Está aturdido durante 2 asaltos y lucha con un -50 durante los 3 asaltos si- guiente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resa en el brazo del arma. El ad- versario está aturdido y sin poder pa- rar durante 2 asaltos, y lucha con un -50 durante l.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resa en el pecho, que rompe una costilla y hace que el adversario es- té aturdido y sin poder parar duran- te 3 asaltos. Lucha con un -5.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resa en el pie. El adversario da un traspiés, se cae y se rompe un hom- bro. +8 puntos de daño. Está aturdido durante 6 asaltos y lucha con un -3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Inmovilizas los dos brazos contra el pecho del adversario. Está aturdido y sin poder parar durante 4 asaltos, y posteriormente luchará con un -95.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Atas e inmovilizas por completo las piernas del adversario. Cae al suelo, está desarmado, se rompe el brazo del arma y está inconsciente.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Presa en el cuello. Si el adversario lleva armadura en el cuello, lucha con un -75 por tener el cuello torci- do y está aturdido durante 3 asaltos. De no lIevarl.. éste se rompe y el ad- versario muere.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Ganas la iniciativa en el siguiente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golpe en el costado desequilibra al adversario. Ganas la iniciativa en los 2 asaltos siguiente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fuene pero desviado. El ad- versario esquiva la presa pero está aturdido durante 1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el brazo del escudo. Si el adversario lleva escudo, +3 puntos de daño. De lo contrario, el brazo es- tá inmovilizado durante 6 asaltos y el adversario está aturdido durante 3.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taque te pemlite agarrar d6- bilmente el pecho del adversario. Lucha con un -30 durante 3 asaltos. Ganas la iniciativa en los 4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taque te pernrlte agarrar durante unos instantes la cintura del adver- sario. Luchará con un -50 durante 3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taque consigue una presa en la pierna. La presa resbala, pero el ad- versario está aturdido durante 3 asal- tos. +6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Presa en el pecho del adversario. Está aturdido y sin poder parar durante 1 asalto, y lucha con un -20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Presa en una pierna que tira al ad- versario al suelo. Presa fuerte. El ad- versario está postrado y sin poder moverse durante 2 asaltos. +6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Presa en la pierna. El adversario es- tá aturdido durante 2 asaltos y no puede parar durante l. +7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Consigues una presa d6bil en la cin- tura del adversario. Está aturdido y sin poder parar durante 1 asalto, y lu- cha con un -70 durante 3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resa en el brazo del arma. El ad- versario aún lleva el arma, pero el brazo está inmovilizad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resa en una pierna. El adversario cae al suelo, está desarmado, y ade- más aturdido y sin poder parar du- rante 2 asaltos. Al caer se rompe el brazo del escud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resa en los dos brazos del adversa- rio, que están inmovilizados. El ad- versario está aturdido durante 9 asal- tos y no puede luchar. +6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Presa en las piernas del adversario, que están inmovilizadas por com- pleto. El adversario cae al suelo y es- tá aturdido y sin poder parar duran- te 30 asaltos. + 1 O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Presa en el cuello del adversario. Si lleva armadura en el cuello, está de- sannado y además aturdido y sin po- der parar durante 3 asaltos. De no 1Ie- varia, muere despu6s de 6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Presa en la cabeza. Si el adversario dispone de yelmo, está aturdido y sin poder parar durante 9 asaltos. De lo contrario, está en coma durante 10- 100 días por fractura de cráne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Ataque de refilón. Ganas la iniciati- va en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Ataque algo débil, pero obligas al ad- versario a parar durante el siguiente asalto. +{;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Fuerte golpe casual, El adversario es- tá aturdido durante 1 asalto. +3 pun- 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Ataque mal coordinado que pemlÍte al adversario esquivar la presa. El ad- versario está aturdido durante 1 asal- to. Ganas la iniciativa en los 2 asal- tos siguiente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Ataque dirigido a la parte superior de la pierna. El adversario gira y evita la presa, pero está a~rdido y sin po- der parar durante 1 asal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taque te permite atrapar la pier- na del adversario; éste consigue li- berarse, pero está aturdido durante 2 asaltos y no puede parar durante un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se libera de la presa que conseguiste hacerle en el brazo del escudo. Está aturdido durante 2 asaltos y sin poder parar durante l. +5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Presa alrededor de la pierna del ad- versario. Está aturdido y sin poder parar durante 1 asalto, y lucha con un -25 durante los tres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Ataque en el brazo del escudo. Si el adversario lleva escudo, +6 puntos de daño. De lo contrario, está atur- dido y sin poder parar durante 3 asal- tos, y +7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Presa en el cuello, que tira al adver- sario al suelo. Le has desganado al- gunos músculos del cuello; el adver- sario lucha con un -20. Está postrado Y sin poder moverse durante 3 asal- 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Presa en el brazo del arma. El ad- versario está aturdido y sin poder pa- rar durante 2 asaltos, y durante el asalto siguiente luchará con un -75.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Presa en la pierna. El adversario cae al suelo, y está aturdido y sin poder parar durante 2 asaltos. +9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resa en ellxazo del anDa. Desarmas al adversario, que está aturdido y sin poder parar durante 3 asaltos. La ro- tura de ligamentos y la contractura muscular hacen que luche con un -40.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resa en los dos brazos, que quedan inmovilizados junto al pecho. El adversario no puede mover los bra- zos y se actúa con un -75.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resa en el pie. El adversario da un traspiés, se cae al suelo, parte su ar- ma en dos y está aturdido durante 2 asaltos. Si no lleva armadura en el pecho, haz una tirada de acierto crí- tico "D" de aplastamient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Presa en las dos piernas. El adversa- rio cae al suelo y pierde la conscien- cia. Lucha con un -95 debido a 2 cos- tillas y un tobillo roto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taque consigue una presa de es- trangulación. El adversario no con- sigue liberarse y muere después de agitarse durante 9 asaltos. </text:p>
          </table:table-cell>
          <table:table-cell table:style-name="ce143" table:number-columns-repeated="24"/>
          <table:table-cell table:number-columns-repeated="35"/>
        </table:table-row>
        <table:table-row table:style-name="ro1">
          <table:table-cell table:style-name="ce207" office:value-type="string" calcext:value-type="string">
            <text:p>G</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Aplastas la traquea del adversario. Muere instantáneamente por shock generalizado y asfixia.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0 puntos de dailo, pero el ataque no ha sido bueno. Resta 10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9 puntos de dail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12 puntos de dail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20 puntos de dail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25 puntos de dail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Herida leve. +10 puntos de daño. El adversario pierde 3 puntos de vi- da por asalto y está obligado a ~- rar durante el siguiente asalto. Has ganado la iniciativa para los tres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number-columns-repeated="2" table:style-name="ce209" office:value-type="float" office:value="66" calcext:value-type="float">
            <text:p>66</text:p>
          </table:table-cell>
          <table:table-cell table:style-name="ce211" office:value-type="string" calcext:value-type="string">
            <text:p>Ataque inspirado que acierta al ad- versario entre los ojos. +20 puntos de dailo y muere instantáneamente. Aún dispo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Buen golpe. +20 puntos de dailo. El adversario está aturdido y no puede parar durante 2 asaltos. Sum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Golpe dirigido contra una pierna del adversario. +9 puntos de dailo. El adversario está aturdido y no puede parar durante 1 asalto. Tiene un -10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Golpe contra la frente del ad- versario. Si no lleva yelmo, muere. Si el adversario lo lleva, queda inconsciente. +30 puntos de dail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dirigido contra el pecho del adversario, que secciona una vena. Queda aturdido durante 2 asaltos y cae inconsciente, muriendo des- pués de 6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atraviesa el oído del adversario, que pierde +15 puntos de vida. Muere durante el asalto siguiente.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adversario pierde la vista. Está aturdido y no puede parar durante 2 asaltos. +5 puntos de daño y lucha con un -100.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Destrozas una de las rodillas del adversario, que pierde 2 puntos de vida por asalto, lucha con un -30, y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arma atraviesa la mejilla del adversario. +10 puntos de dailo y muere inmediatamente. Aún dispo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Golpe que seccionala médula espinal del adversario. +20 puntos de daño, cae de irunediato y queda paralizado de cintura para abaj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arma se clava en el corazón del adversario. +25 puntos de daño y se muere. Suma +20 a todos los ataques de los personajes de tu mismo bando durante los 3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ARMA SAGRADA</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ataque rompe las costillas, cuyos fragmentos perforan el pulmón. +30 puntos de dailo. El adversario queda inconsciente. Tu arma está clavada en el cuerpo del adver- sari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Herid. leve + 12 puntos de daño. El adversario pierde 5 puntos de vi- da por asalto y está obligado a pa- rar durante un asalto.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Fuerte golpe de plano. +15 puntos de daño y el adversario vacila. Está aturdido. y no puede parar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number-columns-repeated="2" table:style-name="ce209" office:value-type="float" office:value="66" calcext:value-type="float">
            <text:p>66</text:p>
          </table:table-cell>
          <table:table-cell table:style-name="ce211" office:value-type="string" calcext:value-type="string">
            <text:p>El ataque atraviesa la oreja del ad- versario y destroza su cerebro, mu- riendo en el acto. Suma +10 a to- dos los ataques de tus amigos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arma atraviesa el corazón del adversario. +20 puntos de daño y muere inmediatamente.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Destrozas el hombro del brazo en el que el adversario tenía el arma. +15 puntos de daño y está aturdido durante 3 asaltos. Ahora tiene un brazo inútil.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Golpe que d. en el pecho del ad- versario y destruye su corazón. +25 puntos de daño y muere en el acto. Suma + 1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Seccionas una de las arterias de una piema del adversario. + 1 O pun- tos de daño. El adversario muere después de no haber podido hacer nada en 12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El daño destroza el cráneo del adversario. +30 puntos de daño y muere instantáneamente. Un trozo del cráneo sale disparado a 3 m de distancia.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golpe atraviesa la mejilla del ad- versario, que muere inmediata- mente. +15 puntos de daño, pero tu arma permanece clavada en el hues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Seccionas una de las venas del antebrazo del adversario. Está aturdido y no puede parar durante 6 asaltos, y después muere. +20 puntos de daño.</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contra el cuelln del ad- versario, que muere instantánea- mente. +25 puntos de daño. Sum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taque atraviesa el ojo del ad- versario, que muere instantánea- mente. +15 puntos de daño. Suma +20 a tu siguiente ataque. Aún dis- po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atraviesa la cabeza del ad- versario, que muere instantánea- mente. La acción se deberá aplicar también contra cualquier otro adversario cercano (para este mismo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ESPECI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Dos golpes propinados cnn el arma hacen que el adversario pierda la vista. +6 puntos de daño. El adversario está aturdido y no puede parar durante 24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5 puntos de daño. Fallas con tu arma y debes parar a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8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18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number-columns-repeated="2" table:style-name="ce209" office:value-type="float" office:value="66" calcext:value-type="float">
            <text:p>66</text:p>
          </table:table-cell>
          <table:table-cell table:style-name="ce211" office:value-type="string" calcext:value-type="string">
            <text:p>Golpe cruel dirigido a la región ab- dominal que destruye una serie de órganos importantes. El adversario cae y muere en 3 asalto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Herida leve. +30 puntos de daño. El adversario está aturdido durante 3 asaltos, y no puede bacer paradas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Fuerte golpe que aturde al ad- versario durante 3 asaltos. No puede parar en el asalto siguiente. +22 puntos de daño. Suma +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cara del adversario. +5 puntos de daño, pierde 3 puntos de vida por asalto y lucha con un - 25.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atraviesa los dos pul- mones del adversario, que muere en 3 asaltos. Tu arma se ha que- dado clavada en su cuerpo durante 12 asaltos.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Golpe de plano. El adversario pierde +35 puntos de vida, está aturdido durante 1 asalto y no puede parar. Tu arma se romp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El arma golpea uno de los lados de la cabeza del adversario, que cae inconsciente. +20 puntos de daño y queda inconsciente durante al me- nos 3 horas. Suma +10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golpe hace que los restos de la mandíbula del adversario penetren en su cerebro, muriendo instantá- neamente. Aún dispo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golpe atraviesa el oído del ad- versario, con lo que éste muere. + 10 puntos de daño. Para el si- guiente asalto, suma +20 a loa ata- ques de todoa los personajes de tu mismo bando que estén cerca de ti.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secciona la médula espinal del adversario. + 15 puntos de daño. Está paralizado del cuello para ahajo, pero tu arma se ha partido en d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AGICA</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Bl arma atraviesa el ojo del ad- versario, que muere inmediata- mente. +20 puntos de daño.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8 puntos de daño. Tu movimien- to es desastroso y pierdes la inicia- tiva par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2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number-columns-repeated="2" table:style-name="ce209" office:value-type="float" office:value="66" calcext:value-type="float">
            <text:p>66</text:p>
          </table:table-cell>
          <table:table-cell table:style-name="ce211" office:value-type="string" calcext:value-type="string">
            <text:p>Golpe que llega al corazón del ad- versario. + 12 puntos de dallo y muere instantáneamente. Suma + 1 O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Herida leve. +15 puntos de daño. El adversario está aturdido durante 2 asaltos y lucha con un -20. Suma +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Buen golpe. +20 puntos de daño. El adversario está aturdido y no puede parar durante 2 asaltos y además, debido a la herida,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Golpe contra una de las piemas del adversario. +15 puntos de dallo. Queda aturdido durante 2 asaltos y lucha con un -20, además de perder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cabeza del adver- sario. +30 puntos de daño y pierde la consciencia. Suma +10 a todos los ataques de los personajes de tu mismo band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da al adversario en la nariz, y el hueso de ésta penetra en el cerebro. Muere instantánea- mente, y aún dispo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Golpe que acierta al adversario en el cuello. +20 puntos de daño, que- da aturdido y no puede parar du- rante 6 asaltos, tras los cuales muere. Tu arma permanece clavada en su cuerp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Golpe que destroza la mandíbula del adversario y le deja incons- ciente. +60 puntos de daño y queda en coma durante 30 día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dirigido contra el abdomen del adversario, que destruye una serie de órganos importantes. El adversario se derrumba y muere después de 6 asalto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taque secciona una arteria en una pierna del adversario, quien lucha con un -20 durante 2 asaltos. y acto seguido se cae. No puede hacer nada y muere en 6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Golpe que destroza el corazón del adversario. +20 puntos de daño y muere de inmediato. Suma +15 a todos los ataques de los personajes de tu mismo bando durante los dos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MITHRI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adversario se queda ciego a consecuencia del ataque y lucha con un -100. +10 puntos de daño y está aturdi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2 puntos de daño. Tu arma se romp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6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number-columns-repeated="2" table:style-name="ce209" office:value-type="float" office:value="66" calcext:value-type="float">
            <text:p>66</text:p>
          </table:table-cell>
          <table:table-cell table:style-name="ce211" office:value-type="string" calcext:value-type="string">
            <text:p>Certero golpe al cuello del ad- versario, que secciona la yugular. +15 puntos de daño y muere en 6 asaltos, durante los cuales no puede hacer nada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Fuerte golpe que hace que el ad- versario se tambalee. +20 puntos de daño, está aturdido y no puede parar durante 2 asaltos. Suma +5 a tu siguiente ar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dirigido contra la pierna del adversario que le causa +18 puntos de daño. Pierde 5 puntos de vida por asalto y lucha con un -lO, además de estar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alcanza al adversario en el coraz6n. Muere instantánea- mente y cae encima tuyo. Tú pierdes 20 puntos de vida y estás inmoviliza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Golpe que atraviesa los pulmones del adversario; éste cae y muere en 6 asaltos. +24 puntos de daño. Suma +20 a todos los ataques de los personajes del mismo bando que el atacant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Un golpe terrible. +50 puntos de daño. El adversario está aturdido durante 3 asaltos y no puede parar. Luchará con un -25.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que hace que astillas de hueso atraviesen el hígado y los riñones. El adversario cae después de haber perdido 40 puntos de vida. A continuaci6n, muer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Golpe al vientre que alcanza los intestinos del adversario. Cae al suelo y muere en 12 asaltos. +35 puntos de daño. Suma +15 a tu si- guiente araque.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Golpe dirigido contra el antebrazo del adversario, que secciona una arteria y le aturde durante 6 asaltos. En el séptimo asalto, el adversario se desmaya y cae, muriendo a continuación.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GX</text:p>
          </table:table-cell>
          <table:table-cell table:style-name="ce207" office:value-type="string" calcext:value-type="string">
            <text:p>NORM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Golpe muy fuerte de plano. +35 puntos de daño. El adversario está aturdido y no puede parar durante 3 asaltos. Por desgracia, tú quedas inconsciente.</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O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l punto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la iniciativa para el siguiente aa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gira sobre si mismo. +3 puntos de daño. Pierde la iniciativa pa- ra el siguiente ..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pierde el equilibrio. +5 puntos de daño y pierde la iniciativa du- rante 2 ..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adversario pierde el equilibrio. +8 puntos de daño y pierde la iniciativa du- rante 2 aa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golpe hace que el adversario pierda el equilibrio +10 puntos de daño y pier- de la iniciativa durante 3 aa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pierde el equilibrio. + lO puntos de daño. Está aturdid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pierde el equilibrio. + l O puntos de daño. Eatá aturdido durante el siguiente aa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pierde el equilibrio. + 1,2 puntos de daño. Está anordido durante el siguiente aa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l golpe rompe el hombro del brazo con el que el adversario aguanta el escudo. El brazo queda inutilizado Golpe en la espalda. El adversario eatá aturdido y sin poder parar durante l aa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que- da aturdido e incapaz de parar durante l aa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hace que el adversario pierda el equilibrio +10 puntos de daño y está aturdido durante 2 ..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golpe aturde al adversario durante 2 aaaltos. + 15 puntos de daño El adver- sario no puede parar durante 1 aa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en la espalda del adversario. +10 puntos de daño. Tiene variaa costill.. y cartaagos rotos y lucha con un -25.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derriba al adversario. +IOpun- tos de daño. Eatá inconsciente durante 3 aaaltos. durante los cuales tampoco po- dráparar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golpe rompe la cadera del adversario, que a partir de ahora luchará con un -50. +20 puntos de daño El adversario está aturdido y sin poder parar durante 3 aaaI- 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la cabeza del adversario +20 puntos de daño. Si no lleva yelmo, cae al suelo inconsciente y está en coma du- rante 1 mes De llevar puesto un yelmo, estatá inconsciente durante l dla.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cabeza. +25 puntos de da- ño. Si lleva puesto yelmo, éste se ha ro- to y el adversario cae al suelo incons- ciente durante 1 dio. De no llevar yelmo, el adversario muere después de 3 aaaI- tos por fractura craneal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0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gira sobre si mismo. +4 puntos de daño. Pierde la iniciativa pa- no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golpe bace que el adversario pierda el equilibrio. +2 puntos de daño y debe parar durante el siguienl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pierde el equilibrio. +5 puntos de daño y está obligado a parar duranle el siguienl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bace que el adversario pierda el equilibrio +9 puntos de daño y está obligado a parar duranle el siguienl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golpe bace que el adversario pierda el equilibrio. + 10 puntos de daño y eatá aturdido duranl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hace que el adversario pierda el equilibrio. +12 punloS de daño y está aturdido duranl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gira sobre si mismo. + 10 puntos de daño y está aturdido duranl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se tambalea Eatá aturdi- do y sin poder parar duranle el siguien- le asalto. + I O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El golpe rompe en pedazos el hombro del brazo con el que el adversario aguan- ta el brazo. + 15 puntos de daño. El bno- zo queda inutilizado El adversario está aturdido durante I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á aturdido y sin poder parar duranle I asal- to. +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aturde al adversario duranle 2 asaltos. +20 puntos de daño. El adver- sario no puede parar duranle el siguien- l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dversario cae al suelo. + I O puntos de daño. Está incoosciente dunonte 2 asaltos. Suma 5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la espalda del adversario que desgarra cartílagos y rompe varias cos- tillas + I O puntos de daño. El adversa- rio está aturdido duranle 2 asaltos y lu- cha con un -25.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pantorrilla del adversario. +20 puntos de daño. El adversario lucha con un -50 por culpa de los huesos ro- tos y los tendones desgarrados. Está aturdido duranle 3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parte superior de la cabeza. Si el adversario no lleva yelmo, muere. De Ilevarlo puesto, estatá en coma du- ranle 2 semanas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la zona de la clavícula del ad- versario, que rompe su traquea El ad- versario es incapaz de respirar o de lu- chary muere después de l2asallos.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parte posterior del cuello, que paraliza al adversario de los hom- bros para abajo.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 punto de dañ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el equilibrio. +3 puntos de dañ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el equilibrio. +4 puntos de daño y está obligado a parar durante el siguiente asalt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pierde el equilibrio. +8 puntos de dañ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golpe hace que el adversario pierda el equilibrio. + 1 O puntos de dañ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dversario pierde el equilibrio y está obligado a parar durante 2 asaltos. + 12 puntos de daño Suma S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golpe hace que el adversario retroce- da 1.5 metros y deba parar durante 2 asaltos. +IS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gira sobre si mismo. +12 puntos de daño y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 adversario está aturdido y sin poder parar durante el siguiente asalto. +10 puntos de daño Suma S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El golpe rompe los dos bracos del ad- versario; éste cae al suelo, lucha con un -90 y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la espalda. El adversario está aturdido durante 2 asaltos y sin poder parar durante l.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dversario cae al suelo. + I O puntos de daño. Está inconsciente durante 2 asaltos. Suma S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golpe rompe la clav!cula del adver- sario, que ahora luchará con un -2S. La fractura no es importante. +IS puntos de daño. E! adversario está aturdido durante I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Uno de los muslos del adversario se rompe. + IS puntos de daño. El adver- sario lucha con un -40 y estar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rompe la cadera del adversario. +20 puntos de daño. Lucha con un -óO y estará aturdido y sin poder parar du- rant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golpe des""za la rodilla del adversa- rio, que a partir de ahora cojea y iucha con un -7S. +20 puntos de daño. El ad- versario está aturdido y sin poder parar durante 9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pecho del adversario, que muere en el acto por shock cerebral. +SO puntos de da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cabeza que aplasta el crá- neo del adversario. Muere en el acto. Suma 10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n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el equilibrio. +4 puntos de dan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pierde el equilibrio. +6 puntos de dan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pierde el equilibrio + 10 puntos de dano y está obligado a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adversario pierde ei equilibrio y de- be parar durante 2 asaltos + 12 puntos de dan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dversario gini sobre si mismo +20 puntos de dano.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trocede 15 me""s y es- tá obligado a parar durante 2 asaltos. Suma 5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se tambalea. +10 puntos de dano. Está aturdido y sin poder parar durante l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se tambalea + 1 O puntos de dailo. Está aturdido durante 2 asaltos y sin poder parar durante l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en la cabeza del adversario. Si no lleva yelmo. mue~ Si sr lleva yelmo. queda inconsciente durante 3 hon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adversario cae al suelo + 15 puntos de daño Está inconsciente durante 2 asaltos. Suma 5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brazo del adversario con el que aguanta el escudo se ha roto. +10 pun- tos de dailo. El adversario pierde el uso de ese brazo y está aturdIdo durante l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golpe rompe el brazo del adversario que aguanta el arma. + 10 puntos de da- ño. El brazo queda inutilizado El ad- versario está aturdido durante l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golpe rompe los dos brazos del ad- versario y le derriba. +20 puntos de da- ño. El adversario está inconsciente du- rante 3 asaltos y lleva los dos brazos inutilizad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el abdomen. +20 puntos de da- ño Si esa zona corponll no está prote- gida con armadura. el adversario mue~ después de 6 asaltos por ptrdida de ór- ganos vitales, De estar protegida por ar- madura. el adversario está aturdido du- rante 12 asaltos.</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 golpe rompe en pedazos la mandfbu- la del adversario, destruyendo de paso su ce~bro. +50 puntos de dailo El ad- versario mue~ después de no hacer na- da durante 3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ostado del adversario. +25 puntos de daño. Fragmentos de hueao atraviesan los riñones del adversario, quemu= de shock después de I asal- 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raumatismo en el ~ho. Los pulmo- nes y el corazón del adversario explotan y él mue~ de inmediato Suma 25 a tu , siguiente acción. I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golpe aturne al adversario durante 1 asalto. +3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golpe aturne al adversario durante l asalto. +4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golpe aturne al adversario durante 1 asalto. +9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golpe hace retroceder al adversario + 15 puntos de dailo y está aturdido du- rante l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adversario ginl sobre si mismo y re- trocede 3 metros. +20 pumos de dailo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dversario se tamhalea. +20 puntos de dailo y está aturdido y sin poder pa- rar durante l asal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se tambalea. +20 puntos de dailo. Está aturdido durante 2 asaltos y no puede parar durante un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adversario cae al suelo. +20 puntos de dailo. Está inconsciente durante 2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adversario cae al suelo. +20 puntos de daño. Está inconsciente durante 3 asalt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El golpe rompe en multitud de partícu- las el ctillco del adversario, que muere en el acto. Impacto direct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brazo del adversario que aguanta el escudo. Está aturdido duran- te í asalto. Si el adversario lleva un es- cudo, éste se rompe. De no ser así, el hombro del adversario se rompe en pe- dazos.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el pecho del adversario, que le rompe varias costillas y le aturde durante 6 asaltos. +20 puntos de daño. Eí ad- versario lucha con un -25.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Tetrible golpe en la zooa del hombro del adversario, que rompe la clavícula y arn- bos hombros Los brazos del adversario quedan inutilizados. +25 puntos de da- ñ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un costado que aplasta unos cuantos 6rganos vitales. El adversario muere por hemorragia interna después de no hacer nada durante 6 asaltos +30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aplasta los huesos de la mitad inferior del cuerpo del adversario, que muere después de 3 asaltos +50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golpe hace que trozos de huesos per- foren los pulmones deí adversario, que cae al suelo y muere después de una in- tensa agonía que dura 6 asaltos. +30 puntos de dailo.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golpe aplasta el ctillco del adversa- rio, que muere en el acto. Suma 20 a tu siguiente acción. </text:p>
          </table:table-cell>
          <table:table-cell table:style-name="ce143" table:number-columns-repeated="24"/>
          <table:table-cell table:number-columns-repeated="35"/>
        </table:table-row>
        <table:table-row table:style-name="ro1">
          <table:table-cell table:style-name="ce207" office:value-type="string" calcext:value-type="string">
            <text:p>IMPACTO</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golpe hace desaparecer la totalidad del esqueleto del adversario, que queda reducido a una especie de pulpa gelati- nosa</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El adversario pier- de +3 puntos de vida. Tú ganas la ini- 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2 puntos de daño. El adversario de- be parar en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rá parar en el asal- to siguiente. +3 puntos de daílo. Suma +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Causas una berida en la pantorrilla del adversario. +{) puntos de daño. Ganas la iniciativa. El enemigo luchará con un -5 en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dirigido contra la espalda del adversario. +4 puntos de daño y de- berá parar con un -25 durante el asal- 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del adversa- rio. +5 puntos de daño y deberá pa- rar con un -25 durante el asalto si- guiente. Tiene una herl.da en una de sus costilla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del adversa- rio. +5 puntos de daílo y está obliga- do a parar durante el siguiente asal- to con un -25.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del adver- sario. +5 puntos de daílo y queda aturdido durante 1 asalt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Destrozas el hombro del brazo en el que el adversario lleva el arma. El brazo ya no sirve para nada. El ad- versario está aturdido y sin poder pa- rar durante los 2 asaltos siguientes. +8 puntos de daíl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ior del pe- cho. +8 puntos de daño. El adversa- rio está aturdido durante 3 asaltos y no puede parar durante el asalto si- 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inferior de la pierna. Fea herida. +5 puntos de da- ílo. El adversario está aturdido du- rante 2 asaltos y no puede parar du- rante el siguiente. Lucha con un -2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dirigido contra el brazo del adversario que lleva el escudo. Si lle- va escudo. éste se rompe. Si no lo lle- va, el brazo se rompe por varios si- tios y ya no sirve de nada.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un costado del adver- sario. +10 puntos de daílo, queda aturdido y sin poder parar durante 2 asaltos. Lucha con un -2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as al adversario en la espalda. + 12 puntos de daño. Daílos en mús- culos y cartílagos. El adversario es- tá aturdido y sin poder parar duran- te 3 asaltos. Lucha con un -25.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Rompes la nariz de tu adversario. El adversario está aturdido y sin poder parar durante 3 asaltos. +15 puntos de daílo. Luchará con un -30 duran- te dos día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la cabeza del adversa- rio. Si no lleva yelmo, está muerto. Si lo lleva, cae al suelo y está atur- dido durante 6 asalto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contra la mandíbula del ad- versario; los fragmentos de hueso pe- netran en el cerebro y muere inme- diatamente. +50 puntos de daíl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Golpe débil. No hay daños adi- cional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3 puntos de daño. Ganas la ini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o de los costados del adversario. +4 puntos de daño. En el asalto siguiente el adversario deberá parar con un-l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rá parar con un - 20 en el asalto siguiente. +4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Causas una herida en la pantorrilla del adversario. +ó puntos de daño. Ganas la iniciativa. El adversario lu- chará con un -20 durante los dos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dirigido contra la espalda del adversario. +ó puntos de daño y de- berá parar durante el asalto siguien- te con un -25.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del adversa- rio. +6 puntos de daño y deberá pa- rar durante los 2 asaltos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del adversario. +ó puntos de daño. Ahora tiene una herida, está obligado a parar duran- te un asalto y lucha con un -5.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oJ antebrazo. El adver- sario lucha con un -10. +9 puntos de daño y está aturdido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Destrozas el hombro del brazo en el que el adversario lleva el arma. El brazo queda inútil. El adversario de- ja caer el arma y está aturdido y sin poder parar durante los 3 asaltos si- guient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lOC del po- cho. El adversario está aturdido y sin poder parar durante 2 asaltos. +10 puntos de daño y lucha con un -1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causa una herida en la pan- torrilla del adversario, que a partir de Jhora lucha con un -35. +10 puntos de daño, está aturdido durante 2 asal- tos y no puede parar en el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dirigido contra el brazo del adversario que lleva el escudo, que destroza la muñeca. El brazo ya no sirve de nada. El adversario queda aturdido durante el asalto siguiente. +ó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un costado del adver- sario. + 12 puntos de daño. Algunas de sus costillas están rotas y él está atur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da contra la espalda del adversario y lo tira al suelo, destro- yendo varios tendones. El adversario está aturdido y sin poder parar du- rante 4 asaltos. Lucha con un -3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parte superior de la cabeza. Si no lleva yelmo, el adver- sario está en coma durante 3 sema- nas. Si lo lleva, +20 puntos de daño y queda aturdido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el pecho del adversa- rio. Los restos de la caja torácicades- trozan el corazón, cae al suelo y mue- re.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contra la parte posterior del cuello de tu adversario, que queda paralizado de cuello para abajo. +25 puntos de daño y queda bastante a- turdid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contra uno de los costados del adversario. +7 puntos de daño. Ganas la ini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o de los costados del adversario. +4 puntos de daño. En el asalto siguiente el adversario deberá parar con un -2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Rompes una de las costillas del ad- versario. +S puntos de daño y queda aturdido durante el asalto siguiente, por culpa de este fuerte golpe en el costad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Causas una herida en la pantorriMa del adversario. +9 puntos de daño. G.,.. la iniciativa. El adversario lu- chará con un -2S durante los 2 asal- tos siguient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dirigido contra la espalda. +S puntos de daño, el adversario está aturdido y no puede parar durante 1 asalto. Ganas la iniciativa los 2 asal- tos siguient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Fuerte golpe contra el pecho. +S pun- tos de daño. El adversario lucha con un -10, Y está aturdido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del adversa- rio. +6 puntos de daño y lucha con un -S. Suma +10 a tu siguiente ata- que. El adversario debe parar duran- te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Desarmas al adversario con un gol- pe que le da en el antebrazo. +6 pun- tos de daño. El adversario está atur- dido durante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Destrozas la rodilla del adversario. +9 puntos de daño, cae al suelo y es- tá aturdido y sin poder parar duran- te 3 asaltos, además de luchar con un -9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ior del po- cho. El adversario está aturdido du- rante 3 asaltos y sin poder parar du- rante los 2 asaltos siguientes. +10 puntos de daño y lucha con un -1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causa una herida en la rodi- lla del adversario, que a partir de ahora lucha con un -40. + 1 O puntos de daño, está aturdido y sin poder pa- 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el brazo del adversario que lleva el arma. Fea herida. +9 puntos de daño y además de estar aturdido y no poder parar durante el asalto siguiente, lucha con un -S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un costado del adver- sario. que rompe 3 costillas. +12 puntos de daño y está a -SO, atrudi- do e incapaz de parar durante 3 asal- 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golpe da en la espalda, des- truyendo músculos y rompiendo hue- sos. +20 puntos de daño. El adversa- rio lucha con un -SO, ha caído al suelo y está aturdi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golpe destroza el muslo. +9 pun- tos de daño y fractura del fémur. Las astillas de hueso seccionan una arte- ria. El adversario muere después de 12 asaltos de inactividad.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golpe. dirigido contra el abdonten, destruye toda una serie de órganos. El adversario muere después de no haber hecho nada durante 6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que impacta contra la frente. +30 puntos de daño. Aplastas los ojos de tu adversario, destruyéndo- los. El adversario está aturdido y no puede parar durante 24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S puntos de daño. El advenario debe parar el siguiente asalto, con un -l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Fractura menor de las costillas. +S puntos de daño. Ganas la ini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contra un costado del adver- sario. +4 puntos de daño, queda atur- dido Y no podrá parar durante el asal- 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ran herida en la pantorrilla. +10 puntos de daño. El adversario lucha con un -lO. Ganas la ini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fuerte contra la espalda. +10 puntos de daño. El adversario está aturdido y sin poder parar durante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10 puntos de daño. El adversario tiene un par de costillas rotas y debe luchar con un -I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El adversario está aturdido durante el asalto si- guiente. +6 puntos de daño y lucha con un-l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El adver- sario está aturdido y sin poder parar durante el asalto siguiente. + lO pun- tos de daño y lucha con un -10.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contra uno de los lados de la cabeza del adversario. Si no lleva puesto un yehno, fracturas su cráneo. Si lo lleva, le dejas inconsciente du- rante 4 hora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hombro del adversa- rio. Fractura menor. El adversario lu- cha con un-20, está aturdido y no puede parar durante los 2 asaltos si- goiente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rompe uno de los huesos de la pierna. El adversario lucha con un -SO. +12 puntos de daño. Está atur- dido y sin poder parar durante 2 asal- tos. Los cartaagos están seriamente dañad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golpe rompe el brazo del arma del i adversario, que queda aturdido y no puede parar durante 1 asalto. El bra- zo está inutilizado. +g puntos de da- ño por los daños al tendón.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un costado del adver- sario. + IS puntos de daño, cae al sue- lo y permanece aturdido y sin poder parar durante 3 asaltos. Sum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el cuello del adversa- rio, rompiendo la columna vertebral y destruyendo su médula espinal. +2S puntos de daño, cae al suelo y muere después de 2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golpe destroza el brazo que lleva el escudo. ~s fragmentos de hueao seccionan una arteria y unavena. El adversario muere por el shock y la pérdida de sangre después de no ha- cer nada durante 9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un costado del cuerpo, destruyendo la cavidad torácica. El adversario cae al suelo y muere des- pués de 3 asaltos. Suma +2S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contra la zona pectoral del ad- versario. Destruyes su corazón, con lo que muere inmediatamente. +2S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Golpe de refilón. +6 puntos de daño. El adversario ha perdido un poco el equilibrio. Ganas la iniciativa el asal- 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6 puntos de dailo. El advenario es- tá aturdido durante 1 asalto; suma +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fuerte. El adversario está atur- dido y no puede parar en el asalto si- guiente. Suma +10 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daño rompe las costillas del ad- versario. +6 puntos de dailo. El ene- migo lucha con un -lO. Ganas la ini- 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dirigido contra la parte supe- rior de la pierna. Fractura poco im- portante. + 12 puntos de dailo. El ad- versario lucha con un -lO. Ganas la iniciativ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parte inferior de la espalda. + 15 puntos de daño. El ad- versario está aturdido y sin poder pa- rar durante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15 puntos de daño. El advenario está aturdido durante 2 asaltos, y a partir de ahora luchaconun-15.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El adversario está aturdido y sin poder parar du- rante el asalto siguiente. + 1 O puntos de daño y lucha con un -l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El adver- sario deja caer el arma y lucha con un -15. +10 puntor de daño y está aturdido durante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Golpe contra la parte posterior del cuello, que rompe la columna verte- bral y secciona1a médula espinal. +15 puntos de daño. El adversario muere inmediatamente. Suma + lO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hombro que aguan- ta el escudo. Si el adversario lleva es- cudo, éste se rompe. Si no lo lleva, el hombro se fractura y el brazo que- da inútil.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golpe rompe la cadera del adver- sario. Lucha con un -75 Y cae al sue- lo. + 15 puntos de daño y está aturdi- 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el codo del advenario. +9 puntos de daño. La articulación queda destruida y el brazo inutiliza- do. El adversari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la axila. +30 puntos de daño. Rompes sus costillas y destru- yes su costado. El adversario cae al suelo y muere 3 asaltos después a causa de los daños ocasionados a los órganos y al sistema nervioso.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el cuello que rompe huesos y scociona una arteria. El ad- venario no puede respirar y no hace nada durante 12 asaltos, tras los cua- les muere.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espalda del adversa- rio. +25 puntos de daño. Los huesos perforan los órganos vitales y el ad- versario cae al suelo, para morir des- pués de 6 asaltos.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Destruyes el cráneo de tu adversario, que muere inmediatamente. +30 puntos de daño. Suma +20 a tu si- guiente ataque. Aún dispones de me- 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K</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Destrozas la cadera del advenario. +35 puntos de daño. El adversario está aturdido durante 2 asaltos, pero vuelve a estar activo durante otros 4 asaltos (aunque con un -40) y a con- tinuación muere por daños causados a su sistema nervioso.</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l punto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anas la iniciativa el siguiente asal- to. + 1 punto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 adversario deberá parar durante el siguiente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 barrido obliga al adversario a pa- rar con un -lO durante el siguiente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barrido hace tambalearse al ad- versario. Deberá parar con un -30 du- rante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 barrido obliga al adversario a pa- rar con un -25 durante el si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 barrido hace retroceder un metro al adversario. Deberá parar con un - 30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lanzamiento aturde al adversario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 barrido derriba al adversario, pe- ro se recupera rápidamente. El ad- versario está aturdido durante l asal- 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l lanzamiento hace que el codo del braro del escudo se disloque. El ad- versario está aturdido e incapaz de parar durante 3 asaltos, y lucha con un -50.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Fuerte pero basto lanzamiento que aturde al adversario durante 2 asal- 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La caída hace aparecer una herida en el muslo del adversario. Está aturdi- do y sin poder parar durante 1 asal- to. +2 puntos de daño y luchará con un-5.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 adversario aterriza sobre el brazo del escudo. Si lleva escudo, éste se ha roto. De no tener escudo, se ha toocido el brazo,lucha con un -lO, y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barrido hace que el adversario pierda el equilibrio. +3 puntos de da- ño. Está aturdido durante 3 asaltos.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adversario cae sobre su espalda. Se dañan músculos y cartílagos. Se recupera rápidamente, pero está atur- dido y sin poder parar durante 2 asal- tos. Lucha con un -20.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lanzamiento arroja al adversario contra el suelo y se rompe la nariz. E! adversario lucha con un -25. +7 puntos de dañ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lanzarniento hace que el adversa- rio aterrice de cabeza. Si lleva yel- mo, queda aturdido durante 9 asal- tos. Si no lleva yelmo, queda inconsciente. <text:s/></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Buen lanzamiento. El adversario es- tá aturdido y sin poder parar duran- te 6 asaltos. Ha sido derribado y pue- des acabar con él con un rodillazo en el plexo solar.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O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pierde +3 puntos de da- ño Y tú ganas la iniciativa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Confundes al adversario. Deberá pa- rar con un -10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barrido hace que el adversario pierda el equilibrio. +3 puntos de da- ño. El adversario deberá parar con un -20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barrido hace aparecer una herida en la pierna. El adversario lucha con un -25 durante 3 asaltos. +4 puntn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barrido aturde al adversario du- rante 1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lanzamiento hace salir el aire de los pulmones del adversario, y está aturdido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 lanzamiento aturde al adversario durante 1 asalto y se tuerce un dedo . de la mano del arma. El adversario lucha con un-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lanzamiento hace que el adversa- rio sufra un calambre en el brazo del arma. Está aturdido durante 1 asalto. +3 puntos de daño y luchará con un -20.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Buen lanzamiento. Tienes al adver- sario derribado, con la cara contra el suelo y sin poder mover un brazo. +9 puntos de daño. El adversario está desarmado e inmovilizad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Puerte lanzamieato que aturde al ad- versario durante 2 asaltos. Ganas la iniciativa los 6 asaltos siguientes. +8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La caída provoca el desgarro de los ligamentos de la pierna. El adversa- rio lucha con un -lO y está aturdido y sin poder parar durante 1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dversario aterriza sobre la 1Han0 con la que sujeta el arma y se tuerce dos dedos. Lucha con un -25 y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 barrido envía al adversario 3 me- tros a un lado. Está aturdido y sin po- der parar durante 2 asaltos. +9 pun- 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adversario cae sobre su espalda y está aturdido e incapaz de parar du- rante 2 asaltos. Tiene un tendón desgarrado y un hueso roto; luchará con un -25.</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La caída rompe costillas, desarma al adversario y le arroja a 3 metros de distancia. Lucha con un -30 y está aturdido y sin poder parar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 barrido aturde al adversario; una patada lo desarma, y otro barrido lo , derriba y le hace caer sobre su es- ] palda. El adversario está inconscien- ] te.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Un lanzamiento muy bueno envfa al . adversario por los aires. Con la caí- I da, el adversario se rompe el cuello J y muere después de rodar 5 metros. por el sue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i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otos de dai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anas la iniciativa el siguiente asal- to. Suma +20 a tu siguiente ataque. El adversario está confundid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tSario pierde el equilibrio y deberá parat con un -20 durante el si- guiente asalto. +3 puntos de dai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barrido aturde al advetSario du- rante 1 asalto. +4 puntos de dai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baITido hace aparecer una herida en la pierna. El advetSario lucha con un -lO. Ganas la iniciativa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barrido derriba al advetSario. +4 puntos de dailo. Está aturdido du- rante 2 asaltos mientras intenta pa- rar.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lanzamiento aturde al advelSario durante 2 asaltos. +6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barrido hace retroceder al adver- sario 1.5 metros. Está aturdido y sin poder parar durante 1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lanzamiento desarma aladvetSa- río. +3 puntos de dailo y el advetSa- río está aturdido durante 1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El barrido destroza la rodilla del ad- vetSario. Está aturdido y sin poder parat durante 4 asaltos; lucha con un -80.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advetSario retrocede 1.5 metros con una aparatosa herida en el pecho. Está aturdido durante 2 asaltos, y lu- chaconun-l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La calda provoca una contractura muscular en la pierna del adversario. Está aturdido durante 2 asaltos y no puede parar durante uno. Lucha con un -25.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dversario cae y se disloca el hombro del brazo del escudo. +6 puntos de dailo. El advelSario lucha con un -40 y deberá pa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l barrido hace tambalearse al ad- versario. +7 puntos de daño. Está aturdido y sin poder parar durante 2 asaltos. Suma +30 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lanzamiento hace que el advetS8- río aterrice sobre su espalda. Las vér- tebras se astillan y el advetSario lu- cha con un -50. Está aturdido y sin poder parat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barrido derriba al advelSario y lo inmovilizas con una llave de pierna. +9 puntos de dailo. El adversario es- tá inmovilizado, aturdido y sin poder parar durante 15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lanzamiento fractura el cráneo del adversario. Si lleva casco, está en co- ma. Si no lo lleva, muere en 1 asal- to por dailos cerebrale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A! caer, el adversario se rompe la es- palda. + 12 puntos de dailo. Está pa- ralizado del cuello para abaj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adversario deberá parar el si- 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está aturdido durante l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barrido hace caer de rodillas al ad- versario. Está aturdido y sin poder parar durante 1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barrido hace aparecer una herida en la pantorrilla. El adversario lucha con un -20.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barrido derriba al adversario. +5 puntos de daño. El adversario está aturdido y sin poder parar durante l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lanzamiento rompe tres costillas del adversario. Está aturdido duran- te I asalto y lucha con un -20.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barrido casi deja inconsciente al adversario. Está aturdido y sin poder parar durante l asalto. +7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El lanzamiento desarma al adversa- rio y le aturde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Buen lanZJuniento. El adversario ate- rriza sobre su cabeza. Si lleva casco, está inconsciente. De lo contrario, es- tá paralizado de cintura para abaj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lanzamiento hace que el adversa- rio aterrice sobre el hombro del bra- zo del escudo. Se rompe el brazo y la clavícula. +5 puu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dversario cae y se rompe una pierna. Es una fractura poco impor- tante, pero el adversario lucba con un -30.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lanzamiento hace que el ad- versario aterrice sobre su espalda y se rompa el omóplato. +9 puntos de daño. Lucha con un -20 y está atur- dído y sin poder parar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Rompes la muñeca del brazo que empuña el arma. El brazo queda inu- tilizado. + l O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lanzamiento hace que el adversa- rio se caiga al suelo, y además lo has aprisionado con una llave de brazo. Está aturdido y sin poder parar du- rante 6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lanzamiento hace que el adversa- rio choque contra la superficie dura más cercana, Queda inconsciente y, si quieres, puedes darle una patada mortal.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IlanZJuniento derriba al adversario. Una costilla rota o su propia arma le empala y muere después de 6 asal- 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barrido hace que el adversario va- ya dando vueltas sobre si mismo 1.5 metros hacia atrás, Se rompe la es- pina dorsal y se queda tetrapléjic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adversario pierde el equilibrio. Ganas la iniciativa el siguiente asal- 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Aturdes al adversario con tus movi- mientos. Suma +10 a tu siguiente ataque. El adversario está aturdido durante l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barrido hace tambalearse al ad- versario. +2 puntos de daño. El ad- versario está aturdido y sin poder pa- rar durante 1 asalt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barrido hace que el adversario se caiga al suelo.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El barrido hace que el adversario se caiga al suelo. Está aturdido durante l asalto y lucha con un -20. +5 pun- 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El adversario cae de rodillas. +7 pun- tos de daño. El adversario está atur- dido durante 2 asaltos Y no puede pa- rar durante un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lanzamiento derriba al adversario. +8 puntos de daño. Está aturdido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El barrido hace retroceder al adver- sario, que está aturdido durante 3 asaltos. +9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Buen lanzamiento. El adversario cae sobre el brazo del arma, está desar- mado y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Un lanzamiento perfecto, que envía al adversario por encima de tu hom- bro y a 3 metros de distancia. El ad- versario muere cuando choca contra el suelo. Suma + lO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adversario aterriza sobre el brazo del escudo. Si tlevaescudo, +IOpun- tos de daño y el escudo se rompe. De lo contrario, se rompe el brazo y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dversario cae y se rompe la ca- dera. Es una fractura menos grave, con lo que luchará con un -40.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lanzamiento hace que el adversa- rio aterrice sobre su codo. La articu- lación queda destrozada y el brazo inútil. El adversario está aturdido du- rante 4 asal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Lanzas al adversario a 3 metros de distancia. El adversario aterriza so- bre su cara, está desarmado, aturdi- do y sin poder parar durante 6 asal- tos.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lanzamiento hace que el adversa- rio caiga sobre el adversario más cer- cano, a menos de 3 metros de dis- tancia. Todos los implicados están aturdidos y sin poder parar durante 3 asaltos, y pierden +9 puntos de da- ño.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Un astuto lanzamiento envía al ad- versario por el aire; está desarmado e inconsciente. Tú caes de pie a 3 metros de distancia.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Con la caída el adversario se rompe el cuello, muriendo instantáneamen- te.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BA</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Usando sólo la mjtad del asalto, con un lanzamiento envías al adversario hacia la superficie dura más cercana. El adversario muer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I punto de daI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ébil, pero ganas la iniciativa. +3 puntos de daf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Patada a un costado del adversario que le hace perder +4 puntos de vi- da. Ganas la iniciativa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flojo pero bien colocado, que obliga al adversario a parar durante I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moderado contra el pecho que obliga al adversario a parar con un - lO durante el siguiente asalto. +6 puntos de dafio. i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Tu movimiento acrobático obliga al adversario a parar con un -25 duran- te el siguiente asalto. +6 puntos de daf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la cadera que aturde al adversario durante 1 asalto. +3 pun- tos de daf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la parte baja del pecho que aturde al adversario durante I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Patada contra la parte superior c!e un pie del adversario, que no acierta del todo pero que es muy rápido. El ad- versario lucha con un -20.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Golpe contra el tendón de Aquiles. Contusión importante. El adversario lucha con un -50, +7 puntos de daño y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débil con la mano que aturde al adversario durante 2 asaltos. +2 puntos de daf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Combinación de artes marciales con las manos El adversario deberá hacer una tirada en la tabla de fallos críti- cos, y está aturdido durante I asalt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atada contra el brazo del escudo del adversario. SI el adversario tiene es- cudo, éste está roto. De lo contrario, el brazo queda inservible y +6 pun- tos de dafi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atada contra el brazo del arma, que desarma al adversari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Suave movimiento seguido de un salto con patada contra la espalda del adversario, que lo tira al suelo y lo aturde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el nervio de la parte superior de la pierna. +8 puntos de dafio. El adversario está aturdido y sin poder parar durante 2 asaltos, y lucha con un -40 durante 6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Un primer movimiento te permite desviar el ataque del adversario, y a continuación un puñetazo lo tira al suelo. El adversario está atur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que rompe el oído interno del adversario. Escucha con un -50 y lu- cha con un -75. El golpe que sigue le deja inconscient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o hay daños adicionale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moderado. Ganas la iniciativa en el si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 costado. El adver- sario pierde la inicialivaen los 2 asal- tos siguientes. +S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fuerte pero mal colocado que obliga al adversario a parar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tra el pecho. El adversario deberá parar con un -20 durante el si- guiente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Patada de refil6n contra la espalda del adversario. Está aturdido duran- te 1 asalto. +S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del adversario que le aturde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la espalda. El adversa- rio está aturdido durante 2 asaltos. +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la pantorrilla. El ad- versario está aturdido durante 2 asal- 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Patada contra la caheza del adversa- rio que tuerce el cuello y rompe la mandíbula. El adversario está atur- dido durante 9 asaltos Y lucha con un -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 la mano contra el pecho. El adversario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el brazo del adversario que empulla el arma. Contusión im- portante. El adversario lucha con un -20. +6 puntos de daño, y está atur- 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la parte posterior de la rodilla que provoca la rotura de ten- dones. El adversario está aturdido durante 2 asaltos y lucha con un -2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atada que envía el arma del adver- sario a 1.5 metros de distancia y rompe dos dedos. El adversario está aturdido durante 2 asaltos y lucha con un -20.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atada giratoria que lira al adversa- rio al suelo. Destrozas tendones y desgamlS músculos. El adversario lu- cha con un -30 y está aturdido du- rante 9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rodilla del adversario que destroza la articulación. El ad- versario cae al suelo y lucha con un -8S. Está aturdido y sin poder parar durante 4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Patada que deja inconsciente al ad- versario y le rompe la clavícula. El adversario se ha torcido el cuello y el hombr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con el filo de la mano contra el brazo del arma, que rompe el hue- so. La patada contra la espalda rom- pe la columna vertebral y deja al ad- versario paralizado de cintura para abaj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moderado. Ganas la iniciativa en el siguiente asalto. +S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el costado que obliga al adversario a parar durante el si- guiente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Patada a las costillas del adversario, que lo aturde durante 1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Consigues engañar al adversario, pe- ro sólo das un golpe flojo. El adver- sario está aturdido durante 1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versa- rio. Está aturdido y sin poder parar durante 1 asalt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costado. El adversa- rio está aturdido y sin poder parar du- rante el siguiente asalt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Fuerte patada giratoria que envía al adversario a 3 metros de distancia en la dirección que se prefiera. El ad- versario está aturdido durante 2 asal- tos. +8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la parte superior de la pierna. El adversario tiene ahora una contusión importante y lucha con un -2S. +S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Golpe con el filo de la mano que rompe el brazo del arma y lo deja inútil. Le sigue un puñetazo al plexo solar que le deja inconscient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IÍ el filo de la mano contra la parte superior del brazo del escu- do. El brazo está roto e inutilizad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inferior trase- ra de la pierna. El adversari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La patada desartna al adversario y le aturde durante 1 asalto. El adversa- rio luchará con un -10 por los daños ocasionados al cartOag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Talonazo que rompe un hueso del pie del adversario. Lucha con un -SO; es- tá también aturdido y sin poder pa- 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pierna que rompe el tendón de Aquiles y hace que el ad- versario caiga al suelo. +10 puntos de daño. El adversario está aturdido durante 9 asaltos y lucha con un -80.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Salto Y patada contra la espalda del adversario. Le tiras al suelo, le de- sarmas y le dejas aturdido y sin po- der parar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Patada al plexo solar que hace que el adversario caiga al suelo y esté atur- dido y sin poder parar durante 30 asalto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Un barrido tira al adversario al sue- lo, y a continuación un golpe con el talón contra el esternón destruye la caja torácica del adversario; éste muere después de 4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Patada al costado del adversario que le hace perder +6 puntos de vida. Ganas la iniciativa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el costado que obliga al adversario a parar con un -10 du- rante el siguiente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contra un costado. El adversa- rio está aturdido durante el siguiente asalto y pienle la iniciativa durante 3 asaltos. +2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tra el pecho. El adversario está aturdido y sin poder parar du- rante 1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el pecho. El adversario está aturdido durante 2 asaltos y tie- ne algunas costillas rotas. Lucha con un -10. +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la parte superior de la pierna. que le causa una fuerte con- tusión. El adversario lucha con un - 25.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la espalda. El adversa- rio está aturdido durante 3 asaltos. +4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nervio de la parte su- perior de la pierna. El adversario es- tá aturdido durante 2 asaltos y lucha con un -25 durante 6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Movimiento asombroso. Rompes el arma del adversario. que está aturdi- do durante 3 asaltos.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ior del pie del adversari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 el filo de la mano que rompe la clavícula del adversario. Está aturdido y sin poder parar du- rante 2 asaltos. y lucha con un -25.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la pierna por debajo de la rodilla. Daños al tendón y al car- tIlago. El adversario lucha con un -75.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Patada que rompe una pierna al ad- versario. Está aturdido y sin poder parar durante 2 asaltos. y lucha con un -75. +5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 la mano abierta contra la nuez del adversario. destrozando la tráquea. El adversario muere en 18 asaltos por shock y asfixia.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Metes los dedos en los ojos del ad- versario, cegándolo. La patada que sigue envía al adversario a 3 metros a la izquierda o a la derecha. Lucha con un -100 y está aturdido durante 10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Brutal patada contra la cabeza que hace que el adversario dé la vuelta y se caiga al suelo de cabeza. La frac- tura del cráneo es leve pero la con- moción es importante. El adversario muere por hemorragia después de 9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errible golpe con la mano que en- cuentra una cicatriz, penetra en el plexo solar y destruye el corazón. El adversario muere instantáneament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Golpe de refilón. +S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moderado, que aturde al adversario durante 1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el costado que rompe las costillas del adversario y lo atur- de durante un asalto. +S puntos de daño. El adversario lucha con un -10.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Buen golpe contra el costado que rompe tres costillas. +6 puntos de da- ño. El adversario lucha con un -20.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tra la espalda que aturde al adversario durante 1 asalto. Puedes golpearle por la espalda el asalto que vien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el pecho. El adversario está aturdido durante 2 asaltos y sin poder parar durante 1 asalto. +S pun- 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la cadera que hace que el adversario gire sobre si mismo. +S puntos de daño. El adversario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pecho. El adversario está aturdido durante 2 asaltos, no poede parar durante el siguiente asal- to Y lucha con un -10.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que de- sarma limpiamente al adversari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Un golpe con la palma de la mano destruye los oídos y el sistema de equilibrio del adversario. Lucha con un -9S y está aturdido durante 24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Codazo contra el plexo solar y pu- ñetazo a la cara que derriban al ad- versario. Está aturdido durante 3 asaltos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Patada con el talón que rompe un hueso del pie del adversario. Lucha con un -SO. +S puntos de daño, y es- tá at¡l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Patada al ombligo que hace que el adversario se doble hacia delante. A continuación, un rodillazo rompe su nariz y lo deja inconscient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la rodilla que destroza la articulación. El adversario cae al suelo y está aturdido y sin poder pa- rar durante 6 asaltos. Lucha con un . 80. +6 puntos de daño.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Patada a los riñones que tira al ad- versario al suelo. A continuación, un golpe con el filo de la mano le parte el cuello. Está inconsciente y muere después de 9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al estómago que destruye unos cuantos órganos internos. El adver- sario cae al suelo sin remedio y mue. re después de 12 asaltos.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Doble golpe con las palmas de las manos contra la nariz del adversario, que rompe el cartílago y hace que el hueso penetre en el cerebro. El ad- versario cae al suelo sin remedio y muere después de 6 asaltos. </text:p>
          </table:table-cell>
          <table:table-cell table:style-name="ce143" table:number-columns-repeated="24"/>
          <table:table-cell table:number-columns-repeated="35"/>
        </table:table-row>
        <table:table-row table:style-name="ro1">
          <table:table-cell table:style-name="ce207" office:value-type="string" calcext:value-type="string">
            <text:p>MAGO</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Una patada desarma al adversario. A continuación, un golpe con la mano le parte el cuello. y por último un sal- to mortal envía al adversario a 1.5 metros de distancia en cualquier di- rección. El adversario muere.</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12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number-columns-repeated="2" table:style-name="ce209" office:value-type="float" office:value="66" calcext:value-type="float">
            <text:p>66</text:p>
          </table:table-cell>
          <table:table-cell table:style-name="ce211" office:value-type="string" calcext:value-type="string">
            <text:p>Golpe bieo colocado contra la cabeza. des- truyendo la cavidad cerebral del advena- rio. que cae al suelo y muere instantánea- mente. Suma 10 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Herida leve. El ad- venorio está aturdido durante 3 asaltos y pierde la iniciativa durante 6 asaltos.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Fuerte golpe que aturde al advenario durante 3 asaltos. No puede parar dunmte 1 asalto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pier- na que rompe el bue- so. El advenario está aturdido y sin poder paraI dunmte 2 asal- tos y a purtir de aho- ra lucbará con un -30.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Un golpe espantoso. que bace que la man- dfbula del advenorio penetre eo su cerebro. El advenario muere instantáneamente. Sumal5atusiguien- tetiroda.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La arteria car6tida y la vena yugular del adversario son sec- cionadas. El advena- rio cae al suelo y muere después de 3 asaltos.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Golpe terrible; el ad- venorio está aturdido y sin poder parar du- rante 5 asaltos. +3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eo un costado que fragmeota varios huesos El advenorio está aturdido y sin poder parar durante 6 asaltos. Luchará con, un -25 a causa del do- lor. +40 puntos de da- ilo.y luche con un - 35. +3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dversario cae al suelo inconsciente. Los huesos rotos y la herida hacen que pierda +10 puntos de vida por asalto. Cuando se recupere. el advenorio luchará con un -50.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hace que el adversario retroceda 3 m y se aplaste el cuello. La criatura muere después de 3 asaltos. +5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ESPECI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golpe aplasta el cráneo del advena- rio. que muere de in- mediato.</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l punto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7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IOpuntosde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13puntosde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number-columns-repeated="2" table:style-name="ce209" office:value-type="float" office:value="66" calcext:value-type="float">
            <text:p>66</text:p>
          </table:table-cell>
          <table:table-cell table:style-name="ce211" office:value-type="string" calcext:value-type="string">
            <text:p>El golpe atraviesa la boca del adversario, derribándole y ha- ciendo que penoa- nezca en coma du- rante 1 me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Fuerte golpe que ba- ce que el adversario se tambalee. El ad- versario está aturdido durante 3 asaltos y pierde la iniciativa d~te6asa1tos.+1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pierna. El adversario está atur- dido y sin poder parsr d~te 2 asaltos.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terrible que aplasta el cuello del adversario y le des- troza la columna ver- tebral. El adversario cae al suelo y muere después de 3 asaltos.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Golpe muy bueno que hace que una de las costillas del ad- versario se clave en su cotaZón. El adver- sario cae al suelo y muere después de 6 asaltus.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Golpe muy fuerte. El adversario está atur- dido y sin poder parsr durante 3 asalto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en un costado. El adversario está aturdido y sin poder parar durante 5 asal- tos Luchará con un- 20 a causa de la rotu- ra de varias costillas rotas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dversario cae al suelo.lmponante he- rida en el muslo, que hace que pierda + l O puntos de vida por asalto y luche con un -35. +3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hace que el adversario esté en co- ma durante 3 meses, causándole además una parálisis penoa- nente +5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GX</text:p>
          </table:table-cell>
          <table:table-cell table:style-name="ce207" office:value-type="string" calcext:value-type="string">
            <text:p>NORM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golpe hace que la vejiga del adversario explote, matindole en el act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5 po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2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number-columns-repeated="2" table:style-name="ce209" office:value-type="float" office:value="66" calcext:value-type="float">
            <text:p>66</text:p>
          </table:table-cell>
          <table:table-cell table:style-name="ce211" office:value-type="string" calcext:value-type="string">
            <text:p>EIsolpe destruye lospulmones del adver- sario, que cae al sue- lo y muere después de 6 asaltos. +30 pun- 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pierna. El adversario es" atur- dido y sin poder parar durante 2 asaltos.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El golpe acierta en la cavidad torácica del adversario, destru- yendo su co=60. El adversario muere ins- tantáneamente.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golpe atraviesa la oreja del adversario, causando graves da- ños al cerebro El ad- versario muere des- pués de no hacer nada durante 6 asaltos.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Golpe en un costado del adveraario, que está aturdido y sin poder parar durante 3 asaltos +3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contra el pe- cho. Los huesos rotos hacen que el adversa- rio luche con un -20. La herida hace que el adversario vaya per- diendo 5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dversario cae al suelo. Herida impor- tante, que le hace per- der+IOpuntosdevi- da por asalto y luchar con un -50. +40 pun- 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destruye el sistema nervioso del adversario, que se cae al suelo y muere des- pués de 9 asaltos. +5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ESPECI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Golpe contra la cabe- za del adversario, que muere. Suma 20 a tu siguiente tirada.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O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7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number-columns-repeated="2" table:style-name="ce209" office:value-type="float" office:value="66" calcext:value-type="float">
            <text:p>66</text:p>
          </table:table-cell>
          <table:table-cell table:style-name="ce211" office:value-type="string" calcext:value-type="string">
            <text:p>El golpe deja inconsciente al adversario. Cuando se recupere, luchará con un 275 por tener un hOtllbro fragmentado. +2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12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El golpe aplasta el cráneo del adversa- rio Cae al suelo y muere dentro de 6 asaltos a causa de los daños ocasionados a su cerebr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golpe destruye los ojos del adversario, que queda cegado de fonDa penoanente; luchará con un -95. Estt atUrdido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Fuerte golpe. El ad- versario estt atUrdido y sin poder parar du- rante 2 asaltos.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contra un cos- tado. El adversario está aturdido y sin poder parar durante 4 asaltos y luchará con ~ -20 por tener va- nos huesos rotos.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3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adversario está paralizado del cuello para abajo de fonDa penoanente. +40 puntos de daño. </text:p>
          </table:table-cell>
          <table:table-cell table:style-name="ce143" table:number-columns-repeated="24"/>
          <table:table-cell table:number-columns-repeated="35"/>
        </table:table-row>
        <table:table-row table:style-name="ro1">
          <table:table-cell table:style-name="ce207" office:value-type="string" calcext:value-type="string">
            <text:p>MGSGX</text:p>
          </table:table-cell>
          <table:table-cell table:style-name="ce207" office:value-type="string" calcext:value-type="string">
            <text:p>NORM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golpe acierta en el pecho del adversario, haciendo que un Ira- zo de hueso atraviese su corazón. El adver- sario muere en el ac- 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anas la iniciativa el asalto siguiente. + 1 punto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deberá parar en el siguiente asalto. + 1 punto de daño.</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rá parar durante el siguiente asalto. +2 puntos de daño.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leve en la pantorrilla. El adversario pierde 1 punto de vida por asalto.</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versario. +2 puntos de daño. El adversario deberá parar durante el asalto siguiente, pero con un -3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del adversario, quien deberá parar durante el siguiente asalto, pero con un -25.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menos grave en el muslo. El adversario pierde 2 Plintos de vida por asalto. +2 punto" de daño y está aturdid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leve en el antebrazo. +2 puntos de dallo. El adversario pierde 2 puntos de vida por asalto y lucha con un -1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El arma atraviesa el hombro del brazo del escudo, que queda inútil. Suma +10 a tu siguiente ataque. El adversario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cuello. +5 puntos de daño. El adversario está aturdido durante 3 asaltos y sin poder parar durante 1.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El arma alcanza la parte baja de la pierna, desgarrando tendones. El adversario lucha con un -25. +3 puntos de daño, queda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la parte alta del brazo. +3 puntos de dallo. El adversario pierde 3 puntos de vida por asalto y lucha con un -25.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Herida en el costado. El adversario pierde 5 puntos de vida por asalto y está aturdido durante 6 asaltos.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espalda. El adversario lucha con un -20 y pierde 3 puntos de vida por asalt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Amputas una de las orejas del adversario. +3 puntos de dallo, además de 2 puntos de vida por asalto y un - 50 a la capacidad auditiva.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la nariz del adversario que deja una cicatriz permanente. Pierde 3 puntos de vida por asalto, y está atur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arma atraviesa el cuello, seccionando una arteria y una vena. El adversario no puede respirar, cae al suelo y muer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Golpe de refilón. No hay daños adi- cionales. +0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al costado. +3 pun- tos de daño. Ganas la iniciativa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 costado. +2 puntos de daño. El adversario deberá parar en el siguiente asalto con un -1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rá parar durante el siguiente asalto, pero con un -20. +2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menos grave en la pantorri- lla. El adversario pierde 1 punto de vida por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versa- rio. Está aturdido durante 1 asalto y pierde l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n el pecho. El adversa- rio pierde 2 puntos de vida por asal- to. +3 puntos de daño, y deberá pa- rar durante los siguientes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menos grave en el muslo. El adversario pierde 2 puntos de vida por asalto. +3 puntos de daño y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leve en el antebrazo. El ad- versario está aturdido durante el si- guiente asalto. +2 puntos de daño,lu- cha con un -10 Y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 El arma destroza el codo del brazo del arma. +3 puntos de daño y el bra- . zo queda inútil. El adversario está aturdido durante 4 asaltos y no pue- de parar durante 2.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 Golpe contra la región cervical. El adversario pierde 3 puntos de vida por asalto y lucha con un -5, que- dando está aturdido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ntorrilla, cortando músculos. El adversario lucha con un -40. +3 puntos de daño. Está aturdi- do y sin poder parar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rma atraviesa la masa muscular del brazo del escudo. El adversario lucha con un -30 y pierde 3 puntos de vida por asalto. Está aturdido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Herida en el costado. +6 puntos de daño. El adversario pierde 5 puntos de vida por asalto y lucha con un - 25. Está atur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parte posterior de la cabeza. Si el adversario no lleva yel- mo, muere. Si lo lleva, +6 puntos de daño y cae al suel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arma atraviesa una de las caderas del adversario, que pierde 3 puntos de vida por asalto. +5 puntos de da- ño. Está aturdido durante el siguien- te asalto, y a partir de ahora luchará con un -25.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rma atraviesa la mejilla del ad- versario, que cae al suelo y muere después de 9 asaltos de no poder ha- cer nada.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arma atraviesa un ojo del adver- sario, que muere instantáneamente. Para el siguiente asalto, suma + lOa] todos los ataques de los personajes, de tu mismo bando que estuviesen a menos de 10 metros de ti.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f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f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contra un costado. +5 puntos de dailo. Ganas la iniciativa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en un costado. +3 puntos de dafto. El adversario debetá parar en el siguiente asalto, pero con un -2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Hieres al adversario en un lado del pecho; queda aturdido durante 1 asal- to Y pierde 1 punto de vida por asal- 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menos grave en la pantorri- lla. El adversario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 versario, que le aturde durante 2 asal- tos. Pierde 1 punto de vida por asal- 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n el pecho. El adversa- rio pierde 2 puntos de vida por asal- to. +3 puntos de dailo y queda atur- dido durante los 2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menos grave en el muslo. +5 puntos de dailo. El adversario pierde 2 puntos de vida por asalto y lucha con un -10. E.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en el antebrazo. El adversa- rio pierde 2 puntos de vida por asal- to y lucha con un -10. +3 puntos de dafto y está aturdido durmte 2 asal- 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El arma destroza la rodilla del ad- versario que cae al suelo, lucha con un -90 y permanece en el suelo du- rante 3 asaltos. No puede parar du- 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cuello. El adversario está aturdido durante 4 asaltos y no puede parar durante 2. Suma + 1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baja de la pier- na. El adversario está aturdido y sin poder parar durante 2 asaltos. +5 puntos de dafto y lucha con un -50. Se cortan tanto músculos como ten- done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rma alcanza el brazo del escudo, desgarrando músculos y tendones. Pierde 3 puntos de vida por asalto, lucha con un -25 y está aturdido du- rante 6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Herida en el costado. +6 puntos de dailo. El adversario pierde 5 puntos de vida por asalto. Lucha con un -25 y está aturdido y sin poder parar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parte posterior de la cabeza. Si el adversario no lleva yel- mo, muere. Si 10 lleva, +6 puntos de dafto y el cae al suelo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arma atraviesa el pecho del ad- I versario, seccionando una vena. Cae de inmediato al suelo y muere des- pués de 9 asaltos por culpa del shock y de la pérdida de sangr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arma atraviesa el cuello del ad- versario, rompiendo la columna, vertebral y seccionando la médula] espinal. El adversario queda parali- ] zado de cuello para abajo perma- : nentement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arma atraviesa los dos ojos del adversario, que muere instantáneamente. Suma +20 a todos tus ataques de los próximos 6 asaltos.</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u.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us ~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2 puntos de daño. El adversario de- berá parar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Herida leve en un costado. El adver- sario lucha con un -10. Ganas la ini- ciativa 1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Hieres al adversario en un lado de la cadera. Está aturdido durante 1 asal- to y pierde 2 puntos de vida pur asal- 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rra la parte baja de la es- palda. El adversario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rra la parte baja de la es- palda. El adversario está aturdido y sin poder parar durante el siguiente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rra el pecho. +5 puntos de daño. El adversario pierde 3 puntos de vida por asalto y lucha con un -15. Deberá parar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El adversario pierde 3 puntos de vida por asalto. Está aturdido y sin poder parar du- rante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en el antebrazo que le hace perder 3 puntos de vida por asalto Y luchar con un -10. El adversario es- 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Golpe contra un lado de la c"beza. El adversario cae inconsciente du- rante6 horas. +10 puntos de daño. Si no lleva yelmo, lo has matad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rra un hombro. +3 puntos de daño. El adversario está aturdido y sin poder parar durante 2 asaltos. Lucha con un -2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rra la parte baja de la pier- na. El adversario lucha con un -50. Se han cortado músculos y cartíla- gas. +6 puntos de daño. El adversa- rio está aturdido y sin poder parar du- rante 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El arma alcanza el brazo del escudo. Brazo inutiliudo El adversario es- tá aturdido durante 6 asaltos y pier- de 3 puntos de vida por asalto. + 12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Herida grave en el abdomen. El ad- versario pierde 6 puntos de vida por asalto. + 1 O puntos de daño. El adver- sario está aturdido y sin poder parar durante 3 asaltos. Lucha con un -20.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arma arraviesa los riñones del ad- versario, que cae al suelo. +9 puntos de daño. El adversario muere des- pués de una intensa agonía que dura 6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El arma atraviesa un costado, des- truyendo toda una serie de órganos. El adversario lucba con total norma- lidad durante 6 asaltos, y luego mue- r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Clavas tu arma en la parte baja de la espalda del adversario. Las hemo- rragias internas y el shock lo ma- tan en 6 asaltos, además de caer al suelo inconsciente .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arma atraviesa el cerebro del adversario, matándolo. Aún dispones: de medio asalto para actuar.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Gracias a un buen golpe, el adversa- , rio pierde el equilibrio. Ganas la ini- ciativa. +5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3 puntos de daño. El adversario de. berá parar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Aturdes al adversario durante 1 asal- to. Suma +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 adversario sufre una herida leve en un costado. +2 puntos de daño. Lucha con un -10 y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tra el muslo. Si el adver- sario lleva armadura en la pierna, +3 puntos de daño. De lo contrario, +2 puntos de daño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parte baja de la es- palda. E! adversario pierde 3 puntos de vida por asalto. +5 puntos de daño. El adversario está aturdido y sin po- 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en el pecho. El adversario pierde 4 puntos de vida por asalto. +5 puntos de daño y lucha con un - 10. Queda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en el muslo. El adversario pierde 5 puntos de vida por asalto. +6 puntos de daño.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en el antebrazo. E! adversa- rio pierde 3 puntos de vida por asal- toy lucha con un -15. +5 puntos de daño. Está aturdido durante 2 asal- 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E! anDa atraviesa los dos pulmones del adversario, que cae al suelo y se desmaya, muriendo después de 6 asaltos. Suma + lO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un hombro, que sec- ciona músculos y tendones. E! brazo queda inutilizado. El adversario pier. de 3 puntos de vida por asalto, y es. tá aturdi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que alcanza la parte baja de la pierna. El adversario está aturdido y sin poder parar durante 3 asaltos. Se han seccionado músculos; el adver- sario lucha con un -75.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el brazo del arma, rom- piendo el hueso. El adversario está aturdido y sin poder parar durante 3 asaltos. + 1 O puntos de dañ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E! anDa atraviesa la parte baja de la espalda del adversario y secciona una vena. El adversario está aturdido y sin poder parar durante 12 asaltos, tras los cuales muer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El anDa atraviesa una de las piernas del adversario, seccionando una ar- teria. E! adversario cae al suelo, pier- de la consciencia y muere después de 12 asaltos.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Seccionas una arteria del brazo del adversario. Está aturdido durante 12 asaltos y luego muere.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u arma atraviesa el corazón del ad- versario, que retrocede 3 metros bus- cando un lugar donde morir. Tu ar- ma sigue clavada en su cuerpo. </text:p>
          </table:table-cell>
          <table:table-cell table:style-name="ce143" table:number-columns-repeated="24"/>
          <table:table-cell table:number-columns-repeated="35"/>
        </table:table-row>
        <table:table-row table:style-name="ro1">
          <table:table-cell table:style-name="ce207" office:value-type="string" calcext:value-type="string">
            <text:p>P</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u arma atraviesa un ojo del adver- sario, que muere instantáneamente.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anas la iniciativa para el asalto si- guiente. + 1 punto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sario deberá parar durante el siguiente asalto. + 1 punto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 parar durante el asalto siguiente. +2 puntos de daño. Suma + lOa r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leve en la pantorrilla. El adversario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versa- rio. +2 puntos de daño; deberá parar en el asalto siguiente con un -30.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del adversa- rio. Debe parar durante el asalto si- guiente. pero con un -25. La herida le hace peJdef 1 punto de vida por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leve en el muslo. El adversa- rio pierde 2 puntos de vida pur asal- to Y deberá parar durante el siguien- 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leve en el antebrazo. +3 pun- tos de daño. El adversario pierde 2 puntos de vida por asalto Y lucba con un-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Destrozas el hombro del brazo en el que el adversario lleva el escudo. El brazo queda inútil. +10 a ru siguiente ataque. El adversario está aturdido durante 3 asaltos. +9 puntos de da- ño. Ganas la iniciativa.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Haces un corte en el cuello del adversario. +6 puntos de daño. que- da aturdido durante 3 asaltos y no puede parar durante el sigui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Tajo contra los tendones de la parte inferior de la pierna. El adversario lucba con un -30 y pierde 2 puntos de vida pur asalto. +4 puntos de da- ño. Está ar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Tajo contra la parte superior del bra- zo. +5 puntos de daño. El adversario pierde 3 puntos de vida pur asalto y lucha con un -25.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Tajo en el costado. +6 puntos de da- ño Y herida grave. El adversario pier- de 6 puntos de vida por asalto y está aturdido durante 5 asaltos.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Tajo en la espalda. +S puntos de da- ño. El adversario está aturdido y sin poder parar durante 2 asaltos. La he- rida le hace perder 2 puntos de vida por asalto. Lucha con un -10.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Amputas una oreja al adversario. +3 puntos de daño. pierde 3 puntos de vida por asalto Y escucha con un -50. Está aturdido durante 3 asaltos y sin poder parar durante el sigui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Cortas la nariz del adversario. Herida leve. +2 puntos de daño y una cica- triz permanente. El adversario pier- de 2 puntos de vida por asalto y lu- cba con un -30. Está aturdi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dirigido contra el cuello. que secciona la arteria carútida y la vena yugular. El cuello del adversario se ba roto. y muere después de una ago- nía que dura 1 asalto.</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Golpe débil. No hay puotos de dailo adicionale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al costado del ad- versario. +3 puntos de daílo. Ganas la iniciativa par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 costado. +2 puntos de dailo. El adversario deberá parar durante el asalto siguiente, pero con un-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debe parar durante el asalto siguiente, pero con un -20. +2 puntos. de daílo.</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leve en la pantorrilla. El ad- versario pierde 1 punto de vida por asalto. +2 puntos de daí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del adversa- rio. Deberá parar durante el asalto si- guiente con un -30. +4 puntos de da- 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n el pecho. El adversa- rio pierde 1 punto de vida por asalto y debe parar durante los 2 asaltos si- guientes. +3 puntos de daílo; el ad- versario lucha con un -5.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leve en el muslo. El adversa- rio pierde 2 puntos de vida por asal- to. +4 puntos de daílo. Deberá parar durante los 2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leve en el antebrazo. El ad- versario está aturdido durante 1 asal- to, pierde 2 puntos de vida por asaIto y lucha con un -10. +4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Destrozas el codo del brazo en el que el adversario lleva el arma. +8 pun- tos de daílo. El adversario está atur- dido durante 4 asaltos y no puede pa- rar durante los dos primeros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región cervical. El adversario pierde 3 puntos de vida por asalto y lucha con un -5. Le atur- des durante 2 asaltos. +7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Tajo contra el músculo de la panto- rrilla. El adversario está aturdido du- rante 3 asaltos y no puede parar du- rante el siguiente asalto +6 puntos de dailo, y lucha con un -40.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Tajo contra el músculo del brazo del escudo del adversario. Lucha con un -30 y pierde 3 puntos de vida por asalto. Aturdido y sin poder parar du- rante 2 asaltos. +6 puntos de daí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Tajo en el costado. +7 puntos de da- ño y herida grave. El adversario pier- de 6 puntos de vida por asalto. Está aturdido y sin poder parar durante los 2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espalda que hace que el adversario se caiga al suelo. Está aturdido y sin poder parar durante 3 asaltos. +10 puntos de dailo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cadera. +7 puntos de dailo y el adversario está aturdido du- rante 3 asaltos. No puede parar du- rante el siguiente, y a partir de aho- ra luchará con un -20. Surna+I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dirigido contra la cabeza y el cuello, que le produce una fractura de cráneo y graves daílos en el cere- bro. El adversario cae al suelo y mue- re después de 6 asaltos. +20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Destripas a tu adversario, matándo- lo inmediatamente. Tienes una pro- habilidad del 25 % de que tu arma se quede clavada en su cuerp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El golpe da contra el costado del ad- versario. haciendo +6 puntos de da- ño. Ganas la iniciativa para el asalto sigui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contra un costado. +4 puntos de dailo. El adversario deberá parar durante el asalto siguiente, pero con un-20.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Rompes una de las costillas del ad- versario. +3 puntos de daño. El ad- versario está aturdido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aces un corte en la pierna del ad- versario. Pierde 2 puntos de vida por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espalda, que aturde al adversario durante 1 asalto. No pue- de parar. +3 puntos de dailo y adentás pierde 1 punto ntás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n el pecho +4 puntos de dailo. El adversario pierde 2 pun- tos de vida por asalto y lucha con un -10; deberá parar durante el siguien- 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leve en el muslo. El adversa- rio pierde 2 puntos de vida por asal- to. +5 puntos de dailo. El adversario está aturdid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moderada en el antebrazo. +4 puntos de dailo. El adversario pierde 3 puntos de vida por asalto, lucha con un -10 y está aturdido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Destrozas la rodilla del adversario, que cae al suelo. +6 puntos de dailo. El adversario lucha con un -90 y se considera que ha sido derribado du- rante 3 asaltos (durante los cuales no puede parar).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Haces un tajo en el cuello del adver- sario. Está aturdido durante 4 asaltos y no puede parar durante los 2 si-. guientes. +8 puntos de daño. Sum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Tajo contra los músculos y los ten- dones de la parte baja de la pierna. El adversario está aturdido y sin po- der parar durante 2 asaltos. +7 pun- tos de dailo. Lucha con un -45.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Tajo contra los músculos y tendones del brazo del escudo. +9 puntos de daño. El adversario pierde 4 puntos de vida por asalto y no puede usar el brazo. Está aturdido durante 6 asal- 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Tajo en el costado. +8 puntos de da- ño. El adversario pierde 4 puntos de vida por asalto y iucha con un -20. Está aturdido y sin poder parar du- rante los 2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la espalda, que rompe varios huesos y le hace caer al sue- lo. +9 puntos de dailo y lucha con un -10. Está aturdido y sin poder parar durante 4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Amputas una pierna de! adversario, que cae al suelo inmediatamente y muere después de 6 asaltos por cul- pa del shock y la pérdida de san- gre. +20 puntos de dai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Amputas el brazo del escudo del ad- versario, quien está aturdido y sin po- der parar durante 12 asaltos. Después muere. + 18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Destruyes los ojos del adversario. +5 puntos de daño y queda aturdido y sin poder parar durante los siguien- tes 30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3 puntos de daño. El adversario de- berá pMar durante el siguiente asal- to de comba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Herida leve en un cosrado. El adver- sario lucha con un -10. +2 puntos de daño. Ganas la iniciativa el asalto si- gui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contra el cosrado. El adversa- rio está aturdido y sin poder parar du- rante el asalto siguiente. +3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aces un corte en la parte superior de la pierna del adversario, que pier- de 3 puntos de daño más.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parte baja de la es- palda. El adversario no puede parar y está inconsciente el asalto siguien- te. +3 puntos de daño y pierde 2 pun- tos más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moderada en el pecho. +5 puntos de daño. El adversario pierde 3 puntos de vida por asalto, lucha con un -15 y deberá parar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moderada en el antebraro. +6 puntos de daño. El adversario pierde 2 puntos de vida por asalto y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moderada en el antebraro. -+4 puntos de daño. El adversario pierde 3 puntos de vida por asalto,lucba con un -10 Y está aturdido durante los 2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Dejas al adversario inconsciente du- rante 6 horas con un golpe contra un lado de la cabeza. + 15 puntos de da- ilo. Si el adversario no lleva yelmo, muer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Haces un corte en los músculos del hombro del adversario. +5 puntos de daño, está aturdido durante 3 asaltos, Y a partir de ahora lucha con un -20. SURt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Cortas los músculos y seccionas los tendones de la parte baja de la pier- na. El adversario está aturdido du- rante 3 asaltos y no puede parar du- rante los 2 asaltos siguientes Lucha con un -50.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Tajo contra los músculos y tendones del brazo del arma. El brazo queda inutilizado y el adversario está atur- dido durante 4 asaltos. No puede pa- rar durante los 2 asaltos siguientes. +10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Herida grave en el abdomen. +10 puntos de daño. El adversario pierde 8 puntos de vida por asalto, está atur- dido durante 4 asaltos y no puede pa- rar durante los 2 siguientes asaltos. Lucha con un-l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Amputas una mano del adversario. +6 puntos de daño. Está aturdido y sin poder parar durante 6 asaltos. Transcurridos éstos, cae al suelo y muere después de otros 6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Amputas el brazo del arma del ad- versario, quien queda aturdido y sin poder parar durante los siguientes 9 asaltos, transcurridos los cuales se muere.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Tajo contra el costado. +20 puntos de daño. El adversario muere en 3 asaltos debido a los graves dailos ocasionados a los órganos internos y queda inconsciente de inmedia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corazón ha sido destruido. Tienes una probabilidad del 25 % de que tu arma se quede clavada en el cuerpo del adversari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El adversario pierde el equilibrio. +S puntos de daño. Ganas la iniciativa para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i4 puntos de daño. El adversario de- berá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Aturdes al adversario durante 1 asal- to y no puede parar.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recibe una herida leve en el costado. lucha con un -lO y pierde 1 punto de daño por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contra la parte superior de la pierna. Si el adversario lleva anna- dura en la pierna, +5 puntos de da- ño. Si no lleva, +3 puntos de daño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parte baja de la es- palda. El adversario no puede parar y está inconsciente durante el si- guiente asalto. i4 puntos de daño, y pierde otros 3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en el pecho. El adversario pierde i4 puntos de vida por asalto, lucha con un -10 Y está aturdido du- rante 2 asaltos. +6 puntos de dañ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en el muslo. El adversario es- tá aturdido durante 2 asaltos. +8 pun- tos de daño. Pierde S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en el antebrazo. El adversario está aturdido durante 2 asaltos, +6 puntos de daño. Pierde 3 puntos de vida por asalto y lucha con un -ISo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Amputas el brazo del arma del adversario. +12 puntos de daño. El adversario muere después de 12asal- tos Y cae al suelo de inmediato.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Seccionas tendones y quiebras el hueso del hombro del brazo del es- cudo del adversario. El brazo queda inutilizado y el adversario pierde 2 puntos de vida por asalto. Le aturdes durante 4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Tajo contra la parte baja de la pier- na que secciona músculos y tendo- nes. El adversario lucha con un -70. +8 puntos de daño y está aturdido du- rante 6 asalto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Cortas los tendones y rompes el hue- so del brazo del escudo. El brazo queda inutilizado. + 12 puntos de da- ño. El adversario está aturdido y sin poder parar durante los 3 asaltos si- guientes.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Amputas una mano del adversario. +S puntos de daño. El adversario es- tá aturdido y sin poder parar duran- te 12 asaltos, tras los cuales muer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Amputas una pierna del adversario. +15 puntos de daño. Cae al suelo y pierde la consciencia, para morir des- pués de 9 asaltos. Suma +10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Seccionas la espina dorsal del ad- versario. +20 puntos de daño. Cae al suelo de repente y está paralizado de cuello para ahajo permanentem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El golpe, dirigido contra la cabeza del adversario, destroza el cerebro. Muere instantáneamente. </text:p>
          </table:table-cell>
          <table:table-cell table:style-name="ce143" table:number-columns-repeated="24"/>
          <table:table-cell table:number-columns-repeated="35"/>
        </table:table-row>
        <table:table-row table:style-name="ro1">
          <table:table-cell table:style-name="ce207" office:value-type="string" calcext:value-type="string">
            <text:p>S</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contra la ingle. + 1 O puntos de daño. Todos los órganos vitales han sido destruidos. El adversario está aturdido y sin poder parar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O puntos de daño, pero manejas tu arma bastante mal durante el resto del asalto. Debes parar obligatoria- mente durante el siguiente asalto, pe- ro con un -5.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6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8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12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18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number-columns-repeated="2" table:style-name="ce209" office:value-type="float" office:value="66" calcext:value-type="float">
            <text:p>66</text:p>
          </table:table-cell>
          <table:table-cell table:style-name="ce211" office:value-type="string" calcext:value-type="string">
            <text:p>Herida grave. +20 puntos de daño. El adversario está aturdido y no pue- de parar durante el siguiente asalto. Lucbacon un -15 y pierde 10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Herida leve. + 13 puntos de daño. El adversario pierde 5 puntos de vida por asalto, lucha con un -10 Y pierde la iniciativa. Suma + 10 a tu siguien- 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Herida leve. + 12 puntos de daño. El adversario pierde 4 puntos de vida por asalto y debe parar en el si- guiente asalto. Suma +20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Buen golpe. +25 puntos de daño. El adversario está aturdido durante 2 asaltos y no puede parar durante el siguiente, además de perder 3 pun- tos de daño por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Partes en dos el cráneo de tu adver- sario. El arma permanece clavada en los restos durante 6 asaltos. Suma +10 a todos los ataques de los per- sonajes de tu ntismo bando durante los 6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arma atraviesa el coraz6n del ad- versario, matándolo. +20 puntos de daño. Hay una probabilidad del 25 % de que su cuerpo caiga sobre ti.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Fracturas múltiples importantes. +30 puntos de daño y el adversario que- da aturdido y no puede parar duran- te los 2 asaltos siguiente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adver.sario queda inconsciente. +40 puntos de daño. Hay una proba- bilidad del 50 % de que caiga en co- ma, y otra del 50 % de que perma- nezca en el suelo sin poder pa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rma secciona una gran cantidad de vasos sanguíneos. +25 puntos de daño y el adversario está aturdido y sin poder parar durante 9 asaltos. Lucha con un -25.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arma atraviesa el oído del adver- sario. +15 puntos de daño y muere en 3 asaltos por culpa de los graves daños causados al cerebro. Suma +20 a tu siguiente ataque. .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ARMA SAGRADA</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Un golpe increíble secciona una ar- teria y una vena y rompe la espina dorsal del adversario. +50 puntos de daño. El adversario cae al suelo y muere después de una agonía que du- ra 2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O puntos de dailo, pero debes pa- 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8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 1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12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15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 18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number-columns-repeated="2" table:style-name="ce209" office:value-type="float" office:value="66" calcext:value-type="float">
            <text:p>66</text:p>
          </table:table-cell>
          <table:table-cell table:style-name="ce211" office:value-type="string" calcext:value-type="string">
            <text:p>El afina alcanza el corazón del adversario, matándolo. Suma +20 a tu siguiente ataque; sin embargo, su sangre te ha manchado de pies a ca- beza. +5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El fuerte golpe rompe algunos hue- sos de la parte superior del cuerpo del adversario. +30 puntos de dailo. El adversario está aturdido y no pue- de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I Buen golpe. +24 puntos de dailo y el adversario lucha con un -20. Está aturdido durante 3 asaltos y no pue- de parar, adentás de perder 5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Herida grsve. El adversario está atur- dido y no poede parar durante 3 asal- tos. Pierde 20 puntos de vida por asalto y lucha con un -25. +25 pun- 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que alcanza el cuello del ad- versario, seccionando toda una serie de vasos sanguíneos, con lo que cae inconsciente y muere 3 asaltos des- pués por el shock. +35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El golpe hace que unos trozos de hueso se claven en el corazón de tu adversario. Este muere instantánea- mente, pero tu afina se queda clava- da en su cuerpo curante 12 asaltos. +4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Le das a tu adversario entre los ojos y fracturas su cráneo. El adversario muere instantáneamente. Aún dis- pones de medio asalto para actuar Suma +25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El afina atraviesa la pierna del ad- versario y le secciona una vena, que- dando aturdido y sin poder parar du- rante 6 asaltos. A continuación, muere. +2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terrible golpe deja al adversario inconsciente, además de romperle la espalda y el cuello, por lo que se aho- ga en 12 asaltos. +25 puntos de da- ñ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rma atraviesa el ojo del adversa- rio, golpea contra el hueso y penetra en el cerebro. +24 puntos de daño. El adversario cae inmediatamente y muer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Un gran golpe dirigido contra el ab- domen del adversario hace que éste caiga al suelo. +35 puntos de daño y muere en 4 asaltos por culpa del shock. Tú estás aturdid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ESPECI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afina golpea contra un costado y mata al adversario después de que se produzca una reacción en cadena de fractura de huesos. La sangre del ad- versario te ha manchado de pies a ca- beza. +10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0 puntos de daño, pero tu anDa se cae al suelo y tardarás 2 asaltos en volverla a coger,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5 puntos de daño.</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6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7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8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number-columns-repeated="2" table:style-name="ce209" office:value-type="float" office:value="66" calcext:value-type="float">
            <text:p>66</text:p>
          </table:table-cell>
          <table:table-cell table:style-name="ce211" office:value-type="string" calcext:value-type="string">
            <text:p>El golpe con el anDa causa al adversario una herida leve. + 12 puntos de daño. El adversario pierde 3 puntos de vida por asalto y lucha con un - lO. Tu arma se romp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El fuerte golpe alcanza el cuello, rompiendo huesos y seccionando la médula espinal. El adversario cae al suelo de inmediato y muere en I asalto. Suma +25 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Golpe que secciona una de las arte- rias de una pierna del adversario. +25 puntos de daño. Después de 2 asal- tos, el adversario cae..l suelo y mue- re. Hasta entonces, puede seguir lu- chand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Herida leve. + 13 puntos de daño y el adversario debe parar en el siguien- te asalto. El adversario pierde 2 pun- tos de vida por asalt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Golpe que aturde al adversario du- rante I asalto y tampoco puede pa- rar. +25 puntos de daño y lucha con un-20.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adversario queda inconsciente. +20 puntos de daño y en el suelo du- rante 2 asaltos, en los que no puede parar. Suma +25 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Herida grave. +35 puntos de daño y el adversario está aturdido durante 3 asaltos, sin poder parar. Lucha con un -40 y pierde 10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AGICA</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arma atraviesa el ojo del ad- versario, que muere instantánea- mente. Suma +20 a tu siguiente ata- que. Hay una probabilidad del 20 % de que tu arma se quede clavada en su cuerp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0 puntos de dailo, pero manejas bastante mal tu anna durante el res- : to del asalto, Estás aturdido durante, el asalto siguiente. ]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4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5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6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7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8 puntos de daiI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9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number-columns-repeated="2" table:style-name="ce209" office:value-type="float" office:value="66" calcext:value-type="float">
            <text:p>66</text:p>
          </table:table-cell>
          <table:table-cell table:style-name="ce211" office:value-type="string" calcext:value-type="string">
            <text:p>Golpe que causa una herida leve al adversario. +15 puntos de dailo. El adversario pierde 5 puntos de vida por asalto, lucha con un -10 y cede la iniciativa en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 1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15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2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Herida leve. + 12 puntos de dailo. El adversario pierde 4 puntos de vida por asalto, Y tú tienes la iniciativa pa- ra los 2 asaltos siguientes. Suma + 1 O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alcanza la parte inferior del cráneo y mata al adversario ins- tantáneamente. Este se tambalea du- rante 1 asalto antes de caer al suel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Rompes los huesos del cuello del ad- versario. Hay una probabilidad del 50 % de que quede paralizado de cuello para abajo y una probabilidad del 50 % de que muera. Aún dispo- nes de medio asalto para actuar.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Buen golpe. +30 puntos de dailo. El adversario está aturdido durante 3 asaltos y no puede parar en el asalto siguiente.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adversario queda inconsciente. +25 puntos de dailo, y adentás per- manece en el suelo y sin poder parar durante los 2 asaltos siguientes.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Herida grave. +28 puntos de dailo y el adversario lucha con un -40. Está aturdido y no puede parar durante los 3 asaltos siguientes. Adentás pierde 10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Un golpe terrible dirigido contra la pierna del adversario, que pierde 12 puntos de vida por asalto y lucba con un -50. Queda aturdido y sin poder parar durante 6 asaltos. +30 puntos de dail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MITHRI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Un terrible golpe, que hace que am- bos pulmones sean perforados por astillas de hueso. El adversario pierde 100 puntos de vida, cae en coma y muere después de 18 asalt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0 puntos de daño, pero tu amta se parte en dos.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11" calcext:value-type="float">
            <text:p>11</text:p>
          </table:table-cell>
          <table:table-cell table:style-name="ce209" office:value-type="float" office:value="20" calcext:value-type="float">
            <text:p>2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21" calcext:value-type="float">
            <text:p>21</text:p>
          </table:table-cell>
          <table:table-cell table:style-name="ce209" office:value-type="float" office:value="30" calcext:value-type="float">
            <text:p>3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31" calcext:value-type="float">
            <text:p>31</text:p>
          </table:table-cell>
          <table:table-cell table:style-name="ce209" office:value-type="float" office:value="40" calcext:value-type="float">
            <text:p>40</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41" calcext:value-type="float">
            <text:p>41</text:p>
          </table:table-cell>
          <table:table-cell table:style-name="ce209" office:value-type="float" office:value="50" calcext:value-type="float">
            <text:p>50</text:p>
          </table:table-cell>
          <table:table-cell table:style-name="ce211" office:value-type="string" calcext:value-type="string">
            <text:p>+6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51" calcext:value-type="float">
            <text:p>51</text:p>
          </table:table-cell>
          <table:table-cell table:style-name="ce209" office:value-type="float" office:value="65" calcext:value-type="float">
            <text:p>65</text:p>
          </table:table-cell>
          <table:table-cell table:style-name="ce211" office:value-type="string" calcext:value-type="string">
            <text:p>+7 p~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number-columns-repeated="2" table:style-name="ce209" office:value-type="float" office:value="66" calcext:value-type="float">
            <text:p>66</text:p>
          </table:table-cell>
          <table:table-cell table:style-name="ce211" office:value-type="string" calcext:value-type="string">
            <text:p>+2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8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71" calcext:value-type="float">
            <text:p>71</text:p>
          </table:table-cell>
          <table:table-cell table:style-name="ce209" office:value-type="float" office:value="80" calcext:value-type="float">
            <text:p>80</text:p>
          </table:table-cell>
          <table:table-cell table:style-name="ce211" office:value-type="string" calcext:value-type="string">
            <text:p>+9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81" calcext:value-type="float">
            <text:p>81</text:p>
          </table:table-cell>
          <table:table-cell table:style-name="ce209" office:value-type="float" office:value="90" calcext:value-type="float">
            <text:p>90</text:p>
          </table:table-cell>
          <table:table-cell table:style-name="ce211" office:value-type="string" calcext:value-type="string">
            <text:p>+10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15 puntos de daño.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96" calcext:value-type="float">
            <text:p>96</text:p>
          </table:table-cell>
          <table:table-cell table:style-name="ce209" office:value-type="float" office:value="98" calcext:value-type="float">
            <text:p>98</text:p>
          </table:table-cell>
          <table:table-cell table:style-name="ce211" office:value-type="string" calcext:value-type="string">
            <text:p>Golpe que secciona arterias y venas. El adversario está aturdido durante 12 asaltos, luego cae al suelo y acon- tinuación muer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99" calcext:value-type="float">
            <text:p>99</text:p>
          </table:table-cell>
          <table:table-cell table:style-name="ce209" office:value-type="float" office:value="100" calcext:value-type="float">
            <text:p>100</text:p>
          </table:table-cell>
          <table:table-cell table:style-name="ce211" office:value-type="string" calcext:value-type="string">
            <text:p>El golpe rompe un hueso. +30 pun- tos de daño y pérdida de 10 puntos de vida por asalto debido a la fractu- ra. El adversario lucha con un -25.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101" calcext:value-type="float">
            <text:p>101</text:p>
          </table:table-cell>
          <table:table-cell table:style-name="ce209" office:value-type="float" office:value="150" calcext:value-type="float">
            <text:p>150</text:p>
          </table:table-cell>
          <table:table-cell table:style-name="ce211" office:value-type="string" calcext:value-type="string">
            <text:p>Herida leve. + 12 puntos de daño. El adversario va sangrando y pierde 1 punto de vida por asalto.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151" calcext:value-type="float">
            <text:p>151</text:p>
          </table:table-cell>
          <table:table-cell table:style-name="ce209" office:value-type="float" office:value="175" calcext:value-type="float">
            <text:p>175</text:p>
          </table:table-cell>
          <table:table-cell table:style-name="ce211" office:value-type="string" calcext:value-type="string">
            <text:p>El golpe cona la carne y causa una herida leve. +20 puntos de daño. El adversario lucha con un -20 y pierde 5 puntos de vida por asalto. I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176" calcext:value-type="float">
            <text:p>176</text:p>
          </table:table-cell>
          <table:table-cell table:style-name="ce209" office:value-type="float" office:value="200" calcext:value-type="float">
            <text:p>200</text:p>
          </table:table-cell>
          <table:table-cell table:style-name="ce211" office:value-type="string" calcext:value-type="string">
            <text:p>El golpe secciona los tendones. + 1 5 puntos de daño y el adversario lucha con un -25.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201" calcext:value-type="float">
            <text:p>201</text:p>
          </table:table-cell>
          <table:table-cell table:style-name="ce209" office:value-type="float" office:value="250" calcext:value-type="float">
            <text:p>250</text:p>
          </table:table-cell>
          <table:table-cell table:style-name="ce211" office:value-type="string" calcext:value-type="string">
            <text:p>El golpe fragmenta el hueso. +35 puntos de daño. El adversario pierde lO puntos de vida por asalto, está aturdido durante 2 asaltos y lucha con un -30. </text:p>
          </table:table-cell>
          <table:table-cell table:style-name="ce143" table:number-columns-repeated="24"/>
          <table:table-cell table:number-columns-repeated="35"/>
        </table:table-row>
        <table:table-row table:style-name="ro1">
          <table:table-cell table:style-name="ce207" office:value-type="string" calcext:value-type="string">
            <text:p>SGX</text:p>
          </table:table-cell>
          <table:table-cell table:style-name="ce207" office:value-type="string" calcext:value-type="string">
            <text:p>NORMAL</text:p>
          </table:table-cell>
          <table:table-cell table:style-name="ce209" office:value-type="float" office:value="251" calcext:value-type="float">
            <text:p>251</text:p>
          </table:table-cell>
          <table:table-cell table:style-name="ce209" office:value-type="float" office:value="999" calcext:value-type="float">
            <text:p>999</text:p>
          </table:table-cell>
          <table:table-cell table:style-name="ce211" office:value-type="string" calcext:value-type="string">
            <text:p>El adversario se queda ciego. +20 puntos de daño, lucha con un -100, está aturdido y sin poder parar du- rante 6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 I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Buen golpe. +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Mala continuación del ataque. Pierdes una garra y luchas con un +5 durante 2 asaltos. El adversario pierde 4 puntos de vi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Salto hacia el pecho del adversario y golpe que le causa la pérdida de 3 puntos de vi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leve en la pantorrilla. El IKiversario pierde I punto de vida por asalto. + I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moderada en el antebrazo. El adversario pierde 2 puntos de vida por asalto. +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Golpe contra la pierna. El adversa- rio está aturdido y sin poder parar du- rante el siguiente asalto. +4 puntos de daño. El adversario pierde 2 pun- 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hombro. El adversa- rio pierde I punto de vida por asalto y deberá parar durante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inferior de la pierna. Si el adversario dispone de armadura en la pierna. + I punto de daño. De lo contrario. pierde +4 pun- tos de daño y 2 puntos de vida por asalto pero gana la iniciativa el si- tuiente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débil pero preciso contra el brazo del adversario. Pierde 1 punto de vida por asalto y está aturdido du- rante el siguiente. +3 puntos de da- 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a la cara del adversario. +4 puntos de daño. está aturdido duran- te el siguiente asalto y pierde 2 pun- 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rápido y certero. El adversa- rio está aturdido durante 2 asaltos. +6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Saltas y aciertas en la cabeza del adversario. Si éste lleva yelmo. +3 puntos de daño y está aturdido du- rante el siguiente asalto. De lo con- trario. lucha con un -30 y está atur- dido durante 2 asaltos. La oreja ha sido desgarr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Buen golpe contra la nariz del ad- versario. Si el" adversario lleva un yelmo completo. está aturdido du- rante 2 asaltos. De lo contrario. su nariz queda destrozlKia. pierde 3 pun- tos de vida por asalto. y está aturdi- do durante 9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dirigido contra los ojos del ad- versario. Si lleva yelmo completo. está aturdido y sin poder parar du- rante 2 asaltos. De lo contrario. pier- de un ojo. lucha con un -75 yoestá atur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No hay daños adicionale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1 punto de dafi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l adversario pierde 1 punto de vida por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contra el muslo, pero no hay en realidad penetración. +6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Arafiazo profundo en el antebrazo que deja una cicatriz desagradable. El adversario pierde 2 puntos de vi- da por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Golpe contra la pantorrilla. Se des- garra el músculo del adversario, que está aturdido durante 2 asaltos y lu- cha con un -20.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ior del pe- cho. El adversario está aturdido du- rante el siguiente asalto. +4 puntos de daño y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inferior de la pierna. Si el adversario lleva anna- dura en la pierna, +3 puntos de da- ño. De lo contrario, pierde +6 pun- tos de dafio y otros 2 puntos de vida por asalto, y deberá parar durante los 2 siguientes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fuerte pero impreciso contra el brazo. El adversario pierde 2 pun- tos de vida por asalto y lucha con un -15 por culpa de la herida.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la cara. Si el adversario lleva armadura facial, +2 puntos de dafio y deberá parar durante el si- guiente asalto. De lo contrario, pier- de 3 puntos de vida por asalto y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Desgarras el cuello del adversario. Pierde 2 puntos de vida por asalto Y está aturdido durante 3 asaltos. +5 puntos de dafi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la muñeca. La herida le hace perder 2 puntos de vida por asalto. El adversario está aturdido durante 3 asaltos y no puede parar durante 1.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la cabeza. El adversa- rio está ciego por la pérdida de san- gre, pierde 3 puntos de vida por asal- to, y está aturdido y sin poder parar durante 3 asaltos. Mientras esté san- grando, lucha con un 4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l ataque desgarra la garganta y de- rriba al adversario. Está aturdido y sin poder parar durante 6 asaltos, pierde 3 puntos de vida por asalto y lucha con un -5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o hay daños adicionale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No hay consecuencia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Herida leve. +2 puntos de daño y el adversario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4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Herida leve en el pecho. El adversa- rio pierde 2 puntos de vida por asal- to. t4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moderada en el muslo, que aturde al adversario durante 1 asalto. t4 puntos de daño y el adversario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El adver- sario está obligado a parar durante 2 asaltos. +3 puntos de daño, y el ad- versario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Extraño golpe a la muñeca que de- sarma al adversario. t4 puntos de da- ño. El adversario está aturdido du- rante el siguiente asalto. Suma +1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el hombro del ad- versario, que pierde 2 puntos de vi- da por asalto. +5 puntos de daño, es- tá aturdido y tiene un -20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ntorrilla. Des- garras el músculo. El adversario lu- cha con un -20. La herida hace que pierda 2 puntos de vida por asalto, y le aturde durante 2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el antebrazo que corta músculos y tendones. El adversario lucha con un -25, pierde 2 puntos de vida por asalto y está aturdido du- rante 2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la caheza. Si el adver- sario lleva yelmo, +2 puntos de da- ño y queda aturdido el siguiente asal- to. Si no, le queda una tremenda cicatriz, pierde 3 puntos de vida por asalto y actúa a -4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el hombro del adversa- rio. Está aturdido y sin poder parar durante 2 asaltos. +6 puntos de da- 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contra el cuello. El adversario está aturdido y sin poder parar du- rante 2 asaltos, perdiendo 2 puntos de vida por asalto. El adversario lu- cha con un -20. +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Desgarras el tendón de Aquiles. El adversario ha sido derrihado y está aturdido y sin poder parar durante 3 asaltos; pierde 1 punto de vida por asalto y lucha con un -75.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Extraño ataque contra la región de la caheza del adversario, lo que hace que se golpee con su propia arma. El adversario deherá hacer una ataque en la columna "E" de la tabla de aciertos criticas de aplastamien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ierna. Si el adversario no lleva armadura en la pierna, +5 puntos de daño y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Leve penetración. +3 puntos de da- ño y el adversario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Desgarras la parte baja del pecho del adversario. Si no lleva afinadura me- tálica en el pecho, +5 pumas de da- ño Y pierde 3 puntos de vida por asal- 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en el muslo, que aturde al ad- versario durante el siguiente asalto. +6 puntos de daño y el adversario pierde 2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Herida en el antebrazo. El adversa- rio debe parar durante 2 asaltos. +5 puntos de daño. El adversario pierde 2 puntos de vida por asalto. Suma + lO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Buen golpe a la cabeza. Si el adver- sario lleva yelmo, +4 puntos de da- ño. Si no lo lleva, +7 puntos de da- ño y el adversario no puede pa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contra la parte superior del brazo. El adversario está aturdido y sin poder parar durante el siguiente asalto. Pierde 2 puntos de vida por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contra la parte inferior de la pierna. Si el adversario lleva anna- dura en la pierna, +3 puntos de daño y está aturdido durante el siguiente asalto. De lo contrario, está aturdido durante 2 asaltos y no puede parar durante l.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contra el brazo que desgarra músculos y tendones. El adversario lucha con un -25, pierde 2 puntos de vida por asalto y ~stá aturdido du- rante 3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acrobático contra la cara. Si el adversario lleva armadura facial, +5 puntos de daño. De lo contrario, le arrancas la nariz, pierde 3 puntos de vida por asalto, está aturdido duran- te 3 asaltos y a -4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contra el brazo del arma. El adversario está desarmado y aturdi- do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Un ataque en el momento apropiado desgarra el músculo del pulgar de la mano del arma. El adversario ha si- do desarmado y está aturdido y sin poder parar durante 2 asaltos, lucha con un -5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contra los ojos del adversario. Si éste lleva un yelmo completo, queda cegado temporalmente y lu- cha con un -95 durante 1 semana. De lo contrario, pierde un ojo y no pue- de ver con el otro, y lucha con un -100.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dirigido contra los ojos del ad- versario. + 1 O puntos de daño. Queda aturdido e incapaz de ParaJ: durante 6 asaltos, lucha con un -95 y pierde 2 puntos de vida por asalto. Ceguera pennanente.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1 punto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Arañazo. +2 puntos de daño y el adversario pierde I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Herida leve en la pantorrilla. +2 puntos de daño y el adversario pierde 1 punto de vida por asalto.</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ierna. +3 puntos de da- ño y el adversario pierde I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contra la parte baja de la es- palda. +5 puntos de daño. El adver- sario deberá parar durante el si- guiente asalto y pierde 1 punto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contra el pecho. +6 puntos de daño y el adversario está obligado a parar durante el siguiente asalto. El adversario pierde 2 puntos de vida por asalto.</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Herida en el muslo. El adversario está aturdido durante el siguiente asalto. +7 puntos de daño y el adversario pierde 3 puntos de vida por asalto.</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contra el antebrazo. El adver- sario está aturdido durante el si- guiente asalto, y tú ganas la iniciativa 2 asaltos. El adversario pierde 3 pun- tos de vida por asal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Extraño golpe contra los ojos que destruye uno de ellos y le deja ciego del otro durante 2 días. El adversa- rio lucha con un -95 y está aturdido durante 24 asalto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Inspirado ataque contra el hombro, que desgarra el músculo. El adver- sario está aturdido y sin poder parar durante el siguiente asalto, lucha con un -20. +7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Importante herida en la pierna. El adversario pierde 4 puntos de vida por asalto y está aturdido durante 3 asaltos, +5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Astuto golpe contra el brazo que cau- sa una herida al adversario, Este es- tá aturdido y sin poder parar duran- te 2 asaltos, y pierde 3 puntos de vida por asalt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contra la cabeza. Si el adversario lleva yelmo, +4 puntos de daño y queda aturdido el siguiente asalto. Si no, pierde 3 puntos de vida por asalto, actúa a -25 y permanece aturdido 9 asaltos.</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Herida en la parte superior del mus- lo, con desgarro muscular. El adver- sario lucha con un -40 y pierde 3 puntos de vida por aSalto; está atur- dido durante 3 asaltos y no puede pa- rar durante I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Un salto rapidísimo que derriba al adversario, lo desarma y lo deja in- consciente. +9 puntos de daño.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Un golpe contra la cabeza derriba al adversario. Este sufre una conmo- ción general y muere después de 9 asaltos debido al shock y a las hemorragias internas. </text:p>
          </table:table-cell>
          <table:table-cell table:style-name="ce143" table:number-columns-repeated="24"/>
          <table:table-cell table:number-columns-repeated="35"/>
        </table:table-row>
        <table:table-row table:style-name="ro1">
          <table:table-cell table:style-name="ce207" office:value-type="string" calcext:value-type="string">
            <text:p>T</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Un increíble golpe en el cuello de- rriba al adversario, rompiendo venas y arterias, provocando una pérdida de 20 puntos de vida por asalto y la muerte tras 6 asaltos de inactividad.</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e refilón. +3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El adver1lario deberá parar durante el siguiente asalto. +3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bien colocado pero no lo bas- tante fuerte. El adver1lario deberá pa- rar durante el si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Rompes la concentración del adver- sario. Ganas la iniciativa en el si- guiente asalt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la espalda. +S puntos de da- ño. El adver1lario deberá parar con un -10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en el pecho que bace retroce- der al adversario. Deberá parar con un -20 durante el siguiente asalto. +S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de refilón en la pierna. Si el adver1lario lleva armadura en la pier- na. +S puntos de daño. De lo contra- rio, +7 puntos de daño y el adversa- rio está aturdido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brazo. El adversario es- tá aturdido durante el siguiente asal- 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number-columns-repeated="2" table:style-name="ce209" office:value-type="float" office:value="66" calcext:value-type="float">
            <text:p>66</text:p>
          </table:table-cell>
          <table:table-cell table:style-name="ce211" office:value-type="string" calcext:value-type="string">
            <text:p>Golpe en el hombro que hace que el adversario dé la vuelta sobre si mis- mo. +7 puntos de daño. El adversa- rio está aturdido y sin poder parar du- rante 2 asaltos mientras vuelve en si.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pecho que desequilibra al adversario. +6 puntos de daño. El adversario ha perdido el equilibrio y lucha con un -S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en la parte baja de la pierna. El adversario está aturdjdo durante 2 asaltos. +7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del escudo. Si el adversario lleva escudo, éste está ro- to y +8 puntos de dañu. Si no lo lle- va, + 12 puntos de daño y queda atur- 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costado. + 12 puntos de daño. El adversario está aturdido y sin poder parar durante el siguiente asalto. Suma + lOa tu siguiente ata- que.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espalda. El adver1lario se tambalea 1.5 metros a un lado y es- tá aturdido durante 3 asaltos. +13 puntos de daño. Suma +20 a tu si- guiente ataque.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la cabeza que rompe la na- riz del adversario. Si lleva yelmo, es- tá aturdido durante 3 asaltos. De lo contrario, está inconsciente durante al menos 2 hora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bien colocado que hace que el adversario caiga de bruces en el sue- lo. + 1 O puntos de daño. El adversa- rio está aturdido y sin poder parar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A</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Brutal golpe en la cadera que derri- ba al adversario, rompiendo el ten- dón y destrozando la articulación. El adversario está aturdido y sin poder parar durante 9 horas. Pierna inutili- zada; luchará con un -90.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Golpe débil. +O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Débil golpe en un costado. +4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de refilón en un costado. +4 puntos de daño y el adversario debe- cl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El adversario pierde el equilibrio y lucha con un -20 durante el siguien- 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ierna que hace que el adversario se tambalee un poco. +5 puntos de daño. Ganas la iniciativa en el siguiente asalto. El adversario lucha con un -5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la espalda que obliga al ad- versario a parar con un -20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que aturde al adversario du- 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en el muslo que causa un con- tusión. +6 puntos de daño. El adver- sario está obligado a parar con un - 30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antebrazo que desarma al adversari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number-columns-repeated="2" table:style-name="ce209" office:value-type="float" office:value="66" calcext:value-type="float">
            <text:p>66</text:p>
          </table:table-cell>
          <table:table-cell table:style-name="ce211" office:value-type="string" calcext:value-type="string">
            <text:p>Golpe enel codo que hace que el adversario no sienta nada en el ante- brazo. +8 puntos de daño. El adver- sario deja caer su anna al suelo y es- 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pecho del adversario. +7 puntos de daño. Esto confunde al ad- versario. que está aturdido y sin po- 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que causa una contusión en la pantorrilla. El adversario está atur- dido durante el siguiente asalto. +9 puntos de daño. A partir de ahora 1u- charáconun-l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del escudo. El adversario está aturdido durante 2 asaltos y retrocede 1.5 metros. +10 puntos de daño. Causas una contu- sión: el adversario lucha con un -10.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costado. El adversario es desplazado 1 metro a un lado y está aturdido durante 3 asaltos. + 1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espalda que desplaza al adversario 3 metros a un lado. +12 puntos de daño. El adversario está aturdido y sin podet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un lado de la cabeza. que destroza la región de la oreja. El ad- versario está aturdido durante 6 asal- tos. +9 puntos de daño. Lucha con un -50 durante 3 semanas. por tener el órgano del equilibrio dañad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el costado que hace que el adversario caiga al suelo. en una po- sición bastante desfavorable. Está aturdido y sin poder pa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B</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Buen golpe en la espalda que envía al adversario a 3 metros de distancia, ca- yendo de cara en el suelo. El sistema nervioso ha sido seriamente dañado. Paralizado de cintura para abaj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Nada.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débil.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en el costado. El adversario deberá parar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en el pecho. El adversario es- tá aturdido durante el-siguiente asal- to. +6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ierna. El adversario lu- cha con im -40 durante el siguiente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la parte baja de la espalda. El adversario retrocede un poco y es- tá aturdido y sin poder parar duran- te 1 asalto. +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que hace tambalearse al ad- versario. +6 puntos de daño y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en la pantonilla. Si el adversario lleva armadura en la pierna, +7 puntos de daño. De lo contrario, +9 puntos de daño, el adversario está aturdido durante 2 asaltos Y se mueve con un -10.</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hombro que desarma al adversario y le aturde durante 2 asal- tos. +6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number-columns-repeated="2" table:style-name="ce209" office:value-type="float" office:value="66" calcext:value-type="float">
            <text:p>66</text:p>
          </table:table-cell>
          <table:table-cell table:style-name="ce211" office:value-type="string" calcext:value-type="string">
            <text:p>Golpe en la pierna que hace que el adversario caiga al suelo. +9 puntos de daño. El adversario lucha con un -80 debido a tener la rodilla rota, y está aturdido y sin poder parar du- rante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pecho. El adversario lu- cha con un -20 por culpa de varias costillas rotas. +8 puntos de daño. El adversario está atur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Causas una contusión en la pierna. +10 puntos de daño. El adversario está aturdido y sin poder parar du- rante el siguiente asalto. Lucha con un -20.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del arma. El ad- versario retrocede 1.5 metros y está aturdido durante 3 asaltos. + 11 pun- tos de daño. Fractura moderada. El adversario lucha con un -25.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costado que desplaza al adversario 1.5 metros a un lado. El adversario deja caer al suelo todo lo que llevase en la mano del escudo (incluyendo el escudo) y está aturdi- do durante 6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preciso en la espalda que tira al adversario al suelo. El adversario está desarmado y además aturdido durante 6 asaltos. + 14 puntos de da- ño. Suma +20 a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costado que hace que el adversario de vueltas sobre si mismo hasta llegar a 3 metros de distancia a un lado. Deberá tirar en la tabla de fallos críticos correspondiente du- rante los siguientes 3 asaltos. +8 pun- 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suave que hace que el adver- sario deba arrodillarse. Si estaba usando un arma a una mano, ésta sa- le despedida a 3 metros de distancia. El adversario está aturdido durante 24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C</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parte superior del pecho que desplaza al adversario 3 metros a un lado; el adversario cae y se rom- pe ambos brazos, entrando en un es- tado de coma que dura 2 mese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 1 punto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3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en la espalda. +6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en el costado. El adversario lucha con un -10 durante el siguien- te asalto. +7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débil que, a pesar de ello, con- sigue aturdir al adve~ario durante 1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Golpe en la pantorrilla. El músculo dañado del adve~ario le estorha al movimiento con un -25. Ganas la ini- ciativa en el siguiente asalto. +7 pun- 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Golpe en la espalda que hace que el adve~ario gire sobre si mismo. +8 puntos de daño y el adversario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Golpe en el pecho que expulsa el ai- re de los pulmones del adve~ario +10 puntos de daño. El adve~ario está aturdido y sin poder parar du- 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en el muslo. +12 puntos de da- ño. El adve~ario está aturdido du- rante 2 asaltos. Ganas la iniciativa en los siguientes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brazo que desarma al adve~ario. Está aturdido durante 2 asaltos. Suma +20 a tu siguiente ac- ción. +7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number-columns-repeated="2" table:style-name="ce209" office:value-type="float" office:value="66" calcext:value-type="float">
            <text:p>66</text:p>
          </table:table-cell>
          <table:table-cell table:style-name="ce211" office:value-type="string" calcext:value-type="string">
            <text:p>Fuerte golpe en la cabeza. Si el ad- ve~o lleva yelmo, retrocede 3 me- !ros y está aturdido durante 6 asaltos. De lo contrario, queda inconsciente durante 24 hora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hombro que hace que el adve~o dé vueltas sobre si mismo. + 10 puntos de daño. El adve~o lu- cha con un -25 por tener una claví- cula rota y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Golpe que rompe una pierna del ad- ve~ario, que se mueve ahora con un -75. +12 puntos de daño. El adver- sario está aturdido y sin po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Fuerte golpe en el brazo del arma. El adve~ario retrocede 3 metros. +10 puntos de daño. El adve~ario lucha ccJn un -25 y deja caer el arma al sue- lo. Está aturdido durante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Golpe en el costado protegido por el escudo, que desplaza al adve~ario 1.5 metros a un lado. El adversario se rompe el tobillo y se cae al suelo. Lucha con un -50. + 11 puntos de da- 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Brutal golpe en la espalda que tira al , adversario al suelo. +12 puntos de , daño. El adve~ario está desarmado, 1 Y además aturd;do y sin poder parar , durante 4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brazo del adve~ario. Si I lleva escudo, lo pierde y + 1 O puntos , de daño. De lo contrario, el brazo, queda inutilizado y está aturdido durante 9 asaltos. ,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en la cabeza del adversario, t que retrocede 3 metros. Si lleva yel- , mo, +9 puntos de daño, el yelmo ha I sido destruido y el adve~ario está I aturdido durante 6 asaltos. De lo con- c trario, el adve~o está en coma durante 4 semana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D</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Terrible golpe en la cabeza que de- C rriba al adve~ario. Entra en coma y ! muere después de 12 asaltos debido t a la rotura de una vena. Suma +20 a I tu siguiente ataque.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1" calcext:value-type="float">
            <text:p>1</text:p>
          </table:table-cell>
          <table:table-cell table:style-name="ce209" office:value-type="float" office:value="5" calcext:value-type="float">
            <text:p>5</text:p>
          </table:table-cell>
          <table:table-cell table:style-name="ce211" office:value-type="string" calcext:value-type="string">
            <text:p>+2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6" calcext:value-type="float">
            <text:p>6</text:p>
          </table:table-cell>
          <table:table-cell table:style-name="ce209" office:value-type="float" office:value="10" calcext:value-type="float">
            <text:p>10</text:p>
          </table:table-cell>
          <table:table-cell table:style-name="ce211" office:value-type="string" calcext:value-type="string">
            <text:p>+5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11" calcext:value-type="float">
            <text:p>11</text:p>
          </table:table-cell>
          <table:table-cell table:style-name="ce209" office:value-type="float" office:value="15" calcext:value-type="float">
            <text:p>15</text:p>
          </table:table-cell>
          <table:table-cell table:style-name="ce211" office:value-type="string" calcext:value-type="string">
            <text:p>Golpe en la espalda. +7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16" calcext:value-type="float">
            <text:p>16</text:p>
          </table:table-cell>
          <table:table-cell table:style-name="ce209" office:value-type="float" office:value="20" calcext:value-type="float">
            <text:p>20</text:p>
          </table:table-cell>
          <table:table-cell table:style-name="ce211" office:value-type="string" calcext:value-type="string">
            <text:p>Golpe en el costado. El advetsario lucha con un -20 durante el siguien- te asalto. +8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21" calcext:value-type="float">
            <text:p>21</text:p>
          </table:table-cell>
          <table:table-cell table:style-name="ce209" office:value-type="float" office:value="35" calcext:value-type="float">
            <text:p>35</text:p>
          </table:table-cell>
          <table:table-cell table:style-name="ce211" office:value-type="string" calcext:value-type="string">
            <text:p>Golpe que rompe una de las costillas del adversario. Está atutdido y con un -10 durante el siguiente asalto. +9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36" calcext:value-type="float">
            <text:p>36</text:p>
          </table:table-cell>
          <table:table-cell table:style-name="ce209" office:value-type="float" office:value="45" calcext:value-type="float">
            <text:p>45</text:p>
          </table:table-cell>
          <table:table-cell table:style-name="ce211" office:value-type="string" calcext:value-type="string">
            <text:p>Fuerte golpe de refilón en la pierna. Si el adversario lleva afinadura en la pierna, +10 puntos de daño. De lo contrario, +12 puntos de daño y es- tá atutdido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46" calcext:value-type="float">
            <text:p>46</text:p>
          </table:table-cell>
          <table:table-cell table:style-name="ce209" office:value-type="float" office:value="50" calcext:value-type="float">
            <text:p>50</text:p>
          </table:table-cell>
          <table:table-cell table:style-name="ce211" office:value-type="string" calcext:value-type="string">
            <text:p>Fuerte golpe en la espalda que hace tambal al adversario. + 12 pun- tos de daño.El adversario está atur- dido y sin poder parar durante el si- 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51" calcext:value-type="float">
            <text:p>51</text:p>
          </table:table-cell>
          <table:table-cell table:style-name="ce209" office:value-type="float" office:value="55" calcext:value-type="float">
            <text:p>55</text:p>
          </table:table-cell>
          <table:table-cell table:style-name="ce211" office:value-type="string" calcext:value-type="string">
            <text:p>El adversario cae al suelo. + 12 pun- tos de daño. Está aturdido y sin po- der parar durante el siguiente asalt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56" calcext:value-type="float">
            <text:p>56</text:p>
          </table:table-cell>
          <table:table-cell table:style-name="ce209" office:value-type="float" office:value="60" calcext:value-type="float">
            <text:p>60</text:p>
          </table:table-cell>
          <table:table-cell table:style-name="ce211" office:value-type="string" calcext:value-type="string">
            <text:p>Golpe de refilón en la pierna. El ad- versario está aturdido durante 3 asal- tos. + 14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61" calcext:value-type="float">
            <text:p>61</text:p>
          </table:table-cell>
          <table:table-cell table:style-name="ce209" office:value-type="float" office:value="65" calcext:value-type="float">
            <text:p>65</text:p>
          </table:table-cell>
          <table:table-cell table:style-name="ce211" office:value-type="string" calcext:value-type="string">
            <text:p>Golpe en el hombto que hace que el adversario dé la vuelta sobre si ntis- mo. +13 puntos de daño. El adver- sario está aturdido y sin poder parar durante 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number-columns-repeated="2" table:style-name="ce209" office:value-type="float" office:value="66" calcext:value-type="float">
            <text:p>66</text:p>
          </table:table-cell>
          <table:table-cell table:style-name="ce211" office:value-type="string" calcext:value-type="string">
            <text:p>El adversario cae al suelo incons- ciente. +30 puntos de dañ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67" calcext:value-type="float">
            <text:p>67</text:p>
          </table:table-cell>
          <table:table-cell table:style-name="ce209" office:value-type="float" office:value="70" calcext:value-type="float">
            <text:p>70</text:p>
          </table:table-cell>
          <table:table-cell table:style-name="ce211" office:value-type="string" calcext:value-type="string">
            <text:p>Golpe en el hombro que tira al ad. versario al suelo. Está aturdido y sin poder parar durante 2 asaltos, y lu- cha con un -10 debido a las fracturas de poca importancia.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71" calcext:value-type="float">
            <text:p>71</text:p>
          </table:table-cell>
          <table:table-cell table:style-name="ce209" office:value-type="float" office:value="75" calcext:value-type="float">
            <text:p>75</text:p>
          </table:table-cell>
          <table:table-cell table:style-name="ce211" office:value-type="string" calcext:value-type="string">
            <text:p>Fuerte golpe en el muslo del advet- sario, que cae al suelo. +15 puntos de daño. El adversario está atutdido y sin poder parar durante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76" calcext:value-type="float">
            <text:p>76</text:p>
          </table:table-cell>
          <table:table-cell table:style-name="ce209" office:value-type="float" office:value="80" calcext:value-type="float">
            <text:p>80</text:p>
          </table:table-cell>
          <table:table-cell table:style-name="ce211" office:value-type="string" calcext:value-type="string">
            <text:p>Golpe en el brazo del escudo. El ad- versario retrocede I metro y cae al suelo. +15 puntos de daño. El ad- versario está aturdido y sin poder pa- rar durante 4 asaltos, y además de- sarmado.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81" calcext:value-type="float">
            <text:p>81</text:p>
          </table:table-cell>
          <table:table-cell table:style-name="ce209" office:value-type="float" office:value="85" calcext:value-type="float">
            <text:p>85</text:p>
          </table:table-cell>
          <table:table-cell table:style-name="ce211" office:value-type="string" calcext:value-type="string">
            <text:p>Terrible golpe en el costado que ha- ce que el adversario vaya tambale- ándose de lado. El adversario se rom- pe una pierna y rueda por el suelo a 1.5 metros de distancia. Lucha con un -50 y está aturdido y sinpoderpa- rar durante 6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86" calcext:value-type="float">
            <text:p>86</text:p>
          </table:table-cell>
          <table:table-cell table:style-name="ce209" office:value-type="float" office:value="90" calcext:value-type="float">
            <text:p>90</text:p>
          </table:table-cell>
          <table:table-cell table:style-name="ce211" office:value-type="string" calcext:value-type="string">
            <text:p>Golpe en la cabeza. +20 puntos de daño. El adversario retrocede 3 me- tros y está aturdido y sin poder parar durante 12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91" calcext:value-type="float">
            <text:p>91</text:p>
          </table:table-cell>
          <table:table-cell table:style-name="ce209" office:value-type="float" office:value="95" calcext:value-type="float">
            <text:p>95</text:p>
          </table:table-cell>
          <table:table-cell table:style-name="ce211" office:value-type="string" calcext:value-type="string">
            <text:p>Golpe en el hombro del brazo del es- cudo. Si el adversario lleva escudo, está aturdido durante 6 asaltos. De lo contrario, el adversario cae al suelo con un brazo inútil y se desmaya.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96" calcext:value-type="float">
            <text:p>96</text:p>
          </table:table-cell>
          <table:table-cell table:style-name="ce209" office:value-type="float" office:value="99" calcext:value-type="float">
            <text:p>99</text:p>
          </table:table-cell>
          <table:table-cell table:style-name="ce211" office:value-type="string" calcext:value-type="string">
            <text:p>Golpe que rompe el cuello del ad- versario. Este retrocede 1.5 metros, gira sobre sí ntismo y cae al suelo. Muere por shock y asfixia después de 3 asaltos. </text:p>
          </table:table-cell>
          <table:table-cell table:style-name="ce143" table:number-columns-repeated="24"/>
          <table:table-cell table:number-columns-repeated="35"/>
        </table:table-row>
        <table:table-row table:style-name="ro1">
          <table:table-cell table:style-name="ce207" office:value-type="string" calcext:value-type="string">
            <text:p>U</text:p>
          </table:table-cell>
          <table:table-cell table:style-name="ce207" office:value-type="string" calcext:value-type="string">
            <text:p>E</text:p>
          </table:table-cell>
          <table:table-cell table:style-name="ce209" office:value-type="float" office:value="100" calcext:value-type="float">
            <text:p>100</text:p>
          </table:table-cell>
          <table:table-cell table:style-name="ce209" office:value-type="float" office:value="999" calcext:value-type="float">
            <text:p>999</text:p>
          </table:table-cell>
          <table:table-cell table:style-name="ce211" office:value-type="string" calcext:value-type="string">
            <text:p>Golpe en la sien que hace retroceder 6 metros al adversario. Muere inme- diatamente. Suma +20 a tus si- guIentes tres ataques. </text:p>
          </table:table-cell>
          <table:table-cell table:style-name="ce143" table:number-columns-repeated="24"/>
          <table:table-cell table:number-columns-repeated="35"/>
        </table:table-row>
        <table:table-row table:style-name="ro1" table:number-rows-repeated="200">
          <table:table-cell table:number-columns-repeated="64"/>
        </table:table-row>
        <table:table-row table:style-name="ro2" table:number-rows-repeated="1046862">
          <table:table-cell table:number-columns-repeated="64"/>
        </table:table-row>
        <table:table-row table:style-name="ro2">
          <table:table-cell table:number-columns-repeated="64"/>
        </table:table-row>
      </table:table>
      <table:table table:name="CalcIntermedios" table:style-name="ta10">
        <office:forms form:automatic-focus="false" form:apply-design-mode="false"/>
        <table:table-column table:style-name="co1" table:number-columns-repeated="29" table:default-cell-style-name="Default"/>
        <table:table-column table:style-name="co2" table:number-columns-repeated="35" table:default-cell-style-name="Default"/>
        <table:table-row table:style-name="ro1">
          <table:table-cell table:style-name="ce143" table:number-columns-repeated="24"/>
          <table:table-cell table:number-columns-repeated="40"/>
        </table:table-row>
        <table:table-row table:style-name="ro1">
          <table:table-cell table:style-name="ce144" office:value-type="string" calcext:value-type="string">
            <text:p>Cálculo del daño</text:p>
          </table:table-cell>
          <table:table-cell table:style-name="ce143" table:number-columns-repeated="23"/>
          <table:table-cell table:number-columns-repeated="40"/>
        </table:table-row>
        <table:table-row table:style-name="ro1">
          <table:table-cell table:style-name="ce143" table:number-columns-repeated="2"/>
          <table:table-cell table:style-name="ce182" office:value-type="string" calcext:value-type="string">
            <text:p>Crítico</text:p>
          </table:table-cell>
          <table:table-cell table:style-name="ce182" office:value-type="string" calcext:value-type="string">
            <text:p>Umbral</text:p>
          </table:table-cell>
          <table:table-cell table:style-name="ce143" table:number-columns-repeated="20"/>
          <table:table-cell table:number-columns-repeated="40"/>
        </table:table-row>
        <table:table-row table:style-name="ro1">
          <table:table-cell table:style-name="ce143" office:value-type="string" calcext:value-type="string">
            <text:p>VAL</text:p>
          </table:table-cell>
          <table:table-cell table:style-name="ce189" table:formula="of:=[$Combate.F6]" office:value-type="float" office:value="270" calcext:value-type="float">
            <text:p>270</text:p>
          </table:table-cell>
          <table:table-cell table:style-name="ce182" office:value-type="string" calcext:value-type="string">
            <text:p>NADA</text:p>
          </table:table-cell>
          <table:table-cell table:style-name="ce189" office:value-type="float" office:value="0" calcext:value-type="float">
            <text:p>0</text:p>
          </table:table-cell>
          <table:table-cell table:style-name="ce143" table:number-columns-repeated="20"/>
          <table:table-cell table:number-columns-repeated="40"/>
        </table:table-row>
        <table:table-row table:style-name="ro1">
          <table:table-cell table:style-name="ce143" office:value-type="string" calcext:value-type="string">
            <text:p>Tipo tabla</text:p>
          </table:table-cell>
          <table:table-cell table:style-name="ce189" table:formula="of:=LOOKUP([$Combate.B3];[$Datos.A7:.A55];[$Datos.E7:.E55])" office:value-type="string" office:string-value="AL" calcext:value-type="string">
            <text:p>AL</text:p>
          </table:table-cell>
          <table:table-cell table:style-name="ce182" office:value-type="string" calcext:value-type="string">
            <text:p>NADA</text:p>
          </table:table-cell>
          <table:table-cell table:style-name="ce189" table:number-matrix-columns-spanned="1" table:number-matrix-rows-spanned="1" table:formula="of:=INDEX([$Datos.H61:.L67];1;1+INT(([$Combate.H4]-1)/4))" office:value-type="float" office:value="26" calcext:value-type="float">
            <text:p>26</text:p>
          </table:table-cell>
          <table:table-cell table:style-name="ce143" table:number-columns-repeated="20"/>
          <table:table-cell table:number-columns-repeated="40"/>
        </table:table-row>
        <table:table-row table:style-name="ro1">
          <table:table-cell table:style-name="ce143" office:value-type="string" calcext:value-type="string">
            <text:p>Mod. TA</text:p>
          </table:table-cell>
          <table:table-cell table:style-name="ce189" table:number-matrix-columns-spanned="1" table:number-matrix-rows-spanned="1" table:formula="of:=INDEX([$Datos.B60:.F79];MATCH([$Combate.H4];[$Datos.A60:.A79]);MATCH([.B5];[$Datos.B59:.F59];0))" office:value-type="float" office:value="35" calcext:value-type="float">
            <text:p>35</text:p>
          </table:table-cell>
          <table:table-cell table:style-name="ce182" office:value-type="string" calcext:value-type="string">
            <text:p>A</text:p>
          </table:table-cell>
          <table:table-cell table:style-name="ce189" table:number-matrix-columns-spanned="1" table:number-matrix-rows-spanned="1" table:formula="of:=INDEX([$Datos.H61:.L67];2;1+INT(([$Combate.H4]-1)/4))" office:value-type="float" office:value="75" calcext:value-type="float">
            <text:p>75</text:p>
          </table:table-cell>
          <table:table-cell table:style-name="ce143" table:number-columns-repeated="20"/>
          <table:table-cell table:number-columns-repeated="40"/>
        </table:table-row>
        <table:table-row table:style-name="ro1">
          <table:table-cell table:style-name="ce143" office:value-type="string" calcext:value-type="string">
            <text:p>M. Bo Arma</text:p>
          </table:table-cell>
          <table:table-cell table:style-name="ce189" table:number-matrix-columns-spanned="1" table:number-matrix-rows-spanned="1" table:formula="of:=INDEX([$Datos.F7:.O55];MATCH([$Combate.B3];[$Datos.A7:.A55];0);2*INT(([$Combate.H4]-1)/4)+1)" office:value-type="float" office:value="10" calcext:value-type="float">
            <text:p>10</text:p>
          </table:table-cell>
          <table:table-cell table:style-name="ce182" office:value-type="string" calcext:value-type="string">
            <text:p>B</text:p>
          </table:table-cell>
          <table:table-cell table:style-name="ce189" table:number-matrix-columns-spanned="1" table:number-matrix-rows-spanned="1" table:formula="of:=INDEX([$Datos.H61:.L67];3;1+INT(([$Combate.H4]-1)/4))" office:value-type="float" office:value="89" calcext:value-type="float">
            <text:p>89</text:p>
          </table:table-cell>
          <table:table-cell table:style-name="ce143" table:number-columns-repeated="20"/>
          <table:table-cell table:number-columns-repeated="40"/>
        </table:table-row>
        <table:table-row table:style-name="ro1">
          <table:table-cell table:style-name="ce143" office:value-type="string" calcext:value-type="string">
            <text:p>Fac. Bas. PV</text:p>
          </table:table-cell>
          <table:table-cell table:style-name="ce189" table:number-matrix-columns-spanned="1" table:number-matrix-rows-spanned="1" table:formula="of:=INDEX([$Datos.F7:.O55];MATCH([$Combate.B3];[$Datos.A7:.A55];0);2*INT(([$Combate.H4]-1)/4)+2)" office:value-type="float" office:value="4.6" calcext:value-type="float">
            <text:p>4.6</text:p>
          </table:table-cell>
          <table:table-cell table:style-name="ce182" office:value-type="string" calcext:value-type="string">
            <text:p>C</text:p>
          </table:table-cell>
          <table:table-cell table:style-name="ce189" table:number-matrix-columns-spanned="1" table:number-matrix-rows-spanned="1" table:formula="of:=INDEX([$Datos.H61:.L67];4;1+INT(([$Combate.H4]-1)/4))" office:value-type="float" office:value="100" calcext:value-type="float">
            <text:p>100</text:p>
          </table:table-cell>
          <table:table-cell table:style-name="ce143" table:number-columns-repeated="20"/>
          <table:table-cell table:number-columns-repeated="40"/>
        </table:table-row>
        <table:table-row table:style-name="ro1">
          <table:table-cell table:style-name="ce143" office:value-type="string" calcext:value-type="string">
            <text:p>NAF</text:p>
          </table:table-cell>
          <table:table-cell table:style-name="ce189" table:formula="of:=IF([.B4]-[.B6]+[.B7]&lt;0;0;[.B4]-[.B6]+[.B7])" office:value-type="float" office:value="245" calcext:value-type="float">
            <text:p>245</text:p>
          </table:table-cell>
          <table:table-cell table:style-name="ce182" office:value-type="string" calcext:value-type="string">
            <text:p>D</text:p>
          </table:table-cell>
          <table:table-cell table:style-name="ce189" table:number-matrix-columns-spanned="1" table:number-matrix-rows-spanned="1" table:formula="of:=INDEX([$Datos.H61:.L67];5;1+INT(([$Combate.H4]-1)/4))" office:value-type="float" office:value="110" calcext:value-type="float">
            <text:p>110</text:p>
          </table:table-cell>
          <table:table-cell table:style-name="ce143" table:number-columns-repeated="20"/>
          <table:table-cell table:number-columns-repeated="40"/>
        </table:table-row>
        <table:table-row table:style-name="ro1">
          <table:table-cell table:style-name="ce143" office:value-type="string" calcext:value-type="string">
            <text:p>Umbral</text:p>
          </table:table-cell>
          <table:table-cell table:style-name="ce189" table:formula="of:=LOOKUP([.B9];[.D4:.D11];[.D4:.D11])" office:value-type="float" office:value="119" calcext:value-type="float">
            <text:p>119</text:p>
          </table:table-cell>
          <table:table-cell table:style-name="ce182" office:value-type="string" calcext:value-type="string">
            <text:p>E</text:p>
          </table:table-cell>
          <table:table-cell table:style-name="ce189" table:number-matrix-columns-spanned="1" table:number-matrix-rows-spanned="1" table:formula="of:=INDEX([$Datos.H61:.L67];6;1+INT(([$Combate.H4]-1)/4))" office:value-type="float" office:value="119" calcext:value-type="float">
            <text:p>119</text:p>
          </table:table-cell>
          <table:table-cell table:style-name="ce143" table:number-columns-repeated="20"/>
          <table:table-cell table:number-columns-repeated="40"/>
        </table:table-row>
        <table:table-row table:style-name="ro1">
          <table:table-cell table:style-name="ce143" office:value-type="string" calcext:value-type="string">
            <text:p>Crítico</text:p>
          </table:table-cell>
          <table:table-cell table:style-name="ce189" table:formula="of:=LOOKUP([.B9];[.D4:.D11];[.C4:.C11])" office:value-type="string" office:string-value="E" calcext:value-type="string">
            <text:p>E</text:p>
          </table:table-cell>
          <table:table-cell table:style-name="ce182" office:value-type="string" calcext:value-type="string">
            <text:p>F</text:p>
          </table:table-cell>
          <table:table-cell table:style-name="ce189" table:number-matrix-columns-spanned="1" table:number-matrix-rows-spanned="1" table:formula="of:=INDEX([$Datos.H61:.L67];7;1+INT(([$Combate.H4]-1)/4))" office:value-type="float" office:value="999999" calcext:value-type="float">
            <text:p>999999</text:p>
          </table:table-cell>
          <table:table-cell table:style-name="ce143" table:number-columns-repeated="20"/>
          <table:table-cell table:number-columns-repeated="40"/>
        </table:table-row>
        <table:table-row table:style-name="ro1">
          <table:table-cell table:style-name="ce143" office:value-type="string" calcext:value-type="string">
            <text:p>Daño</text:p>
          </table:table-cell>
          <table:table-cell table:style-name="ce189" table:formula="of:=IF([.B10]=0;0;INT(([.B9]-[.D5])/[.B8]))" office:value-type="float" office:value="47" calcext:value-type="float">
            <text:p>47</text:p>
          </table:table-cell>
          <table:table-cell table:style-name="ce143" table:number-columns-repeated="22"/>
          <table:table-cell table:number-columns-repeated="40"/>
        </table:table-row>
        <table:table-row table:style-name="ro1">
          <table:table-cell table:style-name="ce143" table:number-columns-repeated="29"/>
          <table:table-cell table:number-columns-repeated="35"/>
        </table:table-row>
        <table:table-row table:style-name="ro1">
          <table:table-cell table:style-name="ce144" office:value-type="string" calcext:value-type="string">
            <text:p>Consulta del acierto crítico</text:p>
          </table:table-cell>
          <table:table-cell table:style-name="ce143" table:number-columns-repeated="5"/>
          <table:table-cell table:style-name="ce144" office:value-type="string" calcext:value-type="string">
            <text:p>Consulta de resultado de maniobra dinámica</text:p>
          </table:table-cell>
          <table:table-cell table:style-name="ce143" table:number-columns-repeated="22"/>
          <table:table-cell table:number-columns-repeated="35"/>
        </table:table-row>
        <table:table-row table:style-name="ro1">
          <table:table-cell table:style-name="ce206" office:value-type="string" calcext:value-type="string">
            <text:p>CRITICO_TIPO</text:p>
          </table:table-cell>
          <table:table-cell table:style-name="ce206" office:value-type="string" calcext:value-type="string">
            <text:p>CRITICO</text:p>
          </table:table-cell>
          <table:table-cell table:style-name="ce206" office:value-type="string" calcext:value-type="string">
            <text:p>INF</text:p>
          </table:table-cell>
          <table:table-cell table:style-name="ce206" office:value-type="string" calcext:value-type="string">
            <text:p>SUP</text:p>
          </table:table-cell>
          <table:table-cell table:style-name="ce206" office:value-type="string" calcext:value-type="string">
            <text:p>TEXTO</text:p>
          </table:table-cell>
          <table:table-cell table:style-name="ce143"/>
          <table:table-cell table:style-name="ce74" office:value-type="string" calcext:value-type="string">
            <text:p>min</text:p>
          </table:table-cell>
          <table:table-cell table:style-name="ce74" office:value-type="string" calcext:value-type="string">
            <text:p>max</text:p>
          </table:table-cell>
          <table:table-cell table:style-name="ce74" table:formula="of:=[$ManiobraDinamica.D12]" office:value-type="string" office:string-value="Difícil" calcext:value-type="string">
            <text:p>Difícil</text:p>
          </table:table-cell>
          <table:table-cell table:style-name="ce143" table:number-columns-repeated="20"/>
          <table:table-cell table:number-columns-repeated="35"/>
        </table:table-row>
        <table:table-row table:style-name="ro1">
          <table:table-cell table:style-name="ce189" table:formula="of:=[$Combate.E8]" office:value-type="string" office:string-value="P" calcext:value-type="string">
            <text:p>P</text:p>
          </table:table-cell>
          <table:table-cell table:style-name="ce189" table:formula="of:=[.B11]" office:value-type="string" office:string-value="E" calcext:value-type="string">
            <text:p>E</text:p>
          </table:table-cell>
          <table:table-cell table:style-name="ce143" table:formula="of:=CONCATENATE(&quot;&lt;=&quot;;TEXT([$Combate.G7];0))" office:value-type="string" office:string-value="&lt;=65" calcext:value-type="string">
            <text:p>&lt;=65</text:p>
          </table:table-cell>
          <table:table-cell table:style-name="ce143" table:formula="of:=CONCATENATE(&quot;&gt;=&quot;;TEXT([$Combate.G7];0))" office:value-type="string" office:string-value="&gt;=65" calcext:value-type="string">
            <text:p>&gt;=65</text:p>
          </table:table-cell>
          <table:table-cell table:style-name="ce143" table:number-columns-repeated="2"/>
          <table:table-cell table:style-name="ce143" table:formula="of:=CONCATENATE(&quot;&lt;=&quot;;TEXT([$ManiobraDinamica.D13]+[$ManiobraDinamica.D14];0))" office:value-type="string" office:string-value="&lt;=90" calcext:value-type="string">
            <text:p>&lt;=90</text:p>
          </table:table-cell>
          <table:table-cell table:style-name="ce143" table:formula="of:=CONCATENATE(&quot;&gt;=&quot;;TEXT([$ManiobraDinamica.D13]+[$ManiobraDinamica.D14];0))" office:value-type="string" office:string-value="&gt;=90" calcext:value-type="string">
            <text:p>&gt;=90</text:p>
          </table:table-cell>
          <table:table-cell table:style-name="ce143" table:number-columns-repeated="21"/>
          <table:table-cell table:number-columns-repeated="35"/>
        </table:table-row>
        <table:table-row table:style-name="ro1">
          <table:table-cell table:style-name="ce143" table:number-columns-repeated="29"/>
          <table:table-cell table:number-columns-repeated="35"/>
        </table:table-row>
        <table:table-row table:style-name="ro1">
          <table:table-cell table:style-name="ce144" office:value-type="string" calcext:value-type="string">
            <text:p>Consulta del acierto crítico especial</text:p>
          </table:table-cell>
          <table:table-cell table:style-name="ce143" table:number-columns-repeated="28"/>
          <table:table-cell table:number-columns-repeated="35"/>
        </table:table-row>
        <table:table-row table:style-name="ro1">
          <table:table-cell table:style-name="ce206" office:value-type="string" calcext:value-type="string">
            <text:p>CRITICO_TIPO</text:p>
          </table:table-cell>
          <table:table-cell table:style-name="ce206" office:value-type="string" calcext:value-type="string">
            <text:p>CRITICO</text:p>
          </table:table-cell>
          <table:table-cell table:style-name="ce206" office:value-type="string" calcext:value-type="string">
            <text:p>INF</text:p>
          </table:table-cell>
          <table:table-cell table:style-name="ce206" office:value-type="string" calcext:value-type="string">
            <text:p>SUP</text:p>
          </table:table-cell>
          <table:table-cell table:style-name="ce206" office:value-type="string" calcext:value-type="string">
            <text:p>TEXTO</text:p>
          </table:table-cell>
          <table:table-cell table:style-name="ce143" table:number-columns-repeated="24"/>
          <table:table-cell table:number-columns-repeated="35"/>
        </table:table-row>
        <table:table-row table:style-name="ro1">
          <table:table-cell table:style-name="ce189" table:formula="of:=LOOKUP([$Combate.F11];[$Criticos.G2:.G5];[$Criticos.H2:.H5])" office:value-type="string" office:string-value="GX" calcext:value-type="string">
            <text:p>GX</text:p>
          </table:table-cell>
          <table:table-cell table:style-name="ce189" table:formula="of:=[$Combate.F12]" office:value-type="string" office:string-value="NORMAL" calcext:value-type="string">
            <text:p>NORMAL</text:p>
          </table:table-cell>
          <table:table-cell table:style-name="ce143" table:formula="of:=CONCATENATE(&quot;&lt;=&quot;;TEXT([$Combate.G7];0))" office:value-type="string" office:string-value="&lt;=65" calcext:value-type="string">
            <text:p>&lt;=65</text:p>
          </table:table-cell>
          <table:table-cell table:style-name="ce143" table:formula="of:=CONCATENATE(&quot;&gt;=&quot;;TEXT([$Combate.G7];0))" office:value-type="string" office:string-value="&gt;=65" calcext:value-type="string">
            <text:p>&gt;=65</text:p>
          </table:table-cell>
          <table:table-cell table:style-name="ce143" table:number-columns-repeated="25"/>
          <table:table-cell table:number-columns-repeated="35"/>
        </table:table-row>
        <table:table-row table:style-name="ro1">
          <table:table-cell table:style-name="ce143" table:number-columns-repeated="29"/>
          <table:table-cell table:number-columns-repeated="35"/>
        </table:table-row>
        <table:table-row table:style-name="ro1">
          <table:table-cell table:style-name="ce144" office:value-type="string" calcext:value-type="string">
            <text:p>Consulta del fallo crítico</text:p>
          </table:table-cell>
          <table:table-cell table:style-name="ce143" table:number-columns-repeated="28"/>
          <table:table-cell table:number-columns-repeated="35"/>
        </table:table-row>
        <table:table-row table:style-name="ro1">
          <table:table-cell table:style-name="ce206" office:value-type="string" calcext:value-type="string">
            <text:p>CRITICO_TIPO</text:p>
          </table:table-cell>
          <table:table-cell table:style-name="ce206" office:value-type="string" calcext:value-type="string">
            <text:p>CRITICO</text:p>
          </table:table-cell>
          <table:table-cell table:style-name="ce206" office:value-type="string" calcext:value-type="string">
            <text:p>INF</text:p>
          </table:table-cell>
          <table:table-cell table:style-name="ce206" office:value-type="string" calcext:value-type="string">
            <text:p>SUP</text:p>
          </table:table-cell>
          <table:table-cell table:style-name="ce206" office:value-type="string" calcext:value-type="string">
            <text:p>TEXTO</text:p>
          </table:table-cell>
          <table:table-cell table:style-name="ce143" table:number-columns-repeated="24"/>
          <table:table-cell table:number-columns-repeated="35"/>
        </table:table-row>
        <table:table-row table:style-name="ro1">
          <table:table-cell table:style-name="ce189" office:value-type="string" calcext:value-type="string">
            <text:p>FALLO</text:p>
          </table:table-cell>
          <table:table-cell table:style-name="ce189" table:formula="of:=LOOKUP([$Combate.B3];[$Datos.A7:.A55];[$Datos.P7:.P55])" office:value-type="string" office:string-value="A1M" calcext:value-type="string">
            <text:p>A1M</text:p>
          </table:table-cell>
          <table:table-cell table:style-name="ce143" table:formula="of:=CONCATENATE(&quot;&lt;=&quot;;TEXT([$Combate.G7];0))" office:value-type="string" office:string-value="&lt;=65" calcext:value-type="string">
            <text:p>&lt;=65</text:p>
          </table:table-cell>
          <table:table-cell table:style-name="ce143" table:formula="of:=CONCATENATE(&quot;&gt;=&quot;;TEXT([$Combate.G7];0))" office:value-type="string" office:string-value="&gt;=65" calcext:value-type="string">
            <text:p>&gt;=65</text:p>
          </table:table-cell>
          <table:table-cell table:style-name="ce143" table:number-columns-repeated="25"/>
          <table:table-cell table:number-columns-repeated="35"/>
        </table:table-row>
        <table:table-row table:style-name="ro1" table:number-rows-repeated="976">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MD_Datos" table:style-name="ta7">
        <office:forms form:automatic-focus="false" form:apply-design-mode="false"/>
        <table:table-column table:style-name="co1" table:number-columns-repeated="31" table:default-cell-style-name="Default"/>
        <table:table-column table:style-name="co2" table:number-columns-repeated="33" table:default-cell-style-name="Default"/>
        <table:table-row table:style-name="ro1">
          <table:table-cell table:style-name="ce215" office:value-type="string" calcext:value-type="string">
            <text:p>min</text:p>
          </table:table-cell>
          <table:table-cell table:style-name="ce215" office:value-type="string" calcext:value-type="string">
            <text:p>max</text:p>
          </table:table-cell>
          <table:table-cell table:style-name="ce215" office:value-type="string" calcext:value-type="string">
            <text:p>Rutina</text:p>
          </table:table-cell>
          <table:table-cell table:style-name="ce215" office:value-type="string" calcext:value-type="string">
            <text:p>Muy fácil</text:p>
          </table:table-cell>
          <table:table-cell table:style-name="ce215" office:value-type="string" calcext:value-type="string">
            <text:p>Fácil</text:p>
          </table:table-cell>
          <table:table-cell table:style-name="ce215" office:value-type="string" calcext:value-type="string">
            <text:p>Normal</text:p>
          </table:table-cell>
          <table:table-cell table:style-name="ce215" office:value-type="string" calcext:value-type="string">
            <text:p>Difícil</text:p>
          </table:table-cell>
          <table:table-cell table:style-name="ce215" office:value-type="string" calcext:value-type="string">
            <text:p>Muy difícil</text:p>
          </table:table-cell>
          <table:table-cell table:style-name="ce218" office:value-type="string" calcext:value-type="string">
            <text:p>Extrema</text:p>
          </table:table-cell>
          <table:table-cell table:style-name="ce215" office:value-type="string" calcext:value-type="string">
            <text:p>Imposible</text:p>
          </table:table-cell>
          <table:table-cell table:style-name="ce215" office:value-type="string" calcext:value-type="string">
            <text:p>Absurda</text:p>
          </table:table-cell>
          <table:table-cell table:style-name="ce143" table:number-columns-repeated="20"/>
          <table:table-cell table:number-columns-repeated="33"/>
        </table:table-row>
        <table:table-row table:style-name="ro1">
          <table:table-cell table:style-name="ce216" office:value-type="float" office:value="-999" calcext:value-type="float">
            <text:p>-999</text:p>
          </table:table-cell>
          <table:table-cell table:style-name="ce216" office:value-type="float" office:value="-201" calcext:value-type="float">
            <text:p>-201</text:p>
          </table:table-cell>
          <table:table-cell table:style-name="ce217" office:value-type="string" calcext:value-type="string">
            <text:p>CAIDA, 2PV,3 ASALTOS INSCONCIENTE</text:p>
          </table:table-cell>
          <table:table-cell table:style-name="ce217" office:value-type="string" calcext:value-type="string">
            <text:p>CAIDA, 9PV, 12 ASALTOS INCONSCIENTE</text:p>
          </table:table-cell>
          <table:table-cell table:style-name="ce217" office:value-type="string" calcext:value-type="string">
            <text:p>CAIDA, BRAZO ROTO, 10PV, 6 ASALTOS INCONSCIENTE</text:p>
          </table:table-cell>
          <table:table-cell table:style-name="ce217" office:value-type="string" calcext:value-type="string">
            <text:p>CAIDA, BRAZO ROTO, 15PV, 9 ASALTOS INCONSCIENTE</text:p>
          </table:table-cell>
          <table:table-cell table:style-name="ce217" office:value-type="string" calcext:value-type="string">
            <text:p>CAIDA, BRAZOS ROTOS, 20PV,18 ASALTOS INCONSCIENTE, BRAZOS INÚTILES</text:p>
          </table:table-cell>
          <table:table-cell table:style-name="ce217" office:value-type="string" calcext:value-type="string">
            <text:p>CAIDA, BRAZOS Y CLAVÍCULA ROTOS, 30PV,60 ASALTOS INCONSCIENTE</text:p>
          </table:table-cell>
          <table:table-cell table:style-name="ce217" office:value-type="string" calcext:value-type="string">
            <text:p>CAIDA, FRACTURA DE COLUMNA, 30PV, 3 AÑOS EN COMA</text:p>
          </table:table-cell>
          <table:table-cell table:style-name="ce217" office:value-type="string" calcext:value-type="string">
            <text:p>CAIDA, CUELLO ROTO, MUERTE EN 3 ASALTOS</text:p>
          </table:table-cell>
          <table:table-cell table:style-name="ce217" office:value-type="string" calcext:value-type="string">
            <text:p>CAIDA, CRANEO APLASTADO</text:p>
          </table:table-cell>
          <table:table-cell table:style-name="ce143" table:number-columns-repeated="20"/>
          <table:table-cell table:number-columns-repeated="33"/>
        </table:table-row>
        <table:table-row table:style-name="ro1">
          <table:table-cell table:style-name="ce216" office:value-type="float" office:value="-200" calcext:value-type="float">
            <text:p>-200</text:p>
          </table:table-cell>
          <table:table-cell table:style-name="ce216" office:value-type="float" office:value="-151" calcext:value-type="float">
            <text:p>-151</text:p>
          </table:table-cell>
          <table:table-cell table:style-name="ce217" office:value-type="string" calcext:value-type="string">
            <text:p>SIN ACTUAR</text:p>
          </table:table-cell>
          <table:table-cell table:style-name="ce217" office:value-type="string" calcext:value-type="string">
            <text:p>CAIDA, 2PV, 2 ASALTOS INCONSCIENTE</text:p>
          </table:table-cell>
          <table:table-cell table:style-name="ce217" office:value-type="string" calcext:value-type="string">
            <text:p>CAIDA, 3PV, 4 ASALTOS INCONSCIENTE</text:p>
          </table:table-cell>
          <table:table-cell table:style-name="ce217" office:value-type="string" calcext:value-type="string">
            <text:p>CAIDA, MUÑECA ROTA, 10PV, 6 ASALTOS INCONSCIENTE</text:p>
          </table:table-cell>
          <table:table-cell table:style-name="ce217" office:value-type="string" calcext:value-type="string">
            <text:p>CAIDA, PIERNA ROTA, 15PV, 9 ASALTOS INCONSCIENTE</text:p>
          </table:table-cell>
          <table:table-cell table:style-name="ce217" office:value-type="string" calcext:value-type="string">
            <text:p>CAIDA, BRAZOS ROTOS, 20PV,18 ASALTOS INCONSCIENTE, BRAZOS INÚTILES</text:p>
          </table:table-cell>
          <table:table-cell table:style-name="ce217" office:value-type="string" calcext:value-type="string">
            <text:p>CAIDA, PIERNAS Y ESPALDA ROTOS, 25PV, PARALIZADO DE CINTURA PARA ABAJO</text:p>
          </table:table-cell>
          <table:table-cell table:style-name="ce217" office:value-type="string" calcext:value-type="string">
            <text:p>CAIDA, COLUMNA ROTA, 1 AÑO EN COMA</text:p>
          </table:table-cell>
          <table:table-cell table:style-name="ce217" office:value-type="string" calcext:value-type="string">
            <text:p>CAIDA, PARALIZADO DE CUELLO HACIA ABAJO</text:p>
          </table:table-cell>
          <table:table-cell table:style-name="ce143" table:number-columns-repeated="20"/>
          <table:table-cell table:number-columns-repeated="33"/>
        </table:table-row>
        <table:table-row table:style-name="ro1">
          <table:table-cell table:style-name="ce216" office:value-type="float" office:value="-150" calcext:value-type="float">
            <text:p>-150</text:p>
          </table:table-cell>
          <table:table-cell table:style-name="ce216" office:value-type="float" office:value="-101" calcext:value-type="float">
            <text:p>-101</text:p>
          </table:table-cell>
          <table:table-cell table:style-name="ce217" office:value-type="string" calcext:value-type="string">
            <text:p>90</text:p>
          </table:table-cell>
          <table:table-cell table:style-name="ce217" office:value-type="string" calcext:value-type="string">
            <text:p>SIN ACTUAR</text:p>
          </table:table-cell>
          <table:table-cell table:style-name="ce217" office:value-type="string" calcext:value-type="string">
            <text:p>CAIDA, 2PV, 2 ASALTOS INCONSCIENTE</text:p>
          </table:table-cell>
          <table:table-cell table:style-name="ce217" office:value-type="string" calcext:value-type="string">
            <text:p>CAIDA, TOBILLO TORCIDO, 6PV</text:p>
          </table:table-cell>
          <table:table-cell table:style-name="ce217" office:value-type="string" calcext:value-type="string">
            <text:p>CAIDA, BRAZO ROTO, 10PV, 6 ASALTOS INCONSCIENTE Y 3 ATURDIDO</text:p>
          </table:table-cell>
          <table:table-cell table:style-name="ce217" office:value-type="string" calcext:value-type="string">
            <text:p>CAIDA, PIERNA ROTA, 15PV, 6 ASALTOS INCONSCIENTE</text:p>
          </table:table-cell>
          <table:table-cell table:style-name="ce217" office:value-type="string" calcext:value-type="string">
            <text:p>CAIDA, RODILLA ROTA, 30PV, 6 ASALTOS INCONSCIENTE</text:p>
          </table:table-cell>
          <table:table-cell table:style-name="ce217" office:value-type="string" calcext:value-type="string">
            <text:p>CAIDA, BRAZOS Y CLAVÍCULA ROTOS, 30PV,60 ASALTOS INCONSCIENTE</text:p>
          </table:table-cell>
          <table:table-cell table:style-name="ce217" office:value-type="string" calcext:value-type="string">
            <text:p>CAIDA, COLUMNA ROTA, 1 AÑO EN COMA</text:p>
          </table:table-cell>
          <table:table-cell table:style-name="ce143" table:number-columns-repeated="20"/>
          <table:table-cell table:number-columns-repeated="33"/>
        </table:table-row>
        <table:table-row table:style-name="ro1">
          <table:table-cell table:style-name="ce216" office:value-type="float" office:value="-100" calcext:value-type="float">
            <text:p>-100</text:p>
          </table:table-cell>
          <table:table-cell table:style-name="ce216" office:value-type="float" office:value="-51" calcext:value-type="float">
            <text:p>-51</text:p>
          </table:table-cell>
          <table:table-cell table:style-name="ce217" office:value-type="string" calcext:value-type="string">
            <text:p>70</text:p>
          </table:table-cell>
          <table:table-cell table:style-name="ce217" office:value-type="string" calcext:value-type="string">
            <text:p>90</text:p>
          </table:table-cell>
          <table:table-cell table:style-name="ce217" office:value-type="string" calcext:value-type="string">
            <text:p>SIN ACTUAR</text:p>
          </table:table-cell>
          <table:table-cell table:style-name="ce217" office:value-type="string" calcext:value-type="string">
            <text:p>CAIDA, 3PV, 2 ASALTOS SIN ACTUAR</text:p>
          </table:table-cell>
          <table:table-cell table:style-name="ce217" office:value-type="string" calcext:value-type="string">
            <text:p>CAIDA, TOBILLO TORCIDO, 5PV</text:p>
          </table:table-cell>
          <table:table-cell table:style-name="ce217" office:value-type="string" calcext:value-type="string">
            <text:p>CAIDA, MUÑECA ROTA, 20PV, 2 ASALTOS INCONSCIENTE</text:p>
          </table:table-cell>
          <table:table-cell table:style-name="ce217" office:value-type="string" calcext:value-type="string">
            <text:p>CAIDA, BRAZO ROTO, 12PV, 6 ASALTOS INCONSCIENTE</text:p>
          </table:table-cell>
          <table:table-cell table:style-name="ce217" office:value-type="string" calcext:value-type="string">
            <text:p>CAIDA, RODILLA ROTA, 30PV, 9 ASALTOS INCONSCIENTE</text:p>
          </table:table-cell>
          <table:table-cell table:style-name="ce217" office:value-type="string" calcext:value-type="string">
            <text:p>CAIDA, PIERNAS Y ESPALDA ROTOS, 25PV, PARALIZADO DE CINTURA PARA ABAJO</text:p>
          </table:table-cell>
          <table:table-cell table:style-name="ce143" table:number-columns-repeated="20"/>
          <table:table-cell table:number-columns-repeated="33"/>
        </table:table-row>
        <table:table-row table:style-name="ro1">
          <table:table-cell table:style-name="ce216" office:value-type="float" office:value="-50" calcext:value-type="float">
            <text:p>-50</text:p>
          </table:table-cell>
          <table:table-cell table:style-name="ce216" office:value-type="float" office:value="-26" calcext:value-type="float">
            <text:p>-26</text:p>
          </table:table-cell>
          <table:table-cell table:style-name="ce217" office:value-type="string" calcext:value-type="string">
            <text:p>50</text:p>
          </table:table-cell>
          <table:table-cell table:style-name="ce217" office:value-type="string" calcext:value-type="string">
            <text:p>70</text:p>
          </table:table-cell>
          <table:table-cell table:style-name="ce217" office:value-type="string" calcext:value-type="string">
            <text:p>90</text:p>
          </table:table-cell>
          <table:table-cell table:style-name="ce217" office:value-type="string" calcext:value-type="string">
            <text:p>SIN ACTUAR</text:p>
          </table:table-cell>
          <table:table-cell table:style-name="ce217" office:value-type="string" calcext:value-type="string">
            <text:p>CAIDA, 5PV, 3 ASALTOS SIN ACTUAR</text:p>
          </table:table-cell>
          <table:table-cell table:style-name="ce217" office:value-type="string" calcext:value-type="string">
            <text:p>CAIDA, ROTURA DE LIGAMENTO EN EL TOBILLO, 15PV</text:p>
          </table:table-cell>
          <table:table-cell table:style-name="ce217" office:value-type="string" calcext:value-type="string">
            <text:p>CAIDA, 10PV, 18 ASALTOS INCONSCIENTE</text:p>
          </table:table-cell>
          <table:table-cell table:style-name="ce217" office:value-type="string" calcext:value-type="string">
            <text:p>CAIDA, BRAZO ROTO, 12PV, 6 ASALTOS INCONSCIENTE</text:p>
          </table:table-cell>
          <table:table-cell table:style-name="ce217" office:value-type="string" calcext:value-type="string">
            <text:p>CAIDA, BRAZOS ROTOS, 25PV,18 ASALTOS INCONSCIENTE, BRAZOS INÚTILES</text:p>
          </table:table-cell>
          <table:table-cell table:style-name="ce143" table:number-columns-repeated="20"/>
          <table:table-cell table:number-columns-repeated="33"/>
        </table:table-row>
        <table:table-row table:style-name="ro1">
          <table:table-cell table:style-name="ce216" office:value-type="float" office:value="-25" calcext:value-type="float">
            <text:p>-25</text:p>
          </table:table-cell>
          <table:table-cell table:style-name="ce216" office:value-type="float" office:value="0" calcext:value-type="float">
            <text:p>0</text:p>
          </table:table-cell>
          <table:table-cell table:style-name="ce217" office:value-type="string" calcext:value-type="string">
            <text:p>30</text:p>
          </table:table-cell>
          <table:table-cell table:style-name="ce217" office:value-type="string" calcext:value-type="string">
            <text:p>50</text:p>
          </table:table-cell>
          <table:table-cell table:style-name="ce217" office:value-type="string" calcext:value-type="string">
            <text:p>70</text:p>
          </table:table-cell>
          <table:table-cell table:style-name="ce217" office:value-type="string" calcext:value-type="string">
            <text:p>95</text:p>
          </table:table-cell>
          <table:table-cell table:style-name="ce217" office:value-type="string" calcext:value-type="string">
            <text:p>SIN ACTUAR</text:p>
          </table:table-cell>
          <table:table-cell table:style-name="ce217" office:value-type="string" calcext:value-type="string">
            <text:p>CAIDA, 5PV, 3 ASALTOS SIN ACTUAR</text:p>
          </table:table-cell>
          <table:table-cell table:style-name="ce217" office:value-type="string" calcext:value-type="string">
            <text:p>CAIDA, ROTURA MUSCULAR EN EL TOBILLO, 10PV</text:p>
          </table:table-cell>
          <table:table-cell table:style-name="ce217" office:value-type="string" calcext:value-type="string">
            <text:p>CAIDA, MUÑECA ROTA, 20PV, 2 ASALTOS INCONSCIENTE</text:p>
          </table:table-cell>
          <table:table-cell table:style-name="ce217" office:value-type="string" calcext:value-type="string">
            <text:p>CAIDA, PIERNA ROTA, 10PV, 6 ASALTOS INCONSCIENTE</text:p>
          </table:table-cell>
          <table:table-cell table:style-name="ce143" table:number-columns-repeated="20"/>
          <table:table-cell table:number-columns-repeated="33"/>
        </table:table-row>
        <table:table-row table:style-name="ro1">
          <table:table-cell table:style-name="ce216" office:value-type="float" office:value="1" calcext:value-type="float">
            <text:p>1</text:p>
          </table:table-cell>
          <table:table-cell table:style-name="ce216" office:value-type="float" office:value="20" calcext:value-type="float">
            <text:p>20</text:p>
          </table:table-cell>
          <table:table-cell table:style-name="ce217" office:value-type="string" calcext:value-type="string">
            <text:p>20</text:p>
          </table:table-cell>
          <table:table-cell table:style-name="ce217" office:value-type="string" calcext:value-type="string">
            <text:p>40</text:p>
          </table:table-cell>
          <table:table-cell table:style-name="ce217" office:value-type="string" calcext:value-type="string">
            <text:p>50</text:p>
          </table:table-cell>
          <table:table-cell table:style-name="ce217" office:value-type="string" calcext:value-type="string">
            <text:p>90</text:p>
          </table:table-cell>
          <table:table-cell table:style-name="ce217" office:value-type="string" calcext:value-type="string">
            <text:p>95</text:p>
          </table:table-cell>
          <table:table-cell table:style-name="ce217" office:value-type="string" calcext:value-type="string">
            <text:p>SIN ACTUAR</text:p>
          </table:table-cell>
          <table:table-cell table:style-name="ce217" office:value-type="string" calcext:value-type="string">
            <text:p>CAIDA, 5PV, 3 ASALTOS INCONSCIENTE</text:p>
          </table:table-cell>
          <table:table-cell table:style-name="ce217" office:value-type="string" calcext:value-type="string">
            <text:p>CAIDA, DISTENSION MUSCULAR EN UNA PIERNA, 5PV, 2 ASALTOS INCONSCIENTE</text:p>
          </table:table-cell>
          <table:table-cell table:style-name="ce217" office:value-type="string" calcext:value-type="string">
            <text:p>CAIDA, BRAZO ROTO, 15PV, 6 ASALTOS INCONSCIENTE</text:p>
          </table:table-cell>
          <table:table-cell table:style-name="ce143" table:number-columns-repeated="20"/>
          <table:table-cell table:number-columns-repeated="33"/>
        </table:table-row>
        <table:table-row table:style-name="ro1">
          <table:table-cell table:style-name="ce216" office:value-type="float" office:value="21" calcext:value-type="float">
            <text:p>21</text:p>
          </table:table-cell>
          <table:table-cell table:style-name="ce216" office:value-type="float" office:value="40" calcext:value-type="float">
            <text:p>40</text:p>
          </table:table-cell>
          <table:table-cell table:style-name="ce217" office:value-type="string" calcext:value-type="string">
            <text:p>10</text:p>
          </table:table-cell>
          <table:table-cell table:style-name="ce217" office:value-type="string" calcext:value-type="string">
            <text:p>30</text:p>
          </table:table-cell>
          <table:table-cell table:style-name="ce217" office:value-type="string" calcext:value-type="string">
            <text:p>40</text:p>
          </table:table-cell>
          <table:table-cell table:style-name="ce217" office:value-type="string" calcext:value-type="string">
            <text:p>80</text:p>
          </table:table-cell>
          <table:table-cell table:style-name="ce217" office:value-type="string" calcext:value-type="string">
            <text:p>90</text:p>
          </table:table-cell>
          <table:table-cell table:style-name="ce217" office:value-type="string" calcext:value-type="string">
            <text:p>95</text:p>
          </table:table-cell>
          <table:table-cell table:style-name="ce217" office:value-type="string" calcext:value-type="string">
            <text:p>SIN ACTUAR</text:p>
          </table:table-cell>
          <table:table-cell table:style-name="ce217" office:value-type="string" calcext:value-type="string">
            <text:p>CAIDA, 7PV Y 3 MAS POR ASALTO, 2 ASALTOS INCONSCIENTE</text:p>
          </table:table-cell>
          <table:table-cell table:style-name="ce217" office:value-type="string" calcext:value-type="string">
            <text:p>CAIDA, 10PV, 30 ASALTOS INCONSCIENTE</text:p>
          </table:table-cell>
          <table:table-cell table:style-name="ce143" table:number-columns-repeated="20"/>
          <table:table-cell table:number-columns-repeated="33"/>
        </table:table-row>
        <table:table-row table:style-name="ro1">
          <table:table-cell table:style-name="ce216" office:value-type="float" office:value="41" calcext:value-type="float">
            <text:p>41</text:p>
          </table:table-cell>
          <table:table-cell table:style-name="ce216" office:value-type="float" office:value="55" calcext:value-type="float">
            <text:p>55</text:p>
          </table:table-cell>
          <table:table-cell table:style-name="ce217" office:value-type="string" calcext:value-type="string">
            <text:p>0</text:p>
          </table:table-cell>
          <table:table-cell table:style-name="ce217" office:value-type="string" calcext:value-type="string">
            <text:p>20</text:p>
          </table:table-cell>
          <table:table-cell table:style-name="ce217" office:value-type="string" calcext:value-type="string">
            <text:p>30</text:p>
          </table:table-cell>
          <table:table-cell table:style-name="ce217" office:value-type="string" calcext:value-type="string">
            <text:p>70</text:p>
          </table:table-cell>
          <table:table-cell table:style-name="ce217" office:value-type="string" calcext:value-type="string">
            <text:p>80</text:p>
          </table:table-cell>
          <table:table-cell table:style-name="ce217" office:value-type="string" calcext:value-type="string">
            <text:p>90</text:p>
          </table:table-cell>
          <table:table-cell table:style-name="ce217" office:value-type="string" calcext:value-type="string">
            <text:p>95</text:p>
          </table:table-cell>
          <table:table-cell table:style-name="ce217" office:value-type="string" calcext:value-type="string">
            <text:p>CAIDA, 5PV, 3 ASALTOS INCONSCIENTE</text:p>
          </table:table-cell>
          <table:table-cell table:style-name="ce217" office:value-type="string" calcext:value-type="string">
            <text:p>CAIDA, TOBILLO TORCIDO, 15PV</text:p>
          </table:table-cell>
          <table:table-cell table:style-name="ce143" table:number-columns-repeated="20"/>
          <table:table-cell table:number-columns-repeated="33"/>
        </table:table-row>
        <table:table-row table:style-name="ro1">
          <table:table-cell table:style-name="ce216" office:value-type="float" office:value="56" calcext:value-type="float">
            <text:p>56</text:p>
          </table:table-cell>
          <table:table-cell table:style-name="ce216" office:value-type="float" office:value="65" calcext:value-type="float">
            <text:p>65</text:p>
          </table:table-cell>
          <table:table-cell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20</text:p>
          </table:table-cell>
          <table:table-cell table:style-name="ce217" office:value-type="string" calcext:value-type="string">
            <text:p>60</text:p>
          </table:table-cell>
          <table:table-cell table:style-name="ce217" office:value-type="string" calcext:value-type="string">
            <text:p>70</text:p>
          </table:table-cell>
          <table:table-cell table:style-name="ce217" office:value-type="string" calcext:value-type="string">
            <text:p>80</text:p>
          </table:table-cell>
          <table:table-cell table:style-name="ce217" office:value-type="string" calcext:value-type="string">
            <text:p>90</text:p>
          </table:table-cell>
          <table:table-cell table:style-name="ce217" office:value-type="string" calcext:value-type="string">
            <text:p>SIN ACTUAR</text:p>
          </table:table-cell>
          <table:table-cell table:style-name="ce217" office:value-type="string" calcext:value-type="string">
            <text:p>CAIDA, 7PV Y 3 MAS POR ASALTO, 2 ASALTOS INCONSCIENTE</text:p>
          </table:table-cell>
          <table:table-cell table:style-name="ce143" table:number-columns-repeated="20"/>
          <table:table-cell table:number-columns-repeated="33"/>
        </table:table-row>
        <table:table-row table:style-name="ro1">
          <table:table-cell table:style-name="ce216" office:value-type="float" office:value="66" calcext:value-type="float">
            <text:p>66</text:p>
          </table:table-cell>
          <table:table-cell table:style-name="ce216" office:value-type="float" office:value="75" calcext:value-type="float">
            <text:p>75</text:p>
          </table:table-cell>
          <table:table-cell table:number-columns-repeated="2"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50</text:p>
          </table:table-cell>
          <table:table-cell table:style-name="ce217" office:value-type="string" calcext:value-type="string">
            <text:p>60</text:p>
          </table:table-cell>
          <table:table-cell table:style-name="ce217" office:value-type="string" calcext:value-type="string">
            <text:p>70</text:p>
          </table:table-cell>
          <table:table-cell table:style-name="ce217" office:value-type="string" calcext:value-type="string">
            <text:p>80</text:p>
          </table:table-cell>
          <table:table-cell table:style-name="ce217" office:value-type="string" calcext:value-type="string">
            <text:p>95</text:p>
          </table:table-cell>
          <table:table-cell table:style-name="ce217" office:value-type="string" calcext:value-type="string">
            <text:p>2 ASALTOS SIN ACTUAR</text:p>
          </table:table-cell>
          <table:table-cell table:style-name="ce143" table:number-columns-repeated="20"/>
          <table:table-cell table:number-columns-repeated="33"/>
        </table:table-row>
        <table:table-row table:style-name="ro1">
          <table:table-cell table:style-name="ce216" office:value-type="float" office:value="76" calcext:value-type="float">
            <text:p>76</text:p>
          </table:table-cell>
          <table:table-cell table:style-name="ce216" office:value-type="float" office:value="85" calcext:value-type="float">
            <text:p>85</text:p>
          </table:table-cell>
          <table:table-cell table:number-columns-repeated="3" table:style-name="ce217" office:value-type="string" calcext:value-type="string">
            <text:p>0</text:p>
          </table:table-cell>
          <table:table-cell table:style-name="ce217" office:value-type="string" calcext:value-type="string">
            <text:p>40</text:p>
          </table:table-cell>
          <table:table-cell table:style-name="ce217" office:value-type="string" calcext:value-type="string">
            <text:p>50</text:p>
          </table:table-cell>
          <table:table-cell table:style-name="ce217" office:value-type="string" calcext:value-type="string">
            <text:p>60</text:p>
          </table:table-cell>
          <table:table-cell table:style-name="ce217" office:value-type="string" calcext:value-type="string">
            <text:p>70</text:p>
          </table:table-cell>
          <table:table-cell table:style-name="ce217" office:value-type="string" calcext:value-type="string">
            <text:p>90</text:p>
          </table:table-cell>
          <table:table-cell table:style-name="ce217" office:value-type="string" calcext:value-type="string">
            <text:p>SIN ACTUAR</text:p>
          </table:table-cell>
          <table:table-cell table:style-name="ce143" table:number-columns-repeated="20"/>
          <table:table-cell table:number-columns-repeated="33"/>
        </table:table-row>
        <table:table-row table:style-name="ro1">
          <table:table-cell table:style-name="ce216" office:value-type="float" office:value="86" calcext:value-type="float">
            <text:p>86</text:p>
          </table:table-cell>
          <table:table-cell table:style-name="ce216" office:value-type="float" office:value="95" calcext:value-type="float">
            <text:p>95</text:p>
          </table:table-cell>
          <table:table-cell table:number-columns-repeated="3" table:style-name="ce217" office:value-type="string" calcext:value-type="string">
            <text:p>0</text:p>
          </table:table-cell>
          <table:table-cell table:style-name="ce217" office:value-type="string" calcext:value-type="string">
            <text:p>30</text:p>
          </table:table-cell>
          <table:table-cell table:style-name="ce217" office:value-type="string" calcext:value-type="string">
            <text:p>40</text:p>
          </table:table-cell>
          <table:table-cell table:style-name="ce217" office:value-type="string" calcext:value-type="string">
            <text:p>50</text:p>
          </table:table-cell>
          <table:table-cell table:style-name="ce217" office:value-type="string" calcext:value-type="string">
            <text:p>60</text:p>
          </table:table-cell>
          <table:table-cell table:style-name="ce217" office:value-type="string" calcext:value-type="string">
            <text:p>80</text:p>
          </table:table-cell>
          <table:table-cell table:style-name="ce217" office:value-type="string" calcext:value-type="string">
            <text:p>95</text:p>
          </table:table-cell>
          <table:table-cell table:style-name="ce143" table:number-columns-repeated="20"/>
          <table:table-cell table:number-columns-repeated="33"/>
        </table:table-row>
        <table:table-row table:style-name="ro1">
          <table:table-cell table:style-name="ce216" office:value-type="float" office:value="96" calcext:value-type="float">
            <text:p>96</text:p>
          </table:table-cell>
          <table:table-cell table:style-name="ce216" office:value-type="float" office:value="105" calcext:value-type="float">
            <text:p>105</text:p>
          </table:table-cell>
          <table:table-cell table:number-columns-repeated="3" table:style-name="ce217" office:value-type="string" calcext:value-type="string">
            <text:p>0</text:p>
          </table:table-cell>
          <table:table-cell table:style-name="ce217" office:value-type="string" calcext:value-type="string">
            <text:p>20</text:p>
          </table:table-cell>
          <table:table-cell table:style-name="ce217" office:value-type="string" calcext:value-type="string">
            <text:p>30</text:p>
          </table:table-cell>
          <table:table-cell table:style-name="ce217" office:value-type="string" calcext:value-type="string">
            <text:p>40</text:p>
          </table:table-cell>
          <table:table-cell table:style-name="ce217" office:value-type="string" calcext:value-type="string">
            <text:p>50</text:p>
          </table:table-cell>
          <table:table-cell table:style-name="ce217" office:value-type="string" calcext:value-type="string">
            <text:p>75</text:p>
          </table:table-cell>
          <table:table-cell table:style-name="ce217" office:value-type="string" calcext:value-type="string">
            <text:p>90</text:p>
          </table:table-cell>
          <table:table-cell table:style-name="ce143" table:number-columns-repeated="20"/>
          <table:table-cell table:number-columns-repeated="33"/>
        </table:table-row>
        <table:table-row table:style-name="ro1">
          <table:table-cell table:style-name="ce216" office:value-type="float" office:value="106" calcext:value-type="float">
            <text:p>106</text:p>
          </table:table-cell>
          <table:table-cell table:style-name="ce216" office:value-type="float" office:value="115" calcext:value-type="float">
            <text:p>115</text:p>
          </table:table-cell>
          <table:table-cell table:number-columns-repeated="3"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20</text:p>
          </table:table-cell>
          <table:table-cell table:style-name="ce217" office:value-type="string" calcext:value-type="string">
            <text:p>30</text:p>
          </table:table-cell>
          <table:table-cell table:style-name="ce217" office:value-type="string" calcext:value-type="string">
            <text:p>40</text:p>
          </table:table-cell>
          <table:table-cell table:style-name="ce217" office:value-type="string" calcext:value-type="string">
            <text:p>70</text:p>
          </table:table-cell>
          <table:table-cell table:style-name="ce217" office:value-type="string" calcext:value-type="string">
            <text:p>80</text:p>
          </table:table-cell>
          <table:table-cell table:style-name="ce143" table:number-columns-repeated="20"/>
          <table:table-cell table:number-columns-repeated="33"/>
        </table:table-row>
        <table:table-row table:style-name="ro1">
          <table:table-cell table:style-name="ce216" office:value-type="float" office:value="116" calcext:value-type="float">
            <text:p>116</text:p>
          </table:table-cell>
          <table:table-cell table:style-name="ce216" office:value-type="float" office:value="125" calcext:value-type="float">
            <text:p>125</text:p>
          </table:table-cell>
          <table:table-cell table:number-columns-repeated="4"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20</text:p>
          </table:table-cell>
          <table:table-cell table:style-name="ce217" office:value-type="string" calcext:value-type="string">
            <text:p>30</text:p>
          </table:table-cell>
          <table:table-cell table:style-name="ce217" office:value-type="string" calcext:value-type="string">
            <text:p>60</text:p>
          </table:table-cell>
          <table:table-cell table:style-name="ce217" office:value-type="string" calcext:value-type="string">
            <text:p>70</text:p>
          </table:table-cell>
          <table:table-cell table:style-name="ce143" table:number-columns-repeated="20"/>
          <table:table-cell table:number-columns-repeated="33"/>
        </table:table-row>
        <table:table-row table:style-name="ro1">
          <table:table-cell table:style-name="ce216" office:value-type="float" office:value="126" calcext:value-type="float">
            <text:p>126</text:p>
          </table:table-cell>
          <table:table-cell table:style-name="ce216" office:value-type="float" office:value="135" calcext:value-type="float">
            <text:p>135</text:p>
          </table:table-cell>
          <table:table-cell table:number-columns-repeated="5"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20</text:p>
          </table:table-cell>
          <table:table-cell table:style-name="ce217" office:value-type="string" calcext:value-type="string">
            <text:p>50</text:p>
          </table:table-cell>
          <table:table-cell table:style-name="ce217" office:value-type="string" calcext:value-type="string">
            <text:p>60</text:p>
          </table:table-cell>
          <table:table-cell table:style-name="ce143" table:number-columns-repeated="20"/>
          <table:table-cell table:number-columns-repeated="33"/>
        </table:table-row>
        <table:table-row table:style-name="ro1">
          <table:table-cell table:style-name="ce216" office:value-type="float" office:value="136" calcext:value-type="float">
            <text:p>136</text:p>
          </table:table-cell>
          <table:table-cell table:style-name="ce216" office:value-type="float" office:value="145" calcext:value-type="float">
            <text:p>145</text:p>
          </table:table-cell>
          <table:table-cell table:number-columns-repeated="6"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40</text:p>
          </table:table-cell>
          <table:table-cell table:style-name="ce217" office:value-type="string" calcext:value-type="string">
            <text:p>50</text:p>
          </table:table-cell>
          <table:table-cell table:style-name="ce143" table:number-columns-repeated="20"/>
          <table:table-cell table:number-columns-repeated="33"/>
        </table:table-row>
        <table:table-row table:style-name="ro1">
          <table:table-cell table:style-name="ce216" office:value-type="float" office:value="146" calcext:value-type="float">
            <text:p>146</text:p>
          </table:table-cell>
          <table:table-cell table:style-name="ce216" office:value-type="float" office:value="155" calcext:value-type="float">
            <text:p>155</text:p>
          </table:table-cell>
          <table:table-cell table:number-columns-repeated="7" table:style-name="ce217" office:value-type="string" calcext:value-type="string">
            <text:p>0</text:p>
          </table:table-cell>
          <table:table-cell table:style-name="ce217" office:value-type="string" calcext:value-type="string">
            <text:p>30</text:p>
          </table:table-cell>
          <table:table-cell table:style-name="ce217" office:value-type="string" calcext:value-type="string">
            <text:p>40</text:p>
          </table:table-cell>
          <table:table-cell table:style-name="ce143" table:number-columns-repeated="20"/>
          <table:table-cell table:number-columns-repeated="33"/>
        </table:table-row>
        <table:table-row table:style-name="ro1">
          <table:table-cell table:style-name="ce216" office:value-type="float" office:value="156" calcext:value-type="float">
            <text:p>156</text:p>
          </table:table-cell>
          <table:table-cell table:style-name="ce216" office:value-type="float" office:value="165" calcext:value-type="float">
            <text:p>165</text:p>
          </table:table-cell>
          <table:table-cell table:number-columns-repeated="7" table:style-name="ce217" office:value-type="string" calcext:value-type="string">
            <text:p>0</text:p>
          </table:table-cell>
          <table:table-cell table:style-name="ce217" office:value-type="string" calcext:value-type="string">
            <text:p>20</text:p>
          </table:table-cell>
          <table:table-cell table:style-name="ce217" office:value-type="string" calcext:value-type="string">
            <text:p>30</text:p>
          </table:table-cell>
          <table:table-cell table:style-name="ce143" table:number-columns-repeated="20"/>
          <table:table-cell table:number-columns-repeated="33"/>
        </table:table-row>
        <table:table-row table:style-name="ro1">
          <table:table-cell table:style-name="ce216" office:value-type="float" office:value="166" calcext:value-type="float">
            <text:p>166</text:p>
          </table:table-cell>
          <table:table-cell table:style-name="ce216" office:value-type="float" office:value="185" calcext:value-type="float">
            <text:p>185</text:p>
          </table:table-cell>
          <table:table-cell table:number-columns-repeated="3" table:style-name="ce217" office:value-type="string" calcext:value-type="string">
            <text:p>0</text:p>
          </table:table-cell>
          <table:table-cell table:style-name="ce217" office:value-type="string" calcext:value-type="string">
            <text:p>MOV. SUPERIOR, NOTAS GRAN MEJORÍA, -4PV</text:p>
          </table:table-cell>
          <table:table-cell table:style-name="ce217" office:value-type="string" calcext:value-type="string">
            <text:p>BRILLANTE. TU MOV. INSPIRA A TODOS (+10 A LAS TIRADAS DE LOS TUYOS EN 2 ASALTOS)</text:p>
          </table:table-cell>
          <table:table-cell table:number-columns-repeated="2" table:style-name="ce217" office:value-type="string" calcext:value-type="string">
            <text:p>0</text:p>
          </table:table-cell>
          <table:table-cell table:style-name="ce217" office:value-type="string" calcext:value-type="string">
            <text:p>10</text:p>
          </table:table-cell>
          <table:table-cell table:style-name="ce217" office:value-type="string" calcext:value-type="string">
            <text:p>20</text:p>
          </table:table-cell>
          <table:table-cell table:style-name="ce143" table:number-columns-repeated="20"/>
          <table:table-cell table:number-columns-repeated="33"/>
        </table:table-row>
        <table:table-row table:style-name="ro1">
          <table:table-cell table:style-name="ce216" office:value-type="float" office:value="186" calcext:value-type="float">
            <text:p>186</text:p>
          </table:table-cell>
          <table:table-cell table:style-name="ce216" office:value-type="float" office:value="225" calcext:value-type="float">
            <text:p>225</text:p>
          </table:table-cell>
          <table:table-cell table:number-columns-repeated="2" table:style-name="ce217" office:value-type="string" calcext:value-type="string">
            <text:p>0</text:p>
          </table:table-cell>
          <table:table-cell table:style-name="ce217" office:value-type="string" calcext:value-type="string">
            <text:p>GRAN MOVIMIENTO, NOTAS GRAN MEJORIA, -3PV</text:p>
          </table:table-cell>
          <table:table-cell table:style-name="ce217" office:value-type="string" calcext:value-type="string">
            <text:p>BRILLANTE. TU MOV. INSPIRA A TODOS (+10 A LAS TIRADAS DE LOS TUYOS EN 2 ASALTOS), SE TE PASA EL ATURDIMIENTO.</text:p>
          </table:table-cell>
          <table:table-cell table:style-name="ce217" office:value-type="string" calcext:value-type="string">
            <text:p>BRILLANTE. TU MOV. INSPIRA A TODOS (+20 A LAS TIRADAS DE LOS TUYOS EN 3 ASALTOS), SE TE PASA EL ATURDIMIENTO</text:p>
          </table:table-cell>
          <table:table-cell table:style-name="ce217" office:value-type="string" calcext:value-type="string">
            <text:p>BRILLANTE. TU MOV. INSPIRA A TODOS (+30 A LAS TIRADAS DE LOS TUYOS EN 2 ASALTOS), SE TE PASA EL ATURDIMIENTO</text:p>
          </table:table-cell>
          <table:table-cell table:number-columns-repeated="2" table:style-name="ce217" office:value-type="string" calcext:value-type="string">
            <text:p>0</text:p>
          </table:table-cell>
          <table:table-cell table:style-name="ce217" office:value-type="string" calcext:value-type="string">
            <text:p>10</text:p>
          </table:table-cell>
          <table:table-cell table:style-name="ce143" table:number-columns-repeated="20"/>
          <table:table-cell table:number-columns-repeated="33"/>
        </table:table-row>
        <table:table-row table:style-name="ro1">
          <table:table-cell table:style-name="ce216" office:value-type="float" office:value="226" calcext:value-type="float">
            <text:p>226</text:p>
          </table:table-cell>
          <table:table-cell table:style-name="ce216" office:value-type="float" office:value="275" calcext:value-type="float">
            <text:p>275</text:p>
          </table:table-cell>
          <table:table-cell table:style-name="ce217" office:value-type="string" calcext:value-type="string">
            <text:p>0</text:p>
          </table:table-cell>
          <table:table-cell table:style-name="ce217" office:value-type="string" calcext:value-type="string">
            <text:p>MOV. INCREIBLE, NOTAS GRAN MEJORIA, -3PV</text:p>
          </table:table-cell>
          <table:table-cell table:style-name="ce217" office:value-type="string" calcext:value-type="string">
            <text:p>BRILLANTE. TU MOV. INSPIRA A TODOS (+10 A LAS TIRADAS DE LOS TUYOS EN 2 ASALTOS), SE TE PASA EL ATURDIMIENTO.</text:p>
          </table:table-cell>
          <table:table-cell table:style-name="ce217" office:value-type="string" calcext:value-type="string">
            <text:p>BRILLANTE. TU MOV. INSPIRA A TODOS (+20 A LAS TIRADAS DE LOS TUYOS EN 3 ASALTOS)</text:p>
          </table:table-cell>
          <table:table-cell table:style-name="ce217" office:value-type="string" calcext:value-type="string">
            <text:p>BRILLANTE. TU MOV. INSPIRA A TODOS (+25 A LAS TIRADAS DE LOS TUYOS EN 3 ASALTOS), SE TE PASA EL ATURDIMIENTO</text:p>
          </table:table-cell>
          <table:table-cell table:style-name="ce217" office:value-type="string" calcext:value-type="string">
            <text:p>BRILLANTE. TU MOV. INSPIRA A TODOS (+30 A LAS TIRADAS DE LOS TUYOS EN 3 ASALTOS), SE TE PASA EL ATURDIMIENTO</text:p>
          </table:table-cell>
          <table:table-cell table:style-name="ce217" office:value-type="string" calcext:value-type="string">
            <text:p>DISPONES AUN DE MEDIO ASALTO PARA ACTUAR</text:p>
          </table:table-cell>
          <table:table-cell table:number-columns-repeated="2" table:style-name="ce217" office:value-type="string" calcext:value-type="string">
            <text:p>0</text:p>
          </table:table-cell>
          <table:table-cell table:style-name="ce143" table:number-columns-repeated="20"/>
          <table:table-cell table:number-columns-repeated="33"/>
        </table:table-row>
        <table:table-row table:style-name="ro1">
          <table:table-cell table:style-name="ce216" office:value-type="float" office:value="276" calcext:value-type="float">
            <text:p>276</text:p>
          </table:table-cell>
          <table:table-cell table:style-name="ce216" office:value-type="float" office:value="999" calcext:value-type="float">
            <text:p>999</text:p>
          </table:table-cell>
          <table:table-cell table:style-name="ce217" office:value-type="string" calcext:value-type="string">
            <text:p>MOV. INCREIBLE, NOTAS GRAN MEJORIA, -3PV</text:p>
          </table:table-cell>
          <table:table-cell table:style-name="ce217" office:value-type="string" calcext:value-type="string">
            <text:p>BRILLANTE. TU MOV. INSPIRA A TODOS (+10 A LAS TIRADAS DE LOS TUYOS EN 2 ASALTOS)</text:p>
          </table:table-cell>
          <table:table-cell table:style-name="ce217" office:value-type="string" calcext:value-type="string">
            <text:p>BRILLANTE. TU MOV. INSPIRA A TODOS (+20 A LAS TIRADAS DE LOS TUYOS EN 3 ASALTOS)</text:p>
          </table:table-cell>
          <table:table-cell table:style-name="ce217" office:value-type="string" calcext:value-type="string">
            <text:p>BRILLANTE. TU MOV. INSPIRA A TODOS (+25 A LAS TIRADAS DE LOS TUYOS EN 3 ASALTOS)</text:p>
          </table:table-cell>
          <table:table-cell table:style-name="ce217" office:value-type="string" calcext:value-type="string">
            <text:p>BRILLANTE. TU MOV. INSPIRA A TODOS (+30 A LAS TIRADAS DE LOS TUYOS EN 3 ASALTOS)</text:p>
          </table:table-cell>
          <table:table-cell table:style-name="ce217" office:value-type="string" calcext:value-type="string">
            <text:p>BRILLANTE. TU MOV. INSPIRA A TODOS (+30 A LAS TIRADAS DE LOS TUYOS EN 4 ASALTOS)</text:p>
          </table:table-cell>
          <table:table-cell table:style-name="ce217" office:value-type="string" calcext:value-type="string">
            <text:p>BRILLANTE. TU MOV. INSPIRA A TODOS (+30 A LAS TIRADAS DE LOS TUYOS EN 6 ASALTOS)</text:p>
          </table:table-cell>
          <table:table-cell table:style-name="ce217" office:value-type="string" calcext:value-type="string">
            <text:p>TU MOV. ATURDE A TODOS TUS ENEMIGOS EN UN RADIO DE 9M, DISPONES DE MEDIO ASALTO PARA ACTUAR</text:p>
          </table:table-cell>
          <table:table-cell table:style-name="ce217" office:value-type="string" calcext:value-type="string">
            <text:p>TU MOV. ATURDE A TODOS TUS ENEMIGOS EN UN RADIO DE 15M</text:p>
          </table:table-cell>
          <table:table-cell table:style-name="ce143" table:number-columns-repeated="20"/>
          <table:table-cell table:number-columns-repeated="33"/>
        </table:table-row>
        <table:table-row table:style-name="ro1">
          <table:table-cell table:style-name="ce143" table:number-columns-repeated="31"/>
          <table:table-cell table:number-columns-repeated="33"/>
        </table:table-row>
        <table:table-row table:style-name="ro1">
          <table:table-cell table:style-name="ce144" office:value-type="string" calcext:value-type="string">
            <text:p>Dificultades</text:p>
          </table:table-cell>
          <table:table-cell table:style-name="ce143" table:number-columns-repeated="30"/>
          <table:table-cell table:number-columns-repeated="33"/>
        </table:table-row>
        <table:table-row table:style-name="ro1">
          <table:table-cell table:style-name="ce143" office:value-type="string" calcext:value-type="string">
            <text:p>Rutina</text:p>
          </table:table-cell>
          <table:table-cell table:style-name="ce143" table:number-columns-repeated="30"/>
          <table:table-cell table:number-columns-repeated="33"/>
        </table:table-row>
        <table:table-row table:style-name="ro1">
          <table:table-cell table:style-name="ce143" office:value-type="string" calcext:value-type="string">
            <text:p>Muy fácil</text:p>
          </table:table-cell>
          <table:table-cell table:style-name="ce143" table:number-columns-repeated="30"/>
          <table:table-cell table:number-columns-repeated="33"/>
        </table:table-row>
        <table:table-row table:style-name="ro1">
          <table:table-cell table:style-name="ce143" office:value-type="string" calcext:value-type="string">
            <text:p>Normal</text:p>
          </table:table-cell>
          <table:table-cell table:style-name="ce143" table:number-columns-repeated="30"/>
          <table:table-cell table:number-columns-repeated="33"/>
        </table:table-row>
        <table:table-row table:style-name="ro1">
          <table:table-cell table:style-name="ce143" office:value-type="string" calcext:value-type="string">
            <text:p>Difícil</text:p>
          </table:table-cell>
          <table:table-cell table:style-name="ce143" table:number-columns-repeated="30"/>
          <table:table-cell table:number-columns-repeated="33"/>
        </table:table-row>
        <table:table-row table:style-name="ro1">
          <table:table-cell table:style-name="ce143" office:value-type="string" calcext:value-type="string">
            <text:p>Muy difícil</text:p>
          </table:table-cell>
          <table:table-cell table:style-name="ce143" table:number-columns-repeated="30"/>
          <table:table-cell table:number-columns-repeated="33"/>
        </table:table-row>
        <table:table-row table:style-name="ro1">
          <table:table-cell table:style-name="ce143" office:value-type="string" calcext:value-type="string">
            <text:p>Extremadamente difícil</text:p>
          </table:table-cell>
          <table:table-cell table:style-name="ce143" table:number-columns-repeated="30"/>
          <table:table-cell table:number-columns-repeated="33"/>
        </table:table-row>
        <table:table-row table:style-name="ro1">
          <table:table-cell table:style-name="ce143" office:value-type="string" calcext:value-type="string">
            <text:p>Prácticamente imposible</text:p>
          </table:table-cell>
          <table:table-cell table:style-name="ce143" table:number-columns-repeated="30"/>
          <table:table-cell table:number-columns-repeated="33"/>
        </table:table-row>
        <table:table-row table:style-name="ro1">
          <table:table-cell table:style-name="ce143" office:value-type="string" calcext:value-type="string">
            <text:p>Absurda</text:p>
          </table:table-cell>
          <table:table-cell table:style-name="ce143" table:number-columns-repeated="30"/>
          <table:table-cell table:number-columns-repeated="33"/>
        </table:table-row>
        <table:table-row table:style-name="ro1" table:number-rows-repeated="965">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named-expressions>
        <table:named-range table:name="ad" table:base-cell-address="$ManiobraEstatica.$A$1" table:cell-range-address="$Datos.$H$23"/>
        <table:named-range table:name="ag" table:base-cell-address="$ManiobraEstatica.$A$1" table:cell-range-address="$Datos.$H$22"/>
        <table:named-range table:name="ALModTable" table:base-cell-address="$ManiobraEstatica.$A$1" table:cell-range-address="$Combate.$Q$4:.$Q$23"/>
        <table:named-range table:name="ArcaneBaseTable" table:base-cell-address="$ManiobraEstatica.$A$1" table:cell-range-address="$Combate.$AM$15:.$AO$42"/>
        <table:named-expression table:name="ArmorCat1" table:base-cell-address="$ManiobraEstatica.$A$1" table:expression="#REF!"/>
        <table:named-expression table:name="ArmorCat10" table:base-cell-address="$ManiobraEstatica.$A$1" table:expression="#REF!"/>
        <table:named-expression table:name="ArmorCat2" table:base-cell-address="$ManiobraEstatica.$A$1" table:expression="#REF!"/>
        <table:named-expression table:name="ArmorCat3" table:base-cell-address="$ManiobraEstatica.$A$1" table:expression="#REF!"/>
        <table:named-expression table:name="ArmorCat4" table:base-cell-address="$ManiobraEstatica.$A$1" table:expression="#REF!"/>
        <table:named-expression table:name="ArmorCat5" table:base-cell-address="$ManiobraEstatica.$A$1" table:expression="#REF!"/>
        <table:named-expression table:name="ArmorCat6" table:base-cell-address="$ManiobraEstatica.$A$1" table:expression="#REF!"/>
        <table:named-expression table:name="ArmorCat7" table:base-cell-address="$ManiobraEstatica.$A$1" table:expression="#REF!"/>
        <table:named-expression table:name="ArmorCat8" table:base-cell-address="$ManiobraEstatica.$A$1" table:expression="#REF!"/>
        <table:named-expression table:name="ArmorCat9" table:base-cell-address="$ManiobraEstatica.$A$1" table:expression="#REF!"/>
        <table:named-expression table:name="ArmorDBMod1" table:base-cell-address="$ManiobraEstatica.$A$1" table:expression="#REF!"/>
        <table:named-expression table:name="ArmorDBMod10" table:base-cell-address="$ManiobraEstatica.$A$1" table:expression="#REF!"/>
        <table:named-expression table:name="ArmorDBMod2" table:base-cell-address="$ManiobraEstatica.$A$1" table:expression="#REF!"/>
        <table:named-expression table:name="ArmorDBMod3" table:base-cell-address="$ManiobraEstatica.$A$1" table:expression="#REF!"/>
        <table:named-expression table:name="ArmorDBMod4" table:base-cell-address="$ManiobraEstatica.$A$1" table:expression="#REF!"/>
        <table:named-expression table:name="ArmorDBMod5" table:base-cell-address="$ManiobraEstatica.$A$1" table:expression="#REF!"/>
        <table:named-expression table:name="ArmorDBMod6" table:base-cell-address="$ManiobraEstatica.$A$1" table:expression="#REF!"/>
        <table:named-expression table:name="ArmorDBMod7" table:base-cell-address="$ManiobraEstatica.$A$1" table:expression="#REF!"/>
        <table:named-expression table:name="ArmorDBMod8" table:base-cell-address="$ManiobraEstatica.$A$1" table:expression="#REF!"/>
        <table:named-expression table:name="ArmorDBMod9" table:base-cell-address="$ManiobraEstatica.$A$1" table:expression="#REF!"/>
        <table:named-expression table:name="ArmorType1" table:base-cell-address="$ManiobraEstatica.$A$1" table:expression="#REF!"/>
        <table:named-expression table:name="ArmorType10" table:base-cell-address="$ManiobraEstatica.$A$1" table:expression="#REF!"/>
        <table:named-expression table:name="ArmorType2" table:base-cell-address="$ManiobraEstatica.$A$1" table:expression="#REF!"/>
        <table:named-expression table:name="ArmorType3" table:base-cell-address="$ManiobraEstatica.$A$1" table:expression="#REF!"/>
        <table:named-expression table:name="ArmorType4" table:base-cell-address="$ManiobraEstatica.$A$1" table:expression="#REF!"/>
        <table:named-expression table:name="ArmorType5" table:base-cell-address="$ManiobraEstatica.$A$1" table:expression="#REF!"/>
        <table:named-expression table:name="ArmorType6" table:base-cell-address="$ManiobraEstatica.$A$1" table:expression="#REF!"/>
        <table:named-expression table:name="ArmorType7" table:base-cell-address="$ManiobraEstatica.$A$1" table:expression="#REF!"/>
        <table:named-expression table:name="ArmorType8" table:base-cell-address="$ManiobraEstatica.$A$1" table:expression="#REF!"/>
        <table:named-expression table:name="ArmorType9" table:base-cell-address="$ManiobraEstatica.$A$1" table:expression="#REF!"/>
        <table:named-expression table:name="Attack1" table:base-cell-address="$ManiobraEstatica.$A$1" table:expression="#REF!"/>
        <table:named-expression table:name="Attack10" table:base-cell-address="$ManiobraEstatica.$A$1" table:expression="#REF!"/>
        <table:named-expression table:name="Attack2" table:base-cell-address="$ManiobraEstatica.$A$1" table:expression="#REF!"/>
        <table:named-expression table:name="Attack3" table:base-cell-address="$ManiobraEstatica.$A$1" table:expression="#REF!"/>
        <table:named-expression table:name="Attack4" table:base-cell-address="$ManiobraEstatica.$A$1" table:expression="#REF!"/>
        <table:named-expression table:name="Attack5" table:base-cell-address="$ManiobraEstatica.$A$1" table:expression="#REF!"/>
        <table:named-expression table:name="Attack6" table:base-cell-address="$ManiobraEstatica.$A$1" table:expression="#REF!"/>
        <table:named-expression table:name="Attack7" table:base-cell-address="$ManiobraEstatica.$A$1" table:expression="#REF!"/>
        <table:named-expression table:name="Attack8" table:base-cell-address="$ManiobraEstatica.$A$1" table:expression="#REF!"/>
        <table:named-expression table:name="Attack9" table:base-cell-address="$ManiobraEstatica.$A$1" table:expression="#REF!"/>
        <table:named-range table:name="AttackList" table:base-cell-address="$ManiobraEstatica.$A$1" table:cell-range-address="$Combate.$A$3:.$A$61"/>
        <table:named-range table:name="AttackTable" table:base-cell-address="$ManiobraEstatica.$A$1" table:cell-range-address="$Combate.$D$3:.$D$61"/>
        <table:named-range table:name="BaseAttackArmorType" table:base-cell-address="$ManiobraEstatica.$A$1" table:cell-range-address="$Combate.$AE$5:.$AE$7"/>
        <table:named-range table:name="BaseAttackTableTypes" table:base-cell-address="$ManiobraEstatica.$A$1" table:cell-range-address="$Combate.$AD$5:.$AD$8"/>
        <table:named-expression table:name="BaseRR1" table:base-cell-address="$ManiobraEstatica.$A$1" table:expression="#REF!"/>
        <table:named-expression table:name="BaseRR2" table:base-cell-address="$ManiobraEstatica.$A$1" table:expression="#REF!"/>
        <table:named-expression table:name="BaseSpellAttack1" table:base-cell-address="$ManiobraEstatica.$A$1" table:expression="#REF!"/>
        <table:named-expression table:name="BaseSpellAttack2" table:base-cell-address="$ManiobraEstatica.$A$1" table:expression="#REF!"/>
        <table:named-expression table:name="CasterLevel1" table:base-cell-address="$ManiobraEstatica.$A$1" table:expression="#REF!"/>
        <table:named-expression table:name="CasterLevel2" table:base-cell-address="$ManiobraEstatica.$A$1" table:expression="#REF!"/>
        <table:named-range table:name="ChainBHFTable" table:base-cell-address="$ManiobraEstatica.$A$1" table:cell-range-address="$Combate.$L$3:.$L$61"/>
        <table:named-range table:name="ChainModTable" table:base-cell-address="$ManiobraEstatica.$A$1" table:cell-range-address="$Combate.$K$3:.$K$61"/>
        <table:named-range table:name="ChainThreshold" table:base-cell-address="$ManiobraEstatica.$A$1" table:cell-range-address="$Combate.$AA$5:.$AA$10"/>
        <table:named-range table:name="ChannelingBaseTable" table:base-cell-address="$ManiobraEstatica.$A$1" table:cell-range-address="$Combate.$AE$15:.$AH$42"/>
        <table:named-range table:name="CLModTable" table:base-cell-address="$ManiobraEstatica.$A$1" table:cell-range-address="$Combate.$S$4:.$S$23"/>
        <table:named-range table:name="co" table:base-cell-address="$ManiobraEstatica.$A$1" table:cell-range-address="$Datos.$H$21"/>
        <table:named-expression table:name="Crit1" table:base-cell-address="$ManiobraEstatica.$A$1" table:expression="#REF!"/>
        <table:named-expression table:name="Crit10" table:base-cell-address="$ManiobraEstatica.$A$1" table:expression="#REF!"/>
        <table:named-expression table:name="Crit6" table:base-cell-address="$ManiobraEstatica.$A$1" table:expression="#REF!"/>
        <table:named-expression table:name="Crit7" table:base-cell-address="$ManiobraEstatica.$A$1" table:expression="#REF!"/>
        <table:named-expression table:name="Crit8" table:base-cell-address="$ManiobraEstatica.$A$1" table:expression="#REF!"/>
        <table:named-expression table:name="Crit9" table:base-cell-address="$ManiobraEstatica.$A$1" table:expression="#REF!"/>
        <table:named-expression table:name="CritColumn1" table:base-cell-address="$ManiobraEstatica.$A$1" table:expression="#REF!"/>
        <table:named-expression table:name="CritColumn10" table:base-cell-address="$ManiobraEstatica.$A$1" table:expression="#REF!"/>
        <table:named-expression table:name="CritColumn2" table:base-cell-address="$ManiobraEstatica.$A$1" table:expression="#REF!"/>
        <table:named-expression table:name="CritColumn3" table:base-cell-address="$ManiobraEstatica.$A$1" table:expression="#REF!"/>
        <table:named-expression table:name="CritColumn4" table:base-cell-address="$ManiobraEstatica.$A$1" table:expression="#REF!"/>
        <table:named-expression table:name="CritColumn5" table:base-cell-address="$ManiobraEstatica.$A$1" table:expression="#REF!"/>
        <table:named-expression table:name="CritColumn6" table:base-cell-address="$ManiobraEstatica.$A$1" table:expression="#REF!"/>
        <table:named-expression table:name="CritColumn7" table:base-cell-address="$ManiobraEstatica.$A$1" table:expression="#REF!"/>
        <table:named-expression table:name="CritColumn8" table:base-cell-address="$ManiobraEstatica.$A$1" table:expression="#REF!"/>
        <table:named-expression table:name="CritColumn9" table:base-cell-address="$ManiobraEstatica.$A$1" table:expression="#REF!"/>
        <table:named-expression table:name="Critical1" table:base-cell-address="$ManiobraEstatica.$A$1" table:expression="#REF!"/>
        <table:named-expression table:name="Critical10" table:base-cell-address="$ManiobraEstatica.$A$1" table:expression="#REF!"/>
        <table:named-expression table:name="Critical2" table:base-cell-address="$ManiobraEstatica.$A$1" table:expression="#REF!"/>
        <table:named-expression table:name="Critical3" table:base-cell-address="$ManiobraEstatica.$A$1" table:expression="#REF!"/>
        <table:named-expression table:name="Critical4" table:base-cell-address="$ManiobraEstatica.$A$1" table:expression="#REF!"/>
        <table:named-expression table:name="Critical5" table:base-cell-address="$ManiobraEstatica.$A$1" table:expression="#REF!"/>
        <table:named-expression table:name="Critical6" table:base-cell-address="$ManiobraEstatica.$A$1" table:expression="#REF!"/>
        <table:named-expression table:name="Critical7" table:base-cell-address="$ManiobraEstatica.$A$1" table:expression="#REF!"/>
        <table:named-expression table:name="Critical8" table:base-cell-address="$ManiobraEstatica.$A$1" table:expression="#REF!"/>
        <table:named-expression table:name="Critical9" table:base-cell-address="$ManiobraEstatica.$A$1" table:expression="#REF!"/>
        <table:named-expression table:name="Criticals" table:base-cell-address="$ManiobraEstatica.$A$1" table:expression="#REF!"/>
        <table:named-range table:name="CriticalType" table:base-cell-address="$ManiobraEstatica.$A$1" table:cell-range-address="$Combate.$C$3:.$C$61"/>
        <table:named-expression table:name="CriticalType1" table:base-cell-address="$ManiobraEstatica.$A$1" table:expression="#REF!"/>
        <table:named-expression table:name="CriticalType10" table:base-cell-address="$ManiobraEstatica.$A$1" table:expression="#REF!"/>
        <table:named-expression table:name="CriticalType2" table:base-cell-address="$ManiobraEstatica.$A$1" table:expression="#REF!"/>
        <table:named-expression table:name="CriticalType3" table:base-cell-address="$ManiobraEstatica.$A$1" table:expression="#REF!"/>
        <table:named-expression table:name="CriticalType4" table:base-cell-address="$ManiobraEstatica.$A$1" table:expression="#REF!"/>
        <table:named-expression table:name="CriticalType5" table:base-cell-address="$ManiobraEstatica.$A$1" table:expression="#REF!"/>
        <table:named-expression table:name="CriticalType6" table:base-cell-address="$ManiobraEstatica.$A$1" table:expression="#REF!"/>
        <table:named-expression table:name="CriticalType7" table:base-cell-address="$ManiobraEstatica.$A$1" table:expression="#REF!"/>
        <table:named-expression table:name="CriticalType8" table:base-cell-address="$ManiobraEstatica.$A$1" table:expression="#REF!"/>
        <table:named-expression table:name="CriticalType9" table:base-cell-address="$ManiobraEstatica.$A$1" table:expression="#REF!"/>
        <table:named-expression table:name="CritRoll1" table:base-cell-address="$ManiobraEstatica.$A$1" table:expression="#REF!"/>
        <table:named-expression table:name="CritRoll10" table:base-cell-address="$ManiobraEstatica.$A$1" table:expression="#REF!"/>
        <table:named-expression table:name="CritRoll2" table:base-cell-address="$ManiobraEstatica.$A$1" table:expression="#REF!"/>
        <table:named-expression table:name="CritRoll3" table:base-cell-address="$ManiobraEstatica.$A$1" table:expression="#REF!"/>
        <table:named-expression table:name="CritRoll4" table:base-cell-address="$ManiobraEstatica.$A$1" table:expression="#REF!"/>
        <table:named-expression table:name="CritRoll5" table:base-cell-address="$ManiobraEstatica.$A$1" table:expression="#REF!"/>
        <table:named-expression table:name="CritRoll6" table:base-cell-address="$ManiobraEstatica.$A$1" table:expression="#REF!"/>
        <table:named-expression table:name="CritRoll7" table:base-cell-address="$ManiobraEstatica.$A$1" table:expression="#REF!"/>
        <table:named-expression table:name="CritRoll8" table:base-cell-address="$ManiobraEstatica.$A$1" table:expression="#REF!"/>
        <table:named-expression table:name="CritRoll9" table:base-cell-address="$ManiobraEstatica.$A$1" table:expression="#REF!"/>
        <table:named-range table:name="CritTable" table:base-cell-address="$ManiobraEstatica.$A$1" table:cell-range-address="$Combate.$X$13:.$X$25"/>
        <table:named-range table:name="CritTableStart" table:base-cell-address="$ManiobraEstatica.$A$1" table:cell-range-address="$Combate.$Y$13:.$Y$25"/>
        <table:named-expression table:name="Damage1" table:base-cell-address="$ManiobraEstatica.$A$1" table:expression="#REF!"/>
        <table:named-expression table:name="Damage10" table:base-cell-address="$ManiobraEstatica.$A$1" table:expression="#REF!"/>
        <table:named-expression table:name="Damage2" table:base-cell-address="$ManiobraEstatica.$A$1" table:expression="#REF!"/>
        <table:named-expression table:name="Damage3" table:base-cell-address="$ManiobraEstatica.$A$1" table:expression="#REF!"/>
        <table:named-expression table:name="Damage4" table:base-cell-address="$ManiobraEstatica.$A$1" table:expression="#REF!"/>
        <table:named-expression table:name="Damage5" table:base-cell-address="$ManiobraEstatica.$A$1" table:expression="#REF!"/>
        <table:named-expression table:name="Damage6" table:base-cell-address="$ManiobraEstatica.$A$1" table:expression="#REF!"/>
        <table:named-expression table:name="Damage7" table:base-cell-address="$ManiobraEstatica.$A$1" table:expression="#REF!"/>
        <table:named-expression table:name="Damage8" table:base-cell-address="$ManiobraEstatica.$A$1" table:expression="#REF!"/>
        <table:named-expression table:name="Damage9" table:base-cell-address="$ManiobraEstatica.$A$1" table:expression="#REF!"/>
        <table:named-expression table:name="DefBonus1" table:base-cell-address="$ManiobraEstatica.$A$1" table:expression="#REF!"/>
        <table:named-expression table:name="DefBonus10" table:base-cell-address="$ManiobraEstatica.$A$1" table:expression="#REF!"/>
        <table:named-expression table:name="DefBonus2" table:base-cell-address="$ManiobraEstatica.$A$1" table:expression="#REF!"/>
        <table:named-expression table:name="DefBonus3" table:base-cell-address="$ManiobraEstatica.$A$1" table:expression="#REF!"/>
        <table:named-expression table:name="DefBonus4" table:base-cell-address="$ManiobraEstatica.$A$1" table:expression="#REF!"/>
        <table:named-expression table:name="DefBonus5" table:base-cell-address="$ManiobraEstatica.$A$1" table:expression="#REF!"/>
        <table:named-expression table:name="DefBonus6" table:base-cell-address="$ManiobraEstatica.$A$1" table:expression="#REF!"/>
        <table:named-expression table:name="DefBonus7" table:base-cell-address="$ManiobraEstatica.$A$1" table:expression="#REF!"/>
        <table:named-expression table:name="DefBonus8" table:base-cell-address="$ManiobraEstatica.$A$1" table:expression="#REF!"/>
        <table:named-expression table:name="DefBonus9" table:base-cell-address="$ManiobraEstatica.$A$1" table:expression="#REF!"/>
        <table:named-range table:name="em" table:base-cell-address="$ManiobraEstatica.$A$1" table:cell-range-address="$Datos.$H$29"/>
        <table:named-range table:name="EssenceBaseTable" table:base-cell-address="$ManiobraEstatica.$A$1" table:cell-range-address="$Combate.$AA$15:.$AD$42"/>
        <table:named-range table:name="Failure" table:base-cell-address="$ManiobraEstatica.$A$1" table:cell-range-address="$Combate.$B$3:.$B$61"/>
        <table:named-range table:name="fu" table:base-cell-address="$ManiobraEstatica.$A$1" table:cell-range-address="$Datos.$H$26"/>
        <table:named-range table:name="in" table:base-cell-address="$ManiobraEstatica.$A$1" table:cell-range-address="$Datos.$H$30"/>
        <table:named-expression table:name="MaxRank1" table:base-cell-address="$ManiobraEstatica.$A$1" table:expression="#REF!"/>
        <table:named-expression table:name="MaxRank10" table:base-cell-address="$ManiobraEstatica.$A$1" table:expression="#REF!"/>
        <table:named-expression table:name="MaxRank2" table:base-cell-address="$ManiobraEstatica.$A$1" table:expression="#REF!"/>
        <table:named-expression table:name="MaxRank3" table:base-cell-address="$ManiobraEstatica.$A$1" table:expression="#REF!"/>
        <table:named-expression table:name="MaxRank4" table:base-cell-address="$ManiobraEstatica.$A$1" table:expression="#REF!"/>
        <table:named-expression table:name="MaxRank5" table:base-cell-address="$ManiobraEstatica.$A$1" table:expression="#REF!"/>
        <table:named-expression table:name="MaxRank6" table:base-cell-address="$ManiobraEstatica.$A$1" table:expression="#REF!"/>
        <table:named-expression table:name="MaxRank7" table:base-cell-address="$ManiobraEstatica.$A$1" table:expression="#REF!"/>
        <table:named-expression table:name="MaxRank8" table:base-cell-address="$ManiobraEstatica.$A$1" table:expression="#REF!"/>
        <table:named-expression table:name="MaxRank9" table:base-cell-address="$ManiobraEstatica.$A$1" table:expression="#REF!"/>
        <table:named-range table:name="me" table:base-cell-address="$ManiobraEstatica.$A$1" table:cell-range-address="$Datos.$H$24"/>
        <table:named-range table:name="MentalismBaseTable" table:base-cell-address="$ManiobraEstatica.$A$1" table:cell-range-address="$Combate.$AI$15:.$AL$42"/>
        <table:named-expression table:name="NetRoll1" table:base-cell-address="$ManiobraEstatica.$A$1" table:expression="#REF!"/>
        <table:named-expression table:name="NetRoll2" table:base-cell-address="$ManiobraEstatica.$A$1" table:expression="#REF!"/>
        <table:named-expression table:name="OffBonus1" table:base-cell-address="$ManiobraEstatica.$A$1" table:expression="#REF!"/>
        <table:named-expression table:name="OffBonus10" table:base-cell-address="$ManiobraEstatica.$A$1" table:expression="#REF!"/>
        <table:named-expression table:name="OffBonus2" table:base-cell-address="$ManiobraEstatica.$A$1" table:expression="#REF!"/>
        <table:named-expression table:name="OffBonus3" table:base-cell-address="$ManiobraEstatica.$A$1" table:expression="#REF!"/>
        <table:named-expression table:name="OffBonus4" table:base-cell-address="$ManiobraEstatica.$A$1" table:expression="#REF!"/>
        <table:named-expression table:name="OffBonus5" table:base-cell-address="$ManiobraEstatica.$A$1" table:expression="#REF!"/>
        <table:named-expression table:name="OffBonus6" table:base-cell-address="$ManiobraEstatica.$A$1" table:expression="#REF!"/>
        <table:named-expression table:name="OffBonus7" table:base-cell-address="$ManiobraEstatica.$A$1" table:expression="#REF!"/>
        <table:named-expression table:name="OffBonus8" table:base-cell-address="$ManiobraEstatica.$A$1" table:expression="#REF!"/>
        <table:named-expression table:name="OffBonus9" table:base-cell-address="$ManiobraEstatica.$A$1" table:expression="#REF!"/>
        <table:named-range table:name="PlateBHFTable" table:base-cell-address="$ManiobraEstatica.$A$1" table:cell-range-address="$Combate.$N$3:.$N$61"/>
        <table:named-range table:name="PlateModTable" table:base-cell-address="$ManiobraEstatica.$A$1" table:cell-range-address="$Combate.$M$3:.$M$61"/>
        <table:named-range table:name="PlateThreshold" table:base-cell-address="$ManiobraEstatica.$A$1" table:cell-range-address="$Combate.$AB$5:.$AB$10"/>
        <table:named-range table:name="pr" table:base-cell-address="$ManiobraEstatica.$A$1" table:cell-range-address="$Datos.$H$28"/>
        <table:named-range table:name="ra" table:base-cell-address="$ManiobraEstatica.$A$1" table:cell-range-address="$Datos.$H$27"/>
        <table:named-expression table:name="Range1" table:base-cell-address="$ManiobraEstatica.$A$1" table:expression="#REF!"/>
        <table:named-expression table:name="Range2" table:base-cell-address="$ManiobraEstatica.$A$1" table:expression="#REF!"/>
        <table:named-expression table:name="RangeMod1" table:base-cell-address="$ManiobraEstatica.$A$1" table:expression="#REF!"/>
        <table:named-expression table:name="RangeMod2" table:base-cell-address="$ManiobraEstatica.$A$1" table:expression="#REF!"/>
        <table:named-range table:name="RCLModTable" table:base-cell-address="$ManiobraEstatica.$A$1" table:cell-range-address="$Combate.$U$4:.$U$23"/>
        <table:named-range table:name="reino" table:base-cell-address="$ManiobraEstatica.$A$1" table:cell-range-address="$Combate.$C$11"/>
        <table:named-expression table:name="Result1" table:base-cell-address="$ManiobraEstatica.$A$1" table:expression="#REF!"/>
        <table:named-expression table:name="Result10" table:base-cell-address="$ManiobraEstatica.$A$1" table:expression="#REF!"/>
        <table:named-expression table:name="Result2" table:base-cell-address="$ManiobraEstatica.$A$1" table:expression="#REF!"/>
        <table:named-expression table:name="Result3" table:base-cell-address="$ManiobraEstatica.$A$1" table:expression="#REF!"/>
        <table:named-expression table:name="Result4" table:base-cell-address="$ManiobraEstatica.$A$1" table:expression="#REF!"/>
        <table:named-expression table:name="Result5" table:base-cell-address="$ManiobraEstatica.$A$1" table:expression="#REF!"/>
        <table:named-expression table:name="Result6" table:base-cell-address="$ManiobraEstatica.$A$1" table:expression="#REF!"/>
        <table:named-expression table:name="Result7" table:base-cell-address="$ManiobraEstatica.$A$1" table:expression="#REF!"/>
        <table:named-expression table:name="Result8" table:base-cell-address="$ManiobraEstatica.$A$1" table:expression="#REF!"/>
        <table:named-expression table:name="Result9" table:base-cell-address="$ManiobraEstatica.$A$1" table:expression="#REF!"/>
        <table:named-range table:name="RigidBHFTable" table:base-cell-address="$ManiobraEstatica.$A$1" table:cell-range-address="$Combate.$J$3:.$J$61"/>
        <table:named-range table:name="RigidModTable" table:base-cell-address="$ManiobraEstatica.$A$1" table:cell-range-address="$Combate.$I$3:.$I$61"/>
        <table:named-range table:name="RigidThreshold" table:base-cell-address="$ManiobraEstatica.$A$1" table:cell-range-address="$Combate.$Z$5:.$Z$10"/>
        <table:named-range table:name="RSLModTable" table:base-cell-address="$ManiobraEstatica.$A$1" table:cell-range-address="$Combate.$T$4:.$T$23"/>
        <table:named-range table:name="SkinBHFTable" table:base-cell-address="$ManiobraEstatica.$A$1" table:cell-range-address="$Combate.$F$3:.$F$61"/>
        <table:named-range table:name="SkinModTable" table:base-cell-address="$ManiobraEstatica.$A$1" table:cell-range-address="$Combate.$E$3:.$E$61"/>
        <table:named-range table:name="SkinThreshold" table:base-cell-address="$ManiobraEstatica.$A$1" table:cell-range-address="$Combate.$X$5:.$X$10"/>
        <table:named-range table:name="SLModTable" table:base-cell-address="$ManiobraEstatica.$A$1" table:cell-range-address="$Combate.$R$4:.$R$23"/>
        <table:named-range table:name="SoftBHFTable" table:base-cell-address="$ManiobraEstatica.$A$1" table:cell-range-address="$Combate.$H$3:.$H$61"/>
        <table:named-range table:name="SoftModTable" table:base-cell-address="$ManiobraEstatica.$A$1" table:cell-range-address="$Combate.$G$3:.$G$61"/>
        <table:named-range table:name="SoftThreshold" table:base-cell-address="$ManiobraEstatica.$A$1" table:cell-range-address="$Combate.$Y$5:.$Y$10"/>
        <table:named-expression table:name="SpellAttackMod1" table:base-cell-address="$ManiobraEstatica.$A$1" table:expression="#REF!"/>
        <table:named-expression table:name="SpellAttackMod2" table:base-cell-address="$ManiobraEstatica.$A$1" table:expression="#REF!"/>
        <table:named-expression table:name="TableType1" table:base-cell-address="$ManiobraEstatica.$A$1" table:expression="#REF!"/>
        <table:named-expression table:name="TableType10" table:base-cell-address="$ManiobraEstatica.$A$1" table:expression="#REF!"/>
        <table:named-expression table:name="TableType2" table:base-cell-address="$ManiobraEstatica.$A$1" table:expression="#REF!"/>
        <table:named-expression table:name="TableType3" table:base-cell-address="$ManiobraEstatica.$A$1" table:expression="#REF!"/>
        <table:named-expression table:name="TableType4" table:base-cell-address="$ManiobraEstatica.$A$1" table:expression="#REF!"/>
        <table:named-expression table:name="TableType5" table:base-cell-address="$ManiobraEstatica.$A$1" table:expression="#REF!"/>
        <table:named-expression table:name="TableType6" table:base-cell-address="$ManiobraEstatica.$A$1" table:expression="#REF!"/>
        <table:named-expression table:name="TableType7" table:base-cell-address="$ManiobraEstatica.$A$1" table:expression="#REF!"/>
        <table:named-expression table:name="TableType8" table:base-cell-address="$ManiobraEstatica.$A$1" table:expression="#REF!"/>
        <table:named-expression table:name="TableType9" table:base-cell-address="$ManiobraEstatica.$A$1" table:expression="#REF!"/>
        <table:named-expression table:name="TargetLevel1" table:base-cell-address="$ManiobraEstatica.$A$1" table:expression="#REF!"/>
        <table:named-expression table:name="TargetLevel2" table:base-cell-address="$ManiobraEstatica.$A$1" table:expression="#REF!"/>
        <table:named-range table:name="ThresholdResultTable" table:base-cell-address="$ManiobraEstatica.$A$1" table:cell-range-address="$Combate.$W$5:.$W$10"/>
        <table:named-expression table:name="Type1" table:base-cell-address="$ManiobraEstatica.$A$1" table:expression="#REF!"/>
        <table:named-expression table:name="Type10" table:base-cell-address="$ManiobraEstatica.$A$1" table:expression="#REF!"/>
        <table:named-expression table:name="Type6" table:base-cell-address="$ManiobraEstatica.$A$1" table:expression="#REF!"/>
        <table:named-expression table:name="Type7" table:base-cell-address="$ManiobraEstatica.$A$1" table:expression="#REF!"/>
        <table:named-expression table:name="Type8" table:base-cell-address="$ManiobraEstatica.$A$1" table:expression="#REF!"/>
        <table:named-expression table:name="Type9" table:base-cell-address="$ManiobraEstatica.$A$1" table:expression="#REF!"/>
        <table:named-expression table:name="TypeofArmor1" table:base-cell-address="$ManiobraEstatica.$A$1" table:expression="#REF!"/>
        <table:named-expression table:name="TypeofArmor2" table:base-cell-address="$ManiobraEstatica.$A$1" table:expression="#REF!"/>
        <table:named-range table:name="VAL" table:base-cell-address="$ManiobraEstatica.$A$1" table:cell-range-address="$CalcIntermedios.$B$4"/>
        <table:named-expression table:name="Weak_strike." table:base-cell-address="$ManiobraEstatica.$A$1" table:expression="#REF!"/>
        <table:named-expression table:name="WpnMod1" table:base-cell-address="$ManiobraEstatica.$A$1" table:expression="#REF!"/>
        <table:named-expression table:name="WpnMod10" table:base-cell-address="$ManiobraEstatica.$A$1" table:expression="#REF!"/>
        <table:named-expression table:name="WpnMod2" table:base-cell-address="$ManiobraEstatica.$A$1" table:expression="#REF!"/>
        <table:named-expression table:name="WpnMod3" table:base-cell-address="$ManiobraEstatica.$A$1" table:expression="#REF!"/>
        <table:named-expression table:name="WpnMod4" table:base-cell-address="$ManiobraEstatica.$A$1" table:expression="#REF!"/>
        <table:named-expression table:name="WpnMod5" table:base-cell-address="$ManiobraEstatica.$A$1" table:expression="#REF!"/>
        <table:named-expression table:name="WpnMod6" table:base-cell-address="$ManiobraEstatica.$A$1" table:expression="#REF!"/>
        <table:named-expression table:name="WpnMod7" table:base-cell-address="$ManiobraEstatica.$A$1" table:expression="#REF!"/>
        <table:named-expression table:name="WpnMod8" table:base-cell-address="$ManiobraEstatica.$A$1" table:expression="#REF!"/>
        <table:named-expression table:name="WpnMod9" table:base-cell-address="$ManiobraEstatica.$A$1" table:expression="#REF!"/>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adi mt condensed light" svg:font-family="'Abadi mt condensed light'"/>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zxx" fo:country="non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2pt" style:font-name-asian="Linux Libertine G" style:font-family-asian="'Linux Libertine G'" style:font-family-generic-asian="system" style:font-pitch-asian="variable"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252in" fo:margin-left="0in" fo:margin-right="0in" fo:margin-bottom="0.8583in"/>
      </style:header-style>
      <style:footer-style>
        <style:header-footer-properties fo:min-height="1.0252in" fo:margin-left="0in" fo:margin-right="0in" fo:margin-top="0.8583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2">00/00/0000</text:date>, <text:time style:data-style-name="N2" text:time-value="10:41:13.689454427">00:00:00</text:time></text:p>
        </style:region-right>
      </style:header>
      <style:header-left style:display="false"/>
      <style:footer>
        <text:p>Page <text:page-number>1</text:page-number><text:s/>/ <text:page-count>99</text:page-count></text:p>
      </style:footer>
      <style:footer-left style:display="false"/>
    </style:master-page>
    <style:master-page style:name="PageStyle_5f_ManiobraEstatica" style:display-name="PageStyle_ManiobraEstatic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niobraDinamica" style:display-name="PageStyle_ManiobraDinamica" style:page-layout-name="Mpm4">
      <style:header style:display="false"/>
      <style:header-left style:display="false"/>
      <style:footer style:display="false"/>
      <style:footer-left style:display="false"/>
    </style:master-page>
    <style:master-page style:name="PageStyle_5f_Combate" style:display-name="PageStyle_Combate"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Datos" style:display-name="PageStyle_Dato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riticos" style:display-name="PageStyle_Critico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alcIntermedios" style:display-name="PageStyle_CalcIntermedio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D_5f_Datos" style:display-name="PageStyle_MD_Dato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1T17:01:17.388013132</dc:date>
    <dc:creator>José Luis Risco Martín</dc:creator>
    <meta:editing-duration>PT1H10M53S</meta:editing-duration>
    <meta:editing-cycles>26</meta:editing-cycles>
    <meta:document-statistic meta:table-count="7" meta:cell-count="9151" meta:object-count="4"/>
  </office:meta>
</office:document-meta>
</file>

<file path=Basic/Standard/Funciones.xml><?xml version="1.0" encoding="utf-8"?>
<!DOCTYPE module  PUBLIC '-//OpenOffice.org//DTD OfficeDocument 1.0//EN'  'module.dtd'>
<script:module xmlns:script="http://openoffice.org/2000/script" script:name="Funciones" script:language="StarBasic" script:moduleType="normal">REM  *****  BASIC  *****
Public Function TiradaAbierta
	tirada_total = 0
	tirada = 1+Int(100*Rnd)
	While (tirada&gt;95)
		tirada_total = tirada_total + tirada
		tirada = 1+Int(100*Rnd)
	Wend
	tirada_total = tirada_total + tirada
	TiradaAbierta = tirada_total
End Function



Public Sub ManiobraEstatica
	my_sheet = ThisComponent.Sheets.getByName("ManiobraEstatica")
	cell = my_sheet.getCellRangeByName("D18")
	cell.setValue(TiradaAbierta)
End Sub


Public Sub ManiobraDinamica
	my_sheet = ThisComponent.Sheets.getByName("ManiobraDinamica")
	cell = my_sheet.getCellRangeByName("D14")
	cell.setValue(TiradaAbierta)
End Sub

Public Sub Combate_1
	my_sheet = ThisComponent.Sheets.getByName("Combate")
	cell = my_sheet.getCellRangeByName("F5")
	cell.setValue(TiradaAbierta)
End Sub

Public Sub Combate_2
	my_sheet = ThisComponent.Sheets.getByName("Combate")
	cell = my_sheet.getCellRangeByName("G7")
	cell.setValue(TiradaAbiert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uncion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